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content.xml" manifest:media-type="text/xml"/>
  <manifest:file-entry manifest:full-path="Object 1/"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2/content.xml" manifest:media-type="text/xml"/>
  <manifest:file-entry manifest:full-path="Object 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6/content.xml" manifest:media-type="text/xml"/>
  <manifest:file-entry manifest:full-path="Object 6/"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settings.xml" manifest:media-type="text/xml"/>
  <manifest:file-entry manifest:full-path="Object 14/content.xml" manifest:media-type="text/xml"/>
  <manifest:file-entry manifest:full-path="Object 14/"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3/content.xml" manifest:media-type="text/xml"/>
  <manifest:file-entry manifest:full-path="Object 3/"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8/content.xml" manifest:media-type="text/xml"/>
  <manifest:file-entry manifest:full-path="Object 8/"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content.xml" manifest:media-type="text/xml"/>
  <manifest:file-entry manifest:full-path="Object 4/"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6/content.xml" manifest:media-type="text/xml"/>
  <manifest:file-entry manifest:full-path="Object 16/"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content.xml" manifest:media-type="text/xml"/>
  <manifest:file-entry manifest:full-path="Object 5/"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7/content.xml" manifest:media-type="text/xml"/>
  <manifest:file-entry manifest:full-path="Object 17/"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5/content.xml" manifest:media-type="text/xml"/>
  <manifest:file-entry manifest:full-path="Object 15/" manifest:media-type="application/vnd.oasis.opendocument.formula"/>
  <manifest:file-entry manifest:full-path="Object 7/content.xml" manifest:media-type="text/xml"/>
  <manifest:file-entry manifest:full-path="Object 7/" manifest:media-type="application/vnd.oasis.opendocument.formula"/>
  <manifest:file-entry manifest:full-path="Object 9/content.xml" manifest:media-type="text/xml"/>
  <manifest:file-entry manifest:full-path="Object 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content.xml" manifest:media-type="text/xml"/>
  <manifest:file-entry manifest:full-path="Object 10/"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1/content.xml" manifest:media-type="text/xml"/>
  <manifest:file-entry manifest:full-path="Object 11/"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3/content.xml" manifest:media-type="text/xml"/>
  <manifest:file-entry manifest:full-path="Object 13/" manifest:media-type="application/vnd.oasis.opendocument.formula"/>
  <manifest:file-entry manifest:full-path="Object 12/content.xml" manifest:media-type="text/xml"/>
  <manifest:file-entry manifest:full-path="Object 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Replacements/Object 7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3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mily-generic="roman"/>
    <style:font-face style:name="Courier New" svg:font-family="'Courier New'" style:font-family-generic="modern" style:font-pitch="fixed"/>
    <style:font-face style:name="Cambria" svg:font-family="Cambria"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SimSun" svg:font-family="SimSun" style:font-family-generic="system" style:font-pitch="variable"/>
  </office:font-face-decls>
  <office:automatic-styles>
    <style:style style:name="Tabella1" style:family="table">
      <style:table-properties style:width="16.96cm" fo:margin-left="0cm" table:align="left"/>
    </style:style>
    <style:style style:name="Tabella1.A" style:family="table-column">
      <style:table-column-properties style:column-width="1.699cm"/>
    </style:style>
    <style:style style:name="Tabella1.B" style:family="table-column">
      <style:table-column-properties style:column-width="1.693cm"/>
    </style:style>
    <style:style style:name="Tabella1.1" style:family="table-row">
      <style:table-row-properties style:min-row-height="0.529cm"/>
    </style:style>
    <style:style style:name="Tabella1.A1" style:family="table-cell">
      <style:table-cell-properties fo:padding-left="0.191cm" fo:padding-right="0.191cm" fo:padding-top="0cm" fo:padding-bottom="0cm" fo:border="0.5pt solid #000000" fo:wrap-option="no-wrap"/>
    </style:style>
    <style:style style:name="Tabella2" style:family="table">
      <style:table-properties style:width="16.96cm" fo:margin-left="0cm" table:align="left"/>
    </style:style>
    <style:style style:name="Tabella2.A" style:family="table-column">
      <style:table-column-properties style:column-width="1.699cm"/>
    </style:style>
    <style:style style:name="Tabella2.B" style:family="table-column">
      <style:table-column-properties style:column-width="1.693cm"/>
    </style:style>
    <style:style style:name="Tabella2.1" style:family="table-row">
      <style:table-row-properties style:min-row-height="1.138cm"/>
    </style:style>
    <style:style style:name="Tabella2.A1" style:family="table-cell">
      <style:table-cell-properties fo:padding-left="0.191cm" fo:padding-right="0.191cm" fo:padding-top="0cm" fo:padding-bottom="0cm" fo:border="0.5pt solid #000000"/>
    </style:style>
    <style:style style:name="Tabella2.2" style:family="table-row">
      <style:table-row-properties style:min-row-height="0.582cm"/>
    </style:style>
    <style:style style:name="Tabella3" style:family="table">
      <style:table-properties style:width="17.247cm" fo:margin-left="0cm" table:align="left"/>
    </style:style>
    <style:style style:name="Tabella3.A" style:family="table-column">
      <style:table-column-properties style:column-width="4.311cm"/>
    </style:style>
    <style:style style:name="Tabella3.C" style:family="table-column">
      <style:table-column-properties style:column-width="4.313cm"/>
    </style:style>
    <style:style style:name="Tabella3.A1" style:family="table-cell">
      <style:table-cell-properties fo:padding-left="0.191cm" fo:padding-right="0.191cm" fo:padding-top="0cm" fo:padding-bottom="0cm" fo:border="0.5pt solid #000000"/>
    </style:style>
    <style:style style:name="Tabella4" style:family="table">
      <style:table-properties style:width="6.842cm" fo:margin-left="0cm" table:align="left"/>
    </style:style>
    <style:style style:name="Tabella4.A" style:family="table-column">
      <style:table-column-properties style:column-width="1.741cm"/>
    </style:style>
    <style:style style:name="Tabella4.B" style:family="table-column">
      <style:table-column-properties style:column-width="1.7cm"/>
    </style:style>
    <style:style style:name="Tabella4.A1" style:family="table-cell">
      <style:table-cell-properties fo:padding-left="0.191cm" fo:padding-right="0.191cm" fo:padding-top="0cm" fo:padding-bottom="0cm" fo:border="0.5pt solid #000000"/>
    </style:style>
    <style:style style:name="Tabella4.D2" style:family="table-cell">
      <style:table-cell-properties style:vertical-align="bottom" fo:padding-left="0.191cm" fo:padding-right="0.191cm" fo:padding-top="0cm" fo:padding-bottom="0cm" fo:border="0.5pt solid #000000"/>
    </style:style>
    <style:style style:name="Tabella5" style:family="table">
      <style:table-properties style:width="7.542cm" fo:margin-left="0cm" table:align="left"/>
    </style:style>
    <style:style style:name="Tabella5.A" style:family="table-column">
      <style:table-column-properties style:column-width="1.693cm"/>
    </style:style>
    <style:style style:name="Tabella5.C" style:family="table-column">
      <style:table-column-properties style:column-width="4.156cm"/>
    </style:style>
    <style:style style:name="Tabella5.1" style:family="table-row">
      <style:table-row-properties style:min-row-height="0.714cm"/>
    </style:style>
    <style:style style:name="Tabella5.A1" style:family="table-cell">
      <style:table-cell-properties fo:padding-left="0.191cm" fo:padding-right="0.191cm" fo:padding-top="0cm" fo:padding-bottom="0cm" fo:border="0.5pt solid #000000" fo:wrap-option="no-wrap"/>
    </style:style>
    <style:style style:name="Tabella6" style:family="table">
      <style:table-properties style:width="7.442cm" fo:margin-left="0cm" table:align="left"/>
    </style:style>
    <style:style style:name="Tabella6.A" style:family="table-column">
      <style:table-column-properties style:column-width="1.693cm"/>
    </style:style>
    <style:style style:name="Tabella6.C" style:family="table-column">
      <style:table-column-properties style:column-width="4.055cm"/>
    </style:style>
    <style:style style:name="Tabella6.1" style:family="table-row">
      <style:table-row-properties style:min-row-height="0.714cm"/>
    </style:style>
    <style:style style:name="Tabella6.A1" style:family="table-cell">
      <style:table-cell-properties fo:padding-left="0.191cm" fo:padding-right="0.191cm" fo:padding-top="0cm" fo:padding-bottom="0cm" fo:border="0.5pt solid #000000" fo:wrap-option="no-wrap"/>
    </style:style>
    <style:style style:name="Tabella7" style:family="table">
      <style:table-properties style:width="5.39cm" fo:margin-left="0cm" table:align="left"/>
    </style:style>
    <style:style style:name="Tabella7.A" style:family="table-column">
      <style:table-column-properties style:column-width="1.432cm"/>
    </style:style>
    <style:style style:name="Tabella7.B" style:family="table-column">
      <style:table-column-properties style:column-width="1.319cm"/>
    </style:style>
    <style:style style:name="Tabella7.A1" style:family="table-cell">
      <style:table-cell-properties fo:padding-left="0.191cm" fo:padding-right="0.191cm" fo:padding-top="0cm" fo:padding-bottom="0cm" fo:border="0.5pt solid #000000"/>
    </style:style>
    <style:style style:name="Tabella7.D2" style:family="table-cell">
      <style:table-cell-properties style:vertical-align="bottom" fo:padding-left="0.191cm" fo:padding-right="0.191cm" fo:padding-top="0cm" fo:padding-bottom="0cm" fo:border="0.5pt solid #000000"/>
    </style:style>
    <style:style style:name="Tabella8" style:family="table">
      <style:table-properties style:width="17.247cm" fo:margin-left="0cm" table:align="left"/>
    </style:style>
    <style:style style:name="Tabella8.A" style:family="table-column">
      <style:table-column-properties style:column-width="2.462cm"/>
    </style:style>
    <style:style style:name="Tabella8.B" style:family="table-column">
      <style:table-column-properties style:column-width="2.464cm"/>
    </style:style>
    <style:style style:name="Tabella8.A1" style:family="table-cell">
      <style:table-cell-properties fo:padding-left="0.191cm" fo:padding-right="0.191cm" fo:padding-top="0cm" fo:padding-bottom="0cm" fo:border="0.5pt solid #000000"/>
    </style:style>
    <style:style style:name="Tabella9" style:family="table">
      <style:table-properties style:width="14.783cm" table:align="center"/>
    </style:style>
    <style:style style:name="Tabella9.A" style:family="table-column">
      <style:table-column-properties style:column-width="2.462cm"/>
    </style:style>
    <style:style style:name="Tabella9.B" style:family="table-column">
      <style:table-column-properties style:column-width="2.464cm"/>
    </style:style>
    <style:style style:name="Tabella9.A1" style:family="table-cell">
      <style:table-cell-properties fo:padding-left="0.191cm" fo:padding-right="0.191cm" fo:padding-top="0cm" fo:padding-bottom="0cm" fo:border="0.5pt solid #000000"/>
    </style:style>
    <style:style style:name="Tabella10" style:family="table">
      <style:table-properties style:width="17.247cm" fo:margin-left="0cm" table:align="left"/>
    </style:style>
    <style:style style:name="Tabella10.A" style:family="table-column">
      <style:table-column-properties style:column-width="8.624cm"/>
    </style:style>
    <style:style style:name="Tabella10.A1" style:family="table-cell">
      <style:table-cell-properties fo:padding-left="0.191cm" fo:padding-right="0.191cm" fo:padding-top="0cm" fo:padding-bottom="0cm" fo:border="0.5pt solid #000000"/>
    </style:style>
    <style:style style:name="Tabella11" style:family="table">
      <style:table-properties style:width="17.247cm" table:align="center"/>
    </style:style>
    <style:style style:name="Tabella11.A" style:family="table-column">
      <style:table-column-properties style:column-width="5.749cm"/>
    </style:style>
    <style:style style:name="Tabella11.C" style:family="table-column">
      <style:table-column-properties style:column-width="5.75cm"/>
    </style:style>
    <style:style style:name="Tabella11.A1" style:family="table-cell">
      <style:table-cell-properties fo:padding-left="0.191cm" fo:padding-right="0.191cm" fo:padding-top="0cm" fo:padding-bottom="0cm" fo:border="0.5pt solid #000000"/>
    </style:style>
    <style:style style:name="Tabella11.4" style:family="table-row">
      <style:table-row-properties style:min-row-height="1.062cm"/>
    </style:style>
    <style:style style:name="Tabella12" style:family="table">
      <style:table-properties style:width="17.247cm" fo:margin-left="0cm" table:align="left"/>
    </style:style>
    <style:style style:name="Tabella12.A" style:family="table-column">
      <style:table-column-properties style:column-width="8.624cm"/>
    </style:style>
    <style:style style:name="Tabella12.1" style:family="table-row">
      <style:table-row-properties style:min-row-height="1.233cm"/>
    </style:style>
    <style:style style:name="Tabella12.A1" style:family="table-cell">
      <style:table-cell-properties fo:padding-left="0.191cm" fo:padding-right="0.191cm" fo:padding-top="0cm" fo:padding-bottom="0cm" fo:border="0.5pt solid #000000"/>
    </style:style>
    <style:style style:name="Tabella13" style:family="table">
      <style:table-properties style:width="13.36cm" table:align="center"/>
    </style:style>
    <style:style style:name="Tabella13.A" style:family="table-column">
      <style:table-column-properties style:column-width="4.479cm"/>
    </style:style>
    <style:style style:name="Tabella13.B" style:family="table-column">
      <style:table-column-properties style:column-width="4.86cm"/>
    </style:style>
    <style:style style:name="Tabella13.C" style:family="table-column">
      <style:table-column-properties style:column-width="4.022cm"/>
    </style:style>
    <style:style style:name="Tabella13.A1" style:family="table-cell">
      <style:table-cell-properties fo:padding-left="0.191cm" fo:padding-right="0.191cm" fo:padding-top="0cm" fo:padding-bottom="0cm" fo:border="0.5pt solid #000000"/>
    </style:style>
    <style:style style:name="Tabella14" style:family="table">
      <style:table-properties style:width="8.987cm" table:align="center"/>
    </style:style>
    <style:style style:name="Tabella14.A" style:family="table-column">
      <style:table-column-properties style:column-width="2.24cm"/>
    </style:style>
    <style:style style:name="Tabella14.B" style:family="table-column">
      <style:table-column-properties style:column-width="2.249cm"/>
    </style:style>
    <style:style style:name="Tabella14.1" style:family="table-row">
      <style:table-row-properties style:min-row-height="0.529cm"/>
    </style:style>
    <style:style style:name="Tabella14.A1" style:family="table-cell">
      <style:table-cell-properties style:vertical-align="middle" fo:padding-left="0.191cm" fo:padding-right="0.191cm" fo:padding-top="0cm" fo:padding-bottom="0cm" fo:border="0.5pt solid #000000" fo:wrap-option="no-wrap"/>
    </style:style>
    <style:style style:name="Tabella14.C1" style:family="table-cell">
      <style:table-cell-properties fo:padding-left="0.191cm" fo:padding-right="0.191cm" fo:padding-top="0cm" fo:padding-bottom="0cm" fo:border="0.5pt solid #000000"/>
    </style:style>
    <style:style style:name="Tabella14.D1" style:family="table-cell">
      <style:table-cell-properties fo:padding-left="0.191cm" fo:padding-right="0.191cm" fo:padding-top="0cm" fo:padding-bottom="0cm" fo:border="0.5pt solid #000000"/>
    </style:style>
    <style:style style:name="Tabella14.C2" style:family="table-cell">
      <style:table-cell-properties fo:padding-left="0.191cm" fo:padding-right="0.191cm" fo:padding-top="0cm" fo:padding-bottom="0cm" fo:border="0.5pt solid #000000"/>
    </style:style>
    <style:style style:name="Tabella14.D2" style:family="table-cell">
      <style:table-cell-properties style:vertical-align="bottom" fo:padding-left="0.191cm" fo:padding-right="0.191cm" fo:padding-top="0cm" fo:padding-bottom="0cm" fo:border="0.5pt solid #000000"/>
    </style:style>
    <style:style style:name="Tabella14.C3" style:family="table-cell">
      <style:table-cell-properties fo:padding-left="0.191cm" fo:padding-right="0.191cm" fo:padding-top="0cm" fo:padding-bottom="0cm" fo:border="0.5pt solid #000000"/>
    </style:style>
    <style:style style:name="Tabella14.C4" style:family="table-cell">
      <style:table-cell-properties fo:padding-left="0.191cm" fo:padding-right="0.191cm" fo:padding-top="0cm" fo:padding-bottom="0cm" fo:border="0.5pt solid #000000"/>
    </style:style>
    <style:style style:name="Tabella14.C5" style:family="table-cell">
      <style:table-cell-properties fo:padding-left="0.191cm" fo:padding-right="0.191cm" fo:padding-top="0cm" fo:padding-bottom="0cm" fo:border="0.5pt solid #000000"/>
    </style:style>
    <style:style style:name="Tabella14.C6" style:family="table-cell">
      <style:table-cell-properties fo:padding-left="0.191cm" fo:padding-right="0.191cm" fo:padding-top="0cm" fo:padding-bottom="0cm" fo:border="0.5pt solid #000000"/>
    </style:style>
    <style:style style:name="Tabella14.C7" style:family="table-cell">
      <style:table-cell-properties fo:padding-left="0.191cm" fo:padding-right="0.191cm" fo:padding-top="0cm" fo:padding-bottom="0cm" fo:border="0.5pt solid #000000"/>
    </style:style>
    <style:style style:name="Tabella14.C8" style:family="table-cell">
      <style:table-cell-properties fo:padding-left="0.191cm" fo:padding-right="0.191cm" fo:padding-top="0cm" fo:padding-bottom="0cm" fo:border="0.5pt solid #000000"/>
    </style:style>
    <style:style style:name="Tabella15" style:family="table">
      <style:table-properties style:width="12.943cm" fo:margin-left="0cm" table:align="left"/>
    </style:style>
    <style:style style:name="Tabella15.A" style:family="table-column">
      <style:table-column-properties style:column-width="3.224cm"/>
    </style:style>
    <style:style style:name="Tabella15.B" style:family="table-column">
      <style:table-column-properties style:column-width="5.502cm"/>
    </style:style>
    <style:style style:name="Tabella15.C" style:family="table-column">
      <style:table-column-properties style:column-width="1.871cm"/>
    </style:style>
    <style:style style:name="Tabella15.D" style:family="table-column">
      <style:table-column-properties style:column-width="2.346cm"/>
    </style:style>
    <style:style style:name="Tabella15.A1" style:family="table-cell">
      <style:table-cell-properties style:vertical-align="middle" fo:padding-left="0.191cm" fo:padding-right="0.191cm" fo:padding-top="0cm" fo:padding-bottom="0cm" fo:border="0.5pt solid #000000"/>
    </style:style>
    <style:style style:name="Tabella15.D1" style:family="table-cell">
      <style:table-cell-properties fo:padding-left="0.191cm" fo:padding-right="0.191cm" fo:padding-top="0cm" fo:padding-bottom="0cm" fo:border="0.5pt solid #000000"/>
    </style:style>
    <style:style style:name="Tabella15.2" style:family="table-row">
      <style:table-row-properties style:min-row-height="0.556cm"/>
    </style:style>
    <style:style style:name="Tabella15.D2" style:family="table-cell">
      <style:table-cell-properties fo:padding-left="0.191cm" fo:padding-right="0.191cm" fo:padding-top="0cm" fo:padding-bottom="0cm" fo:border="0.5pt solid #000000"/>
    </style:style>
    <style:style style:name="Tabella15.D3" style:family="table-cell">
      <style:table-cell-properties fo:padding-left="0.191cm" fo:padding-right="0.191cm" fo:padding-top="0cm" fo:padding-bottom="0cm" fo:border="0.5pt solid #000000"/>
    </style:style>
    <style:style style:name="Tabella15.D4" style:family="table-cell">
      <style:table-cell-properties fo:padding-left="0.191cm" fo:padding-right="0.191cm" fo:padding-top="0cm" fo:padding-bottom="0cm" fo:border="0.5pt solid #000000"/>
    </style:style>
    <style:style style:name="Tabella15.D5" style:family="table-cell">
      <style:table-cell-properties fo:padding-left="0.191cm" fo:padding-right="0.191cm" fo:padding-top="0cm" fo:padding-bottom="0cm" fo:border="0.5pt solid #000000"/>
    </style:style>
    <style:style style:name="Tabella15.D6" style:family="table-cell">
      <style:table-cell-properties fo:padding-left="0.191cm" fo:padding-right="0.191cm" fo:padding-top="0cm" fo:padding-bottom="0cm" fo:border="0.5pt solid #000000"/>
    </style:style>
    <style:style style:name="Tabella15.D7" style:family="table-cell">
      <style:table-cell-properties fo:padding-left="0.191cm" fo:padding-right="0.191cm" fo:padding-top="0cm" fo:padding-bottom="0cm" fo:border="0.5pt solid #000000"/>
    </style:style>
    <style:style style:name="Tabella15.D8" style:family="table-cell">
      <style:table-cell-properties fo:padding-left="0.191cm" fo:padding-right="0.191cm" fo:padding-top="0cm" fo:padding-bottom="0cm" fo:border="0.5pt solid #000000"/>
    </style:style>
    <style:style style:name="Tabella15.9" style:family="table-row">
      <style:table-row-properties style:min-row-height="1.03cm"/>
    </style:style>
    <style:style style:name="Tabella15.D9" style:family="table-cell">
      <style:table-cell-properties fo:padding-left="0.191cm" fo:padding-right="0.191cm" fo:padding-top="0cm" fo:padding-bottom="0cm" fo:border="0.5pt solid #000000"/>
    </style:style>
    <style:style style:name="Tabella15.D10" style:family="table-cell">
      <style:table-cell-properties fo:padding-left="0.191cm" fo:padding-right="0.191cm" fo:padding-top="0cm" fo:padding-bottom="0cm" fo:border="0.5pt solid #000000"/>
    </style:style>
    <style:style style:name="Tabella15.D11" style:family="table-cell">
      <style:table-cell-properties fo:padding-left="0.191cm" fo:padding-right="0.191cm" fo:padding-top="0cm" fo:padding-bottom="0cm" fo:border="0.5pt solid #000000"/>
    </style:style>
    <style:style style:name="P1" style:family="paragraph" style:parent-style-name="Piè_20_di_20_pagina">
      <style:paragraph-properties fo:text-align="center" style:justify-single-word="false"/>
    </style:style>
    <style:style style:name="P2" style:family="paragraph" style:parent-style-name="Normale">
      <style:paragraph-properties fo:text-align="center" style:justify-single-word="false"/>
    </style:style>
    <style:style style:name="P3" style:family="paragraph" style:parent-style-name="Normale">
      <style:paragraph-properties fo:text-align="center" style:justify-single-word="false"/>
      <style:text-properties style:font-name="Times New Roman" fo:font-size="28pt" fo:font-weight="bold" style:font-size-asian="28pt" style:font-weight-asian="bold" style:font-name-complex="Times New Roman" style:font-size-complex="28pt"/>
    </style:style>
    <style:style style:name="P4" style:family="paragraph" style:parent-style-name="Normale">
      <style:text-properties style:font-name="Times New Roman" style:font-name-complex="Times New Roman"/>
    </style:style>
    <style:style style:name="P5" style:family="paragraph" style:parent-style-name="Normale">
      <style:paragraph-properties fo:text-align="center" style:justify-single-word="false"/>
      <style:text-properties style:font-name="Times New Roman" style:font-name-complex="Times New Roman"/>
    </style:style>
    <style:style style:name="P6" style:family="paragraph" style:parent-style-name="Normale">
      <style:paragraph-properties fo:text-align="justify" style:justify-single-word="false"/>
      <style:text-properties style:font-name="Times New Roman" style:font-name-complex="Times New Roman"/>
    </style:style>
    <style:style style:name="P7" style:family="paragraph" style:parent-style-name="Normale">
      <style:text-properties style:font-name="Times New Roman" fo:font-size="12pt" style:font-size-asian="12pt" style:font-name-complex="Times New Roman" style:font-size-complex="12pt"/>
    </style:style>
    <style:style style:name="P8" style:family="paragraph" style:parent-style-name="Normale">
      <style:paragraph-properties fo:text-align="justify" style:justify-single-word="false"/>
      <style:text-properties style:font-name="Times New Roman" fo:font-size="12pt" style:font-size-asian="12pt" style:font-name-complex="Times New Roman" style:font-size-complex="12pt"/>
    </style:style>
    <style:style style:name="P9" style:family="paragraph" style:parent-style-name="Normale">
      <style:paragraph-properties fo:text-align="justify" style:justify-single-word="false"/>
      <style:text-properties style:font-name="Times New Roman" fo:font-size="12pt" fo:font-weight="bold" style:font-size-asian="12pt" style:font-weight-asian="bold" style:font-name-complex="Times New Roman" style:font-size-complex="12pt" style:font-style-complex="italic" style:font-weight-complex="bold"/>
    </style:style>
    <style:style style:name="P10" style:family="paragraph" style:parent-style-name="Normale">
      <style:paragraph-properties fo:text-align="justify" style:justify-single-word="false"/>
      <style:text-properties style:font-name="Times New Roman" fo:font-size="12pt" fo:font-weight="bold" style:font-size-asian="12pt" style:font-weight-asian="bold" style:font-name-complex="Times New Roman" style:font-size-complex="12pt"/>
    </style:style>
    <style:style style:name="P11" style:family="paragraph" style:parent-style-name="Normale">
      <style:paragraph-properties fo:text-align="justify" style:justify-single-word="false"/>
      <style:text-properties style:font-name="Times New Roman" fo:font-size="12pt" style:font-name-asian="SimSun" style:font-size-asian="12pt" style:font-name-complex="Times New Roman" style:font-size-complex="12pt" style:font-style-complex="italic" style:font-weight-complex="bold"/>
    </style:style>
    <style:style style:name="P12" style:family="paragraph" style:parent-style-name="Normale">
      <style:paragraph-properties fo:text-align="justify" style:justify-single-word="false"/>
      <style:text-properties style:font-name="Times New Roman" fo:font-size="12pt" fo:language="en" fo:country="US" fo:font-weight="bold" style:font-size-asian="12pt" style:font-weight-asian="bold" style:font-name-complex="Times New Roman" style:font-size-complex="12pt" style:font-style-complex="italic" style:font-weight-complex="bold"/>
    </style:style>
    <style:style style:name="P13" style:family="paragraph" style:parent-style-name="Normale">
      <style:paragraph-properties fo:text-align="justify" style:justify-single-word="false"/>
      <style:text-properties style:font-name="Times New Roman" fo:font-size="14pt" fo:font-weight="bold" style:font-name-asian="SimSun" style:font-size-asian="14pt" style:font-weight-asian="bold" style:font-name-complex="Times New Roman" style:font-size-complex="14pt" style:font-style-complex="italic" style:font-weight-complex="bold"/>
    </style:style>
    <style:style style:name="P14" style:family="paragraph" style:parent-style-name="Normale">
      <style:text-properties style:font-name="Times New Roman" fo:font-size="14pt" style:font-size-asian="14pt" style:font-name-complex="Times New Roman" style:font-size-complex="14pt"/>
    </style:style>
    <style:style style:name="P15" style:family="paragraph" style:parent-style-name="Normale">
      <style:paragraph-properties fo:text-align="justify" style:justify-single-word="false"/>
      <style:text-properties style:font-name="Times New Roman" fo:font-size="14pt" style:font-size-asian="14pt" style:font-name-complex="Times New Roman" style:font-size-complex="14pt"/>
    </style:style>
    <style:style style:name="P16" style:family="paragraph" style:parent-style-name="Normale">
      <style:paragraph-properties fo:text-align="center" style:justify-single-word="false"/>
      <style:text-properties style:font-name="Times New Roman" fo:font-size="14pt" style:font-size-asian="14pt" style:font-name-complex="Times New Roman" style:font-size-complex="14pt"/>
    </style:style>
    <style:style style:name="P17" style:family="paragraph" style:parent-style-name="Normale">
      <style:paragraph-properties fo:text-align="justify" style:justify-single-word="false"/>
      <style:text-properties style:font-name="Times New Roman" fo:font-size="16pt" fo:font-style="italic" fo:font-weight="bold" style:font-name-asian="SimSun" style:font-size-asian="16pt" style:font-style-asian="italic" style:font-weight-asian="bold" style:font-name-complex="Times New Roman" style:font-size-complex="16pt" style:font-style-complex="italic" style:font-weight-complex="bold"/>
    </style:style>
    <style:style style:name="P18" style:family="paragraph" style:parent-style-name="Normale">
      <style:paragraph-properties fo:text-align="center" style:justify-single-word="false"/>
      <style:text-properties fo:font-size="28pt" style:font-size-asian="28pt" style:font-size-complex="28pt"/>
    </style:style>
    <style:style style:name="P19" style:family="paragraph" style:parent-style-name="Normale">
      <style:text-properties style:font-name="Cambria" fo:font-size="16pt" fo:font-style="italic" style:font-size-asian="16pt" style:font-style-asian="italic" style:font-size-complex="16pt"/>
    </style:style>
    <style:style style:name="P20" style:family="paragraph" style:parent-style-name="Normale">
      <style:paragraph-properties fo:text-align="center" style:justify-single-word="false"/>
      <style:text-properties fo:color="#000000" style:font-name="Times New Roman" style:font-name-asian="Times New Roman" style:language-asian="it" style:country-asian="IT" style:font-name-complex="Times New Roman"/>
    </style:style>
    <style:style style:name="P21" style:family="paragraph" style:parent-style-name="Normale">
      <style:paragraph-properties fo:text-align="justify" style:justify-single-word="false"/>
    </style:style>
    <style:style style:name="P22" style:family="paragraph" style:parent-style-name="Normale">
      <style:paragraph-properties fo:text-align="justify" style:justify-single-word="false"/>
      <style:text-properties style:text-position="super 64%" style:font-name="Times New Roman" fo:font-size="14pt" fo:font-weight="bold" style:font-size-asian="14pt" style:font-weight-asian="bold" style:font-name-complex="Times New Roman" style:font-size-complex="14pt"/>
    </style:style>
    <style:style style:name="P23" style:family="paragraph" style:parent-style-name="Normale">
      <style:paragraph-properties fo:break-before="page"/>
      <style:text-properties style:font-name="Times New Roman" fo:font-size="12pt" fo:font-weight="bold" style:font-size-asian="12pt" style:font-weight-asian="bold" style:font-name-complex="Times New Roman" style:font-size-complex="12pt" style:font-style-complex="italic" style:font-weight-complex="bold"/>
    </style:style>
    <style:style style:name="P24" style:family="paragraph" style:parent-style-name="Normale">
      <style:paragraph-properties fo:margin-top="0cm" fo:margin-bottom="0cm" style:contextual-spacing="false"/>
      <style:text-properties style:font-name="Times New Roman" fo:font-size="16pt" fo:font-weight="bold" style:font-size-asian="16pt" style:font-weight-asian="bold" style:font-name-complex="Times New Roman" style:font-size-complex="16pt"/>
    </style:style>
    <style:style style:name="P25" style:family="paragraph" style:parent-style-name="Normale">
      <style:paragraph-properties fo:margin-top="0cm" fo:margin-bottom="0cm" style:contextual-spacing="false" fo:text-align="justify" style:justify-single-word="false"/>
      <style:text-properties style:font-name="Times New Roman" fo:font-size="16pt" style:font-name-asian="SimSun" style:font-size-asian="16pt" style:font-name-complex="Times New Roman" style:font-size-complex="16pt" style:font-style-complex="italic" style:font-weight-complex="bold"/>
    </style:style>
    <style:style style:name="P26" style:family="paragraph" style:parent-style-name="Normale">
      <style:paragraph-properties fo:margin-top="0cm" fo:margin-bottom="0cm" style:contextual-spacing="false" fo:text-align="justify" style:justify-single-word="false"/>
      <style:text-properties style:font-name="Times New Roman" fo:font-size="14pt" style:font-size-asian="14pt" style:font-name-complex="Times New Roman" style:font-size-complex="14pt" style:font-style-complex="italic" style:font-weight-complex="bold"/>
    </style:style>
    <style:style style:name="P27" style:family="paragraph" style:parent-style-name="Normale">
      <style:paragraph-properties fo:margin-top="0cm" fo:margin-bottom="0cm" style:contextual-spacing="false" fo:text-align="justify" style:justify-single-word="false"/>
      <style:text-properties style:font-name="Times New Roman" fo:font-size="14pt" style:font-size-asian="14pt" style:font-name-complex="Times New Roman" style:font-size-complex="14pt"/>
    </style:style>
    <style:style style:name="P28" style:family="paragraph" style:parent-style-name="Normale">
      <style:paragraph-properties fo:margin-top="0cm" fo:margin-bottom="0cm" style:contextual-spacing="false" fo:text-align="justify" style:justify-single-word="false"/>
      <style:text-properties style:font-name="Times New Roman" fo:font-size="14pt" fo:font-weight="bold" style:font-name-asian="SimSun" style:font-size-asian="14pt" style:font-weight-asian="bold" style:font-name-complex="Times New Roman" style:font-size-complex="14pt" style:font-style-complex="italic" style:font-weight-complex="bold"/>
    </style:style>
    <style:style style:name="P29" style:family="paragraph" style:parent-style-name="Normale">
      <style:paragraph-properties fo:margin-top="0cm" fo:margin-bottom="0cm" style:contextual-spacing="false" fo:text-align="justify" style:justify-single-word="false"/>
      <style:text-properties style:font-name="Times New Roman" fo:font-size="12pt" style:font-name-asian="SimSun" style:font-size-asian="12pt" style:font-name-complex="Times New Roman" style:font-size-complex="12pt" style:font-style-complex="italic" style:font-weight-complex="bold"/>
    </style:style>
    <style:style style:name="P30" style:family="paragraph" style:parent-style-name="Normale">
      <style:paragraph-properties fo:margin-top="0cm" fo:margin-bottom="0cm" style:contextual-spacing="false" fo:line-height="106%"/>
      <style:text-properties style:font-name="Times New Roman" fo:font-size="12pt" style:font-name-asian="Calibri" style:font-size-asian="12pt" style:font-name-complex="Times New Roman" style:font-size-complex="12pt"/>
    </style:style>
    <style:style style:name="P31" style:family="paragraph" style:parent-style-name="Normale">
      <style:paragraph-properties fo:margin-top="0cm" fo:margin-bottom="0cm" style:contextual-spacing="false" fo:text-align="justify" style:justify-single-word="false"/>
      <style:text-properties style:font-name="Times New Roman" fo:font-size="12pt" style:font-size-asian="12pt" style:font-name-complex="Times New Roman" style:font-size-complex="12pt"/>
    </style:style>
    <style:style style:name="P32" style:family="paragraph" style:parent-style-name="Normale">
      <style:paragraph-properties fo:margin-top="0cm" fo:margin-bottom="0cm" style:contextual-spacing="false" fo:text-align="center" style:justify-single-word="false"/>
      <style:text-properties style:font-name="Times New Roman" fo:font-size="12pt" style:font-size-asian="12pt" style:font-name-complex="Times New Roman" style:font-size-complex="12pt"/>
    </style:style>
    <style:style style:name="P33" style:family="paragraph" style:parent-style-name="Normale">
      <style:paragraph-properties fo:margin-top="0cm" fo:margin-bottom="0cm" style:contextual-spacing="false" fo:text-align="center" style:justify-single-word="false"/>
      <style:text-properties style:font-name="Times New Roman" fo:font-size="12pt" style:font-size-asian="12pt" style:font-name-complex="Times New Roman" style:font-size-complex="12pt" style:font-style-complex="italic" style:font-weight-complex="bold"/>
    </style:style>
    <style:style style:name="P34" style:family="paragraph" style:parent-style-name="Normale">
      <style:paragraph-properties fo:margin-top="0cm" fo:margin-bottom="0cm" style:contextual-spacing="false" fo:text-align="center" style:justify-single-word="false"/>
      <style:text-properties style:font-name="Times New Roman" fo:font-size="12pt" fo:language="en" fo:country="US" style:font-size-asian="12pt" style:font-name-complex="Times New Roman" style:font-size-complex="12pt"/>
    </style:style>
    <style:style style:name="P35" style:family="paragraph" style:parent-style-name="Normale">
      <style:paragraph-properties fo:margin-top="0cm" fo:margin-bottom="0cm" style:contextual-spacing="false" fo:text-align="justify" style:justify-single-word="false"/>
      <style:text-properties style:font-name="Times New Roman" fo:font-size="12pt" fo:language="en" fo:country="US" fo:font-weight="bold" style:font-size-asian="12pt" style:font-weight-asian="bold" style:font-name-complex="Times New Roman" style:font-size-complex="12pt" style:font-style-complex="italic" style:font-weight-complex="bold"/>
    </style:style>
    <style:style style:name="P36" style:family="paragraph" style:parent-style-name="Normale">
      <style:paragraph-properties fo:margin-top="0cm" fo:margin-bottom="0cm" style:contextual-spacing="false" fo:line-height="100%" fo:text-align="center" style:justify-single-word="false"/>
      <style:text-properties style:font-name="Times New Roman" fo:font-size="12pt" fo:font-style="italic" fo:font-weight="bold" style:font-size-asian="12pt" style:font-style-asian="italic" style:font-weight-asian="bold" style:font-name-complex="Times New Roman" style:font-size-complex="12pt"/>
    </style:style>
    <style:style style:name="P37" style:family="paragraph" style:parent-style-name="Normale">
      <style:paragraph-properties fo:margin-top="0cm" fo:margin-bottom="0cm" style:contextual-spacing="false" fo:text-align="center" style:justify-single-word="false"/>
      <style:text-properties style:font-name="Times New Roman" fo:font-size="12pt" style:font-name-asian="Times New Roman" style:font-size-asian="12pt" style:font-name-complex="Times New Roman" style:font-size-complex="12pt"/>
    </style:style>
    <style:style style:name="P38" style:family="paragraph" style:parent-style-name="Normale">
      <style:paragraph-properties fo:margin-top="0cm" fo:margin-bottom="0cm" style:contextual-spacing="false"/>
      <style:text-properties style:font-name="Times New Roman" fo:font-size="24pt" fo:font-weight="bold" style:font-size-asian="24pt" style:font-weight-asian="bold" style:font-name-complex="Times New Roman" style:font-size-complex="24pt"/>
    </style:style>
    <style:style style:name="P39" style:family="paragraph" style:parent-style-name="Normale">
      <style:paragraph-properties fo:margin-top="0cm" fo:margin-bottom="0cm" style:contextual-spacing="false" fo:text-align="center" style:justify-single-word="false"/>
      <style:text-properties style:font-name="Times New Roman" fo:font-size="24pt" fo:font-weight="bold" style:font-size-asian="24pt" style:font-weight-asian="bold" style:font-name-complex="Times New Roman" style:font-size-complex="24pt"/>
    </style:style>
    <style:style style:name="P40" style:family="paragraph" style:parent-style-name="Normale">
      <style:paragraph-properties fo:margin-top="0cm" fo:margin-bottom="0cm" style:contextual-spacing="false" fo:text-align="justify" style:justify-single-word="false"/>
      <style:text-properties fo:color="#000000" style:font-name="Times New Roman" fo:font-size="12pt" style:font-size-asian="12pt" style:font-name-complex="Times New Roman" style:font-size-complex="12pt" style:font-style-complex="italic" style:font-weight-complex="bold"/>
    </style:style>
    <style:style style:name="P41" style:family="paragraph" style:parent-style-name="Normale">
      <style:paragraph-properties fo:margin-top="0cm" fo:margin-bottom="0cm" style:contextual-spacing="false" fo:line-height="100%"/>
      <style:text-properties fo:color="#000000" style:font-name="Times New Roman" fo:font-size="12pt" style:font-size-asian="12pt" style:font-name-complex="Times New Roman" style:font-size-complex="12pt"/>
    </style:style>
    <style:style style:name="P42" style:family="paragraph" style:parent-style-name="Normale">
      <style:paragraph-properties fo:margin-top="0cm" fo:margin-bottom="0cm" style:contextual-spacing="false" fo:line-height="100%" fo:text-align="center" style:justify-single-word="false"/>
      <style:text-properties fo:color="#000000" style:font-name="Times New Roman" fo:font-size="12pt" style:font-size-asian="12pt" style:font-name-complex="Times New Roman" style:font-size-complex="12pt"/>
    </style:style>
    <style:style style:name="P43" style:family="paragraph" style:parent-style-name="Normale">
      <style:paragraph-properties fo:margin-top="0cm" fo:margin-bottom="0cm" style:contextual-spacing="false" fo:line-height="100%"/>
      <style:text-properties fo:color="#000000" style:font-name="Times New Roman" fo:font-size="12pt" style:font-name-asian="Times New Roman" style:font-size-asian="12pt" style:language-asian="it" style:country-asian="IT" style:font-name-complex="Times New Roman" style:font-size-complex="12pt"/>
    </style:style>
    <style:style style:name="P44" style:family="paragraph" style:parent-style-name="Normale">
      <style:paragraph-properties fo:margin-top="0cm" fo:margin-bottom="0cm" style:contextual-spacing="false" fo:line-height="100%" fo:text-align="center" style:justify-single-word="false"/>
      <style:text-properties fo:color="#000000" style:font-name="Times New Roman" fo:font-size="12pt" style:font-name-asian="Times New Roman" style:font-size-asian="12pt" style:language-asian="it" style:country-asian="IT" style:font-name-complex="Times New Roman" style:font-size-complex="12pt"/>
    </style:style>
    <style:style style:name="P45" style:family="paragraph" style:parent-style-name="Normale">
      <style:paragraph-properties fo:margin-top="0cm" fo:margin-bottom="0cm" style:contextual-spacing="false" fo:text-align="justify" style:justify-single-word="false"/>
      <style:text-properties fo:color="#000000" style:font-name="Times New Roman" fo:font-size="12pt" style:font-name-asian="Times New Roman" style:font-size-asian="12pt" style:font-name-complex="Times New Roman" style:font-size-complex="12pt"/>
    </style:style>
    <style:style style:name="P46" style:family="paragraph" style:parent-style-name="Normale">
      <style:paragraph-properties fo:margin-top="0cm" fo:margin-bottom="0cm" style:contextual-spacing="false" fo:line-height="100%" fo:text-align="center" style:justify-single-word="false"/>
      <style:text-properties fo:color="#000000" style:font-name="Times New Roman" style:font-name-complex="Times New Roman"/>
    </style:style>
    <style:style style:name="P47" style:family="paragraph" style:parent-style-name="Normale">
      <style:paragraph-properties fo:margin-top="0cm" fo:margin-bottom="0cm" style:contextual-spacing="false" fo:text-align="center" style:justify-single-word="false"/>
    </style:style>
    <style:style style:name="P48" style:family="paragraph" style:parent-style-name="Normale">
      <style:paragraph-properties fo:margin-top="0cm" fo:margin-bottom="0cm" style:contextual-spacing="false" fo:text-align="justify" style:justify-single-word="false"/>
    </style:style>
    <style:style style:name="P49" style:family="paragraph" style:parent-style-name="Normale">
      <style:paragraph-properties fo:margin-top="0cm" fo:margin-bottom="0cm" style:contextual-spacing="false" fo:line-height="106%"/>
    </style:style>
    <style:style style:name="P50" style:family="paragraph" style:parent-style-name="Normale">
      <style:paragraph-properties fo:margin-top="0cm" fo:margin-bottom="0cm" style:contextual-spacing="false" fo:line-height="106%" fo:text-align="center" style:justify-single-word="false"/>
    </style:style>
    <style:style style:name="P51" style:family="paragraph" style:parent-style-name="Normale">
      <style:paragraph-properties fo:margin-top="0cm" fo:margin-bottom="0cm" style:contextual-spacing="false"/>
      <style:text-properties text:display="none"/>
    </style:style>
    <style:style style:name="P52" style:family="paragraph" style:parent-style-name="Normale">
      <style:paragraph-properties fo:margin-top="0cm" fo:margin-bottom="0cm" style:contextual-spacing="false" fo:line-height="100%" fo:text-align="center" style:justify-single-word="false"/>
    </style:style>
    <style:style style:name="P53" style:family="paragraph" style:parent-style-name="Paragrafo_20_elenco">
      <style:paragraph-properties fo:margin-top="0cm" fo:margin-bottom="0cm" style:contextual-spacing="false"/>
      <style:text-properties style:font-name="Times New Roman" fo:font-size="12pt" style:font-size-asian="12pt" style:font-name-complex="Times New Roman" style:font-size-complex="12pt"/>
    </style:style>
    <style:style style:name="P54" style:family="paragraph" style:parent-style-name="Didascalia">
      <style:paragraph-properties fo:margin-top="0cm" fo:margin-bottom="0cm" style:contextual-spacing="false" fo:text-align="justify" style:justify-single-word="false" fo:keep-with-next="always"/>
      <style:text-properties style:font-name="Times New Roman" fo:font-size="16pt" style:font-size-asian="16pt" style:font-name-complex="Times New Roman" style:font-size-complex="16pt"/>
    </style:style>
    <style:style style:name="P55" style:family="paragraph" style:parent-style-name="Normale">
      <style:paragraph-properties fo:margin-top="0cm" fo:margin-bottom="0cm" style:contextual-spacing="false" fo:text-align="justify" style:justify-single-word="false" fo:keep-together="always" fo:keep-with-next="always"/>
      <style:text-properties fo:text-transform="uppercase" style:font-name="Times New Roman" fo:font-size="14pt" fo:font-style="italic" fo:font-weight="bold" style:font-name-asian="SimSun" style:font-size-asian="14pt" style:font-style-asian="italic" style:font-weight-asian="bold" style:font-name-complex="Times New Roman" style:font-size-complex="14pt" style:font-style-complex="italic" style:font-weight-complex="bold"/>
    </style:style>
    <style:style style:name="P56" style:family="paragraph" style:parent-style-name="Normale">
      <style:paragraph-properties fo:margin-top="0cm" fo:margin-bottom="0cm" style:contextual-spacing="false" fo:text-align="justify" style:justify-single-word="false" fo:keep-together="always" fo:keep-with-next="always"/>
      <style:text-properties style:font-name="Times New Roman" fo:font-size="12pt" style:font-name-asian="SimSun" style:font-size-asian="12pt" style:font-name-complex="Times New Roman" style:font-size-complex="12pt" style:font-style-complex="italic" style:font-weight-complex="bold"/>
    </style:style>
    <style:style style:name="P57" style:family="paragraph" style:parent-style-name="Normale">
      <style:paragraph-properties fo:margin-top="0cm" fo:margin-bottom="0cm" style:contextual-spacing="false" fo:text-align="justify" style:justify-single-word="false" fo:keep-together="always" fo:keep-with-next="always">
        <style:tab-stops>
          <style:tab-stop style:position="10.001cm"/>
        </style:tab-stops>
      </style:paragraph-properties>
      <style:text-properties style:font-name="Times New Roman" fo:font-size="12pt" style:font-name-asian="SimSun" style:font-size-asian="12pt" style:font-name-complex="Times New Roman" style:font-size-complex="12pt" style:font-style-complex="italic" style:font-weight-complex="bold"/>
    </style:style>
    <style:style style:name="P58" style:family="paragraph" style:parent-style-name="Normale">
      <style:paragraph-properties fo:margin-top="0cm" fo:margin-bottom="0cm" style:contextual-spacing="false" fo:text-align="justify" style:justify-single-word="false" fo:keep-together="always" fo:keep-with-next="always">
        <style:tab-stops>
          <style:tab-stop style:position="9.502cm"/>
          <style:tab-stop style:position="10.001cm"/>
        </style:tab-stops>
      </style:paragraph-properties>
      <style:text-properties style:font-name="Times New Roman" fo:font-size="12pt" style:font-name-asian="SimSun" style:font-size-asian="12pt" style:font-name-complex="Times New Roman" style:font-size-complex="12pt" style:font-style-complex="italic" style:font-weight-complex="bold"/>
    </style:style>
    <style:style style:name="P59" style:family="paragraph" style:parent-style-name="Normale">
      <style:paragraph-properties fo:margin-top="0cm" fo:margin-bottom="0cm" style:contextual-spacing="false" fo:text-align="justify" style:justify-single-word="false" fo:keep-together="always" fo:keep-with-next="always">
        <style:tab-stops>
          <style:tab-stop style:position="9.001cm"/>
          <style:tab-stop style:position="9.252cm"/>
          <style:tab-stop style:position="9.753cm"/>
        </style:tab-stops>
      </style:paragraph-properties>
      <style:text-properties style:font-name="Times New Roman" fo:font-size="12pt" style:font-name-asian="SimSun" style:font-size-asian="12pt" style:font-name-complex="Times New Roman" style:font-size-complex="12pt" style:font-style-complex="italic" style:font-weight-complex="bold"/>
    </style:style>
    <style:style style:name="P60" style:family="paragraph" style:parent-style-name="Normale">
      <style:paragraph-properties fo:margin-top="0cm" fo:margin-bottom="0cm" style:contextual-spacing="false" fo:keep-together="always" fo:keep-with-next="always"/>
      <style:text-properties style:font-name="Times New Roman" fo:font-size="12pt" style:font-name-asian="SimSun" style:font-size-asian="12pt" style:font-name-complex="Times New Roman" style:font-size-complex="12pt" style:font-style-complex="italic" style:font-weight-complex="bold"/>
    </style:style>
    <style:style style:name="P61" style:family="paragraph" style:parent-style-name="Normale">
      <style:paragraph-properties fo:margin-top="0cm" fo:margin-bottom="0cm" style:contextual-spacing="false" fo:text-align="center" style:justify-single-word="false" fo:keep-together="always" fo:keep-with-next="always"/>
      <style:text-properties style:font-name="Times New Roman" fo:font-size="12pt" style:font-name-asian="SimSun" style:font-size-asian="12pt" style:font-name-complex="Times New Roman" style:font-size-complex="12pt" style:font-style-complex="italic" style:font-weight-complex="bold"/>
    </style:style>
    <style:style style:name="P62" style:family="paragraph" style:parent-style-name="Normale">
      <style:paragraph-properties fo:margin-top="0cm" fo:margin-bottom="0cm" style:contextual-spacing="false" fo:line-height="100%" fo:text-align="center" style:justify-single-word="false" fo:keep-together="always" fo:keep-with-next="always"/>
      <style:text-properties style:font-name="Times New Roman" fo:font-size="12pt" fo:font-weight="bold" style:font-name-asian="SimSun" style:font-size-asian="12pt" style:font-weight-asian="bold" style:font-name-complex="Times New Roman" style:font-size-complex="12pt" style:font-style-complex="italic" style:font-weight-complex="bold"/>
    </style:style>
    <style:style style:name="P63" style:family="paragraph" style:parent-style-name="Normale">
      <style:paragraph-properties fo:margin-top="0cm" fo:margin-bottom="0cm" style:contextual-spacing="false" fo:text-align="justify" style:justify-single-word="false" fo:keep-together="always" fo:keep-with-next="always"/>
      <style:text-properties style:font-name="Times New Roman" fo:font-size="12pt" fo:font-weight="bold" style:font-name-asian="SimSun" style:font-size-asian="12pt" style:font-weight-asian="bold" style:font-name-complex="Times New Roman" style:font-size-complex="12pt" style:font-style-complex="italic" style:font-weight-complex="bold"/>
    </style:style>
    <style:style style:name="P64" style:family="paragraph" style:parent-style-name="Normale">
      <style:paragraph-properties fo:margin-top="0cm" fo:margin-bottom="0cm" style:contextual-spacing="false" fo:text-align="justify" style:justify-single-word="false" fo:keep-together="always" fo:keep-with-next="always"/>
      <style:text-properties style:font-name="Times New Roman" fo:font-size="16pt" fo:font-style="italic" fo:font-weight="bold" style:font-name-asian="SimSun" style:font-size-asian="16pt" style:font-style-asian="italic" style:font-weight-asian="bold" style:font-name-complex="Times New Roman" style:font-size-complex="16pt" style:font-style-complex="italic" style:font-weight-complex="bold"/>
    </style:style>
    <style:style style:name="P65" style:family="paragraph" style:parent-style-name="Normale">
      <style:paragraph-properties fo:margin-top="0cm" fo:margin-bottom="0cm" style:contextual-spacing="false" fo:text-align="justify" style:justify-single-word="false" fo:keep-together="always" fo:keep-with-next="always"/>
    </style:style>
    <style:style style:name="P66" style:family="paragraph" style:parent-style-name="Normale">
      <style:paragraph-properties fo:margin-top="0cm" fo:margin-bottom="0cm" style:contextual-spacing="false" fo:text-align="justify" style:justify-single-word="false" fo:keep-together="always" fo:keep-with-next="always">
        <style:tab-stops>
          <style:tab-stop style:position="9.001cm"/>
          <style:tab-stop style:position="9.252cm"/>
        </style:tab-stops>
      </style:paragraph-properties>
    </style:style>
    <style:style style:name="P67" style:family="paragraph" style:parent-style-name="Normale">
      <style:paragraph-properties fo:margin-top="0cm" fo:margin-bottom="0cm" style:contextual-spacing="false" fo:text-align="justify" style:justify-single-word="false" fo:keep-together="always" fo:keep-with-next="always">
        <style:tab-stops>
          <style:tab-stop style:position="8.752cm" style:type="center"/>
          <style:tab-stop style:position="9.252cm"/>
          <style:tab-stop style:position="9.753cm"/>
        </style:tab-stops>
      </style:paragraph-properties>
    </style:style>
    <style:style style:name="P68" style:family="paragraph" style:parent-style-name="Normale">
      <style:paragraph-properties fo:margin-top="0cm" fo:margin-bottom="0cm" style:contextual-spacing="false" fo:text-align="justify" style:justify-single-word="false" fo:keep-together="always" fo:keep-with-next="always">
        <style:tab-stops>
          <style:tab-stop style:position="9.001cm"/>
          <style:tab-stop style:position="9.252cm"/>
          <style:tab-stop style:position="9.753cm"/>
        </style:tab-stops>
      </style:paragraph-properties>
    </style:style>
    <style:style style:name="P69" style:family="paragraph" style:parent-style-name="Normale">
      <style:paragraph-properties fo:margin-top="0cm" fo:margin-bottom="0cm" style:contextual-spacing="false" fo:keep-together="always" fo:keep-with-next="always"/>
    </style:style>
    <style:style style:name="P70" style:family="paragraph" style:parent-style-name="Normale">
      <style:paragraph-properties fo:margin-top="0cm" fo:margin-bottom="0cm" style:contextual-spacing="false" fo:text-align="center" style:justify-single-word="false" fo:keep-together="always" fo:keep-with-next="always"/>
    </style:style>
    <style:style style:name="P71" style:family="paragraph" style:parent-style-name="Normale">
      <style:paragraph-properties fo:margin-top="0cm" fo:margin-bottom="0cm" style:contextual-spacing="false" fo:line-height="100%" fo:text-align="center" style:justify-single-word="false" fo:keep-with-next="always"/>
      <style:text-properties fo:color="#000000" style:font-name="Times New Roman" fo:font-size="12pt" style:font-name-asian="Times New Roman" style:font-size-asian="12pt" style:language-asian="it" style:country-asian="IT" style:font-name-complex="Times New Roman" style:font-size-complex="12pt"/>
    </style:style>
    <style:style style:name="P72" style:family="paragraph" style:parent-style-name="Normale">
      <style:paragraph-properties fo:margin-top="0cm" fo:margin-bottom="0cm" style:contextual-spacing="false" fo:line-height="100%" fo:text-align="center" style:justify-single-word="false" fo:keep-with-next="always"/>
      <style:text-properties fo:color="#000000" style:font-name="Times New Roman" fo:font-size="12pt" style:font-size-asian="12pt" style:font-name-complex="Times New Roman" style:font-size-complex="12pt"/>
    </style:style>
    <style:style style:name="P73" style:family="paragraph" style:parent-style-name="Didascalia">
      <style:paragraph-properties fo:margin-top="0cm" fo:margin-bottom="0cm" style:contextual-spacing="false" fo:text-align="center" style:justify-single-word="false"/>
      <style:text-properties style:font-name="Times New Roman" style:font-name-complex="Times New Roman"/>
    </style:style>
    <style:style style:name="P74" style:family="paragraph" style:parent-style-name="Didascalia">
      <style:paragraph-properties fo:margin-top="0cm" fo:margin-bottom="0cm" style:contextual-spacing="false" fo:text-align="justify" style:justify-single-word="false"/>
      <style:text-properties style:font-name="Times New Roman" style:font-name-complex="Times New Roman"/>
    </style:style>
    <style:style style:name="P75" style:family="paragraph" style:parent-style-name="Didascalia">
      <style:paragraph-properties fo:margin-top="0cm" fo:margin-bottom="0cm" style:contextual-spacing="false" fo:text-align="justify" style:justify-single-word="false"/>
    </style:style>
    <style:style style:name="P76" style:family="paragraph" style:parent-style-name="Paragrafo_20_elenco">
      <style:text-properties style:font-name="Times New Roman"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name-complex="Times New Roman" style:font-size-complex="16pt"/>
    </style:style>
    <style:style style:name="P77" style:family="paragraph" style:parent-style-name="Paragrafo_20_elenco">
      <style:paragraph-properties fo:margin-left="0.751cm" fo:margin-right="0cm" fo:margin-top="0cm" fo:margin-bottom="0cm" style:contextual-spacing="false" fo:text-indent="0cm" style:auto-text-indent="false">
        <style:tab-stops/>
      </style:paragraph-properties>
      <style:text-properties style:font-name="Times New Roman" fo:font-size="14pt" fo:font-weight="bold" style:font-name-asian="SimSun" style:font-size-asian="14pt" style:font-weight-asian="bold" style:font-name-complex="Times New Roman" style:font-size-complex="14pt" style:font-style-complex="italic" style:font-weight-complex="bold"/>
    </style:style>
    <style:style style:name="P78" style:family="paragraph" style:parent-style-name="Paragrafo_20_elenco">
      <style:paragraph-properties fo:margin-left="0.751cm" fo:margin-right="0cm" fo:margin-top="0cm" fo:margin-bottom="0cm" style:contextual-spacing="false" fo:text-align="justify" style:justify-single-word="false" fo:text-indent="0cm" style:auto-text-indent="false">
        <style:tab-stops/>
      </style:paragraph-properties>
      <style:text-properties style:font-name="Times New Roman" fo:font-size="14pt" fo:font-weight="bold" style:font-name-asian="SimSun" style:font-size-asian="14pt" style:font-weight-asian="bold" style:font-name-complex="Times New Roman" style:font-size-complex="14pt" style:font-style-complex="italic" style:font-weight-complex="bold"/>
    </style:style>
    <style:style style:name="P79" style:family="paragraph" style:parent-style-name="Nessuna_20_spaziatura">
      <style:paragraph-properties fo:margin-left="0.751cm" fo:margin-right="0cm" fo:text-align="justify" style:justify-single-word="false" fo:text-indent="0cm" style:auto-text-indent="false">
        <style:tab-stops/>
      </style:paragraph-properties>
      <style:text-properties style:font-name="Times New Roman" fo:font-size="14pt" style:font-size-asian="14pt" style:language-asian="it" style:country-asian="IT" style:font-name-complex="Times New Roman" style:font-size-complex="14pt"/>
    </style:style>
    <style:style style:name="P80" style:family="paragraph" style:parent-style-name="Paragrafo_20_elenco">
      <style:paragraph-properties fo:margin-left="0.751cm" fo:margin-right="0cm" fo:margin-top="0.353cm" fo:margin-bottom="0cm" style:contextual-spacing="false" fo:text-align="justify" style:justify-single-word="false" fo:keep-together="always" fo:text-indent="0cm" style:auto-text-indent="false" fo:keep-with-next="always">
        <style:tab-stops/>
      </style:paragraph-properties>
      <style:text-properties style:font-name="Times New Roman" fo:font-size="14pt" fo:font-weight="bold" style:font-name-asian="SimSun" style:font-size-asian="14pt" style:font-weight-asian="bold" style:font-name-complex="Times New Roman" style:font-size-complex="14pt" style:font-style-complex="italic" style:font-weight-complex="bold"/>
    </style:style>
    <style:style style:name="P81" style:family="paragraph" style:parent-style-name="Normale">
      <style:paragraph-properties fo:margin-top="0.353cm" fo:margin-bottom="0cm" style:contextual-spacing="false" fo:line-height="100%" fo:text-align="center" style:justify-single-word="false" fo:keep-together="always" fo:keep-with-next="always"/>
      <style:text-properties fo:text-transform="uppercase" style:font-name="Times New Roman" fo:font-size="12pt" fo:font-weight="bold" style:font-name-asian="SimSun" style:font-size-asian="12pt" style:font-weight-asian="bold" style:font-name-complex="Times New Roman" style:font-size-complex="12pt" style:font-style-complex="italic" style:font-weight-complex="bold"/>
    </style:style>
    <style:style style:name="P82" style:family="paragraph" style:parent-style-name="Normale">
      <style:paragraph-properties fo:margin-top="0.353cm" fo:margin-bottom="0cm" style:contextual-spacing="false" fo:line-height="100%" fo:text-align="center" style:justify-single-word="false" fo:keep-together="always" fo:keep-with-next="always"/>
      <style:text-properties fo:text-transform="uppercase" style:font-name="Times New Roman" fo:font-size="12pt" style:font-name-asian="SimSun" style:font-size-asian="12pt" style:font-name-complex="Times New Roman" style:font-size-complex="12pt" style:font-style-complex="italic" style:font-weight-complex="bold"/>
    </style:style>
    <style:style style:name="P83" style:family="paragraph" style:parent-style-name="Normale">
      <style:paragraph-properties fo:margin-top="0.353cm" fo:margin-bottom="0cm" style:contextual-spacing="false" fo:text-align="justify" style:justify-single-word="false" fo:keep-together="always" fo:keep-with-next="always"/>
      <style:text-properties fo:text-transform="uppercase" style:font-name="Times New Roman" fo:font-size="14pt" style:font-name-asian="SimSun" style:font-size-asian="14pt" style:font-name-complex="Times New Roman" style:font-size-complex="14pt" style:font-style-complex="italic" style:font-weight-complex="bold"/>
    </style:style>
    <style:style style:name="P84" style:family="paragraph" style:parent-style-name="Normale">
      <style:paragraph-properties fo:margin-top="0.353cm" fo:margin-bottom="0cm" style:contextual-spacing="false" fo:text-align="justify" style:justify-single-word="false" fo:keep-together="always" fo:keep-with-next="always"/>
      <style:text-properties fo:text-transform="uppercase" style:font-name="Times New Roman" fo:font-size="14pt" fo:font-style="italic" fo:font-weight="bold" style:font-name-asian="SimSun" style:font-size-asian="14pt" style:font-style-asian="italic" style:font-weight-asian="bold" style:font-name-complex="Times New Roman" style:font-size-complex="14pt" style:font-style-complex="italic" style:font-weight-complex="bold"/>
    </style:style>
    <style:style style:name="P85" style:family="paragraph" style:parent-style-name="Normale">
      <style:paragraph-properties fo:margin-top="0.353cm" fo:margin-bottom="0cm" style:contextual-spacing="false" fo:text-align="justify" style:justify-single-word="false" fo:keep-together="always" fo:keep-with-next="always"/>
      <style:text-properties fo:text-transform="uppercase" style:font-name="Times New Roman" fo:font-size="14pt" style:text-underline-style="solid" style:text-underline-width="auto" style:text-underline-color="font-color" fo:font-weight="bold" style:text-underline-mode="continuous" style:text-overline-mode="continuous" style:text-line-through-mode="continuous" style:font-name-asian="SimSun" style:font-size-asian="14pt" style:font-weight-asian="bold" style:font-name-complex="Times New Roman" style:font-size-complex="14pt" style:font-style-complex="italic" style:font-weight-complex="bold"/>
    </style:style>
    <style:style style:name="P86" style:family="paragraph" style:parent-style-name="Normale">
      <style:paragraph-properties fo:margin-top="0.353cm" fo:margin-bottom="0cm" style:contextual-spacing="false" fo:line-height="100%" fo:text-align="center" style:justify-single-word="false" fo:keep-together="always" fo:keep-with-next="always"/>
    </style:style>
    <style:style style:name="P87" style:family="paragraph" style:parent-style-name="Normale">
      <style:paragraph-properties fo:margin-top="0.353cm" fo:margin-bottom="0cm" style:contextual-spacing="false" fo:line-height="100%" fo:text-align="center" style:justify-single-word="false" fo:keep-together="always" fo:keep-with-next="always"/>
      <style:text-properties style:font-name="Times New Roman" fo:font-size="12pt" fo:font-weight="bold" style:font-size-asian="12pt" style:font-weight-asian="bold" style:font-name-complex="Times New Roman" style:font-size-complex="12pt"/>
    </style:style>
    <style:style style:name="P88" style:family="paragraph" style:parent-style-name="Normale">
      <style:paragraph-properties fo:margin-top="0.353cm" fo:margin-bottom="0cm" style:contextual-spacing="false" fo:line-height="100%" fo:text-align="center" style:justify-single-word="false" fo:keep-together="always" fo:keep-with-next="always"/>
      <style:text-properties style:font-name="Times New Roman" fo:font-size="12pt" fo:font-weight="bold" style:font-name-asian="SimSun" style:font-size-asian="12pt" style:font-weight-asian="bold" style:font-name-complex="Times New Roman" style:font-size-complex="12pt" style:font-style-complex="italic" style:font-weight-complex="bold"/>
    </style:style>
    <style:style style:name="P89" style:family="paragraph" style:parent-style-name="Normale">
      <style:paragraph-properties fo:margin-top="0.353cm" fo:margin-bottom="0cm" style:contextual-spacing="false" fo:text-align="justify" style:justify-single-word="false" fo:keep-together="always" fo:keep-with-next="always"/>
      <style:text-properties style:font-name="Times New Roman" fo:font-size="12pt" style:font-name-asian="SimSun" style:font-size-asian="12pt" style:font-name-complex="Times New Roman" style:font-size-complex="12pt" style:font-style-complex="italic" style:font-weight-complex="bold"/>
    </style:style>
    <style:style style:name="P90" style:family="paragraph" style:parent-style-name="Normale">
      <style:paragraph-properties fo:margin-top="0.353cm" fo:margin-bottom="0cm" style:contextual-spacing="false" fo:line-height="100%" fo:text-align="center" style:justify-single-word="false" fo:keep-together="always" fo:keep-with-next="always"/>
      <style:text-properties style:font-name="Times New Roman" fo:font-size="12pt" style:font-name-asian="SimSun" style:font-size-asian="12pt" style:font-name-complex="Times New Roman" style:font-size-complex="12pt" style:font-style-complex="italic" style:font-weight-complex="bold"/>
    </style:style>
    <style:style style:name="P91" style:family="paragraph" style:parent-style-name="Normale">
      <style:paragraph-properties fo:margin-top="0.353cm" fo:margin-bottom="0cm" style:contextual-spacing="false" fo:line-height="100%" fo:text-align="center" style:justify-single-word="false" fo:keep-together="always" fo:keep-with-next="always"/>
      <style:text-properties style:font-name="Times New Roman" fo:font-size="12pt" fo:font-style="italic" fo:font-weight="bold" style:font-name-asian="SimSun" style:font-size-asian="12pt" style:font-style-asian="italic" style:font-weight-asian="bold" style:font-name-complex="Times New Roman" style:font-size-complex="12pt" style:font-style-complex="italic" style:font-weight-complex="bold"/>
    </style:style>
    <style:style style:name="P92" style:family="paragraph" style:parent-style-name="Normale">
      <style:paragraph-properties fo:margin-top="0.353cm" fo:margin-bottom="0cm" style:contextual-spacing="false" fo:line-height="100%" fo:text-align="center" style:justify-single-word="false" fo:keep-together="always" fo:keep-with-next="always"/>
      <style:text-properties style:font-name="Times New Roman" fo:font-size="12pt" fo:language="en" fo:country="US" fo:font-weight="bold" style:font-name-asian="SimSun" style:font-size-asian="12pt" style:font-weight-asian="bold" style:font-name-complex="Times New Roman" style:font-size-complex="12pt" style:font-style-complex="italic" style:font-weight-complex="bold"/>
    </style:style>
    <style:style style:name="P93" style:family="paragraph" style:parent-style-name="Normale">
      <style:paragraph-properties fo:margin-top="0.353cm" fo:margin-bottom="0cm" style:contextual-spacing="false" fo:line-height="100%" fo:text-align="center" style:justify-single-word="false" fo:keep-together="always" fo:keep-with-next="always"/>
      <style:text-properties style:font-name="Times New Roman" fo:font-size="12pt" fo:language="en" fo:country="US" style:font-name-asian="SimSun" style:font-size-asian="12pt" style:font-name-complex="Times New Roman" style:font-size-complex="12pt" style:font-style-complex="italic" style:font-weight-complex="bold"/>
    </style:style>
    <style:style style:name="P94" style:family="paragraph" style:parent-style-name="Normale">
      <style:paragraph-properties fo:margin-top="0.353cm" fo:margin-bottom="0cm" style:contextual-spacing="false" fo:line-height="100%" fo:text-align="center" style:justify-single-word="false" fo:keep-together="always" fo:keep-with-next="always"/>
      <style:text-properties style:font-name="Times New Roman" fo:font-size="12pt" fo:language="en" fo:country="US" fo:font-style="italic" fo:font-weight="bold" style:font-name-asian="SimSun" style:font-size-asian="12pt" style:font-style-asian="italic" style:font-weight-asian="bold" style:font-name-complex="Times New Roman" style:font-size-complex="12pt" style:font-style-complex="italic" style:font-weight-complex="bold"/>
    </style:style>
    <style:style style:name="P95" style:family="paragraph" style:parent-style-name="Normale">
      <style:paragraph-properties fo:margin-top="0.353cm" fo:margin-bottom="0cm" style:contextual-spacing="false" fo:text-align="justify" style:justify-single-word="false" fo:keep-together="always" fo:keep-with-next="always"/>
      <style:text-properties style:font-name="Times New Roman" fo:font-size="12pt" fo:language="en" fo:country="US" fo:font-style="italic" fo:font-weight="bold" style:font-name-asian="SimSun" style:font-size-asian="12pt" style:font-style-asian="italic" style:font-weight-asian="bold" style:font-name-complex="Times New Roman" style:font-size-complex="12pt" style:font-style-complex="italic" style:font-weight-complex="bold"/>
    </style:style>
    <style:style style:name="P96" style:family="paragraph" style:parent-style-name="Normale">
      <style:paragraph-properties fo:margin-top="0.353cm" fo:margin-bottom="0cm" style:contextual-spacing="false" fo:text-align="justify" style:justify-single-word="false" fo:keep-together="always" fo:keep-with-next="always"/>
      <style:text-properties style:font-name="Times New Roman" fo:font-size="14pt" fo:font-style="italic" fo:font-weight="bold" style:font-name-asian="SimSun" style:font-size-asian="14pt" style:font-style-asian="italic" style:font-weight-asian="bold" style:font-name-complex="Times New Roman" style:font-size-complex="14pt" style:font-style-complex="italic" style:font-weight-complex="bold"/>
    </style:style>
    <style:style style:name="P97" style:family="paragraph" style:parent-style-name="Normale">
      <style:paragraph-properties fo:margin-top="0.353cm" fo:margin-bottom="0cm" style:contextual-spacing="false" fo:text-align="justify" style:justify-single-word="false" fo:keep-together="always" fo:keep-with-next="always"/>
      <style:text-properties style:font-name="Times New Roman" fo:font-size="14pt" fo:font-weight="bold" style:font-name-asian="SimSun" style:font-size-asian="14pt" style:font-weight-asian="bold" style:font-name-complex="Times New Roman" style:font-size-complex="14pt" style:font-style-complex="italic" style:font-weight-complex="bold"/>
    </style:style>
    <style:style style:name="P98" style:family="paragraph" style:parent-style-name="Normale">
      <style:paragraph-properties fo:margin-top="0.353cm" fo:margin-bottom="0cm" style:contextual-spacing="false" fo:text-align="justify" style:justify-single-word="false" fo:keep-together="always" fo:keep-with-next="always"/>
      <style:text-properties style:font-name="Times New Roman" fo:font-size="14pt" style:font-name-asian="SimSun" style:font-size-asian="14pt" style:font-name-complex="Times New Roman" style:font-size-complex="14pt" style:font-style-complex="italic" style:font-weight-complex="bold"/>
    </style:style>
    <style:style style:name="P99" style:family="paragraph" style:parent-style-name="Normale">
      <style:paragraph-properties fo:margin-top="0.353cm" fo:margin-bottom="0cm" style:contextual-spacing="false" fo:text-align="justify" style:justify-single-word="false" fo:keep-together="always" fo:keep-with-next="always"/>
      <style:text-properties style:font-name="Times New Roman" fo:font-size="16pt" fo:font-style="italic" fo:font-weight="bold" style:font-name-asian="SimSun" style:font-size-asian="16pt" style:font-style-asian="italic" style:font-weight-asian="bold" style:font-name-complex="Times New Roman" style:font-size-complex="16pt" style:font-style-complex="italic" style:font-weight-complex="bold"/>
    </style:style>
    <style:style style:name="P100" style:family="paragraph" style:parent-style-name="Nessuna_20_spaziatura">
      <style:paragraph-properties fo:text-align="justify" style:justify-single-word="false"/>
      <style:text-properties style:font-name="Times New Roman" fo:font-size="12pt" style:font-size-asian="12pt" style:font-name-complex="Times New Roman" style:font-size-complex="12pt"/>
    </style:style>
    <style:style style:name="P101" style:family="paragraph" style:parent-style-name="Nessuna_20_spaziatura">
      <style:paragraph-properties fo:text-align="center" style:justify-single-word="false"/>
      <style:text-properties style:font-name="Times New Roman" fo:font-size="12pt" style:font-size-asian="12pt" style:font-name-complex="Times New Roman" style:font-size-complex="12pt"/>
    </style:style>
    <style:style style:name="P102" style:family="paragraph" style:parent-style-name="Nessuna_20_spaziatura">
      <style:paragraph-properties fo:text-align="center" style:justify-single-word="false"/>
      <style:text-properties style:font-name="Times New Roman" fo:font-size="12pt" style:font-size-asian="12pt" style:font-name-complex="Times New Roman" style:font-size-complex="12pt" style:font-style-complex="italic" style:font-weight-complex="bold"/>
    </style:style>
    <style:style style:name="P103" style:family="paragraph" style:parent-style-name="Nessuna_20_spaziatura">
      <style:paragraph-properties fo:text-align="center" style:justify-single-word="false"/>
      <style:text-properties style:font-name="Times New Roman" fo:font-size="12pt" fo:font-weight="bold" style:font-size-asian="12pt" style:font-weight-asian="bold" style:font-name-complex="Times New Roman" style:font-size-complex="12pt"/>
    </style:style>
    <style:style style:name="P104" style:family="paragraph" style:parent-style-name="Nessuna_20_spaziatura">
      <style:paragraph-properties fo:text-align="center" style:justify-single-word="false"/>
      <style:text-properties style:font-name="Times New Roman" fo:font-size="12pt" fo:font-weight="bold" style:font-size-asian="12pt" style:font-weight-asian="bold" style:font-name-complex="Times New Roman" style:font-size-complex="12pt" style:font-weight-complex="bold"/>
    </style:style>
    <style:style style:name="P105" style:family="paragraph" style:parent-style-name="Nessuna_20_spaziatura">
      <style:paragraph-properties fo:text-align="justify" style:justify-single-word="false"/>
      <style:text-properties style:font-name="Times New Roman" fo:font-size="12pt" fo:background-color="#ffff00" style:font-size-asian="12pt" style:font-name-complex="Times New Roman" style:font-size-complex="12pt"/>
    </style:style>
    <style:style style:name="P106" style:family="paragraph" style:parent-style-name="Nessuna_20_spaziatura">
      <style:text-properties style:font-name="Times New Roman"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style>
    <style:style style:name="P107" style:family="paragraph" style:parent-style-name="Nessuna_20_spaziatura">
      <style:paragraph-properties fo:text-align="center" style:justify-single-word="false"/>
      <style:text-properties style:font-name="Times New Roman"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style>
    <style:style style:name="P108" style:family="paragraph" style:parent-style-name="Nessuna_20_spaziatura">
      <style:paragraph-properties fo:text-align="justify" style:justify-single-word="false"/>
      <style:text-properties style:font-name="Times New Roman" fo:font-size="16pt" fo:font-style="italic" fo:font-weight="bold" style:font-name-asian="SimSun" style:font-size-asian="16pt" style:font-style-asian="italic" style:font-weight-asian="bold" style:font-name-complex="Times New Roman" style:font-size-complex="16pt" style:font-style-complex="italic" style:font-weight-complex="bold"/>
    </style:style>
    <style:style style:name="P109" style:family="paragraph" style:parent-style-name="Nessuna_20_spaziatura">
      <style:paragraph-properties fo:text-align="justify" style:justify-single-word="false"/>
      <style:text-properties style:font-name="Times New Roman" fo:font-size="14pt" fo:font-style="italic" style:text-underline-style="solid" style:text-underline-width="auto" style:text-underline-color="font-color" fo:font-weight="bold" style:text-underline-mode="continuous" style:text-overline-mode="continuous" style:text-line-through-mode="continuous" style:font-size-asian="14pt" style:font-style-asian="italic" style:font-weight-asian="bold" style:font-name-complex="Times New Roman" style:font-size-complex="14pt"/>
    </style:style>
    <style:style style:name="P110" style:family="paragraph" style:parent-style-name="Nessuna_20_spaziatura">
      <style:paragraph-properties fo:text-align="justify" style:justify-single-word="false"/>
      <style:text-properties style:font-name="Times New Roman" fo:font-size="14pt" fo:font-style="italic" fo:font-weight="bold" style:font-size-asian="14pt" style:font-style-asian="italic" style:font-weight-asian="bold" style:font-name-complex="Times New Roman" style:font-size-complex="14pt"/>
    </style:style>
    <style:style style:name="P111" style:family="paragraph" style:parent-style-name="Nessuna_20_spaziatura">
      <style:paragraph-properties fo:text-align="justify" style:justify-single-word="false"/>
      <style:text-properties style:font-name="Times New Roman" fo:font-size="14pt" style:font-size-asian="14pt" style:font-name-complex="Times New Roman" style:font-size-complex="14pt"/>
    </style:style>
    <style:style style:name="P112" style:family="paragraph" style:parent-style-name="Nessuna_20_spaziatura">
      <style:text-properties style:font-name="Times New Roman" style:font-name-complex="Times New Roman"/>
    </style:style>
    <style:style style:name="P113" style:family="paragraph" style:parent-style-name="Nessuna_20_spaziatura">
      <style:paragraph-properties fo:text-align="center" style:justify-single-word="false"/>
      <style:text-properties style:font-name="Times New Roman" style:font-name-complex="Times New Roman"/>
    </style:style>
    <style:style style:name="P114" style:family="paragraph" style:parent-style-name="Nessuna_20_spaziatura">
      <style:paragraph-properties fo:text-align="justify" style:justify-single-word="false"/>
      <style:text-properties style:font-name="Times New Roman" fo:font-size="18pt" fo:font-style="italic" fo:font-weight="bold" style:font-size-asian="18pt" style:font-style-asian="italic" style:font-weight-asian="bold" style:font-name-complex="Times New Roman" style:font-size-complex="18pt"/>
    </style:style>
    <style:style style:name="P115" style:family="paragraph" style:parent-style-name="Nessuna_20_spaziatura">
      <style:paragraph-properties fo:text-align="center" style:justify-single-word="false"/>
    </style:style>
    <style:style style:name="P116" style:family="paragraph" style:parent-style-name="Didascalia">
      <style:paragraph-properties fo:text-align="center" style:justify-single-word="false"/>
    </style:style>
    <style:style style:name="P117" style:family="paragraph" style:parent-style-name="Didascalia">
      <style:paragraph-properties fo:text-align="justify" style:justify-single-word="false"/>
    </style:style>
    <style:style style:name="P118" style:family="paragraph" style:parent-style-name="Didascalia">
      <style:paragraph-properties fo:text-align="justify" style:justify-single-word="false"/>
      <style:text-properties style:use-window-font-color="true" style:font-name="Times New Roman" fo:font-size="14pt" fo:font-style="italic" style:text-underline-style="solid" style:text-underline-width="auto" style:text-underline-color="font-color" style:text-underline-mode="continuous" style:text-overline-mode="continuous" style:text-line-through-mode="continuous" style:font-size-asian="14pt" style:font-style-asian="italic" style:font-name-complex="Times New Roman" style:font-size-complex="14pt" style:font-weight-complex="normal"/>
    </style:style>
    <style:style style:name="P119" style:family="paragraph" style:parent-style-name="Didascalia">
      <style:text-properties style:font-name="Times New Roman" style:font-name-complex="Times New Roman"/>
    </style:style>
    <style:style style:name="P120" style:family="paragraph" style:parent-style-name="Didascalia">
      <style:paragraph-properties fo:text-align="justify" style:justify-single-word="false"/>
      <style:text-properties style:font-name="Times New Roman" style:font-name-complex="Times New Roman"/>
    </style:style>
    <style:style style:name="P121" style:family="paragraph" style:parent-style-name="Didascalia">
      <style:paragraph-properties fo:text-align="center" style:justify-single-word="false"/>
      <style:text-properties style:font-name="Times New Roman" style:font-name-complex="Times New Roman"/>
    </style:style>
    <style:style style:name="P122" style:family="paragraph" style:parent-style-name="Nessuna_20_spaziatura">
      <style:paragraph-properties fo:margin-left="0.635cm" fo:margin-right="0cm" fo:text-align="justify" style:justify-single-word="false" fo:text-indent="0cm" style:auto-text-indent="false">
        <style:tab-stops/>
      </style:paragraph-properties>
      <style:text-properties style:font-name="Times New Roman" fo:font-size="14pt" fo:font-style="italic" style:text-underline-style="solid" style:text-underline-width="auto" style:text-underline-color="font-color" fo:font-weight="bold" style:text-underline-mode="continuous" style:text-overline-mode="continuous" style:text-line-through-mode="continuous" style:font-size-asian="14pt" style:font-style-asian="italic" style:font-weight-asian="bold" style:font-name-complex="Times New Roman" style:font-size-complex="14pt"/>
    </style:style>
    <style:style style:name="P123" style:family="paragraph" style:parent-style-name="Normale">
      <style:paragraph-properties fo:margin-left="0.635cm" fo:margin-right="0cm" fo:margin-top="0cm" fo:margin-bottom="0cm" style:contextual-spacing="false" fo:text-align="justify" style:justify-single-word="false" fo:text-indent="0cm" style:auto-text-indent="false">
        <style:tab-stops/>
      </style:paragraph-properties>
      <style:text-properties style:font-name="Times New Roman" fo:font-size="14pt" style:font-size-asian="14pt" style:font-name-complex="Times New Roman" style:font-size-complex="14pt"/>
    </style:style>
    <style:style style:name="P124" style:family="paragraph" style:parent-style-name="Nessuna_20_spaziatura">
      <style:paragraph-properties fo:text-align="center" style:justify-single-word="false" fo:keep-with-next="always"/>
      <style:text-properties style:font-name="Times New Roman" fo:font-size="12pt" style:font-size-asian="12pt" style:font-name-complex="Times New Roman" style:font-size-complex="12pt"/>
    </style:style>
    <style:style style:name="P125" style:family="paragraph" style:parent-style-name="Nessuna_20_spaziatura">
      <style:paragraph-properties fo:text-align="center" style:justify-single-word="false" fo:keep-with-next="always"/>
      <style:text-properties style:font-name="Times New Roman" style:font-name-complex="Times New Roman"/>
    </style:style>
    <style:style style:name="P126" style:family="paragraph" style:parent-style-name="Didascalia">
      <style:paragraph-properties fo:text-align="justify" style:justify-single-word="false" fo:keep-with-next="always"/>
      <style:text-properties style:font-name="Times New Roman" style:font-name-complex="Times New Roman"/>
    </style:style>
    <style:style style:name="P127" style:family="paragraph" style:parent-style-name="Didascalia">
      <style:paragraph-properties fo:text-align="justify" style:justify-single-word="false" fo:keep-with-next="always"/>
    </style:style>
    <style:style style:name="P128" style:family="paragraph" style:parent-style-name="Nessuna_20_spaziatura">
      <style:paragraph-properties fo:margin-left="1.905cm" fo:margin-right="0cm" fo:text-align="justify" style:justify-single-word="false" fo:text-indent="0cm" style:auto-text-indent="false">
        <style:tab-stops/>
      </style:paragraph-properties>
    </style:style>
    <style:style style:name="P129" style:family="paragraph" style:parent-style-name="Nessuna_20_spaziatura">
      <style:paragraph-properties fo:margin-left="1.905cm" fo:margin-right="0cm" fo:text-align="justify" style:justify-single-word="false" fo:text-indent="0cm" style:auto-text-indent="false">
        <style:tab-stops/>
      </style:paragraph-properties>
      <style:text-properties style:font-name="Times New Roman" fo:font-size="14pt" fo:font-style="italic" style:text-underline-style="solid" style:text-underline-width="auto" style:text-underline-color="font-color" fo:font-weight="bold" style:text-underline-mode="continuous" style:text-overline-mode="continuous" style:text-line-through-mode="continuous" style:font-size-asian="14pt" style:font-style-asian="italic" style:font-weight-asian="bold" style:font-name-complex="Times New Roman" style:font-size-complex="14pt"/>
    </style:style>
    <style:style style:name="P130" style:family="paragraph" style:parent-style-name="Normale">
      <style:paragraph-properties fo:margin-top="0cm" fo:margin-bottom="0.282cm" style:contextual-spacing="false" fo:line-height="106%" fo:text-align="justify" style:justify-single-word="false"/>
      <style:text-properties style:font-name="Times New Roman" fo:font-size="14pt" fo:font-style="italic" style:text-underline-style="solid" style:text-underline-width="auto" style:text-underline-color="font-color" fo:font-weight="bold" style:text-underline-mode="continuous" style:text-overline-mode="continuous" style:text-line-through-mode="continuous" style:font-size-asian="14pt" style:font-style-asian="italic" style:font-weight-asian="bold" style:font-name-complex="Times New Roman" style:font-size-complex="14pt"/>
    </style:style>
    <style:style style:name="P131" style:family="paragraph" style:parent-style-name="Normale">
      <style:paragraph-properties fo:margin-top="0cm" fo:margin-bottom="0.282cm" style:contextual-spacing="false" fo:line-height="106%"/>
      <style:text-properties style:font-name="Times New Roman" fo:font-size="12pt" style:font-name-asian="Calibri" style:font-size-asian="12pt" style:font-name-complex="Times New Roman" style:font-size-complex="12pt"/>
    </style:style>
    <style:style style:name="P132" style:family="paragraph" style:parent-style-name="Normale">
      <style:paragraph-properties fo:margin-top="0cm" fo:margin-bottom="0.282cm" style:contextual-spacing="false" fo:line-height="106%" fo:text-align="justify" style:justify-single-word="false"/>
    </style:style>
    <style:style style:name="P133" style:family="paragraph" style:parent-style-name="Normale">
      <style:paragraph-properties fo:margin-top="0cm" fo:margin-bottom="0.282cm" style:contextual-spacing="false" fo:line-height="106%" fo:text-align="center" style:justify-single-word="false"/>
    </style:style>
    <style:style style:name="P134" style:family="paragraph" style:parent-style-name="Didascalia">
      <style:paragraph-properties fo:text-align="justify" style:justify-single-word="false" fo:background-color="#ffffff">
        <style:background-image/>
      </style:paragraph-properties>
    </style:style>
    <style:style style:name="P135" style:family="paragraph" style:parent-style-name="Paragrafo_20_elenco">
      <style:paragraph-properties fo:margin-left="1.376cm" fo:margin-right="0cm" fo:margin-top="0.353cm" fo:margin-bottom="0cm" style:contextual-spacing="false" fo:text-align="justify" style:justify-single-word="false" fo:keep-together="always" fo:text-indent="0cm" style:auto-text-indent="false" fo:keep-with-next="always">
        <style:tab-stops/>
      </style:paragraph-properties>
      <style:text-properties fo:text-transform="uppercase" style:font-name="Times New Roman" fo:font-size="16pt" fo:font-style="italic" fo:font-weight="bold" style:font-name-asian="SimSun" style:font-size-asian="16pt" style:font-style-asian="italic" style:font-weight-asian="bold" style:font-name-complex="Times New Roman" style:font-size-complex="16pt" style:font-style-complex="italic" style:font-weight-complex="bold"/>
    </style:style>
    <style:style style:name="P136" style:family="paragraph" style:parent-style-name="Paragrafo_20_elenco">
      <style:paragraph-properties fo:margin-left="0cm" fo:margin-right="0cm" fo:margin-top="0.353cm" fo:margin-bottom="0cm" style:contextual-spacing="false" fo:keep-together="always" fo:text-indent="0cm" style:auto-text-indent="false" fo:keep-with-next="always">
        <style:tab-stops/>
      </style:paragraph-properties>
      <style:text-properties fo:text-transform="uppercase" style:font-name="Times New Roman" fo:font-size="14pt" fo:font-weight="bold" style:font-name-asian="SimSun" style:font-size-asian="14pt" style:font-weight-asian="bold" style:font-name-complex="Times New Roman" style:font-size-complex="14pt" style:font-style-complex="italic" style:font-weight-complex="bold"/>
    </style:style>
    <style:style style:name="P137" style:family="paragraph" style:parent-style-name="Normale">
      <style:paragraph-properties fo:margin-top="0.423cm" fo:margin-bottom="0cm" style:contextual-spacing="false" fo:text-align="justify" style:justify-single-word="false" fo:keep-together="always" fo:keep-with-next="always"/>
      <style:text-properties style:font-name="Times New Roman" fo:font-size="12pt" fo:font-weight="bold" style:font-name-asian="SimSun" style:font-size-asian="12pt" style:font-weight-asian="bold" style:font-name-complex="Times New Roman" style:font-size-complex="12pt" style:font-style-complex="italic" style:font-weight-complex="bold"/>
    </style:style>
    <style:style style:name="P138" style:family="paragraph" style:parent-style-name="Normale" style:master-page-name="MP0">
      <style:paragraph-properties fo:text-align="center" style:justify-single-word="false" style:page-number="auto" fo:break-before="page"/>
    </style:style>
    <style:style style:name="P139" style:family="paragraph" style:parent-style-name="Normale">
      <style:paragraph-properties fo:margin-top="0cm" fo:margin-bottom="0cm" style:contextual-spacing="false" fo:text-align="justify" style:justify-single-word="false"/>
      <style:text-properties fo:color="#000099" style:font-name="Times New Roman" fo:font-size="12pt" style:font-name-asian="SimSun" style:font-size-asian="12pt" style:font-name-complex="Times New Roman" style:font-size-complex="12pt" style:font-style-complex="italic" style:font-weight-complex="bold"/>
    </style:style>
    <style:style style:name="P140" style:family="paragraph" style:parent-style-name="Normale">
      <style:paragraph-properties fo:margin-top="0cm" fo:margin-bottom="0cm" style:contextual-spacing="false"/>
      <style:text-properties fo:color="#000099" style:font-name="Times New Roman" fo:font-size="12pt" style:font-size-asian="12pt" style:font-name-complex="Times New Roman" style:font-size-complex="12pt"/>
    </style:style>
    <style:style style:name="P141" style:family="paragraph" style:parent-style-name="Normale">
      <style:paragraph-properties fo:margin-top="0cm" fo:margin-bottom="0cm" style:contextual-spacing="false"/>
      <style:text-properties fo:color="#000099" officeooo:rsid="002038de" officeooo:paragraph-rsid="002038de"/>
    </style:style>
    <style:style style:name="P142" style:family="paragraph" style:parent-style-name="Normale">
      <style:paragraph-properties fo:margin-top="0cm" fo:margin-bottom="0cm" style:contextual-spacing="false" fo:text-align="justify" style:justify-single-word="false"/>
    </style:style>
    <style:style style:name="P143" style:family="paragraph" style:parent-style-name="Normale">
      <style:paragraph-properties fo:margin-top="0cm" fo:margin-bottom="0cm" style:contextual-spacing="false" fo:text-align="justify" style:justify-single-word="false"/>
      <style:text-properties style:font-name="Times New Roman" fo:font-size="12pt" officeooo:paragraph-rsid="00221ed1" style:font-size-asian="12pt" style:font-name-complex="Times New Roman" style:font-size-complex="12pt"/>
    </style:style>
    <style:style style:name="P144" style:family="paragraph" style:parent-style-name="Paragrafo_20_elenco" style:list-style-name="L1">
      <style:paragraph-properties fo:text-align="center" style:justify-single-word="false"/>
      <style:text-properties style:font-name="Times New Roman"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name-complex="Times New Roman" style:font-size-complex="16pt"/>
    </style:style>
    <style:style style:name="P145" style:family="paragraph" style:parent-style-name="Paragrafo_20_elenco" style:list-style-name="L2">
      <style:text-properties fo:color="#000000" style:font-name="Times New Roman" fo:font-size="14pt" fo:font-weight="bold" style:font-size-asian="14pt" style:font-weight-asian="bold" style:font-name-complex="Times New Roman" style:font-size-complex="14pt"/>
    </style:style>
    <style:style style:name="P146" style:family="paragraph" style:parent-style-name="Paragrafo_20_elenco" style:list-style-name="L1">
      <style:paragraph-properties fo:margin-left="0.751cm" fo:margin-right="0cm" fo:margin-top="0cm" fo:margin-bottom="0cm" style:contextual-spacing="false" fo:text-indent="-0.751cm" style:auto-text-indent="false">
        <style:tab-stops/>
      </style:paragraph-properties>
      <style:text-properties style:font-name="Times New Roman" fo:font-size="14pt" fo:font-weight="bold" style:font-name-asian="SimSun" style:font-size-asian="14pt" style:font-weight-asian="bold" style:font-name-complex="Times New Roman" style:font-size-complex="14pt" style:font-style-complex="italic" style:font-weight-complex="bold"/>
    </style:style>
    <style:style style:name="P147" style:family="paragraph" style:parent-style-name="Paragrafo_20_elenco" style:list-style-name="L1">
      <style:paragraph-properties fo:margin-left="0.751cm" fo:margin-right="0cm" fo:margin-top="0cm" fo:margin-bottom="0cm" style:contextual-spacing="false" fo:text-align="justify" style:justify-single-word="false" fo:text-indent="-0.751cm" style:auto-text-indent="false">
        <style:tab-stops/>
      </style:paragraph-properties>
      <style:text-properties style:font-name="Times New Roman" fo:font-size="14pt" fo:font-weight="bold" style:font-name-asian="SimSun" style:font-size-asian="14pt" style:font-weight-asian="bold" style:font-name-complex="Times New Roman" style:font-size-complex="14pt" style:font-style-complex="italic" style:font-weight-complex="bold"/>
    </style:style>
    <style:style style:name="P148" style:family="paragraph" style:parent-style-name="Paragrafo_20_elenco" style:list-style-name="L4">
      <style:paragraph-properties fo:margin-left="0.751cm" fo:margin-right="0cm" fo:margin-top="0cm" fo:margin-bottom="0cm" style:contextual-spacing="false" fo:text-align="justify" style:justify-single-word="false" fo:text-indent="-0.751cm" style:auto-text-indent="false">
        <style:tab-stops/>
      </style:paragraph-properties>
      <style:text-properties style:font-name="Times New Roman" fo:font-size="14pt" fo:font-weight="bold" style:font-name-asian="SimSun" style:font-size-asian="14pt" style:font-weight-asian="bold" style:font-name-complex="Times New Roman" style:font-size-complex="14pt" style:font-style-complex="italic" style:font-weight-complex="bold"/>
    </style:style>
    <style:style style:name="P149" style:family="paragraph" style:parent-style-name="Paragrafo_20_elenco" style:list-style-name="L1">
      <style:paragraph-properties fo:margin-left="0.751cm" fo:margin-right="0cm" fo:margin-top="0.353cm" fo:margin-bottom="0cm" style:contextual-spacing="false" fo:text-align="justify" style:justify-single-word="false" fo:keep-together="always" fo:text-indent="-0.751cm" style:auto-text-indent="false" fo:keep-with-next="always">
        <style:tab-stops/>
      </style:paragraph-properties>
      <style:text-properties style:font-name="Times New Roman" fo:font-size="14pt" fo:font-weight="bold" style:font-name-asian="SimSun" style:font-size-asian="14pt" style:font-weight-asian="bold" style:font-name-complex="Times New Roman" style:font-size-complex="14pt" style:font-style-complex="italic" style:font-weight-complex="bold"/>
    </style:style>
    <style:style style:name="P150" style:family="paragraph" style:parent-style-name="Paragrafo_20_elenco" style:list-style-name="L3">
      <style:paragraph-properties fo:margin-top="0cm" fo:margin-bottom="0cm" style:contextual-spacing="false" fo:text-align="justify" style:justify-single-word="false"/>
    </style:style>
    <style:style style:name="P151" style:family="paragraph" style:parent-style-name="Paragrafo_20_elenco" style:list-style-name="L4">
      <style:paragraph-properties fo:margin-top="0cm" fo:margin-bottom="0cm" style:contextual-spacing="false" fo:text-align="justify" style:justify-single-word="false"/>
    </style:style>
    <style:style style:name="P152" style:family="paragraph" style:parent-style-name="Paragrafo_20_elenco" style:list-style-name="L5">
      <style:paragraph-properties fo:margin-top="0cm" fo:margin-bottom="0cm" style:contextual-spacing="false" fo:text-align="center" style:justify-single-word="false"/>
    </style:style>
    <style:style style:name="P153" style:family="paragraph" style:parent-style-name="Paragrafo_20_elenco" style:list-style-name="L3">
      <style:paragraph-properties fo:margin-top="0.353cm" fo:margin-bottom="0cm" style:contextual-spacing="false" fo:text-align="justify" style:justify-single-word="false" fo:keep-together="always" fo:keep-with-next="always"/>
    </style:style>
    <style:style style:name="P154" style:family="paragraph" style:parent-style-name="Nessuna_20_spaziatura" style:list-style-name="L4">
      <style:paragraph-properties fo:text-align="justify" style:justify-single-word="false"/>
      <style:text-properties style:font-name="Times New Roman" fo:font-size="14pt" fo:font-style="italic" style:text-underline-style="solid" style:text-underline-width="auto" style:text-underline-color="font-color" fo:font-weight="bold" style:text-underline-mode="continuous" style:text-overline-mode="continuous" style:text-line-through-mode="continuous" style:font-size-asian="14pt" style:font-style-asian="italic" style:font-weight-asian="bold" style:font-name-complex="Times New Roman" style:font-size-complex="14pt"/>
    </style:style>
    <style:style style:name="P155" style:family="paragraph" style:parent-style-name="Nessuna_20_spaziatura">
      <style:paragraph-properties fo:text-align="center" style:justify-single-word="false"/>
      <style:text-properties style:font-name="Times New Roman" fo:font-size="12pt" fo:font-weight="bold" officeooo:paragraph-rsid="001f0ead" style:font-size-asian="12pt" style:font-weight-asian="bold" style:font-name-complex="Times New Roman" style:font-size-complex="12pt"/>
    </style:style>
    <style:style style:name="P156" style:family="paragraph" style:parent-style-name="Nessuna_20_spaziatura">
      <style:paragraph-properties fo:text-align="justify" style:justify-single-word="false"/>
      <style:text-properties style:font-name="Times New Roman" fo:font-size="12pt" style:font-size-asian="12pt" style:font-name-complex="Times New Roman" style:font-size-complex="12pt"/>
    </style:style>
    <style:style style:name="P157" style:family="paragraph" style:parent-style-name="Nessuna_20_spaziatura">
      <style:paragraph-properties fo:text-align="center" style:justify-single-word="false"/>
    </style:style>
    <style:style style:name="P158" style:family="paragraph" style:parent-style-name="Nessuna_20_spaziatura">
      <style:paragraph-properties fo:text-align="center" style:justify-single-word="false"/>
      <style:text-properties officeooo:paragraph-rsid="001f0ead"/>
    </style:style>
    <style:style style:name="P159" style:family="paragraph" style:parent-style-name="Nessuna_20_spaziatura">
      <style:paragraph-properties fo:text-align="center" style:justify-single-word="false"/>
      <style:text-properties officeooo:paragraph-rsid="002038de"/>
    </style:style>
    <style:style style:name="P160" style:family="paragraph" style:parent-style-name="Nessuna_20_spaziatura">
      <style:paragraph-properties fo:text-align="start" style:justify-single-word="false"/>
      <style:text-properties officeooo:paragraph-rsid="002038de"/>
    </style:style>
    <style:style style:name="P161" style:family="paragraph" style:parent-style-name="Nessuna_20_spaziatura">
      <style:paragraph-properties fo:text-align="justify" style:justify-single-word="false"/>
      <style:text-properties officeooo:paragraph-rsid="002038de"/>
    </style:style>
    <style:style style:name="P162" style:family="paragraph" style:parent-style-name="Nessuna_20_spaziatura">
      <style:text-properties officeooo:paragraph-rsid="002038de"/>
    </style:style>
    <style:style style:name="P163" style:family="paragraph" style:parent-style-name="Nessuna_20_spaziatura" style:list-style-name="L1">
      <style:paragraph-properties fo:margin-left="0.751cm" fo:margin-right="0cm" fo:text-align="justify" style:justify-single-word="false" fo:text-indent="-0.751cm" style:auto-text-indent="false">
        <style:tab-stops/>
      </style:paragraph-properties>
    </style:style>
    <style:style style:name="P164" style:family="paragraph">
      <style:paragraph-properties style:writing-mode="lr-tb" style:font-independent-line-spacing="false"/>
    </style:style>
    <style:style style:name="T1" style:family="text">
      <style:text-properties style:language-asian="it" style:country-asian="IT"/>
    </style:style>
    <style:style style:name="T2" style:family="text">
      <style:text-properties fo:font-size="28pt" style:font-size-asian="28pt" style:language-asian="it" style:country-asian="IT" style:font-size-complex="28pt"/>
    </style:style>
    <style:style style:name="T3" style:family="text">
      <style:text-properties style:font-name="Times New Roman" style:language-asian="it" style:country-asian="IT" style:font-name-complex="Times New Roman"/>
    </style:style>
    <style:style style:name="T4" style:family="text">
      <style:text-properties style:font-name="Times New Roman" fo:font-size="12pt" style:font-name-asian="SimSun" style:font-size-asian="12pt" style:font-name-complex="Times New Roman" style:font-size-complex="12pt"/>
    </style:style>
    <style:style style:name="T5" style:family="text">
      <style:text-properties style:font-name="Times New Roman" fo:font-size="12pt" style:font-name-asian="SimSun" style:font-size-asian="12pt" style:font-name-complex="Times New Roman" style:font-size-complex="12pt" style:font-style-complex="italic" style:font-weight-complex="bold"/>
    </style:style>
    <style:style style:name="T6" style:family="text">
      <style:text-properties style:font-name="Times New Roman" fo:font-size="12pt" officeooo:rsid="001f0ead" style:font-name-asian="SimSun" style:font-size-asian="12pt" style:font-name-complex="Times New Roman" style:font-size-complex="12pt" style:font-style-complex="italic" style:font-weight-complex="bold"/>
    </style:style>
    <style:style style:name="T7" style:family="text">
      <style:text-properties style:font-name="Times New Roman" fo:font-size="12pt" officeooo:rsid="00221ed1" style:font-name-asian="SimSun" style:font-size-asian="12pt" style:font-name-complex="Times New Roman" style:font-size-complex="12pt" style:font-style-complex="italic" style:font-weight-complex="bold"/>
    </style:style>
    <style:style style:name="T8" style:family="text">
      <style:text-properties style:font-name="Times New Roman" fo:font-size="12pt" style:font-name-asian="SimSun" style:font-size-asian="12pt" style:language-asian="it" style:country-asian="IT" style:font-name-complex="Times New Roman" style:font-size-complex="12pt" style:font-style-complex="italic" style:font-weight-complex="bold"/>
    </style:style>
    <style:style style:name="T9" style:family="text">
      <style:text-properties style:font-name="Times New Roman" fo:font-size="12pt" style:font-size-asian="12pt" style:font-name-complex="Times New Roman" style:font-size-complex="12pt"/>
    </style:style>
    <style:style style:name="T10" style:family="text">
      <style:text-properties style:font-name="Times New Roman" fo:font-size="12pt" style:font-size-asian="12pt" style:font-name-complex="Times New Roman" style:font-size-complex="12pt" style:font-style-complex="italic" style:font-weight-complex="bold"/>
    </style:style>
    <style:style style:name="T11" style:family="text">
      <style:text-properties style:font-name="Times New Roman" fo:font-size="12pt" officeooo:rsid="002038de" style:font-size-asian="12pt" style:font-name-complex="Times New Roman" style:font-size-complex="12pt" style:font-style-complex="italic" style:font-weight-complex="bold"/>
    </style:style>
    <style:style style:name="T12" style:family="text">
      <style:text-properties style:font-name="Times New Roman" fo:font-size="12pt" officeooo:rsid="001f0ead" style:font-size-asian="12pt" style:font-name-complex="Times New Roman" style:font-size-complex="12pt"/>
    </style:style>
    <style:style style:name="T13" style:family="text">
      <style:text-properties style:font-name="Times New Roman" fo:font-size="12pt" officeooo:rsid="002038de" style:font-size-asian="12pt" style:font-name-complex="Times New Roman" style:font-size-complex="12pt"/>
    </style:style>
    <style:style style:name="T14" style:family="text">
      <style:text-properties style:font-name="Times New Roman" fo:font-size="12pt" officeooo:rsid="00221ed1" style:font-size-asian="12pt" style:font-name-complex="Times New Roman" style:font-size-complex="12pt"/>
    </style:style>
    <style:style style:name="T15" style:family="text">
      <style:text-properties style:font-name="Times New Roman" fo:font-size="12pt" fo:font-weight="bold" style:font-size-asian="12pt" style:font-weight-asian="bold" style:font-name-complex="Times New Roman" style:font-size-complex="12pt"/>
    </style:style>
    <style:style style:name="T16" style:family="text">
      <style:text-properties style:font-name="Times New Roman" fo:font-size="12pt" fo:font-weight="bold" style:font-size-asian="12pt" style:font-weight-asian="bold" style:font-name-complex="Times New Roman" style:font-size-complex="12pt" style:font-style-complex="italic" style:font-weight-complex="bold"/>
    </style:style>
    <style:style style:name="T17" style:family="text">
      <style:text-properties style:font-name="Times New Roman" fo:font-size="12pt" fo:font-weight="bold" style:font-name-asian="SimSun" style:font-size-asian="12pt" style:font-weight-asian="bold" style:font-name-complex="Times New Roman" style:font-size-complex="12pt"/>
    </style:style>
    <style:style style:name="T18" style:family="text">
      <style:text-properties style:font-name="Times New Roman" fo:font-size="12pt" fo:font-weight="bold" style:font-name-asian="SimSun" style:font-size-asian="12pt" style:font-weight-asian="bold" style:font-name-complex="Times New Roman" style:font-size-complex="12pt" style:font-style-complex="italic" style:font-weight-complex="bold"/>
    </style:style>
    <style:style style:name="T19" style:family="text">
      <style:text-properties style:font-name="Times New Roman" fo:font-size="12pt" fo:font-weight="bold" style:font-name-asian="Calibri" style:font-size-asian="12pt" style:font-weight-asian="bold" style:font-name-complex="Times New Roman" style:font-size-complex="12pt"/>
    </style:style>
    <style:style style:name="T20" style:family="text">
      <style:text-properties style:font-name="Times New Roman" fo:font-size="12pt" style:font-name-asian="Calibri" style:font-size-asian="12pt" style:font-name-complex="Times New Roman" style:font-size-complex="12pt"/>
    </style:style>
    <style:style style:name="T21" style:family="text">
      <style:text-properties style:font-name="Times New Roman" fo:font-size="12pt" fo:font-style="italic" style:font-size-asian="12pt" style:font-style-asian="italic" style:font-name-complex="Times New Roman" style:font-size-complex="12pt"/>
    </style:style>
    <style:style style:name="T22" style:family="text">
      <style:text-properties style:font-name="Times New Roman" fo:font-size="12pt" fo:font-style="italic" style:font-name-asian="SimSun" style:font-size-asian="12pt" style:font-style-asian="italic" style:font-name-complex="Times New Roman" style:font-size-complex="12pt" style:font-style-complex="italic" style:font-weight-complex="bold"/>
    </style:style>
    <style:style style:name="T23" style:family="text">
      <style:text-properties style:font-name="Times New Roman" fo:font-size="12pt" fo:font-style="italic" fo:font-weight="bold" style:font-name-asian="SimSun" style:font-size-asian="12pt" style:font-style-asian="italic" style:font-weight-asian="bold" style:font-name-complex="Times New Roman" style:font-size-complex="12pt" style:font-style-complex="italic" style:font-weight-complex="bold"/>
    </style:style>
    <style:style style:name="T24" style:family="text">
      <style:text-properties style:font-name="Times New Roman" fo:font-size="12pt" fo:font-style="italic" fo:font-weight="bold" style:font-size-asian="12pt" style:font-style-asian="italic" style:font-weight-asian="bold" style:font-name-complex="Times New Roman" style:font-size-complex="12pt"/>
    </style:style>
    <style:style style:name="T25" style:family="text">
      <style:text-properties style:font-name="Times New Roman" fo:font-size="12pt" fo:language="en" fo:country="GB" style:font-size-asian="12pt" style:font-name-complex="Times New Roman" style:font-size-complex="12pt"/>
    </style:style>
    <style:style style:name="T26" style:family="text">
      <style:text-properties style:font-name="Times New Roman" fo:font-size="12pt" fo:language="en" fo:country="GB" style:font-name-asian="SimSun" style:font-size-asian="12pt" style:font-name-complex="Times New Roman" style:font-size-complex="12pt"/>
    </style:style>
    <style:style style:name="T27" style:family="text">
      <style:text-properties style:font-name="Times New Roman" fo:font-size="12pt" fo:language="en" fo:country="US" style:font-size-asian="12pt" style:font-name-complex="Times New Roman" style:font-size-complex="12pt"/>
    </style:style>
    <style:style style:name="T28" style:family="text">
      <style:text-properties style:font-name="Times New Roman" fo:font-size="12pt" fo:language="en" fo:country="US" officeooo:rsid="00221ed1" style:font-size-asian="12pt" style:font-name-complex="Times New Roman" style:font-size-complex="12pt"/>
    </style:style>
    <style:style style:name="T29" style:family="text">
      <style:text-properties style:font-name="Times New Roman" fo:font-size="12pt" fo:language="en" fo:country="US" fo:font-weight="bold" style:font-size-asian="12pt" style:font-weight-asian="bold" style:font-name-complex="Times New Roman" style:font-size-complex="12pt" style:font-style-complex="italic" style:font-weight-complex="bold"/>
    </style:style>
    <style:style style:name="T30" style:family="text">
      <style:text-properties style:font-name="Times New Roman" fo:font-size="12pt" fo:language="en" fo:country="US" fo:font-weight="bold" style:font-name-asian="SimSun" style:font-size-asian="12pt" style:font-weight-asian="bold" style:font-name-complex="Times New Roman" style:font-size-complex="12pt" style:font-style-complex="italic" style:font-weight-complex="bold"/>
    </style:style>
    <style:style style:name="T31" style:family="text">
      <style:text-properties style:font-name="Times New Roman" fo:font-size="12pt" fo:language="en" fo:country="US" style:font-name-asian="SimSun" style:font-size-asian="12pt" style:font-name-complex="Times New Roman" style:font-size-complex="12pt" style:font-style-complex="italic" style:font-weight-complex="bold"/>
    </style:style>
    <style:style style:name="T32" style:family="text">
      <style:text-properties style:font-name="Times New Roman" fo:font-size="12pt" fo:background-color="#ffffff" loext:char-shading-value="0" style:font-size-asian="12pt" style:font-name-complex="Times New Roman" style:font-size-complex="12pt"/>
    </style:style>
    <style:style style:name="T33" style:family="text">
      <style:text-properties style:font-name="Times New Roman" fo:font-size="12pt" style:font-name-asian="Times New Roman" style:font-size-asian="12pt" style:font-name-complex="Times New Roman" style:font-size-complex="12pt"/>
    </style:style>
    <style:style style:name="T34" style:family="text">
      <style:text-properties style:font-name="Times New Roman"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style>
    <style:style style:name="T35" style:family="text">
      <style:text-properties style:font-name="Times New Roman" fo:font-size="12pt" officeooo:rsid="002038de" fo:background-color="#ffff00" loext:char-shading-value="0" style:font-size-asian="12pt" style:font-name-complex="Times New Roman" style:font-size-complex="12pt"/>
    </style:style>
    <style:style style:name="T36" style:family="text">
      <style:text-properties style:font-name="Times New Roman" fo:font-size="12pt" fo:font-weight="normal" style:font-size-asian="12pt" style:font-weight-asian="normal" style:font-name-complex="Times New Roman" style:font-size-complex="12pt" style:font-weight-complex="normal"/>
    </style:style>
    <style:style style:name="T37" style:family="text">
      <style:text-properties style:font-name="Times New Roman" style:font-name-complex="Times New Roman"/>
    </style:style>
    <style:style style:name="T38" style:family="text">
      <style:text-properties style:font-name="Times New Roman" fo:font-size="16pt" style:text-underline-style="solid" style:text-underline-width="auto" style:text-underline-color="font-color" fo:font-weight="bold" style:text-underline-mode="continuous" style:text-overline-mode="continuous" style:text-line-through-mode="continuous" style:font-name-asian="SimSun" style:font-size-asian="16pt" style:font-weight-asian="bold" style:font-name-complex="Times New Roman" style:font-size-complex="16pt" style:font-style-complex="italic" style:font-weight-complex="bold"/>
    </style:style>
    <style:style style:name="T39" style:family="text">
      <style:text-properties style:font-name="Times New Roman" fo:font-size="14pt" style:font-size-asian="14pt" style:font-name-complex="Times New Roman" style:font-size-complex="14pt"/>
    </style:style>
    <style:style style:name="T40" style:family="text">
      <style:text-properties style:font-name="Times New Roman" fo:font-size="14pt" fo:font-style="italic" style:font-size-asian="14pt" style:font-style-asian="italic" style:font-name-complex="Times New Roman" style:font-size-complex="14pt"/>
    </style:style>
    <style:style style:name="T41" style:family="text">
      <style:text-properties fo:font-style="italic" style:font-style-asian="italic"/>
    </style:style>
    <style:style style:name="T42" style:family="text">
      <style:text-properties fo:font-style="italic" style:font-style-asian="italic" style:font-style-complex="italic" style:font-weight-complex="bold"/>
    </style:style>
    <style:style style:name="T43" style:family="text">
      <style:text-properties style:text-position="sub 67%" style:font-name="Times New Roman" fo:font-size="12pt" style:font-size-asian="12pt" style:font-name-complex="Times New Roman" style:font-size-complex="12pt"/>
    </style:style>
    <style:style style:name="T44" style:family="text">
      <style:text-properties style:text-position="sub 67%" style:font-name="Times New Roman" fo:font-size="12pt" fo:font-weight="bold" style:font-size-asian="12pt" style:font-weight-asian="bold" style:font-name-complex="Times New Roman" style:font-size-complex="12pt"/>
    </style:style>
    <style:style style:name="T45" style:family="text">
      <style:text-properties style:text-position="sub 67%" style:font-name="Times New Roman" fo:font-size="12pt" fo:font-weight="bold" style:font-name-asian="SimSun" style:font-size-asian="12pt" style:font-weight-asian="bold" style:font-name-complex="Times New Roman" style:font-size-complex="12pt" style:font-style-complex="italic" style:font-weight-complex="bold"/>
    </style:style>
    <style:style style:name="T46" style:family="text">
      <style:text-properties style:text-position="sub 67%" style:font-name="Times New Roman" fo:font-size="12pt" fo:language="en" fo:country="GB" style:font-size-asian="12pt" style:font-name-complex="Times New Roman" style:font-size-complex="12pt"/>
    </style:style>
    <style:style style:name="T47" style:family="text">
      <style:text-properties style:text-position="sub 67%" style:font-name="Times New Roman" fo:font-size="12pt" style:font-name-asian="SimSun" style:font-size-asian="12pt" style:font-name-complex="Times New Roman" style:font-size-complex="12pt"/>
    </style:style>
    <style:style style:name="T48" style:family="text">
      <style:text-properties style:text-position="sub 67%" style:font-name="Times New Roman" fo:font-size="12pt" style:font-name-asian="SimSun" style:font-size-asian="12pt" style:font-name-complex="Times New Roman" style:font-size-complex="12pt" style:font-style-complex="italic" style:font-weight-complex="bold"/>
    </style:style>
    <style:style style:name="T49" style:family="text">
      <style:text-properties style:text-position="sub 67%" style:font-name="Times New Roman" fo:font-size="12pt" fo:language="en" fo:country="US" fo:font-weight="bold" style:font-size-asian="12pt" style:font-weight-asian="bold" style:font-name-complex="Times New Roman" style:font-size-complex="12pt" style:font-style-complex="italic" style:font-weight-complex="bold"/>
    </style:style>
    <style:style style:name="T50" style:family="text">
      <style:text-properties style:text-position="sub 67%" style:font-name="Times New Roman" fo:font-size="12pt" fo:language="en" fo:country="US" fo:font-weight="bold" style:font-name-asian="SimSun" style:font-size-asian="12pt" style:font-weight-asian="bold" style:font-name-complex="Times New Roman" style:font-size-complex="12pt" style:font-style-complex="italic" style:font-weight-complex="bold"/>
    </style:style>
    <style:style style:name="T51" style:family="text">
      <style:text-properties style:text-position="sub 67%" style:font-name="Times New Roman" fo:font-size="12pt" fo:language="en" fo:country="US" style:font-name-asian="SimSun" style:font-size-asian="12pt" style:font-name-complex="Times New Roman" style:font-size-complex="12pt" style:font-style-complex="italic" style:font-weight-complex="bold"/>
    </style:style>
    <style:style style:name="T52" style:family="text">
      <style:text-properties fo:color="#000000" style:font-name="Times New Roman" style:font-name-asian="Times New Roman" style:language-asian="it" style:country-asian="IT" style:font-name-complex="Times New Roman"/>
    </style:style>
    <style:style style:name="T53" style:family="text">
      <style:text-properties fo:color="#000000" style:font-name="Times New Roman" fo:font-size="12pt" style:font-name-asian="Times New Roman" style:font-size-asian="12pt" style:font-name-complex="Times New Roman" style:font-size-complex="12pt"/>
    </style:style>
    <style:style style:name="T54" style:family="text">
      <style:text-properties fo:color="#000000" style:font-name="Calibri"/>
    </style:style>
    <style:style style:name="T55" style:family="text">
      <style:text-properties fo:text-transform="uppercase" style:font-name="Times New Roman" fo:font-size="14pt" fo:font-weight="bold" style:font-name-asian="SimSun" style:font-size-asian="14pt" style:font-weight-asian="bold" style:font-name-complex="Times New Roman" style:font-size-complex="14pt" style:font-style-complex="italic" style:font-weight-complex="bold"/>
    </style:style>
    <style:style style:name="T56" style:family="text">
      <style:text-properties style:text-position="super 67%" style:font-name="Times New Roman" fo:font-size="12pt" fo:font-weight="bold" style:font-size-asian="12pt" style:font-weight-asian="bold" style:font-name-complex="Times New Roman" style:font-size-complex="12pt"/>
    </style:style>
    <style:style style:name="T57" style:family="text">
      <style:text-properties style:text-position="super 67%" style:font-name="Times New Roman" fo:font-size="12pt" fo:font-weight="bold" style:font-size-asian="12pt" style:font-weight-asian="bold" style:font-name-complex="Times New Roman" style:font-size-complex="12pt" style:font-style-complex="italic" style:font-weight-complex="bold"/>
    </style:style>
    <style:style style:name="T58" style:family="text">
      <style:text-properties style:text-position="super 67%" style:font-name="Times New Roman" fo:font-size="12pt" style:font-size-asian="12pt" style:font-name-complex="Times New Roman" style:font-size-complex="12pt"/>
    </style:style>
    <style:style style:name="T59" style:family="text">
      <style:text-properties style:text-position="super 67%" style:font-name="Times New Roman" fo:font-size="12pt" fo:language="en" fo:country="GB" style:font-size-asian="12pt" style:font-name-complex="Times New Roman" style:font-size-complex="12pt"/>
    </style:style>
    <style:style style:name="T60" style:family="text">
      <style:text-properties style:text-position="super 67%" style:font-name="Times New Roman" fo:font-size="12pt" fo:language="en" fo:country="GB" style:font-name-asian="SimSun" style:font-size-asian="12pt" style:font-name-complex="Times New Roman" style:font-size-complex="12pt"/>
    </style:style>
    <style:style style:name="T61" style:family="text">
      <style:text-properties style:text-position="super 67%" style:font-name="Times New Roman" fo:font-size="12pt" style:font-name-asian="SimSun" style:font-size-asian="12pt" style:font-name-complex="Times New Roman" style:font-size-complex="12pt"/>
    </style:style>
    <style:style style:name="T62" style:family="text">
      <style:text-properties style:text-position="super 67%" style:font-name="Times New Roman" fo:font-size="12pt" style:font-name-asian="SimSun" style:font-size-asian="12pt" style:font-name-complex="Times New Roman" style:font-size-complex="12pt" style:font-style-complex="italic" style:font-weight-complex="bold"/>
    </style:style>
    <style:style style:name="T63" style:family="text">
      <style:text-properties style:text-position="super 67%" style:font-name="Times New Roman" fo:font-size="12pt" fo:font-style="italic" fo:font-weight="bold" style:font-size-asian="12pt" style:font-style-asian="italic" style:font-weight-asian="bold" style:font-name-complex="Times New Roman" style:font-size-complex="12pt"/>
    </style:style>
    <style:style style:name="T64" style:family="text">
      <style:text-properties style:text-position="super 67%" style:font-name="Times New Roman" fo:font-size="12pt" fo:font-style="italic" fo:font-weight="bold" style:font-name-asian="Calibri" style:font-size-asian="12pt" style:font-style-asian="italic" style:font-weight-asian="bold" style:font-name-complex="Times New Roman" style:font-size-complex="12pt"/>
    </style:style>
    <style:style style:name="T65" style:family="text">
      <style:text-properties style:text-position="super 67%" style:font-name="Times New Roman" fo:font-size="12pt" fo:language="en" fo:country="US" fo:font-weight="bold" style:font-name-asian="SimSun" style:font-size-asian="12pt" style:font-weight-asian="bold" style:font-name-complex="Times New Roman" style:font-size-complex="12pt" style:font-style-complex="italic" style:font-weight-complex="bold"/>
    </style:style>
    <style:style style:name="T66" style:family="text">
      <style:text-properties style:text-position="super 67%" style:font-name="Times New Roman" fo:font-size="12pt" fo:font-weight="normal" style:font-size-asian="12pt" style:font-weight-asian="normal" style:font-name-complex="Times New Roman" style:font-size-complex="12pt" style:font-weight-complex="normal"/>
    </style:style>
    <style:style style:name="T67" style:family="text">
      <style:text-properties style:use-window-font-color="true" style:font-name="Times New Roman" fo:font-size="18pt" fo:font-style="italic" style:font-size-asian="18pt" style:font-style-asian="italic" style:font-name-complex="Times New Roman" style:font-size-complex="18pt"/>
    </style:style>
    <style:style style:name="T68" style:family="text">
      <style:text-properties fo:color="#252525" style:font-name="Arial" fo:font-size="10.5pt" fo:background-color="#ffffff" loext:char-shading-value="0" style:font-size-asian="10.5pt" style:font-name-complex="Arial" style:font-size-complex="10.5pt"/>
    </style:style>
    <style:style style:name="T69" style:family="text">
      <style:text-properties style:font-name="Cambria Math" fo:font-size="12pt" style:font-name-asian="SimSun" style:font-size-asian="12pt" style:font-name-complex="Times New Roman" style:font-size-complex="12pt"/>
    </style:style>
    <style:style style:name="T70" style:family="text">
      <style:text-properties style:font-name="Cambria Math" fo:font-size="12pt" style:font-name-asian="SimSun" style:font-size-asian="12pt" style:font-name-complex="Times New Roman" style:font-size-complex="12pt" style:font-style-complex="italic" style:font-weight-complex="bold"/>
    </style:style>
    <style:style style:name="T71" style:family="text">
      <style:text-properties officeooo:rsid="001f0ead"/>
    </style:style>
    <style:style style:name="T72" style:family="text">
      <style:text-properties fo:color="#000099"/>
    </style:style>
    <style:style style:name="T73" style:family="text">
      <style:text-properties fo:color="#000099" officeooo:rsid="001f0ead"/>
    </style:style>
    <style:style style:name="T74" style:family="text">
      <style:text-properties fo:color="#000099" style:font-name="Times New Roman" fo:font-size="12pt" style:font-name-asian="SimSun" style:font-size-asian="12pt" style:font-name-complex="Times New Roman" style:font-size-complex="12pt" style:font-style-complex="italic" style:font-weight-complex="bold"/>
    </style:style>
    <style:style style:name="T75" style:family="text">
      <style:text-properties fo:color="#000099" style:font-name="Times New Roman" fo:font-size="12pt" officeooo:rsid="001f0ead" style:font-name-asian="SimSun" style:font-size-asian="12pt" style:font-name-complex="Times New Roman" style:font-size-complex="12pt" style:font-style-complex="italic" style:font-weight-complex="bold"/>
    </style:style>
    <style:style style:name="T76" style:family="text">
      <style:text-properties fo:color="#000099" style:font-name="Times New Roman" fo:font-size="12pt" style:font-size-asian="12pt" style:font-name-complex="Times New Roman" style:font-size-complex="12pt"/>
    </style:style>
    <style:style style:name="T77" style:family="text">
      <style:text-properties fo:color="#000099" style:font-name="Times New Roman" fo:font-size="12pt" officeooo:rsid="001f0ead" style:font-size-asian="12pt" style:font-name-complex="Times New Roman" style:font-size-complex="12pt"/>
    </style:style>
    <style:style style:name="T78" style:family="text">
      <style:text-properties fo:color="#000099" style:font-name="Times New Roman" fo:font-size="12pt" officeooo:rsid="002038de" style:font-size-asian="12pt" style:font-name-complex="Times New Roman" style:font-size-complex="12pt"/>
    </style:style>
    <style:style style:name="T79" style:family="text">
      <style:text-properties fo:color="#000099" style:font-name="Times New Roman" fo:font-size="12pt" officeooo:rsid="00221ed1" style:font-size-asian="12pt" style:font-name-complex="Times New Roman" style:font-size-complex="12pt"/>
    </style:style>
    <style:style style:name="T80" style:family="text">
      <style:text-properties fo:color="#000099" style:font-name="Times New Roman1" officeooo:rsid="001f0ead"/>
    </style:style>
    <style:style style:name="T81" style:family="text">
      <style:text-properties fo:color="#000099" style:text-position="sub 67%" style:font-name="Times New Roman" fo:font-size="12pt" officeooo:rsid="002038de" style:font-size-asian="12pt" style:font-name-complex="Times New Roman" style:font-size-complex="12pt"/>
    </style:style>
    <style:style style:name="T82" style:family="text">
      <style:text-properties fo:color="#000099" officeooo:rsid="002038de"/>
    </style:style>
    <style:style style:name="T83" style:family="text">
      <style:text-properties style:font-name="Times New Roman1" fo:font-size="12pt" style:font-size-asian="12pt" style:font-name-complex="Times New Roman" style:font-size-complex="12pt"/>
    </style:style>
    <style:style style:name="T84" style:family="text">
      <style:text-properties officeooo:rsid="002038de"/>
    </style:style>
    <style:style style:name="T85" style:family="text">
      <style:text-properties fo:color="#0000cc"/>
    </style:style>
    <style:style style:name="T86" style:family="text">
      <style:text-properties fo:color="#0000cc" style:font-name="Arial" style:font-name-complex="Arial"/>
    </style:style>
    <style:style style:name="T87" style:family="text">
      <style:text-properties fo:color="#0000cc" style:font-name="Arial" fo:language="el" fo:country="GR" style:font-name-complex="Arial"/>
    </style:style>
    <style:style style:name="T88" style:family="text">
      <style:text-properties fo:color="#0000cc" style:font-name="Arial" fo:language="en" fo:country="GB" style:font-name-complex="Arial"/>
    </style:style>
    <style:style style:name="T89" style:family="text">
      <style:text-properties fo:color="#0000cc" style:text-position="sub 58%" style:font-name="Arial" style:font-name-complex="Arial"/>
    </style:style>
    <style:style style:name="T90" style:family="text">
      <style:text-properties fo:color="#0000cc" style:text-position="sub 58%" style:font-name="Arial" fo:language="en" fo:country="GB" style:font-name-complex="Arial"/>
    </style:style>
    <style:style style:name="T91" style:family="text">
      <style:text-properties fo:color="#0000cc" style:text-position="sub 58%" style:font-name="Times New Roman" style:font-name-complex="Arial"/>
    </style:style>
    <style:style style:name="T92" style:family="text">
      <style:text-properties fo:color="#0000cc" style:text-position="sub 58%" style:font-name="Times New Roman" fo:language="en" fo:country="GB" style:font-name-complex="Arial"/>
    </style:style>
    <style:style style:name="T93" style:family="text">
      <style:text-properties fo:color="#0000cc" style:text-position="super 58%" style:font-name="Arial" fo:language="el" fo:country="GR" style:font-name-complex="Arial"/>
    </style:style>
    <style:style style:name="T94" style:family="text">
      <style:text-properties fo:color="#0000cc" style:text-position="super 58%" style:font-name="Times New Roman" fo:language="el" fo:country="GR" style:font-name-complex="Arial"/>
    </style:style>
    <style:style style:name="T95" style:family="text">
      <style:text-properties fo:color="#0000cc" style:font-name="Times New Roman" style:font-name-complex="Arial"/>
    </style:style>
    <style:style style:name="T96" style:family="text">
      <style:text-properties fo:color="#0000cc" style:font-name="Times New Roman" fo:language="el" fo:country="GR" style:font-name-complex="Arial"/>
    </style:style>
    <style:style style:name="T97" style:family="text">
      <style:text-properties fo:color="#0000cc" style:font-name="Times New Roman" fo:language="en" fo:country="GB" style:font-name-complex="Arial"/>
    </style:style>
    <style:style style:name="T98" style:family="text">
      <style:text-properties fo:color="#0000cc" style:text-position="sub 67%" fo:language="en" fo:country="GB"/>
    </style:style>
    <style:style style:name="T99" style:family="text">
      <style:text-properties fo:color="#0000cc" fo:language="en" fo:country="GB"/>
    </style:style>
    <style:style style:name="fr1" style:family="graphic" style:parent-style-name="a9">
      <style:graphic-properties fo:margin-left="0.249cm" fo:margin-right="0.249cm" style:wrap="parallel" style:number-wrapped-paragraphs="no-limit" style:vertical-pos="from-top" style:vertical-rel="paragraph" style:horizontal-pos="from-left" style:horizontal-rel="page" draw:fill="none" fo:padding="0cm" fo:border="none" style:shadow="none" draw:shadow-opacity="100%" style:writing-mode="lr-tb"/>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style:vertical-pos="middle" style:vertical-rel="baseline" draw:ole-draw-aspect="1"/>
    </style:style>
    <text:list-style style:name="L1">
      <text:list-level-style-number text:level="1" style:num-suffix="." style:num-format="1">
        <style:list-level-properties text:space-before="0.635cm" text:min-label-width="0.635cm"/>
      </text:list-level-style-number>
      <text:list-level-style-number text:level="2" text:style-name="WW_5f_CharLFO7LVL2" style:num-format="1" text:start-value="3" text:display-levels="2">
        <style:list-level-properties text:space-before="0.501cm" text:min-label-width="1.27cm"/>
      </text:list-level-style-number>
      <text:list-level-style-number text:level="3" style:num-format="1" text:display-levels="3">
        <style:list-level-properties text:space-before="0.635cm" text:min-label-width="1.27cm"/>
      </text:list-level-style-number>
      <text:list-level-style-number text:level="4" style:num-format="1" text:display-levels="4">
        <style:list-level-properties text:space-before="0.635cm" text:min-label-width="1.905cm"/>
      </text:list-level-style-number>
      <text:list-level-style-number text:level="5" style:num-format="1" text:display-levels="5">
        <style:list-level-properties text:space-before="0.635cm" text:min-label-width="2.54cm"/>
      </text:list-level-style-number>
      <text:list-level-style-number text:level="6" style:num-format="1" text:display-levels="6">
        <style:list-level-properties text:space-before="0.635cm" text:min-label-width="2.54cm"/>
      </text:list-level-style-number>
      <text:list-level-style-number text:level="7" style:num-format="1" text:display-levels="7">
        <style:list-level-properties text:space-before="0.635cm" text:min-label-width="3.175cm"/>
      </text:list-level-style-number>
      <text:list-level-style-number text:level="8" style:num-format="1" text:display-levels="8">
        <style:list-level-properties text:space-before="0.635cm" text:min-label-width="3.81cm"/>
      </text:list-level-style-number>
      <text:list-level-style-number text:level="9" style:num-format="1" text:display-levels="9">
        <style:list-level-properties text:space-before="0.635cm" text:min-label-width="3.81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format="1">
        <style:list-level-properties text:min-label-width="0.741cm"/>
      </text:list-level-style-number>
      <text:list-level-style-number text:level="2" style:num-format="1" text:display-levels="2">
        <style:list-level-properties text:min-label-width="0.74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3.175cm"/>
      </text:list-level-style-number>
      <text:list-level-style-number text:level="9" style:num-format="1" text:display-levels="9">
        <style:list-level-properties text:min-label-width="3.81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0.767cm" text:min-label-width="0.635cm"/>
        <style:text-properties style:font-name="Symbol"/>
      </text:list-level-style-bullet>
      <text:list-level-style-bullet text:level="2" text:style-name="WW_5f_CharLFO3LVL2" text:bullet-char="o">
        <style:list-level-properties text:space-before="2.037cm" text:min-label-width="0.635cm"/>
        <style:text-properties style:font-name="Courier New"/>
      </text:list-level-style-bullet>
      <text:list-level-style-bullet text:level="3" text:style-name="WW_5f_CharLFO3LVL3" text:bullet-char="">
        <style:list-level-properties text:space-before="3.307cm" text:min-label-width="0.635cm"/>
        <style:text-properties style:font-name="Wingdings"/>
      </text:list-level-style-bullet>
      <text:list-level-style-bullet text:level="4" text:style-name="WW_5f_CharLFO3LVL4" text:bullet-char="">
        <style:list-level-properties text:space-before="4.577cm" text:min-label-width="0.635cm"/>
        <style:text-properties style:font-name="Symbol"/>
      </text:list-level-style-bullet>
      <text:list-level-style-bullet text:level="5" text:style-name="WW_5f_CharLFO3LVL5" text:bullet-char="o">
        <style:list-level-properties text:space-before="5.847cm" text:min-label-width="0.635cm"/>
        <style:text-properties style:font-name="Courier New"/>
      </text:list-level-style-bullet>
      <text:list-level-style-bullet text:level="6" text:style-name="WW_5f_CharLFO3LVL6" text:bullet-char="">
        <style:list-level-properties text:space-before="7.117cm" text:min-label-width="0.635cm"/>
        <style:text-properties style:font-name="Wingdings"/>
      </text:list-level-style-bullet>
      <text:list-level-style-bullet text:level="7" text:style-name="WW_5f_CharLFO3LVL7" text:bullet-char="">
        <style:list-level-properties text:space-before="8.387cm" text:min-label-width="0.635cm"/>
        <style:text-properties style:font-name="Symbol"/>
      </text:list-level-style-bullet>
      <text:list-level-style-bullet text:level="8" text:style-name="WW_5f_CharLFO3LVL8" text:bullet-char="o">
        <style:list-level-properties text:space-before="9.657cm" text:min-label-width="0.635cm"/>
        <style:text-properties style:font-name="Courier New"/>
      </text:list-level-style-bullet>
      <text:list-level-style-bullet text:level="9" text:style-name="WW_5f_CharLFO3LVL9" text:bullet-char="">
        <style:list-level-properties text:space-before="10.927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I">
        <style:list-level-properties text:space-before="0.635cm" text:min-label-width="1.27cm"/>
      </text:list-level-style-number>
      <text:list-level-style-number text:level="2" text:style-name="WW_5f_CharLFO5LVL2" style:num-format="1" text:start-value="3" text:display-levels="2">
        <style:list-level-properties text:space-before="0.635cm" text:min-label-width="0.741cm"/>
      </text:list-level-style-number>
      <text:list-level-style-bullet text:level="3" text:style-name="WW_5f_CharLFO5LVL3" text:bullet-char="">
        <style:list-level-properties text:space-before="0.635cm" text:min-label-width="1.27cm"/>
        <style:text-properties style:font-name="Symbol"/>
      </text:list-level-style-bullet>
      <text:list-level-style-number text:level="4" style:num-format="1" text:display-levels="4">
        <style:list-level-properties text:space-before="0.635cm" text:min-label-width="1.905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2.54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3.175cm"/>
      </text:list-level-style-number>
      <text:list-level-style-number text:level="9" style:num-format="1" text:display-levels="9">
        <style:list-level-properties text:space-before="0.635cm" text:min-label-width="3.81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8LVL1" text:bullet-char="">
        <style:list-level-properties text:space-before="0.635cm" text:min-label-width="0.635cm"/>
        <style:text-properties style:font-name="Symbol"/>
      </text:list-level-style-bullet>
      <text:list-level-style-bullet text:level="2" text:style-name="WW_5f_CharLFO18LVL2" text:bullet-char="o">
        <style:list-level-properties text:space-before="1.905cm" text:min-label-width="0.635cm"/>
        <style:text-properties style:font-name="Courier New"/>
      </text:list-level-style-bullet>
      <text:list-level-style-bullet text:level="3" text:style-name="WW_5f_CharLFO18LVL3" text:bullet-char="">
        <style:list-level-properties text:space-before="3.175cm" text:min-label-width="0.635cm"/>
        <style:text-properties style:font-name="Wingdings"/>
      </text:list-level-style-bullet>
      <text:list-level-style-bullet text:level="4" text:style-name="WW_5f_CharLFO18LVL4" text:bullet-char="">
        <style:list-level-properties text:space-before="4.445cm" text:min-label-width="0.635cm"/>
        <style:text-properties style:font-name="Symbol"/>
      </text:list-level-style-bullet>
      <text:list-level-style-bullet text:level="5" text:style-name="WW_5f_CharLFO18LVL5" text:bullet-char="o">
        <style:list-level-properties text:space-before="5.715cm" text:min-label-width="0.635cm"/>
        <style:text-properties style:font-name="Courier New"/>
      </text:list-level-style-bullet>
      <text:list-level-style-bullet text:level="6" text:style-name="WW_5f_CharLFO18LVL6" text:bullet-char="">
        <style:list-level-properties text:space-before="6.985cm" text:min-label-width="0.635cm"/>
        <style:text-properties style:font-name="Wingdings"/>
      </text:list-level-style-bullet>
      <text:list-level-style-bullet text:level="7" text:style-name="WW_5f_CharLFO18LVL7" text:bullet-char="">
        <style:list-level-properties text:space-before="8.255cm" text:min-label-width="0.635cm"/>
        <style:text-properties style:font-name="Symbol"/>
      </text:list-level-style-bullet>
      <text:list-level-style-bullet text:level="8" text:style-name="WW_5f_CharLFO18LVL8" text:bullet-char="o">
        <style:list-level-properties text:space-before="9.525cm" text:min-label-width="0.635cm"/>
        <style:text-properties style:font-name="Courier New"/>
      </text:list-level-style-bullet>
      <text:list-level-style-bullet text:level="9" text:style-name="WW_5f_CharLFO1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vertical-pos="from-top" style:horizontal-pos="from-left" style:horizontal-rel="paragraph" draw:wrap-influence-on-position="once-concurrent" style:flow-with-text="false"/>
    </style:style>
    <style:style style:name="gr2" style:family="graphic">
      <style:graphic-properties draw:stroke="none" draw:fill="none" draw:textarea-horizontal-align="left" draw:textarea-vertical-align="middle" draw:auto-grow-height="false" draw:auto-grow-width="false" fo:padding-top="0cm" fo:padding-bottom="0cm" fo:padding-left="0cm" fo:padding-right="0cm" fo:wrap-option="wrap" style:run-through="background"/>
    </style:style>
    <style:style style:name="gr3" style:family="graphic">
      <style:graphic-properties style:run-through="background"/>
    </style:style>
    <style:style style:name="gr4" style:family="graphic">
      <style:graphic-properties draw:stroke="none" draw:fill="solid" draw:fill-color="#84a2c6" draw:opacity="100%"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8"><text:span text:style-name="Car._20_predefinito_20_paragrafo"><text:span text:style-name="T1"><draw:frame draw:style-name="fr2" draw:name="Immagine 1" text:anchor-type="as-char" svg:y="0cm" svg:width="4.002cm" style:rel-width="scale" svg:height="5.463cm" style:rel-height="scale" draw:z-index="38"><draw:image/><svg:desc>https://encrypted-tbn2.gstatic.com/images?q=tbn:ANd9GcQZkMdPyjejHQ9aHX5cr8niWJ2MQ7tkJwz2XTMEerOjWzBmqZMK_g</svg:desc></draw:frame></text:span></text:span></text:p>
      <text:p text:style-name="P3">Relazione Laboratorio di </text:p>
      <text:p text:style-name="P3">Fisica generale I</text:p>
      <text:p text:style-name="P3">A.A. 2013/2014</text:p>
      <text:p text:style-name="P18"/>
      <text:p text:style-name="P2"><text:span text:style-name="Car._20_predefinito_20_paragrafo"><text:span text:style-name="T2"><draw:frame draw:style-name="fr2" draw:name="Immagine 2" text:anchor-type="as-char" svg:y="0cm" svg:width="3.995cm" style:rel-width="scale" svg:height="6.033cm" style:rel-height="scale" draw:z-index="39"><draw:image/><svg:desc>C:\Users\alessia\Desktop\images.jpg</svg:desc></draw:frame></text:span></text:span><text:span text:style-name="Car._20_predefinito_20_paragrafo"><text:span text:style-name="T2"><draw:frame draw:style-name="fr2" draw:name="Immagine 3" text:anchor-type="as-char" svg:y="0cm" svg:width="3.972cm" style:rel-width="scale" svg:height="6.031cm" style:rel-height="scale" draw:z-index="40"><draw:image/><svg:desc>C:\Users\alessia\Desktop\pendolo2.jpg</svg:desc></draw:frame></text:span></text:span></text:p>
      <text:p text:style-name="P18"/>
      <text:p text:style-name="P24">Alessia Imparato</text:p>
      <text:p text:style-name="P24">numero di matricola : 848955</text:p>
      <text:p text:style-name="P19"/>
      <text:p text:style-name="P19"/>
      <text:list xml:id="list7517737496268448795" text:style-name="L1">
        <text:list-item>
          <text:p text:style-name="P144">Esperienza del pendolo.</text:p>
        </text:list-item>
      </text:list>
      <text:p text:style-name="P76"><text:soft-page-break/></text:p>
      <text:list xml:id="list4678598113066326363" text:style-name="L2">
        <text:list-item>
          <text:list>
            <text:list-item>
              <text:p text:style-name="P145">INTRODUZIONE</text:p>
            </text:list-item>
          </text:list>
        </text:list-item>
      </text:list>
      <text:p text:style-name="P40">In quest’attività di laboratorio è stato affrontato dal punto di vista pratico lo studio <text:span text:style-name="T73">del moto di oscillazione del pendolo.</text:span></text:p>
      <text:p text:style-name="P40">In fisica il pendolo viene identificato come un corpo di forma sferica appeso ad un filo di massa trascurabile. Quando il corpo di forma sferica è fermo e il filo si trova in posizione verticale, il sistema è fermo poiché il peso del corpo è in equilibrio con la tensione del filo. Quando questo sistema viene turbato e il corpo di massa sferica viene spostato, esso comincia ad oscillare lungo un arco di circonferenza. In assenza dell’attrito dell’aria, che smorza progressivamente l’ampiezza delle oscillazioni, il pendolo non cesserebbe mai il suo movimento.</text:p>
      <text:p text:style-name="P40">In questa esperienza è stato usato un particolare tipo di pendolo, il pendolo di Kater, il quale è schematizzato nella figura sottostante:</text:p>
      <text:p text:style-name="P40"/>
      <text:p text:style-name="P47"><text:span text:style-name="Car._20_predefinito_20_paragrafo"><text:span text:style-name="T3"><draw:frame draw:style-name="fr2" draw:name="Immagine 4" text:anchor-type="as-char" svg:y="0cm" svg:width="8.255cm" style:rel-width="scale" svg:height="5.239cm" style:rel-height="scale" draw:z-index="41"><draw:image/></draw:frame></text:span></text:span></text:p>
      <text:p text:style-name="P40"/>
      <text:p text:style-name="P26"/>
      <text:p text:style-name="P28">1.2 SCOPO</text:p>
      <text:p text:style-name="P28"/>
      <text:p text:style-name="P48"><text:span text:style-name="Car._20_predefinito_20_paragrafo"><text:span text:style-name="T5">Scopo di questa esperienza è stato stimare </text:span></text:span><text:span text:style-name="Car._20_predefinito_20_paragrafo"><text:span text:style-name="T74">il periodo </text:span></text:span><text:span text:style-name="Car._20_predefinito_20_paragrafo"><text:span text:style-name="T75">di oscillazione di un pendolo costituito da una massa che ruota attorno ad un asse fisso per effetto della forza peso.</text:span></text:span></text:p>
      <text:p text:style-name="P139">Inoltre <text:span text:style-name="T71">abbiamo verificato che i tempi di oscillazione del pendolo fossero distribuiti secondo la legge di Gauss.</text:span></text:p>
      <text:p text:style-name="P29">Sono stati analizzati i dati raccolti in laboratorio, relativi al moto <text:span text:style-name="T71">del pendolo</text:span>, e sono stati calcolati i relativi errori.</text:p>
      <text:p text:style-name="P25"/>
      <text:list xml:id="list150906543312313" text:style-name="L1">
        <text:list-item>
          <text:list>
            <text:list-item>
              <text:p text:style-name="P146">MEZZI E STRUMENTI </text:p>
            </text:list-item>
          </text:list>
        </text:list-item>
      </text:list>
      <text:p text:style-name="P77"/>
      <text:list xml:id="list5149571580082921034" text:style-name="L3">
        <text:list-item>
          <text:p text:style-name="P150"><text:span text:style-name="Car._20_predefinito_20_paragrafo"><text:span text:style-name="T5">Pendolo </text:span></text:span><text:span text:style-name="Car._20_predefinito_20_paragrafo"><text:span text:style-name="T6">composto o di Kater</text:span></text:span><text:span text:style-name="Car._20_predefinito_20_paragrafo"><text:span text:style-name="T5">( “numero 2” ): asta rigida di metallo, agganciata ad un supporto stabile, con un peso alla sua estremità</text:span></text:span></text:p>
        </text:list-item>
        <text:list-item>
          <text:p text:style-name="P153"><text:span text:style-name="Car._20_predefinito_20_paragrafo"><text:span text:style-name="T5">Cronometro digitale con sensibilità al centesimo di secondo</text:span></text:span></text:p>
        </text:list-item>
      </text:list>
      <text:p/>
      <text:p text:style-name="P4"/>
      <text:list xml:id="list150905886875630" text:style-name="L1">
        <text:list-item>
          <text:list>
            <text:list-item>
              <text:p text:style-name="P147"><text:soft-page-break/>FASE SPERIMENTALE</text:p>
            </text:list-item>
          </text:list>
        </text:list-item>
      </text:list>
      <text:p text:style-name="P78"/>
      <text:p text:style-name="P48"><text:span text:style-name="Car._20_predefinito_20_paragrafo"><text:span text:style-name="T9">Per misurare il periodo del pendolo (intervallo di tempo nel quale si verifica un’oscillazione completa) sono state utilizzate condizioni sperimentali che permettessero di lavorare in condizione <text:s/>di isocronismo. Tale fenomeno consiste nell’indipendenza <text:s/>delle singole oscillazioni dall’ampiezza e fu constatato per la prima volta da Galileo Galilei</text:span></text:span><text:span text:style-name="Rimando_20_nota_20_a_20_piè_20_di_20_pagina"><text:span text:style-name="T9"><text:note text:id="ftn1" text:note-class="footnote"><text:note-citation>1</text:note-citation><text:note-body><text:p text:style-name="Testo_20_nota_20_a_20_piè_20_di_20_pagina"><text:s/>Galileo Galilei, <text:span text:style-name="Car._20_predefinito_20_paragrafo"><text:span text:style-name="T42">Dialogo sopra i due massimi sistemi del mondo.</text:span></text:span></text:p></text:note-body></text:note></text:span></text:span><text:span text:style-name="Car._20_predefinito_20_paragrafo"><text:span text:style-name="T9"> agli inizi del XVII secolo.</text:span></text:span></text:p>
      <text:p text:style-name="P48"><text:span text:style-name="Car._20_predefinito_20_paragrafo"><text:span text:style-name="T77">Con l'ausilio di un</text:span></text:span><text:span text:style-name="Car._20_predefinito_20_paragrafo"><text:span text:style-name="T76"> cronometro, sono state effettuate cento misure del tempo </text:span></text:span><text:span text:style-name="Car._20_predefinito_20_paragrafo"><text:span text:style-name="T77">necessario affinché il pendolo compiesse un'oscillazione completa </text:span></text:span><text:span text:style-name="Car._20_predefinito_20_paragrafo"><text:span text:style-name="T76">(1 T) e cinquanta </text:span></text:span><text:span text:style-name="Car._20_predefinito_20_paragrafo"><text:span text:style-name="T77">misure del tempo necessario per compiere due oscillazioni</text:span></text:span><text:span text:style-name="Car._20_predefinito_20_paragrafo"><text:span text:style-name="T76"> </text:span></text:span><text:span text:style-name="Car._20_predefinito_20_paragrafo"><text:span text:style-name="T77">complete </text:span></text:span><text:span text:style-name="Car._20_predefinito_20_paragrafo"><text:span text:style-name="T76">(2 T), </text:span></text:span><text:span text:style-name="Car._20_predefinito_20_paragrafo"><text:span text:style-name="T77">in modo tale da ridurre l'errore</text:span></text:span><text:span text:style-name="Car._20_predefinito_20_paragrafo"><text:span text:style-name="T76">. </text:span></text:span><text:span text:style-name="Car._20_predefinito_20_paragrafo"><text:span text:style-name="T77">Dal momento che le oscillazioni erano piccole (</text:span></text:span><text:span text:style-name="Car._20_predefinito_20_paragrafo"><text:span text:style-name="T76">ɵ&lt;&lt;1 </text:span></text:span><text:span text:style-name="Car._20_predefinito_20_paragrafo"><text:span text:style-name="T77">rad), il moto del pendolo è stato descritto come un moto armonico semplice la cui frequenza non dipende dall'ampiezza delle oscillazioni stesse (isocronismo).</text:span></text:span></text:p>
      <text:p text:style-name="P100"><text:s/>Nelle tabelle sottostanti (tabella 1- tabella 2) sono stati riportati i dati dei tempi con i relativi errori.</text:p>
      <text:p text:style-name="P100"/>
      <text:p text:style-name="P115"><text:span text:style-name="Car._20_predefinito_20_paragrafo"><text:span text:style-name="T9">Scarto = t – t</text:span></text:span><text:span text:style-name="Car._20_predefinito_20_paragrafo"><text:span text:style-name="T43">i ;</text:span></text:span></text:p>
      <text:p text:style-name="P115"><text:span text:style-name="Car._20_predefinito_20_paragrafo"><text:span text:style-name="T9">t = ∑ t</text:span></text:span><text:span text:style-name="Car._20_predefinito_20_paragrafo"><text:span text:style-name="T43">i </text:span></text:span><text:span text:style-name="Car._20_predefinito_20_paragrafo"><text:span text:style-name="T9">/ n =2,06 </text:span></text:span><text:span text:style-name="Car._20_predefinito_20_paragrafo"><text:span text:style-name="T12">s</text:span></text:span></text:p>
      <text:p text:style-name="P100"><text:s/></text:p>
      <text:p text:style-name="P100"/>
      <table:table table:name="Tabella1" table:style-name="Tabella1">
        <table:table-column table:style-name="Tabella1.A"/>
        <table:table-column table:style-name="Tabella1.B"/>
        <table:table-column table:style-name="Tabella1.A"/>
        <table:table-column table:style-name="Tabella1.B"/>
        <table:table-column table:style-name="Tabella1.A"/>
        <table:table-column table:style-name="Tabella1.B"/>
        <table:table-column table:style-name="Tabella1.A"/>
        <table:table-column table:style-name="Tabella1.B"/>
        <table:table-column table:style-name="Tabella1.A"/>
        <table:table-column table:style-name="Tabella1.B"/>
        <table:table-row table:style-name="Tabella1.1">
          <table:table-cell table:style-name="Tabella1.A1" office:value-type="string">
            <text:p text:style-name="P103">Misura 1T (s)</text:p>
          </table:table-cell>
          <table:table-cell table:style-name="Tabella1.A1" office:value-type="string">
            <text:p text:style-name="P155">Scarto <text:s/>(s)</text:p>
          </table:table-cell>
          <table:table-cell table:style-name="Tabella1.A1" office:value-type="string">
            <text:p text:style-name="P103">Misura 1T (s)</text:p>
          </table:table-cell>
          <table:table-cell table:style-name="Tabella1.A1" office:value-type="string">
            <text:p text:style-name="P155">Scarto <text:s/>(s)</text:p>
          </table:table-cell>
          <table:table-cell table:style-name="Tabella1.A1" office:value-type="string">
            <text:p text:style-name="P103">Misura 1T (s)</text:p>
          </table:table-cell>
          <table:table-cell table:style-name="Tabella1.A1" office:value-type="string">
            <text:p text:style-name="P155">Scarto <text:s/>(s)</text:p>
          </table:table-cell>
          <table:table-cell table:style-name="Tabella1.A1" office:value-type="string">
            <text:p text:style-name="P103">Misura 1T (s)</text:p>
          </table:table-cell>
          <table:table-cell table:style-name="Tabella1.A1" office:value-type="string">
            <text:p text:style-name="P155">Scarto <text:s/>(s)</text:p>
          </table:table-cell>
          <table:table-cell table:style-name="Tabella1.A1" office:value-type="string">
            <text:p text:style-name="P103">Misura 1T (s)</text:p>
          </table:table-cell>
          <table:table-cell table:style-name="Tabella1.A1" office:value-type="string">
            <text:p text:style-name="P155">Scarto <text:s/>(s)</text:p>
          </table:table-cell>
        </table:table-row>
        <table:table-row table:style-name="Tabella1.1">
          <table:table-cell table:style-name="Tabella1.A1" office:value-type="string">
            <text:p text:style-name="P101">2,07</text:p>
          </table:table-cell>
          <table:table-cell table:style-name="Tabella1.A1" office:value-type="string">
            <text:p text:style-name="P101">-0,01</text:p>
          </table:table-cell>
          <table:table-cell table:style-name="Tabella1.A1" office:value-type="string">
            <text:p text:style-name="P101">2,03</text:p>
          </table:table-cell>
          <table:table-cell table:style-name="Tabella1.A1" office:value-type="string">
            <text:p text:style-name="P101">0,03</text:p>
          </table:table-cell>
          <table:table-cell table:style-name="Tabella1.A1" office:value-type="string">
            <text:p text:style-name="P101">2,07</text:p>
          </table:table-cell>
          <table:table-cell table:style-name="Tabella1.A1" office:value-type="string">
            <text:p text:style-name="P101">-0,01</text:p>
          </table:table-cell>
          <table:table-cell table:style-name="Tabella1.A1" office:value-type="string">
            <text:p text:style-name="P101">2,09</text:p>
          </table:table-cell>
          <table:table-cell table:style-name="Tabella1.A1" office:value-type="string">
            <text:p text:style-name="P101">-0,03</text:p>
          </table:table-cell>
          <table:table-cell table:style-name="Tabella1.A1" office:value-type="string">
            <text:p text:style-name="P101">2,02</text:p>
          </table:table-cell>
          <table:table-cell table:style-name="Tabella1.A1" office:value-type="string">
            <text:p text:style-name="P101">0,04</text:p>
          </table:table-cell>
        </table:table-row>
        <table:table-row table:style-name="Tabella1.1">
          <table:table-cell table:style-name="Tabella1.A1" office:value-type="string">
            <text:p text:style-name="P101">2,08</text:p>
          </table:table-cell>
          <table:table-cell table:style-name="Tabella1.A1" office:value-type="string">
            <text:p text:style-name="P101">-0,02</text:p>
          </table:table-cell>
          <table:table-cell table:style-name="Tabella1.A1" office:value-type="string">
            <text:p text:style-name="P101">2,06</text:p>
          </table:table-cell>
          <table:table-cell table:style-name="Tabella1.A1" office:value-type="string">
            <text:p text:style-name="P101">0</text:p>
          </table:table-cell>
          <table:table-cell table:style-name="Tabella1.A1" office:value-type="string">
            <text:p text:style-name="P101">2,07</text:p>
          </table:table-cell>
          <table:table-cell table:style-name="Tabella1.A1" office:value-type="string">
            <text:p text:style-name="P101">-0,01</text:p>
          </table:table-cell>
          <table:table-cell table:style-name="Tabella1.A1" office:value-type="string">
            <text:p text:style-name="P101">2,07</text:p>
          </table:table-cell>
          <table:table-cell table:style-name="Tabella1.A1" office:value-type="string">
            <text:p text:style-name="P101">-0,01</text:p>
          </table:table-cell>
          <table:table-cell table:style-name="Tabella1.A1" office:value-type="string">
            <text:p text:style-name="P101">2,07</text:p>
          </table:table-cell>
          <table:table-cell table:style-name="Tabella1.A1" office:value-type="string">
            <text:p text:style-name="P101">-0,01</text:p>
          </table:table-cell>
        </table:table-row>
        <table:table-row table:style-name="Tabella1.1">
          <table:table-cell table:style-name="Tabella1.A1" office:value-type="string">
            <text:p text:style-name="P101">2,11</text:p>
          </table:table-cell>
          <table:table-cell table:style-name="Tabella1.A1" office:value-type="string">
            <text:p text:style-name="P101">-0,05</text:p>
          </table:table-cell>
          <table:table-cell table:style-name="Tabella1.A1" office:value-type="string">
            <text:p text:style-name="P101">2,07</text:p>
          </table:table-cell>
          <table:table-cell table:style-name="Tabella1.A1" office:value-type="string">
            <text:p text:style-name="P101">-0,01</text:p>
          </table:table-cell>
          <table:table-cell table:style-name="Tabella1.A1" office:value-type="string">
            <text:p text:style-name="P101">2,08</text:p>
          </table:table-cell>
          <table:table-cell table:style-name="Tabella1.A1" office:value-type="string">
            <text:p text:style-name="P101">-0,02</text:p>
          </table:table-cell>
          <table:table-cell table:style-name="Tabella1.A1" office:value-type="string">
            <text:p text:style-name="P101">2,05</text:p>
          </table:table-cell>
          <table:table-cell table:style-name="Tabella1.A1" office:value-type="string">
            <text:p text:style-name="P101">0,01</text:p>
          </table:table-cell>
          <table:table-cell table:style-name="Tabella1.A1" office:value-type="string">
            <text:p text:style-name="P101">2,05</text:p>
          </table:table-cell>
          <table:table-cell table:style-name="Tabella1.A1" office:value-type="string">
            <text:p text:style-name="P101">0,01</text:p>
          </table:table-cell>
        </table:table-row>
        <table:table-row table:style-name="Tabella1.1">
          <table:table-cell table:style-name="Tabella1.A1" office:value-type="string">
            <text:p text:style-name="P101">2</text:p>
          </table:table-cell>
          <table:table-cell table:style-name="Tabella1.A1" office:value-type="string">
            <text:p text:style-name="P101">0,06</text:p>
          </table:table-cell>
          <table:table-cell table:style-name="Tabella1.A1" office:value-type="string">
            <text:p text:style-name="P101">2,01</text:p>
          </table:table-cell>
          <table:table-cell table:style-name="Tabella1.A1" office:value-type="string">
            <text:p text:style-name="P101">0,05</text:p>
          </table:table-cell>
          <table:table-cell table:style-name="Tabella1.A1" office:value-type="string">
            <text:p text:style-name="P101">2,06</text:p>
          </table:table-cell>
          <table:table-cell table:style-name="Tabella1.A1" office:value-type="string">
            <text:p text:style-name="P101">0</text:p>
          </table:table-cell>
          <table:table-cell table:style-name="Tabella1.A1" office:value-type="string">
            <text:p text:style-name="P101">2,1</text:p>
          </table:table-cell>
          <table:table-cell table:style-name="Tabella1.A1" office:value-type="string">
            <text:p text:style-name="P101">-0,04</text:p>
          </table:table-cell>
          <table:table-cell table:style-name="Tabella1.A1" office:value-type="string">
            <text:p text:style-name="P101">2,06</text:p>
          </table:table-cell>
          <table:table-cell table:style-name="Tabella1.A1" office:value-type="string">
            <text:p text:style-name="P101">0</text:p>
          </table:table-cell>
        </table:table-row>
        <table:table-row table:style-name="Tabella1.1">
          <table:table-cell table:style-name="Tabella1.A1" office:value-type="string">
            <text:p text:style-name="P101">2,1</text:p>
          </table:table-cell>
          <table:table-cell table:style-name="Tabella1.A1" office:value-type="string">
            <text:p text:style-name="P101">-0,04</text:p>
          </table:table-cell>
          <table:table-cell table:style-name="Tabella1.A1" office:value-type="string">
            <text:p text:style-name="P101">2,03</text:p>
          </table:table-cell>
          <table:table-cell table:style-name="Tabella1.A1" office:value-type="string">
            <text:p text:style-name="P101">0,03</text:p>
          </table:table-cell>
          <table:table-cell table:style-name="Tabella1.A1" office:value-type="string">
            <text:p text:style-name="P101">2,03</text:p>
          </table:table-cell>
          <table:table-cell table:style-name="Tabella1.A1" office:value-type="string">
            <text:p text:style-name="P101">0,03</text:p>
          </table:table-cell>
          <table:table-cell table:style-name="Tabella1.A1" office:value-type="string">
            <text:p text:style-name="P101">2,05</text:p>
          </table:table-cell>
          <table:table-cell table:style-name="Tabella1.A1" office:value-type="string">
            <text:p text:style-name="P101">0,01</text:p>
          </table:table-cell>
          <table:table-cell table:style-name="Tabella1.A1" office:value-type="string">
            <text:p text:style-name="P101">2,08</text:p>
          </table:table-cell>
          <table:table-cell table:style-name="Tabella1.A1" office:value-type="string">
            <text:p text:style-name="P101">-0,02</text:p>
          </table:table-cell>
        </table:table-row>
        <table:table-row table:style-name="Tabella1.1">
          <table:table-cell table:style-name="Tabella1.A1" office:value-type="string">
            <text:p text:style-name="P101">2,06</text:p>
          </table:table-cell>
          <table:table-cell table:style-name="Tabella1.A1" office:value-type="string">
            <text:p text:style-name="P101">0</text:p>
          </table:table-cell>
          <table:table-cell table:style-name="Tabella1.A1" office:value-type="string">
            <text:p text:style-name="P101">2,13</text:p>
          </table:table-cell>
          <table:table-cell table:style-name="Tabella1.A1" office:value-type="string">
            <text:p text:style-name="P101">-0,07</text:p>
          </table:table-cell>
          <table:table-cell table:style-name="Tabella1.A1" office:value-type="string">
            <text:p text:style-name="P101">2,05</text:p>
          </table:table-cell>
          <table:table-cell table:style-name="Tabella1.A1" office:value-type="string">
            <text:p text:style-name="P101">0,01</text:p>
          </table:table-cell>
          <table:table-cell table:style-name="Tabella1.A1" office:value-type="string">
            <text:p text:style-name="P101">2,06</text:p>
          </table:table-cell>
          <table:table-cell table:style-name="Tabella1.A1" office:value-type="string">
            <text:p text:style-name="P101">0</text:p>
          </table:table-cell>
          <table:table-cell table:style-name="Tabella1.A1" office:value-type="string">
            <text:p text:style-name="P101">2,19</text:p>
          </table:table-cell>
          <table:table-cell table:style-name="Tabella1.A1" office:value-type="string">
            <text:p text:style-name="P101">-0,13</text:p>
          </table:table-cell>
        </table:table-row>
        <table:table-row table:style-name="Tabella1.1">
          <table:table-cell table:style-name="Tabella1.A1" office:value-type="string">
            <text:p text:style-name="P101">2,05</text:p>
          </table:table-cell>
          <table:table-cell table:style-name="Tabella1.A1" office:value-type="string">
            <text:p text:style-name="P101">0,01</text:p>
          </table:table-cell>
          <table:table-cell table:style-name="Tabella1.A1" office:value-type="string">
            <text:p text:style-name="P101">2,05</text:p>
          </table:table-cell>
          <table:table-cell table:style-name="Tabella1.A1" office:value-type="string">
            <text:p text:style-name="P101">0,01</text:p>
          </table:table-cell>
          <table:table-cell table:style-name="Tabella1.A1" office:value-type="string">
            <text:p text:style-name="P101">2,09</text:p>
          </table:table-cell>
          <table:table-cell table:style-name="Tabella1.A1" office:value-type="string">
            <text:p text:style-name="P101">-0,03</text:p>
          </table:table-cell>
          <table:table-cell table:style-name="Tabella1.A1" office:value-type="string">
            <text:p text:style-name="P101">2,1</text:p>
          </table:table-cell>
          <table:table-cell table:style-name="Tabella1.A1" office:value-type="string">
            <text:p text:style-name="P101">-0,04</text:p>
          </table:table-cell>
          <table:table-cell table:style-name="Tabella1.A1" office:value-type="string">
            <text:p text:style-name="P101">2,12</text:p>
          </table:table-cell>
          <table:table-cell table:style-name="Tabella1.A1" office:value-type="string">
            <text:p text:style-name="P101">-0,06</text:p>
          </table:table-cell>
        </table:table-row>
        <table:table-row table:style-name="Tabella1.1">
          <table:table-cell table:style-name="Tabella1.A1" office:value-type="string">
            <text:p text:style-name="P101">2,03</text:p>
          </table:table-cell>
          <table:table-cell table:style-name="Tabella1.A1" office:value-type="string">
            <text:p text:style-name="P101">0,03</text:p>
          </table:table-cell>
          <table:table-cell table:style-name="Tabella1.A1" office:value-type="string">
            <text:p text:style-name="P101">2,13</text:p>
          </table:table-cell>
          <table:table-cell table:style-name="Tabella1.A1" office:value-type="string">
            <text:p text:style-name="P101">-0,07</text:p>
          </table:table-cell>
          <table:table-cell table:style-name="Tabella1.A1" office:value-type="string">
            <text:p text:style-name="P101">2,09</text:p>
          </table:table-cell>
          <table:table-cell table:style-name="Tabella1.A1" office:value-type="string">
            <text:p text:style-name="P101">-0,03</text:p>
          </table:table-cell>
          <table:table-cell table:style-name="Tabella1.A1" office:value-type="string">
            <text:p text:style-name="P101">2,1</text:p>
          </table:table-cell>
          <table:table-cell table:style-name="Tabella1.A1" office:value-type="string">
            <text:p text:style-name="P101">-0,04</text:p>
          </table:table-cell>
          <table:table-cell table:style-name="Tabella1.A1" office:value-type="string">
            <text:p text:style-name="P101">2,02</text:p>
          </table:table-cell>
          <table:table-cell table:style-name="Tabella1.A1" office:value-type="string">
            <text:p text:style-name="P101">0,04</text:p>
          </table:table-cell>
        </table:table-row>
        <table:table-row table:style-name="Tabella1.1">
          <table:table-cell table:style-name="Tabella1.A1" office:value-type="string">
            <text:p text:style-name="P101">2,07</text:p>
          </table:table-cell>
          <table:table-cell table:style-name="Tabella1.A1" office:value-type="string">
            <text:p text:style-name="P101">-0,01</text:p>
          </table:table-cell>
          <table:table-cell table:style-name="Tabella1.A1" office:value-type="string">
            <text:p text:style-name="P101">2,05</text:p>
          </table:table-cell>
          <table:table-cell table:style-name="Tabella1.A1" office:value-type="string">
            <text:p text:style-name="P101">0,01</text:p>
          </table:table-cell>
          <table:table-cell table:style-name="Tabella1.A1" office:value-type="string">
            <text:p text:style-name="P101">2,07</text:p>
          </table:table-cell>
          <table:table-cell table:style-name="Tabella1.A1" office:value-type="string">
            <text:p text:style-name="P101">-0,01</text:p>
          </table:table-cell>
          <table:table-cell table:style-name="Tabella1.A1" office:value-type="string">
            <text:p text:style-name="P101">2,12</text:p>
          </table:table-cell>
          <table:table-cell table:style-name="Tabella1.A1" office:value-type="string">
            <text:p text:style-name="P101">-0,06</text:p>
          </table:table-cell>
          <table:table-cell table:style-name="Tabella1.A1" office:value-type="string">
            <text:p text:style-name="P101">2,03</text:p>
          </table:table-cell>
          <table:table-cell table:style-name="Tabella1.A1" office:value-type="string">
            <text:p text:style-name="P101">0,03</text:p>
          </table:table-cell>
        </table:table-row>
        <table:table-row table:style-name="Tabella1.1">
          <table:table-cell table:style-name="Tabella1.A1" office:value-type="string">
            <text:p text:style-name="P101">2,01</text:p>
          </table:table-cell>
          <table:table-cell table:style-name="Tabella1.A1" office:value-type="string">
            <text:p text:style-name="P101">0,05</text:p>
          </table:table-cell>
          <table:table-cell table:style-name="Tabella1.A1" office:value-type="string">
            <text:p text:style-name="P101">2,05</text:p>
          </table:table-cell>
          <table:table-cell table:style-name="Tabella1.A1" office:value-type="string">
            <text:p text:style-name="P101">0,01</text:p>
          </table:table-cell>
          <table:table-cell table:style-name="Tabella1.A1" office:value-type="string">
            <text:p text:style-name="P101">2,07</text:p>
          </table:table-cell>
          <table:table-cell table:style-name="Tabella1.A1" office:value-type="string">
            <text:p text:style-name="P101">-0,01</text:p>
          </table:table-cell>
          <table:table-cell table:style-name="Tabella1.A1" office:value-type="string">
            <text:p text:style-name="P101">2,04</text:p>
          </table:table-cell>
          <table:table-cell table:style-name="Tabella1.A1" office:value-type="string">
            <text:p text:style-name="P101">0,02</text:p>
          </table:table-cell>
          <table:table-cell table:style-name="Tabella1.A1" office:value-type="string">
            <text:p text:style-name="P101">2,09</text:p>
          </table:table-cell>
          <table:table-cell table:style-name="Tabella1.A1" office:value-type="string">
            <text:p text:style-name="P101">-0,03</text:p>
          </table:table-cell>
        </table:table-row>
        <table:table-row table:style-name="Tabella1.1">
          <table:table-cell table:style-name="Tabella1.A1" office:value-type="string">
            <text:p text:style-name="P101">2,07</text:p>
          </table:table-cell>
          <table:table-cell table:style-name="Tabella1.A1" office:value-type="string">
            <text:p text:style-name="P101">-0,01</text:p>
          </table:table-cell>
          <table:table-cell table:style-name="Tabella1.A1" office:value-type="string">
            <text:p text:style-name="P101">2,01</text:p>
          </table:table-cell>
          <table:table-cell table:style-name="Tabella1.A1" office:value-type="string">
            <text:p text:style-name="P101">0,05</text:p>
          </table:table-cell>
          <table:table-cell table:style-name="Tabella1.A1" office:value-type="string">
            <text:p text:style-name="P101">2,03</text:p>
          </table:table-cell>
          <table:table-cell table:style-name="Tabella1.A1" office:value-type="string">
            <text:p text:style-name="P101">0,03</text:p>
          </table:table-cell>
          <table:table-cell table:style-name="Tabella1.A1" office:value-type="string">
            <text:p text:style-name="P101">2,09</text:p>
          </table:table-cell>
          <table:table-cell table:style-name="Tabella1.A1" office:value-type="string">
            <text:p text:style-name="P101">-0,03</text:p>
          </table:table-cell>
          <table:table-cell table:style-name="Tabella1.A1" office:value-type="string">
            <text:p text:style-name="P101">2,11</text:p>
          </table:table-cell>
          <table:table-cell table:style-name="Tabella1.A1" office:value-type="string">
            <text:p text:style-name="P101">-0,05</text:p>
          </table:table-cell>
        </table:table-row>
        <table:table-row table:style-name="Tabella1.1">
          <table:table-cell table:style-name="Tabella1.A1" office:value-type="string">
            <text:p text:style-name="P101">2,06</text:p>
          </table:table-cell>
          <table:table-cell table:style-name="Tabella1.A1" office:value-type="string">
            <text:p text:style-name="P101">0</text:p>
          </table:table-cell>
          <table:table-cell table:style-name="Tabella1.A1" office:value-type="string">
            <text:p text:style-name="P101">2</text:p>
          </table:table-cell>
          <table:table-cell table:style-name="Tabella1.A1" office:value-type="string">
            <text:p text:style-name="P101">0,06</text:p>
          </table:table-cell>
          <table:table-cell table:style-name="Tabella1.A1" office:value-type="string">
            <text:p text:style-name="P101">2,06</text:p>
          </table:table-cell>
          <table:table-cell table:style-name="Tabella1.A1" office:value-type="string">
            <text:p text:style-name="P101">0</text:p>
          </table:table-cell>
          <table:table-cell table:style-name="Tabella1.A1" office:value-type="string">
            <text:p text:style-name="P101">2,07</text:p>
          </table:table-cell>
          <table:table-cell table:style-name="Tabella1.A1" office:value-type="string">
            <text:p text:style-name="P101">-0,01</text:p>
          </table:table-cell>
          <table:table-cell table:style-name="Tabella1.A1" office:value-type="string">
            <text:p text:style-name="P101">2,07</text:p>
          </table:table-cell>
          <table:table-cell table:style-name="Tabella1.A1" office:value-type="string">
            <text:p text:style-name="P101">-0,01</text:p>
          </table:table-cell>
        </table:table-row>
        <table:table-row table:style-name="Tabella1.1">
          <table:table-cell table:style-name="Tabella1.A1" office:value-type="string">
            <text:p text:style-name="P101">2,05</text:p>
          </table:table-cell>
          <table:table-cell table:style-name="Tabella1.A1" office:value-type="string">
            <text:p text:style-name="P101">0,01</text:p>
          </table:table-cell>
          <table:table-cell table:style-name="Tabella1.A1" office:value-type="string">
            <text:p text:style-name="P101">2,04</text:p>
          </table:table-cell>
          <table:table-cell table:style-name="Tabella1.A1" office:value-type="string">
            <text:p text:style-name="P101">0,02</text:p>
          </table:table-cell>
          <table:table-cell table:style-name="Tabella1.A1" office:value-type="string">
            <text:p text:style-name="P101">2,04</text:p>
          </table:table-cell>
          <table:table-cell table:style-name="Tabella1.A1" office:value-type="string">
            <text:p text:style-name="P101">0,02</text:p>
          </table:table-cell>
          <table:table-cell table:style-name="Tabella1.A1" office:value-type="string">
            <text:p text:style-name="P101">2</text:p>
          </table:table-cell>
          <table:table-cell table:style-name="Tabella1.A1" office:value-type="string">
            <text:p text:style-name="P101">0,06</text:p>
          </table:table-cell>
          <table:table-cell table:style-name="Tabella1.A1" office:value-type="string">
            <text:p text:style-name="P101">2,07</text:p>
          </table:table-cell>
          <table:table-cell table:style-name="Tabella1.A1" office:value-type="string">
            <text:p text:style-name="P101">-0,01</text:p>
          </table:table-cell>
        </table:table-row>
        <table:table-row table:style-name="Tabella1.1">
          <table:table-cell table:style-name="Tabella1.A1" office:value-type="string">
            <text:p text:style-name="P101">2,03</text:p>
          </table:table-cell>
          <table:table-cell table:style-name="Tabella1.A1" office:value-type="string">
            <text:p text:style-name="P101">0,03</text:p>
          </table:table-cell>
          <table:table-cell table:style-name="Tabella1.A1" office:value-type="string">
            <text:p text:style-name="P101">2,09</text:p>
          </table:table-cell>
          <table:table-cell table:style-name="Tabella1.A1" office:value-type="string">
            <text:p text:style-name="P101">-0,03</text:p>
          </table:table-cell>
          <table:table-cell table:style-name="Tabella1.A1" office:value-type="string">
            <text:p text:style-name="P101">2,07</text:p>
          </table:table-cell>
          <table:table-cell table:style-name="Tabella1.A1" office:value-type="string">
            <text:p text:style-name="P101">-0,01</text:p>
          </table:table-cell>
          <table:table-cell table:style-name="Tabella1.A1" office:value-type="string">
            <text:p text:style-name="P101">2</text:p>
          </table:table-cell>
          <table:table-cell table:style-name="Tabella1.A1" office:value-type="string">
            <text:p text:style-name="P101">0,06</text:p>
          </table:table-cell>
          <table:table-cell table:style-name="Tabella1.A1" office:value-type="string">
            <text:p text:style-name="P101">2,01</text:p>
          </table:table-cell>
          <table:table-cell table:style-name="Tabella1.A1" office:value-type="string">
            <text:p text:style-name="P101">0,05</text:p>
          </table:table-cell>
        </table:table-row>
        <table:table-row table:style-name="Tabella1.1">
          <table:table-cell table:style-name="Tabella1.A1" office:value-type="string">
            <text:p text:style-name="P101">2,13</text:p>
          </table:table-cell>
          <table:table-cell table:style-name="Tabella1.A1" office:value-type="string">
            <text:p text:style-name="P101">-0,07</text:p>
          </table:table-cell>
          <table:table-cell table:style-name="Tabella1.A1" office:value-type="string">
            <text:p text:style-name="P101">2,06</text:p>
          </table:table-cell>
          <table:table-cell table:style-name="Tabella1.A1" office:value-type="string">
            <text:p text:style-name="P101">0</text:p>
          </table:table-cell>
          <table:table-cell table:style-name="Tabella1.A1" office:value-type="string">
            <text:p text:style-name="P101">2,13</text:p>
          </table:table-cell>
          <table:table-cell table:style-name="Tabella1.A1" office:value-type="string">
            <text:p text:style-name="P101">-0,07</text:p>
          </table:table-cell>
          <table:table-cell table:style-name="Tabella1.A1" office:value-type="string">
            <text:p text:style-name="P101">2,01</text:p>
          </table:table-cell>
          <table:table-cell table:style-name="Tabella1.A1" office:value-type="string">
            <text:p text:style-name="P101">0,05</text:p>
          </table:table-cell>
          <table:table-cell table:style-name="Tabella1.A1" office:value-type="string">
            <text:p text:style-name="P101">2,1</text:p>
          </table:table-cell>
          <table:table-cell table:style-name="Tabella1.A1" office:value-type="string">
            <text:p text:style-name="P101">-0,04</text:p>
          </table:table-cell>
        </table:table-row>
        <table:table-row table:style-name="Tabella1.1">
          <table:table-cell table:style-name="Tabella1.A1" office:value-type="string">
            <text:p text:style-name="P101">2,1</text:p>
          </table:table-cell>
          <table:table-cell table:style-name="Tabella1.A1" office:value-type="string">
            <text:p text:style-name="P101">-0,04</text:p>
          </table:table-cell>
          <table:table-cell table:style-name="Tabella1.A1" office:value-type="string">
            <text:p text:style-name="P101">2,09</text:p>
          </table:table-cell>
          <table:table-cell table:style-name="Tabella1.A1" office:value-type="string">
            <text:p text:style-name="P101">-0,03</text:p>
          </table:table-cell>
          <table:table-cell table:style-name="Tabella1.A1" office:value-type="string">
            <text:p text:style-name="P101">2,13</text:p>
          </table:table-cell>
          <table:table-cell table:style-name="Tabella1.A1" office:value-type="string">
            <text:p text:style-name="P101">-0,07</text:p>
          </table:table-cell>
          <table:table-cell table:style-name="Tabella1.A1" office:value-type="string">
            <text:p text:style-name="P101">2,06</text:p>
          </table:table-cell>
          <table:table-cell table:style-name="Tabella1.A1" office:value-type="string">
            <text:p text:style-name="P101">0</text:p>
          </table:table-cell>
          <table:table-cell table:style-name="Tabella1.A1" office:value-type="string">
            <text:p text:style-name="P101">2,07</text:p>
          </table:table-cell>
          <table:table-cell table:style-name="Tabella1.A1" office:value-type="string">
            <text:p text:style-name="P101">-0,01</text:p>
          </table:table-cell>
        </table:table-row>
        <table:table-row table:style-name="Tabella1.1">
          <table:table-cell table:style-name="Tabella1.A1" office:value-type="string">
            <text:p text:style-name="P101">2,03</text:p>
          </table:table-cell>
          <table:table-cell table:style-name="Tabella1.A1" office:value-type="string">
            <text:p text:style-name="P101">0,03</text:p>
          </table:table-cell>
          <table:table-cell table:style-name="Tabella1.A1" office:value-type="string">
            <text:p text:style-name="P101">1,97</text:p>
          </table:table-cell>
          <table:table-cell table:style-name="Tabella1.A1" office:value-type="string">
            <text:p text:style-name="P101">0,09</text:p>
          </table:table-cell>
          <table:table-cell table:style-name="Tabella1.A1" office:value-type="string">
            <text:p text:style-name="P101">2,09</text:p>
          </table:table-cell>
          <table:table-cell table:style-name="Tabella1.A1" office:value-type="string">
            <text:p text:style-name="P101">-0,03</text:p>
          </table:table-cell>
          <table:table-cell table:style-name="Tabella1.A1" office:value-type="string">
            <text:p text:style-name="P101">2,03</text:p>
          </table:table-cell>
          <table:table-cell table:style-name="Tabella1.A1" office:value-type="string">
            <text:p text:style-name="P101">0,03</text:p>
          </table:table-cell>
          <table:table-cell table:style-name="Tabella1.A1" office:value-type="string">
            <text:p text:style-name="P101">2,07</text:p>
          </table:table-cell>
          <table:table-cell table:style-name="Tabella1.A1" office:value-type="string">
            <text:p text:style-name="P101">-0,01</text:p>
          </table:table-cell>
        </table:table-row>
        <table:table-row table:style-name="Tabella1.1">
          <table:table-cell table:style-name="Tabella1.A1" office:value-type="string">
            <text:p text:style-name="P101">2,15</text:p>
          </table:table-cell>
          <table:table-cell table:style-name="Tabella1.A1" office:value-type="string">
            <text:p text:style-name="P101">-0,09</text:p>
          </table:table-cell>
          <table:table-cell table:style-name="Tabella1.A1" office:value-type="string">
            <text:p text:style-name="P101">2,03</text:p>
          </table:table-cell>
          <table:table-cell table:style-name="Tabella1.A1" office:value-type="string">
            <text:p text:style-name="P101">0,03</text:p>
          </table:table-cell>
          <table:table-cell table:style-name="Tabella1.A1" office:value-type="string">
            <text:p text:style-name="P101">1,97</text:p>
          </table:table-cell>
          <table:table-cell table:style-name="Tabella1.A1" office:value-type="string">
            <text:p text:style-name="P101">0,09</text:p>
          </table:table-cell>
          <table:table-cell table:style-name="Tabella1.A1" office:value-type="string">
            <text:p text:style-name="P101">2,07</text:p>
          </table:table-cell>
          <table:table-cell table:style-name="Tabella1.A1" office:value-type="string">
            <text:p text:style-name="P101">-0,01</text:p>
          </table:table-cell>
          <table:table-cell table:style-name="Tabella1.A1" office:value-type="string">
            <text:p text:style-name="P101">2,08</text:p>
          </table:table-cell>
          <table:table-cell table:style-name="Tabella1.A1" office:value-type="string">
            <text:p text:style-name="P101">-0,02</text:p>
          </table:table-cell>
        </table:table-row>
        <table:table-row table:style-name="Tabella1.1">
          <table:table-cell table:style-name="Tabella1.A1" office:value-type="string">
            <text:p text:style-name="P101">2,09</text:p>
          </table:table-cell>
          <table:table-cell table:style-name="Tabella1.A1" office:value-type="string">
            <text:p text:style-name="P101">-0,03</text:p>
          </table:table-cell>
          <table:table-cell table:style-name="Tabella1.A1" office:value-type="string">
            <text:p text:style-name="P101">2,06</text:p>
          </table:table-cell>
          <table:table-cell table:style-name="Tabella1.A1" office:value-type="string">
            <text:p text:style-name="P101">0</text:p>
          </table:table-cell>
          <table:table-cell table:style-name="Tabella1.A1" office:value-type="string">
            <text:p text:style-name="P101">2,07</text:p>
          </table:table-cell>
          <table:table-cell table:style-name="Tabella1.A1" office:value-type="string">
            <text:p text:style-name="P101">-0,01</text:p>
          </table:table-cell>
          <table:table-cell table:style-name="Tabella1.A1" office:value-type="string">
            <text:p text:style-name="P101">2,07</text:p>
          </table:table-cell>
          <table:table-cell table:style-name="Tabella1.A1" office:value-type="string">
            <text:p text:style-name="P101">-0,01</text:p>
          </table:table-cell>
          <table:table-cell table:style-name="Tabella1.A1" office:value-type="string">
            <text:p text:style-name="P101">1,97</text:p>
          </table:table-cell>
          <table:table-cell table:style-name="Tabella1.A1" office:value-type="string">
            <text:p text:style-name="P101">0,09</text:p>
          </table:table-cell>
        </table:table-row>
        <table:table-row table:style-name="Tabella1.1">
          <table:table-cell table:style-name="Tabella1.A1" office:value-type="string">
            <text:p text:style-name="P101">2,1</text:p>
          </table:table-cell>
          <table:table-cell table:style-name="Tabella1.A1" office:value-type="string">
            <text:p text:style-name="P101">-0,04</text:p>
          </table:table-cell>
          <table:table-cell table:style-name="Tabella1.A1" office:value-type="string">
            <text:p text:style-name="P101">2,11</text:p>
          </table:table-cell>
          <table:table-cell table:style-name="Tabella1.A1" office:value-type="string">
            <text:p text:style-name="P101">-0,05</text:p>
          </table:table-cell>
          <table:table-cell table:style-name="Tabella1.A1" office:value-type="string">
            <text:p text:style-name="P101">2,09</text:p>
          </table:table-cell>
          <table:table-cell table:style-name="Tabella1.A1" office:value-type="string">
            <text:p text:style-name="P101">-0,03</text:p>
          </table:table-cell>
          <table:table-cell table:style-name="Tabella1.A1" office:value-type="string">
            <text:p text:style-name="P101">2,09</text:p>
          </table:table-cell>
          <table:table-cell table:style-name="Tabella1.A1" office:value-type="string">
            <text:p text:style-name="P101">-0,03</text:p>
          </table:table-cell>
          <table:table-cell table:style-name="Tabella1.A1" office:value-type="string">
            <text:p text:style-name="P101">2,03</text:p>
          </table:table-cell>
          <table:table-cell table:style-name="Tabella1.A1" office:value-type="string">
            <text:p text:style-name="P101">0,03</text:p>
          </table:table-cell>
        </table:table-row>
      </table:table>
      <text:p text:style-name="P100"><draw:frame draw:style-name="fr1" draw:name="Cornice1" text:anchor-type="paragraph" svg:x="1.764cm" svg:y="0.088cm" svg:width="17.242cm" draw:z-index="0"><draw:text-box fo:min-height="0.041cm"><text:p><text:span text:style-name="Car._20_predefinito_20_paragrafo"><text:span text:style-name="T37">Tabella 1. Misura di 1T con relativi errori-scarti.</text:span></text:span></text:p></draw:text-box></draw:frame></text:p>
      <text:p text:style-name="P100"/>
      <text:p text:style-name="P100"/>
      <text:p text:style-name="P7"/>
      <text:p text:style-name="P7"/>
      <text:p text:style-name="P115"><text:soft-page-break/><text:span text:style-name="Car._20_predefinito_20_paragrafo"><text:span text:style-name="T9">Scarto = t – t</text:span></text:span><text:span text:style-name="Car._20_predefinito_20_paragrafo"><text:span text:style-name="T43">i ;</text:span></text:span></text:p>
      <text:p text:style-name="P2"><text:span text:style-name="Car._20_predefinito_20_paragrafo"><text:span text:style-name="T9">t = ∑ t</text:span></text:span><text:span text:style-name="Car._20_predefinito_20_paragrafo"><text:span text:style-name="T43">i </text:span></text:span><text:span text:style-name="Car._20_predefinito_20_paragrafo"><text:span text:style-name="T9">/ n = </text:span></text:span><text:span text:style-name="Car._20_predefinito_20_paragrafo"><text:span text:style-name="T52">4,075</text:span></text:span></text:p>
      <text:p text:style-name="P20"/>
      <table:table table:name="Tabella2" table:style-name="Tabella2">
        <table:table-column table:style-name="Tabella2.A"/>
        <table:table-column table:style-name="Tabella2.B"/>
        <table:table-column table:style-name="Tabella2.A"/>
        <table:table-column table:style-name="Tabella2.B"/>
        <table:table-column table:style-name="Tabella2.A"/>
        <table:table-column table:style-name="Tabella2.B"/>
        <table:table-column table:style-name="Tabella2.A"/>
        <table:table-column table:style-name="Tabella2.B"/>
        <table:table-column table:style-name="Tabella2.A"/>
        <table:table-column table:style-name="Tabella2.B"/>
        <table:table-row table:style-name="Tabella2.1">
          <table:table-cell table:style-name="Tabella2.A1" office:value-type="string">
            <text:p text:style-name="P104">Misura 2T(s)</text:p>
          </table:table-cell>
          <table:table-cell table:style-name="Tabella2.A1" office:value-type="string">
            <text:p text:style-name="P155">Scarto <text:s/>(s)</text:p>
          </table:table-cell>
          <table:table-cell table:style-name="Tabella2.A1" office:value-type="string">
            <text:p text:style-name="P104">Misura 2T(s)</text:p>
          </table:table-cell>
          <table:table-cell table:style-name="Tabella2.A1" office:value-type="string">
            <text:p text:style-name="P155">Scarto <text:s/>(s)</text:p>
          </table:table-cell>
          <table:table-cell table:style-name="Tabella2.A1" office:value-type="string">
            <text:p text:style-name="P104">Misura 2T(s)</text:p>
          </table:table-cell>
          <table:table-cell table:style-name="Tabella2.A1" office:value-type="string">
            <text:p text:style-name="P155">Scarto <text:s/>(s)</text:p>
          </table:table-cell>
          <table:table-cell table:style-name="Tabella2.A1" office:value-type="string">
            <text:p text:style-name="P104">Misura 2T(s)</text:p>
          </table:table-cell>
          <table:table-cell table:style-name="Tabella2.A1" office:value-type="string">
            <text:p text:style-name="P155">Scarto <text:s/>(s)</text:p>
          </table:table-cell>
          <table:table-cell table:style-name="Tabella2.A1" office:value-type="string">
            <text:p text:style-name="P104">Misura 2T(s)</text:p>
          </table:table-cell>
          <table:table-cell table:style-name="Tabella2.A1" office:value-type="string">
            <text:p text:style-name="P155">Scarto <text:s/>(s)</text:p>
          </table:table-cell>
        </table:table-row>
        <table:table-row table:style-name="Tabella2.2">
          <table:table-cell table:style-name="Tabella2.A1" office:value-type="string">
            <text:p text:style-name="P101">4,03</text:p>
          </table:table-cell>
          <table:table-cell table:style-name="Tabella2.A1" office:value-type="string">
            <text:p text:style-name="P101">0,04</text:p>
          </table:table-cell>
          <table:table-cell table:style-name="Tabella2.A1" office:value-type="string">
            <text:p text:style-name="P101">4,07</text:p>
          </table:table-cell>
          <table:table-cell table:style-name="Tabella2.A1" office:value-type="string">
            <text:p text:style-name="P101">0,00</text:p>
          </table:table-cell>
          <table:table-cell table:style-name="Tabella2.A1" office:value-type="string">
            <text:p text:style-name="P101">4,17</text:p>
          </table:table-cell>
          <table:table-cell table:style-name="Tabella2.A1" office:value-type="string">
            <text:p text:style-name="P101">-0,09</text:p>
          </table:table-cell>
          <table:table-cell table:style-name="Tabella2.A1" office:value-type="string">
            <text:p text:style-name="P101">4,07</text:p>
          </table:table-cell>
          <table:table-cell table:style-name="Tabella2.A1" office:value-type="string">
            <text:p text:style-name="P101">0,00</text:p>
          </table:table-cell>
          <table:table-cell table:style-name="Tabella2.A1" office:value-type="string">
            <text:p text:style-name="P101">4,06</text:p>
          </table:table-cell>
          <table:table-cell table:style-name="Tabella2.A1" office:value-type="string">
            <text:p text:style-name="P101">0,02</text:p>
          </table:table-cell>
        </table:table-row>
        <table:table-row table:style-name="Tabella2.2">
          <table:table-cell table:style-name="Tabella2.A1" office:value-type="string">
            <text:p text:style-name="P101">4,02</text:p>
          </table:table-cell>
          <table:table-cell table:style-name="Tabella2.A1" office:value-type="string">
            <text:p text:style-name="P101">0,06</text:p>
          </table:table-cell>
          <table:table-cell table:style-name="Tabella2.A1" office:value-type="string">
            <text:p text:style-name="P101">4,07</text:p>
          </table:table-cell>
          <table:table-cell table:style-name="Tabella2.A1" office:value-type="string">
            <text:p text:style-name="P101">0,00</text:p>
          </table:table-cell>
          <table:table-cell table:style-name="Tabella2.A1" office:value-type="string">
            <text:p text:style-name="P101">4,03</text:p>
          </table:table-cell>
          <table:table-cell table:style-name="Tabella2.A1" office:value-type="string">
            <text:p text:style-name="P101">0,04</text:p>
          </table:table-cell>
          <table:table-cell table:style-name="Tabella2.A1" office:value-type="string">
            <text:p text:style-name="P101">4,05</text:p>
          </table:table-cell>
          <table:table-cell table:style-name="Tabella2.A1" office:value-type="string">
            <text:p text:style-name="P101">0,03</text:p>
          </table:table-cell>
          <table:table-cell table:style-name="Tabella2.A1" office:value-type="string">
            <text:p text:style-name="P101">4,07</text:p>
          </table:table-cell>
          <table:table-cell table:style-name="Tabella2.A1" office:value-type="string">
            <text:p text:style-name="P101">0,00</text:p>
          </table:table-cell>
        </table:table-row>
        <table:table-row table:style-name="Tabella2.2">
          <table:table-cell table:style-name="Tabella2.A1" office:value-type="string">
            <text:p text:style-name="P101">4,2</text:p>
          </table:table-cell>
          <table:table-cell table:style-name="Tabella2.A1" office:value-type="string">
            <text:p text:style-name="P101">-0,13</text:p>
          </table:table-cell>
          <table:table-cell table:style-name="Tabella2.A1" office:value-type="string">
            <text:p text:style-name="P101">4,05</text:p>
          </table:table-cell>
          <table:table-cell table:style-name="Tabella2.A1" office:value-type="string">
            <text:p text:style-name="P101">0,03</text:p>
          </table:table-cell>
          <table:table-cell table:style-name="Tabella2.A1" office:value-type="string">
            <text:p text:style-name="P101">4,02</text:p>
          </table:table-cell>
          <table:table-cell table:style-name="Tabella2.A1" office:value-type="string">
            <text:p text:style-name="P101">0,06</text:p>
          </table:table-cell>
          <table:table-cell table:style-name="Tabella2.A1" office:value-type="string">
            <text:p text:style-name="P101">4,09</text:p>
          </table:table-cell>
          <table:table-cell table:style-name="Tabella2.A1" office:value-type="string">
            <text:p text:style-name="P101">-0,01</text:p>
          </table:table-cell>
          <table:table-cell table:style-name="Tabella2.A1" office:value-type="string">
            <text:p text:style-name="P101">4</text:p>
          </table:table-cell>
          <table:table-cell table:style-name="Tabella2.A1" office:value-type="string">
            <text:p text:style-name="P101">0,08</text:p>
          </table:table-cell>
        </table:table-row>
        <table:table-row table:style-name="Tabella2.2">
          <table:table-cell table:style-name="Tabella2.A1" office:value-type="string">
            <text:p text:style-name="P101">4,08</text:p>
          </table:table-cell>
          <table:table-cell table:style-name="Tabella2.A1" office:value-type="string">
            <text:p text:style-name="P101">0,00</text:p>
          </table:table-cell>
          <table:table-cell table:style-name="Tabella2.A1" office:value-type="string">
            <text:p text:style-name="P101">4,09</text:p>
          </table:table-cell>
          <table:table-cell table:style-name="Tabella2.A1" office:value-type="string">
            <text:p text:style-name="P101">-0,01</text:p>
          </table:table-cell>
          <table:table-cell table:style-name="Tabella2.A1" office:value-type="string">
            <text:p text:style-name="P101">4,21</text:p>
          </table:table-cell>
          <table:table-cell table:style-name="Tabella2.A1" office:value-type="string">
            <text:p text:style-name="P101">-0,14</text:p>
          </table:table-cell>
          <table:table-cell table:style-name="Tabella2.A1" office:value-type="string">
            <text:p text:style-name="P101">4,07</text:p>
          </table:table-cell>
          <table:table-cell table:style-name="Tabella2.A1" office:value-type="string">
            <text:p text:style-name="P101">0,00</text:p>
          </table:table-cell>
          <table:table-cell table:style-name="Tabella2.A1" office:value-type="string">
            <text:p text:style-name="P101">3,97</text:p>
          </table:table-cell>
          <table:table-cell table:style-name="Tabella2.A1" office:value-type="string">
            <text:p text:style-name="P101">0,11</text:p>
          </table:table-cell>
        </table:table-row>
        <table:table-row table:style-name="Tabella2.2">
          <table:table-cell table:style-name="Tabella2.A1" office:value-type="string">
            <text:p text:style-name="P101">4,09</text:p>
          </table:table-cell>
          <table:table-cell table:style-name="Tabella2.A1" office:value-type="string">
            <text:p text:style-name="P101">-0,01</text:p>
          </table:table-cell>
          <table:table-cell table:style-name="Tabella2.A1" office:value-type="string">
            <text:p text:style-name="P101">4,06</text:p>
          </table:table-cell>
          <table:table-cell table:style-name="Tabella2.A1" office:value-type="string">
            <text:p text:style-name="P101">0,02</text:p>
          </table:table-cell>
          <table:table-cell table:style-name="Tabella2.A1" office:value-type="string">
            <text:p text:style-name="P101">4,21</text:p>
          </table:table-cell>
          <table:table-cell table:style-name="Tabella2.A1" office:value-type="string">
            <text:p text:style-name="P101">-0,14</text:p>
          </table:table-cell>
          <table:table-cell table:style-name="Tabella2.A1" office:value-type="string">
            <text:p text:style-name="P101">4</text:p>
          </table:table-cell>
          <table:table-cell table:style-name="Tabella2.A1" office:value-type="string">
            <text:p text:style-name="P101">0,08</text:p>
          </table:table-cell>
          <table:table-cell table:style-name="Tabella2.A1" office:value-type="string">
            <text:p text:style-name="P101">4</text:p>
          </table:table-cell>
          <table:table-cell table:style-name="Tabella2.A1" office:value-type="string">
            <text:p text:style-name="P101">0,08</text:p>
          </table:table-cell>
        </table:table-row>
        <table:table-row table:style-name="Tabella2.2">
          <table:table-cell table:style-name="Tabella2.A1" office:value-type="string">
            <text:p text:style-name="P101">4,04</text:p>
          </table:table-cell>
          <table:table-cell table:style-name="Tabella2.A1" office:value-type="string">
            <text:p text:style-name="P101">0,04</text:p>
          </table:table-cell>
          <table:table-cell table:style-name="Tabella2.A1" office:value-type="string">
            <text:p text:style-name="P101">4,01</text:p>
          </table:table-cell>
          <table:table-cell table:style-name="Tabella2.A1" office:value-type="string">
            <text:p text:style-name="P101">0,07</text:p>
          </table:table-cell>
          <table:table-cell table:style-name="Tabella2.A1" office:value-type="string">
            <text:p text:style-name="P101">4,17</text:p>
          </table:table-cell>
          <table:table-cell table:style-name="Tabella2.A1" office:value-type="string">
            <text:p text:style-name="P101">-0,09</text:p>
          </table:table-cell>
          <table:table-cell table:style-name="Tabella2.A1" office:value-type="string">
            <text:p text:style-name="P101">4,02</text:p>
          </table:table-cell>
          <table:table-cell table:style-name="Tabella2.A1" office:value-type="string">
            <text:p text:style-name="P101">0,06</text:p>
          </table:table-cell>
          <table:table-cell table:style-name="Tabella2.A1" office:value-type="string">
            <text:p text:style-name="P101">4,02</text:p>
          </table:table-cell>
          <table:table-cell table:style-name="Tabella2.A1" office:value-type="string">
            <text:p text:style-name="P101">0,06</text:p>
          </table:table-cell>
        </table:table-row>
        <table:table-row table:style-name="Tabella2.2">
          <table:table-cell table:style-name="Tabella2.A1" office:value-type="string">
            <text:p text:style-name="P101">4</text:p>
          </table:table-cell>
          <table:table-cell table:style-name="Tabella2.A1" office:value-type="string">
            <text:p text:style-name="P101">0,08</text:p>
          </table:table-cell>
          <table:table-cell table:style-name="Tabella2.A1" office:value-type="string">
            <text:p text:style-name="P101">4,06</text:p>
          </table:table-cell>
          <table:table-cell table:style-name="Tabella2.A1" office:value-type="string">
            <text:p text:style-name="P101">0,02</text:p>
          </table:table-cell>
          <table:table-cell table:style-name="Tabella2.A1" office:value-type="string">
            <text:p text:style-name="P101">4,02</text:p>
          </table:table-cell>
          <table:table-cell table:style-name="Tabella2.A1" office:value-type="string">
            <text:p text:style-name="P101">0,06</text:p>
          </table:table-cell>
          <table:table-cell table:style-name="Tabella2.A1" office:value-type="string">
            <text:p text:style-name="P101">4,04</text:p>
          </table:table-cell>
          <table:table-cell table:style-name="Tabella2.A1" office:value-type="string">
            <text:p text:style-name="P101">0,04</text:p>
          </table:table-cell>
          <table:table-cell table:style-name="Tabella2.A1" office:value-type="string">
            <text:p text:style-name="P101">4,16</text:p>
          </table:table-cell>
          <table:table-cell table:style-name="Tabella2.A1" office:value-type="string">
            <text:p text:style-name="P101">-0,09</text:p>
          </table:table-cell>
        </table:table-row>
        <table:table-row table:style-name="Tabella2.2">
          <table:table-cell table:style-name="Tabella2.A1" office:value-type="string">
            <text:p text:style-name="P101">4,18</text:p>
          </table:table-cell>
          <table:table-cell table:style-name="Tabella2.A1" office:value-type="string">
            <text:p text:style-name="P101">-0,11</text:p>
          </table:table-cell>
          <table:table-cell table:style-name="Tabella2.A1" office:value-type="string">
            <text:p text:style-name="P101">4,06</text:p>
          </table:table-cell>
          <table:table-cell table:style-name="Tabella2.A1" office:value-type="string">
            <text:p text:style-name="P101">0,02</text:p>
          </table:table-cell>
          <table:table-cell table:style-name="Tabella2.A1" office:value-type="string">
            <text:p text:style-name="P101">4,12</text:p>
          </table:table-cell>
          <table:table-cell table:style-name="Tabella2.A1" office:value-type="string">
            <text:p text:style-name="P101">-0,04</text:p>
          </table:table-cell>
          <table:table-cell table:style-name="Tabella2.A1" office:value-type="string">
            <text:p text:style-name="P101">4,14</text:p>
          </table:table-cell>
          <table:table-cell table:style-name="Tabella2.A1" office:value-type="string">
            <text:p text:style-name="P101">-0,06</text:p>
          </table:table-cell>
          <table:table-cell table:style-name="Tabella2.A1" office:value-type="string">
            <text:p text:style-name="P101">4,17</text:p>
          </table:table-cell>
          <table:table-cell table:style-name="Tabella2.A1" office:value-type="string">
            <text:p text:style-name="P101">-0,09</text:p>
          </table:table-cell>
        </table:table-row>
        <table:table-row table:style-name="Tabella2.2">
          <table:table-cell table:style-name="Tabella2.A1" office:value-type="string">
            <text:p text:style-name="P101">4,06</text:p>
          </table:table-cell>
          <table:table-cell table:style-name="Tabella2.A1" office:value-type="string">
            <text:p text:style-name="P101">0,02</text:p>
          </table:table-cell>
          <table:table-cell table:style-name="Tabella2.A1" office:value-type="string">
            <text:p text:style-name="P101">4</text:p>
          </table:table-cell>
          <table:table-cell table:style-name="Tabella2.A1" office:value-type="string">
            <text:p text:style-name="P101">0,08</text:p>
          </table:table-cell>
          <table:table-cell table:style-name="Tabella2.A1" office:value-type="string">
            <text:p text:style-name="P101">4,13</text:p>
          </table:table-cell>
          <table:table-cell table:style-name="Tabella2.A1" office:value-type="string">
            <text:p text:style-name="P101">-0,05</text:p>
          </table:table-cell>
          <table:table-cell table:style-name="Tabella2.A1" office:value-type="string">
            <text:p text:style-name="P101">4,03</text:p>
          </table:table-cell>
          <table:table-cell table:style-name="Tabella2.A1" office:value-type="string">
            <text:p text:style-name="P101">0,04</text:p>
          </table:table-cell>
          <table:table-cell table:style-name="Tabella2.A1" office:value-type="string">
            <text:p text:style-name="P101">4,01</text:p>
          </table:table-cell>
          <table:table-cell table:style-name="Tabella2.A1" office:value-type="string">
            <text:p text:style-name="P101">0,07</text:p>
          </table:table-cell>
        </table:table-row>
        <table:table-row table:style-name="Tabella2.2">
          <table:table-cell table:style-name="Tabella2.A1" office:value-type="string">
            <text:p text:style-name="P101">4,09</text:p>
          </table:table-cell>
          <table:table-cell table:style-name="Tabella2.A1" office:value-type="string">
            <text:p text:style-name="P101">-0,01</text:p>
          </table:table-cell>
          <table:table-cell table:style-name="Tabella2.A1" office:value-type="string">
            <text:p text:style-name="P101">4,08</text:p>
          </table:table-cell>
          <table:table-cell table:style-name="Tabella2.A1" office:value-type="string">
            <text:p text:style-name="P101">0,00</text:p>
          </table:table-cell>
          <table:table-cell table:style-name="Tabella2.A1" office:value-type="string">
            <text:p text:style-name="P101">4,16</text:p>
          </table:table-cell>
          <table:table-cell table:style-name="Tabella2.A1" office:value-type="string">
            <text:p text:style-name="P101">-0,09</text:p>
          </table:table-cell>
          <table:table-cell table:style-name="Tabella2.A1" office:value-type="string">
            <text:p text:style-name="P101">4,07</text:p>
          </table:table-cell>
          <table:table-cell table:style-name="Tabella2.A1" office:value-type="string">
            <text:p text:style-name="P101">0,00</text:p>
          </table:table-cell>
          <table:table-cell table:style-name="Tabella2.A1" office:value-type="string">
            <text:p text:style-name="P101">4,14</text:p>
          </table:table-cell>
          <table:table-cell table:style-name="Tabella2.A1" office:value-type="string">
            <text:p text:style-name="P101">-0,06</text:p>
          </table:table-cell>
        </table:table-row>
      </table:table>
      <text:p text:style-name="P108"><draw:frame draw:style-name="fr1" draw:name="1" text:anchor-type="paragraph" svg:x="1.79cm" svg:y="0.011cm" svg:width="17.221cm" draw:z-index="1"><draw:text-box fo:min-height="0.041cm"><text:p><text:span text:style-name="Car._20_predefinito_20_paragrafo"><text:span text:style-name="T37">Tabella 2. Tabella misura di 2T e relativi errori-scarti</text:span></text:span></text:p></draw:text-box></draw:frame></text:p>
      <text:list xml:id="list155648320636075" text:continue-numbering="true" text:style-name="L1">
        <text:list-item>
          <text:list>
            <text:list-item>
              <text:p text:style-name="P163"><text:span text:style-name="Car._20_predefinito_20_paragrafo"><text:span text:style-name="T55">ELABORAZIONE DATI</text:span></text:span></text:p>
            </text:list-item>
          </text:list>
        </text:list-item>
      </text:list>
      <text:p text:style-name="P79"/>
      <text:p text:style-name="P100">Al fine di ottenere un valore più vicino a quello reale e conoscere la distribuzione dei dati sono state calcolate la media, la varianza e la deviazione standard d<text:span text:style-name="T71">i </text:span><text:span text:style-name="T73">ognuno dei due</text:span><text:span text:style-name="T72"> </text:span>set di dati (tabella 3).</text:p>
      <text:p text:style-name="P101"/>
      <text:p text:style-name="P115"><text:span text:style-name="Car._20_predefinito_20_paragrafo"><text:span text:style-name="T9">valore medio (</text:span></text:span><draw:frame draw:style-name="fr3" draw:name="2" text:anchor-type="as-char" svg:width="0.212cm" style:rel-width="scale" svg:height="0.503cm" style:rel-height="scale" draw:z-index="42"><draw:object xlink:href="./Object 1" xlink:type="simple" xlink:show="embed" xlink:actuate="onLoad"/><draw:image xlink:href="./ObjectReplacements/Object 1" xlink:type="simple" xlink:show="embed" xlink:actuate="onLoad"/></draw:frame><text:span text:style-name="Car._20_predefinito_20_paragrafo"><text:span text:style-name="T9">):</text:span></text:span></text:p>
      <text:p text:style-name="P115"><draw:frame draw:style-name="fr3" draw:name="3" text:anchor-type="as-char" svg:width="4.392cm" style:rel-width="scale" svg:height="0.979cm" style:rel-height="scale" draw:z-index="43"><draw:object xlink:href="./Object 2" xlink:type="simple" xlink:show="embed" xlink:actuate="onLoad"/><draw:image xlink:href="./ObjectReplacements/Object 2" xlink:type="simple" xlink:show="embed" xlink:actuate="onLoad"/></draw:frame><text:span text:style-name="Car._20_predefinito_20_paragrafo"><text:span text:style-name="T9"><text:tab/><text:tab/></text:span></text:span><draw:frame draw:style-name="fr3" draw:name="4" text:anchor-type="as-char" svg:width="0.291cm" style:rel-width="scale" svg:height="0.503cm" style:rel-height="scale" draw:z-index="44"><draw:object xlink:href="./Object 3" xlink:type="simple" xlink:show="embed" xlink:actuate="onLoad"/><draw:image xlink:href="./ObjectReplacements/Object 3" xlink:type="simple" xlink:show="embed" xlink:actuate="onLoad"/></draw:frame><text:span text:style-name="Car._20_predefinito_20_paragrafo"><text:span text:style-name="T9"> = numero di dati</text:span></text:span></text:p>
      <text:p text:style-name="P115"><text:span text:style-name="Car._20_predefinito_20_paragrafo"><text:span text:style-name="T9">deviazione standard (</text:span></text:span><draw:frame draw:style-name="fr3" draw:name="5" text:anchor-type="as-char" svg:width="0.423cm" style:rel-width="scale" svg:height="0.503cm" style:rel-height="scale" draw:z-index="45"><draw:object xlink:href="./Object 4" xlink:type="simple" xlink:show="embed" xlink:actuate="onLoad"/><draw:image xlink:href="./ObjectReplacements/Object 4" xlink:type="simple" xlink:show="embed" xlink:actuate="onLoad"/></draw:frame><text:span text:style-name="Car._20_predefinito_20_paragrafo"><text:span text:style-name="T9">):</text:span></text:span></text:p>
      <text:p text:style-name="P115"><draw:frame draw:style-name="fr3" draw:name="6" text:anchor-type="as-char" svg:width="0.529cm" style:rel-width="scale" svg:height="0.503cm" style:rel-height="scale" draw:z-index="46"><draw:object xlink:href="./Object 5" xlink:type="simple" xlink:show="embed" xlink:actuate="onLoad"/><draw:image xlink:href="./ObjectReplacements/Object 5" xlink:type="simple" xlink:show="embed" xlink:actuate="onLoad"/></draw:frame><text:span text:style-name="Car._20_predefinito_20_paragrafo"><text:span text:style-name="T9">= </text:span></text:span><draw:frame draw:style-name="fr3" draw:name="7" text:anchor-type="as-char" svg:width="1.614cm" style:rel-width="scale" svg:height="1.482cm" style:rel-height="scale" draw:z-index="47"><draw:object xlink:href="./Object 6" xlink:type="simple" xlink:show="embed" xlink:actuate="onLoad"/><draw:image xlink:href="./ObjectReplacements/Object 6" xlink:type="simple" xlink:show="embed" xlink:actuate="onLoad"/></draw:frame><text:span text:style-name="Car._20_predefinito_20_paragrafo"><text:span text:style-name="T9"> <text:s text:c="6"/><text:tab/></text:span></text:span><draw:frame draw:style-name="fr3" draw:name="8" text:anchor-type="as-char" svg:width="0.344cm" style:rel-width="scale" svg:height="0.503cm" style:rel-height="scale" draw:z-index="48"><draw:object xlink:href="./Object 7" xlink:type="simple" xlink:show="embed" xlink:actuate="onLoad"/><draw:image xlink:href="./ObjectReplacements/Object 7" xlink:type="simple" xlink:show="embed" xlink:actuate="onLoad"/></draw:frame><text:span text:style-name="Car._20_predefinito_20_paragrafo"><text:span text:style-name="T9"> = </text:span></text:span><draw:frame draw:style-name="fr3" draw:name="9" text:anchor-type="as-char" svg:width="0.397cm" style:rel-width="scale" svg:height="0.503cm" style:rel-height="scale" draw:z-index="49"><draw:object xlink:href="./Object 8" xlink:type="simple" xlink:show="embed" xlink:actuate="onLoad"/><draw:image xlink:href="./ObjectReplacements/Object 8" xlink:type="simple" xlink:show="embed" xlink:actuate="onLoad"/></draw:frame><text:span text:style-name="Car._20_predefinito_20_paragrafo"><text:span text:style-name="T9">-</text:span></text:span><draw:frame draw:style-name="fr3" draw:name="10" text:anchor-type="as-char" svg:width="0.106cm" style:rel-width="scale" svg:height="0.503cm" style:rel-height="scale" draw:z-index="50"><draw:object xlink:href="./Object 9" xlink:type="simple" xlink:show="embed" xlink:actuate="onLoad"/><draw:image xlink:href="./ObjectReplacements/Object 9" xlink:type="simple" xlink:show="embed" xlink:actuate="onLoad"/></draw:frame><text:span text:style-name="Car._20_predefinito_20_paragrafo"><text:span text:style-name="T9"> </text:span></text:span><draw:frame draw:style-name="fr3" draw:name="11" text:anchor-type="as-char" svg:width="0.212cm" style:rel-width="scale" svg:height="0.503cm" style:rel-height="scale" draw:z-index="51"><draw:object xlink:href="./Object 10" xlink:type="simple" xlink:show="embed" xlink:actuate="onLoad"/><draw:image xlink:href="./ObjectReplacements/Object 10" xlink:type="simple" xlink:show="embed" xlink:actuate="onLoad"/></draw:frame></text:p>
      <text:p text:style-name="P100"/>
      <text:p text:style-name="P100"/>
      <table:table table:name="Tabella3" table:style-name="Tabella3">
        <table:table-column table:style-name="Tabella3.A" table:number-columns-repeated="2"/>
        <table:table-column table:style-name="Tabella3.C" table:number-columns-repeated="2"/>
        <table:table-row>
          <table:table-cell table:style-name="Tabella3.A1" office:value-type="string">
            <text:p text:style-name="P101"/>
          </table:table-cell>
          <table:table-cell table:style-name="Tabella3.A1" office:value-type="string">
            <text:p text:style-name="P115"><draw:frame draw:style-name="fr3" draw:name="12" text:anchor-type="as-char" svg:width="3.201cm" style:rel-width="scale" svg:height="0.503cm" style:rel-height="scale" draw:z-index="52"><draw:object xlink:href="./Object 11" xlink:type="simple" xlink:show="embed" xlink:actuate="onLoad"/><draw:image xlink:href="./ObjectReplacements/Object 11" xlink:type="simple" xlink:show="embed" xlink:actuate="onLoad"/></draw:frame></text:p>
            <text:p text:style-name="P115"><text:span text:style-name="Car._20_predefinito_20_paragrafo"><text:span text:style-name="T15">[s]</text:span></text:span></text:p>
          </table:table-cell>
          <table:table-cell table:style-name="Tabella3.A1" office:value-type="string">
            <text:p text:style-name="P158"><text:span text:style-name="Car._20_predefinito_20_paragrafo"><text:span text:style-name="T15">σ</text:span></text:span><text:span text:style-name="Car._20_predefinito_20_paragrafo"><text:span text:style-name="T44">x</text:span></text:span><text:span text:style-name="Car._20_predefinito_20_paragrafo"><text:span text:style-name="T56">2</text:span></text:span><text:span text:style-name="Car._20_predefinito_20_paragrafo"><text:span text:style-name="T15"> (varianza) [s</text:span></text:span><text:span text:style-name="Car._20_predefinito_20_paragrafo"><text:span text:style-name="T56">2</text:span></text:span><text:span text:style-name="Car._20_predefinito_20_paragrafo"><text:span text:style-name="T15"> ]</text:span></text:span></text:p>
          </table:table-cell>
          <table:table-cell table:style-name="Tabella3.A1" office:value-type="string">
            <text:p text:style-name="P158"><text:span text:style-name="Car._20_predefinito_20_paragrafo"><text:span text:style-name="T15">σ</text:span></text:span><text:span text:style-name="Car._20_predefinito_20_paragrafo"><text:span text:style-name="T44">x</text:span></text:span><text:span text:style-name="Car._20_predefinito_20_paragrafo"><text:span text:style-name="T15"> (deviazione standard) [s]</text:span></text:span></text:p>
            <text:p text:style-name="P101"/>
          </table:table-cell>
        </table:table-row>
        <table:table-row>
          <table:table-cell table:style-name="Tabella3.A1" office:value-type="string">
            <text:p text:style-name="P115"><text:span text:style-name="Car._20_predefinito_20_paragrafo"><text:span text:style-name="T15">Misure 1T</text:span></text:span></text:p>
          </table:table-cell>
          <table:table-cell table:style-name="Tabella3.A1" office:value-type="string">
            <text:p text:style-name="P115"><text:span text:style-name="Car._20_predefinito_20_paragrafo"><text:span text:style-name="T37">2,0640</text:span></text:span></text:p>
          </table:table-cell>
          <table:table-cell table:style-name="Tabella3.A1" office:value-type="string">
            <text:p text:style-name="P101">0,0015</text:p>
            <text:p text:style-name="P101"/>
          </table:table-cell>
          <table:table-cell table:style-name="Tabella3.A1" office:value-type="string">
            <text:p text:style-name="P101">0,0394</text:p>
          </table:table-cell>
        </table:table-row>
        <table:table-row>
          <table:table-cell table:style-name="Tabella3.A1" office:value-type="string">
            <text:p text:style-name="P115"><text:span text:style-name="Car._20_predefinito_20_paragrafo"><text:span text:style-name="T15">Misure <text:s/>2T</text:span></text:span></text:p>
          </table:table-cell>
          <table:table-cell table:style-name="Tabella3.A1" office:value-type="string">
            <text:p text:style-name="P115"><text:span text:style-name="Car._20_predefinito_20_paragrafo"><text:span text:style-name="T37">4,0746</text:span></text:span></text:p>
          </table:table-cell>
          <table:table-cell table:style-name="Tabella3.A1" office:value-type="string">
            <text:p text:style-name="P101">0,0041</text:p>
          </table:table-cell>
          <table:table-cell table:style-name="Tabella3.A1" office:value-type="string">
            <text:p text:style-name="P115"><text:span text:style-name="Car._20_predefinito_20_paragrafo"><text:span text:style-name="T37">0,0642</text:span></text:span></text:p>
          </table:table-cell>
        </table:table-row>
      </table:table>
      <text:p text:style-name="P105"><draw:frame draw:style-name="fr1" draw:name="13" text:anchor-type="paragraph" svg:x="3.563cm" svg:y="0.051cm" svg:width="14.21cm" draw:z-index="2"><draw:text-box fo:min-height="0.041cm"><text:p><text:span text:style-name="Car._20_predefinito_20_paragrafo"><text:span text:style-name="T37">Tabella 3.Media, varianza e deviazione standard</text:span></text:span></text:p></draw:text-box></draw:frame></text:p>
      <text:p text:style-name="P100"/>
      <text:p text:style-name="P100">Per valutare l’attendibilità dei dati è stato utilizzato il <text:span text:style-name="T71">criterio</text:span> di Chauvenet. <text:span text:style-name="T73">Tale criterio si basa sull'ipotesi che i dati siano distribuiti secondo la legge di Gauss. Una volta individuato un dato significativamente diverso da tutti gli altri, si calcola la sua distanza dal valor medio in unità di deviazioni standard. Si calcola successivamente la probabilità p che un altro dato sperimentale sia </text:span><text:soft-page-break/><text:span text:style-name="T73">peggiore (più distante dal valor medio in unità di </text:span><text:span text:style-name="T80">σ</text:span><text:span text:style-name="T73">) di quello sospetto. Per un certo numero N di misure effettuare, il criterio di Chauvenet asserisce che è possibile rigettare il dato sospetto se Np&lt;0.5.</text:span></text:p>
      <text:p text:style-name="P100"/>
      <text:p text:style-name="P115"><text:span text:style-name="T34">Misure 1T</text:span></text:p>
      <text:p text:style-name="P160"><text:span text:style-name="Car._20_predefinito_20_paragrafo"><text:span text:style-name="T78">Abbiamo applicato il criterio di Chauvenet per stabilire se fosse possibile rigettare la misura sospetta <text:s/>t</text:span></text:span><text:span text:style-name="Car._20_predefinito_20_paragrafo"><text:span text:style-name="T81">i</text:span></text:span><text:span text:style-name="Car._20_predefinito_20_paragrafo"><text:span text:style-name="T78">= 2,190 s. Per tale dato abbiamo ottenuto i seguenti valori:</text:span></text:span></text:p>
      <text:p text:style-name="P159"><text:span text:style-name="Car._20_predefinito_20_paragrafo"><text:span text:style-name="T13"><text:s/></text:span></text:span><text:span text:style-name="Car._20_predefinito_20_paragrafo"><text:span text:style-name="T9">T</text:span></text:span><text:span text:style-name="Car._20_predefinito_20_paragrafo"><text:span text:style-name="T43">out </text:span></text:span><text:span text:style-name="Car._20_predefinito_20_paragrafo"><text:span text:style-name="T9">= (t</text:span></text:span><text:span text:style-name="Car._20_predefinito_20_paragrafo"><text:span text:style-name="T43">i</text:span></text:span><text:span text:style-name="Car._20_predefinito_20_paragrafo"><text:span text:style-name="T9">-t)/σx =(2,19-2,06)/0,04=3,25 corrispondente al 99,8%</text:span></text:span></text:p>
      <text:p text:style-name="P101">p=1-0,998=0,002</text:p>
      <text:p text:style-name="P101">Np=0,2</text:p>
      <text:p text:style-name="P100">Essendo Np <text:span text:style-name="T84">&lt; 0,5</text:span>, secondo il criterio di Chauvenet il dato è da considerarsi <text:span text:style-name="T84">outlier </text:span>e non è utile ai fini del calcolo della deviazione standard, della varianza e della deviazione standard della media.</text:p>
      <text:p text:style-name="P100">Quindi rifacendo i calcoli senza l’outli<text:span text:style-name="T84">er</text:span> :</text:p>
      <text:p text:style-name="P161"><text:span text:style-name="Car._20_predefinito_20_paragrafo"><text:span text:style-name="T35">MEDIA</text:span></text:span></text:p>
      <text:p text:style-name="P162"><text:span text:style-name="Car._20_predefinito_20_paragrafo"><text:span text:style-name="T9">σx</text:span></text:span><text:span text:style-name="Car._20_predefinito_20_paragrafo"><text:span text:style-name="T58">2</text:span></text:span><text:span text:style-name="Car._20_predefinito_20_paragrafo"><text:span text:style-name="T9"> (varianza) =</text:span></text:span><text:span text:style-name="Car._20_predefinito_20_paragrafo"><text:span text:style-name="T54"> </text:span></text:span><text:span text:style-name="Car._20_predefinito_20_paragrafo"><text:span text:style-name="T9">0,001 <text:s/></text:span></text:span><text:span text:style-name="Car._20_predefinito_20_paragrafo"><text:span text:style-name="T36">s</text:span></text:span><text:span text:style-name="Car._20_predefinito_20_paragrafo"><text:span text:style-name="T66">2</text:span></text:span></text:p>
      <text:p text:style-name="Nessuna_20_spaziatura"><text:span text:style-name="Car._20_predefinito_20_paragrafo"><text:span text:style-name="T9">σx (deviazione standard)=</text:span></text:span><text:span text:style-name="Car._20_predefinito_20_paragrafo"><text:span text:style-name="T54"> </text:span></text:span><text:span text:style-name="Car._20_predefinito_20_paragrafo"><text:span text:style-name="T9">0,037 </text:span></text:span><text:span text:style-name="Car._20_predefinito_20_paragrafo"><text:span text:style-name="T13">s</text:span></text:span></text:p>
      <text:p text:style-name="P100"/>
      <text:p text:style-name="P100">Per <text:span text:style-name="T84">confrontare la distribuzione dei dati sperimentali con quella di Gauss,</text:span> è stato realizzato un istogramma per ciascun set di misure, <text:span text:style-name="T84">utilizzando come</text:span> intervallo ∆ la metà della deviazione standard.</text:p>
      <text:p text:style-name="P100">L’obiettivo che ci si è posti è stato quello di osservare se le misure effettuate si distribuissero secondo la funzione gaussiana f(x), considerando i parametri specifici dell’esperienza in questione.</text:p>
      <text:p text:style-name="P115"><draw:frame draw:style-name="fr3" draw:name="14" text:anchor-type="as-char" svg:width="0.688cm" style:rel-width="scale" svg:height="0.503cm" style:rel-height="scale" draw:z-index="53"><draw:object xlink:href="./Object 12" xlink:type="simple" xlink:show="embed" xlink:actuate="onLoad"/><draw:image xlink:href="./ObjectReplacements/Object 12" xlink:type="simple" xlink:show="embed" xlink:actuate="onLoad"/></draw:frame><text:span text:style-name="Car._20_predefinito_20_paragrafo"><text:span text:style-name="T9"> = </text:span></text:span><draw:frame draw:style-name="fr3" draw:name="15" text:anchor-type="as-char" svg:width="1.005cm" style:rel-width="scale" svg:height="1.058cm" style:rel-height="scale" draw:z-index="54"><draw:object xlink:href="./Object 13" xlink:type="simple" xlink:show="embed" xlink:actuate="onLoad"/><draw:image xlink:href="./ObjectReplacements/Object 13" xlink:type="simple" xlink:show="embed" xlink:actuate="onLoad"/></draw:frame><text:span text:style-name="Car._20_predefinito_20_paragrafo"><text:span text:style-name="T9"> ∙ </text:span></text:span><draw:frame draw:style-name="fr3" draw:name="16" text:anchor-type="as-char" svg:width="1.455cm" style:rel-width="scale" svg:height="0.82cm" style:rel-height="scale" draw:z-index="55"><draw:object xlink:href="./Object 14" xlink:type="simple" xlink:show="embed" xlink:actuate="onLoad"/><draw:image xlink:href="./ObjectReplacements/Object 14" xlink:type="simple" xlink:show="embed" xlink:actuate="onLoad"/></draw:frame></text:p>
      <text:p text:style-name="P100"/>
      <text:p text:style-name="P109"/>
      <text:list xml:id="list8357085066219526641" text:style-name="L4">
        <text:list-item>
          <text:p text:style-name="P154">Istogramma frequenza vs tempi </text:p>
        </text:list-item>
      </text:list>
      <text:p text:style-name="P122"/>
      <table:table table:name="Tabella4" table:style-name="Tabella4">
        <table:table-column table:style-name="Tabella4.A"/>
        <table:table-column table:style-name="Tabella4.B" table:number-columns-repeated="3"/>
        <table:table-row>
          <table:table-cell table:style-name="Tabella4.A1" office:value-type="string">
            <text:p text:style-name="P103">∆</text:p>
          </table:table-cell>
          <table:table-cell table:style-name="Tabella4.A1" office:value-type="string">
            <text:p text:style-name="P115"><text:span text:style-name="Car._20_predefinito_20_paragrafo"><text:span text:style-name="T15">n</text:span></text:span><text:span text:style-name="Car._20_predefinito_20_paragrafo"><text:span text:style-name="T44">k</text:span></text:span></text:p>
          </table:table-cell>
          <table:table-cell table:style-name="Tabella4.A1" office:value-type="string">
            <text:p text:style-name="P115"><text:span text:style-name="Car._20_predefinito_20_paragrafo"><text:span text:style-name="T15">F</text:span></text:span><text:span text:style-name="Car._20_predefinito_20_paragrafo"><text:span text:style-name="T44">k</text:span></text:span></text:p>
          </table:table-cell>
          <table:table-cell table:style-name="Tabella4.A1" office:value-type="string">
            <text:p text:style-name="P103">f(X)</text:p>
          </table:table-cell>
        </table:table-row>
        <table:table-row>
          <table:table-cell table:style-name="Tabella4.A1" office:value-type="string">
            <text:p text:style-name="P101">1</text:p>
          </table:table-cell>
          <table:table-cell table:style-name="Tabella4.A1" office:value-type="string">
            <text:p text:style-name="P101">3</text:p>
          </table:table-cell>
          <table:table-cell table:style-name="Tabella4.A1" office:value-type="string">
            <text:p text:style-name="P101">0,03</text:p>
          </table:table-cell>
          <table:table-cell table:style-name="Tabella4.D2" office:value-type="string">
            <text:p text:style-name="P46">1,5</text:p>
          </table:table-cell>
        </table:table-row>
        <table:table-row>
          <table:table-cell table:style-name="Tabella4.A1" office:value-type="string">
            <text:p text:style-name="P101">2</text:p>
          </table:table-cell>
          <table:table-cell table:style-name="Tabella4.A1" office:value-type="string">
            <text:p text:style-name="P101">9</text:p>
          </table:table-cell>
          <table:table-cell table:style-name="Tabella4.A1" office:value-type="string">
            <text:p text:style-name="P101">0,09</text:p>
          </table:table-cell>
          <table:table-cell table:style-name="Tabella4.D2" office:value-type="string">
            <text:p text:style-name="P46">4,5</text:p>
          </table:table-cell>
        </table:table-row>
        <table:table-row>
          <table:table-cell table:style-name="Tabella4.A1" office:value-type="string">
            <text:p text:style-name="P101">3</text:p>
          </table:table-cell>
          <table:table-cell table:style-name="Tabella4.A1" office:value-type="string">
            <text:p text:style-name="P101">13</text:p>
          </table:table-cell>
          <table:table-cell table:style-name="Tabella4.A1" office:value-type="string">
            <text:p text:style-name="P101">0,13</text:p>
          </table:table-cell>
          <table:table-cell table:style-name="Tabella4.D2" office:value-type="string">
            <text:p text:style-name="P46">6,5</text:p>
          </table:table-cell>
        </table:table-row>
        <table:table-row>
          <table:table-cell table:style-name="Tabella4.A1" office:value-type="string">
            <text:p text:style-name="P101">4</text:p>
          </table:table-cell>
          <table:table-cell table:style-name="Tabella4.A1" office:value-type="string">
            <text:p text:style-name="P101">12</text:p>
          </table:table-cell>
          <table:table-cell table:style-name="Tabella4.A1" office:value-type="string">
            <text:p text:style-name="P101">0,12</text:p>
          </table:table-cell>
          <table:table-cell table:style-name="Tabella4.D2" office:value-type="string">
            <text:p text:style-name="P46">6</text:p>
          </table:table-cell>
        </table:table-row>
        <table:table-row>
          <table:table-cell table:style-name="Tabella4.A1" office:value-type="string">
            <text:p text:style-name="P101">5</text:p>
          </table:table-cell>
          <table:table-cell table:style-name="Tabella4.A1" office:value-type="string">
            <text:p text:style-name="P101">29</text:p>
          </table:table-cell>
          <table:table-cell table:style-name="Tabella4.A1" office:value-type="string">
            <text:p text:style-name="P101">0,29</text:p>
          </table:table-cell>
          <table:table-cell table:style-name="Tabella4.D2" office:value-type="string">
            <text:p text:style-name="P46">14,5</text:p>
          </table:table-cell>
        </table:table-row>
        <table:table-row>
          <table:table-cell table:style-name="Tabella4.A1" office:value-type="string">
            <text:p text:style-name="P101">6</text:p>
          </table:table-cell>
          <table:table-cell table:style-name="Tabella4.A1" office:value-type="string">
            <text:p text:style-name="P101">15</text:p>
          </table:table-cell>
          <table:table-cell table:style-name="Tabella4.A1" office:value-type="string">
            <text:p text:style-name="P101">0,15</text:p>
          </table:table-cell>
          <table:table-cell table:style-name="Tabella4.D2" office:value-type="string">
            <text:p text:style-name="P46">7,5</text:p>
          </table:table-cell>
        </table:table-row>
        <table:table-row>
          <table:table-cell table:style-name="Tabella4.A1" office:value-type="string">
            <text:p text:style-name="P101">7</text:p>
          </table:table-cell>
          <table:table-cell table:style-name="Tabella4.A1" office:value-type="string">
            <text:p text:style-name="P101">10</text:p>
          </table:table-cell>
          <table:table-cell table:style-name="Tabella4.A1" office:value-type="string">
            <text:p text:style-name="P101">0,10</text:p>
          </table:table-cell>
          <table:table-cell table:style-name="Tabella4.D2" office:value-type="string">
            <text:p text:style-name="P46">5</text:p>
          </table:table-cell>
        </table:table-row>
        <table:table-row>
          <table:table-cell table:style-name="Tabella4.A1" office:value-type="string">
            <text:p text:style-name="P101">8</text:p>
          </table:table-cell>
          <table:table-cell table:style-name="Tabella4.A1" office:value-type="string">
            <text:p text:style-name="P101">7</text:p>
          </table:table-cell>
          <table:table-cell table:style-name="Tabella4.A1" office:value-type="string">
            <text:p text:style-name="P101">0,07</text:p>
          </table:table-cell>
          <table:table-cell table:style-name="Tabella4.D2" office:value-type="string">
            <text:p text:style-name="P46">3,5</text:p>
          </table:table-cell>
        </table:table-row>
        <table:table-row>
          <table:table-cell table:style-name="Tabella4.A1" office:value-type="string">
            <text:p text:style-name="P101">9</text:p>
          </table:table-cell>
          <table:table-cell table:style-name="Tabella4.A1" office:value-type="string">
            <text:p text:style-name="P101">1</text:p>
          </table:table-cell>
          <table:table-cell table:style-name="Tabella4.A1" office:value-type="string">
            <text:p text:style-name="P101">0,01</text:p>
          </table:table-cell>
          <table:table-cell table:style-name="Tabella4.D2" office:value-type="string">
            <text:p text:style-name="P46">0,5</text:p>
          </table:table-cell>
        </table:table-row>
        <table:table-row>
          <table:table-cell table:style-name="Tabella4.A1" office:value-type="string">
            <text:p text:style-name="P101">10</text:p>
          </table:table-cell>
          <table:table-cell table:style-name="Tabella4.A1" office:value-type="string">
            <text:p text:style-name="P101">0</text:p>
          </table:table-cell>
          <table:table-cell table:style-name="Tabella4.A1" office:value-type="string">
            <text:p text:style-name="P101">0</text:p>
          </table:table-cell>
          <table:table-cell table:style-name="Tabella4.D2" office:value-type="string">
            <text:p text:style-name="P46">0</text:p>
          </table:table-cell>
        </table:table-row>
        <table:table-row>
          <table:table-cell table:style-name="Tabella4.A1" office:value-type="string">
            <text:p text:style-name="P101">11</text:p>
          </table:table-cell>
          <table:table-cell table:style-name="Tabella4.A1" office:value-type="string">
            <text:p text:style-name="P124">1</text:p>
          </table:table-cell>
          <table:table-cell table:style-name="Tabella4.A1" office:value-type="string">
            <text:p text:style-name="P124">0,01</text:p>
          </table:table-cell>
          <table:table-cell table:style-name="Tabella4.D2" office:value-type="string">
            <text:p text:style-name="P46">0,5</text:p>
          </table:table-cell>
        </table:table-row>
      </table:table>
      <text:p text:style-name="P128"><draw:frame draw:style-name="fr1" draw:name="17" text:anchor-type="paragraph" svg:x="14.037cm" svg:y="8.475cm" svg:width="5.209cm" draw:z-index="3"><draw:text-box fo:min-height="0.041cm"><text:p><text:span text:style-name="Car._20_predefinito_20_paragrafo"><text:span text:style-name="T37">Tabella 4.Intervalli di propagazione dei dati di 1T.</text:span></text:span></text:p></draw:text-box></draw:frame><text:span text:style-name="Car._20_predefinito_20_paragrafo"><text:span text:style-name="T15"> <text:s text:c="76"/>∆</text:span></text:span><draw:frame draw:style-name="fr3" draw:name="18" text:anchor-type="as-char" svg:width="1.455cm" style:rel-width="scale" svg:height="0.873cm" style:rel-height="scale" draw:z-index="56"><draw:object xlink:href="./Object 15" xlink:type="simple" xlink:show="embed" xlink:actuate="onLoad"/><draw:image xlink:href="./ObjectReplacements/Object 15" xlink:type="simple" xlink:show="embed" xlink:actuate="onLoad"/></draw:frame><text:span text:style-name="Car._20_predefinito_20_paragrafo"><text:span text:style-name="T17">0,02s</text:span></text:span></text:p>
      <table:table table:name="Tabella5" table:style-name="Tabella5">
        <table:table-column table:style-name="Tabella5.A" table:number-columns-repeated="2"/>
        <table:table-column table:style-name="Tabella5.C"/>
        <table:table-row table:style-name="Tabella5.1">
          <table:table-cell table:style-name="Tabella5.A1" office:value-type="string">
            <text:p text:style-name="P115"><text:span text:style-name="Car._20_predefinito_20_paragrafo"><text:span text:style-name="T15">Tempi (X</text:span></text:span><text:span text:style-name="Car._20_predefinito_20_paragrafo"><text:span text:style-name="T44">k</text:span></text:span><text:span text:style-name="Car._20_predefinito_20_paragrafo"><text:span text:style-name="T15">)</text:span></text:span></text:p>
          </table:table-cell>
          <table:table-cell table:style-name="Tabella5.A1" office:value-type="string">
            <text:p text:style-name="P115"><text:span text:style-name="Car._20_predefinito_20_paragrafo"><text:span text:style-name="T15">n</text:span></text:span><text:span text:style-name="Car._20_predefinito_20_paragrafo"><text:span text:style-name="T44">k</text:span></text:span></text:p>
          </table:table-cell>
          <table:table-cell table:style-name="Tabella5.A1" office:value-type="string">
            <text:p text:style-name="P103">Frequenza</text:p>
            <text:p text:style-name="P115"><text:span text:style-name="Car._20_predefinito_20_paragrafo"><text:span text:style-name="T15">(F</text:span></text:span><text:span text:style-name="Car._20_predefinito_20_paragrafo"><text:span text:style-name="T44">k</text:span></text:span><text:span text:style-name="Car._20_predefinito_20_paragrafo"><text:span text:style-name="T15">)</text:span></text:span></text:p>
          </table:table-cell>
        </table:table-row>
        <table:table-row table:style-name="Tabella5.1">
          <table:table-cell table:style-name="Tabella5.A1" office:value-type="string">
            <text:p text:style-name="P101">1,97</text:p>
          </table:table-cell>
          <table:table-cell table:style-name="Tabella5.A1" office:value-type="string">
            <text:p text:style-name="P101">3</text:p>
          </table:table-cell>
          <table:table-cell table:style-name="Tabella5.A1" office:value-type="string">
            <text:p text:style-name="P101">0,03</text:p>
          </table:table-cell>
        </table:table-row>
        <table:table-row table:style-name="Tabella5.1">
          <table:table-cell table:style-name="Tabella5.A1" office:value-type="string">
            <text:p text:style-name="P101">2</text:p>
          </table:table-cell>
          <table:table-cell table:style-name="Tabella5.A1" office:value-type="string">
            <text:p text:style-name="P101">4</text:p>
          </table:table-cell>
          <table:table-cell table:style-name="Tabella5.A1" office:value-type="string">
            <text:p text:style-name="P101">0,04</text:p>
          </table:table-cell>
        </table:table-row>
        <table:table-row table:style-name="Tabella5.1">
          <table:table-cell table:style-name="Tabella5.A1" office:value-type="string">
            <text:p text:style-name="P101">2,01</text:p>
          </table:table-cell>
          <table:table-cell table:style-name="Tabella5.A1" office:value-type="string">
            <text:p text:style-name="P101">5</text:p>
          </table:table-cell>
          <table:table-cell table:style-name="Tabella5.A1" office:value-type="string">
            <text:p text:style-name="P101">0,05</text:p>
          </table:table-cell>
        </table:table-row>
        <text:soft-page-break/>
        <table:table-row table:style-name="Tabella5.1">
          <table:table-cell table:style-name="Tabella5.A1" office:value-type="string">
            <text:p text:style-name="P101">2,02</text:p>
          </table:table-cell>
          <table:table-cell table:style-name="Tabella5.A1" office:value-type="string">
            <text:p text:style-name="P101">2</text:p>
          </table:table-cell>
          <table:table-cell table:style-name="Tabella5.A1" office:value-type="string">
            <text:p text:style-name="P101">0,02</text:p>
          </table:table-cell>
        </table:table-row>
        <table:table-row table:style-name="Tabella5.1">
          <table:table-cell table:style-name="Tabella5.A1" office:value-type="string">
            <text:p text:style-name="P101">2,03</text:p>
          </table:table-cell>
          <table:table-cell table:style-name="Tabella5.A1" office:value-type="string">
            <text:p text:style-name="P101">11</text:p>
          </table:table-cell>
          <table:table-cell table:style-name="Tabella5.A1" office:value-type="string">
            <text:p text:style-name="P101">0,11</text:p>
          </table:table-cell>
        </table:table-row>
        <table:table-row table:style-name="Tabella5.1">
          <table:table-cell table:style-name="Tabella5.A1" office:value-type="string">
            <text:p text:style-name="P101">2,04</text:p>
          </table:table-cell>
          <table:table-cell table:style-name="Tabella5.A1" office:value-type="string">
            <text:p text:style-name="P101">3</text:p>
          </table:table-cell>
          <table:table-cell table:style-name="Tabella5.A1" office:value-type="string">
            <text:p text:style-name="P101">0,03</text:p>
          </table:table-cell>
        </table:table-row>
        <table:table-row table:style-name="Tabella5.1">
          <table:table-cell table:style-name="Tabella5.A1" office:value-type="string">
            <text:p text:style-name="P101">2,05</text:p>
          </table:table-cell>
          <table:table-cell table:style-name="Tabella5.A1" office:value-type="string">
            <text:p text:style-name="P101">9</text:p>
          </table:table-cell>
          <table:table-cell table:style-name="Tabella5.A1" office:value-type="string">
            <text:p text:style-name="P101">0,09</text:p>
          </table:table-cell>
        </table:table-row>
        <table:table-row table:style-name="Tabella5.1">
          <table:table-cell table:style-name="Tabella5.A1" office:value-type="string">
            <text:p text:style-name="P101">2,06</text:p>
          </table:table-cell>
          <table:table-cell table:style-name="Tabella5.A1" office:value-type="string">
            <text:p text:style-name="P101">10</text:p>
          </table:table-cell>
          <table:table-cell table:style-name="Tabella5.A1" office:value-type="string">
            <text:p text:style-name="P101">0,10</text:p>
          </table:table-cell>
        </table:table-row>
        <table:table-row table:style-name="Tabella5.1">
          <table:table-cell table:style-name="Tabella5.A1" office:value-type="string">
            <text:p text:style-name="P102">2,07</text:p>
          </table:table-cell>
          <table:table-cell table:style-name="Tabella5.A1" office:value-type="string">
            <text:p text:style-name="P102">19</text:p>
          </table:table-cell>
          <table:table-cell table:style-name="Tabella5.A1" office:value-type="string">
            <text:p text:style-name="P101">0,19</text:p>
          </table:table-cell>
        </table:table-row>
        <table:table-row table:style-name="Tabella5.1">
          <table:table-cell table:style-name="Tabella5.A1" office:value-type="string">
            <text:p text:style-name="P101">2,08</text:p>
          </table:table-cell>
          <table:table-cell table:style-name="Tabella5.A1" office:value-type="string">
            <text:p text:style-name="P101">4</text:p>
          </table:table-cell>
          <table:table-cell table:style-name="Tabella5.A1" office:value-type="string">
            <text:p text:style-name="P101">0,04</text:p>
          </table:table-cell>
        </table:table-row>
        <table:table-row table:style-name="Tabella5.1">
          <table:table-cell table:style-name="Tabella5.A1" office:value-type="string">
            <text:p text:style-name="P101">2,09</text:p>
          </table:table-cell>
          <table:table-cell table:style-name="Tabella5.A1" office:value-type="string">
            <text:p text:style-name="P101">11</text:p>
          </table:table-cell>
          <table:table-cell table:style-name="Tabella5.A1" office:value-type="string">
            <text:p text:style-name="P101">0,11</text:p>
          </table:table-cell>
        </table:table-row>
        <table:table-row table:style-name="Tabella5.1">
          <table:table-cell table:style-name="Tabella5.A1" office:value-type="string">
            <text:p text:style-name="P101">2,1</text:p>
          </table:table-cell>
          <table:table-cell table:style-name="Tabella5.A1" office:value-type="string">
            <text:p text:style-name="P101">7</text:p>
          </table:table-cell>
          <table:table-cell table:style-name="Tabella5.A1" office:value-type="string">
            <text:p text:style-name="P101">0,07</text:p>
          </table:table-cell>
        </table:table-row>
        <table:table-row table:style-name="Tabella5.1">
          <table:table-cell table:style-name="Tabella5.A1" office:value-type="string">
            <text:p text:style-name="P101">2,11</text:p>
          </table:table-cell>
          <table:table-cell table:style-name="Tabella5.A1" office:value-type="string">
            <text:p text:style-name="P101">3</text:p>
          </table:table-cell>
          <table:table-cell table:style-name="Tabella5.A1" office:value-type="string">
            <text:p text:style-name="P101">0,03</text:p>
          </table:table-cell>
        </table:table-row>
        <table:table-row table:style-name="Tabella5.1">
          <table:table-cell table:style-name="Tabella5.A1" office:value-type="string">
            <text:p text:style-name="P101">2,12</text:p>
          </table:table-cell>
          <table:table-cell table:style-name="Tabella5.A1" office:value-type="string">
            <text:p text:style-name="P101">2</text:p>
          </table:table-cell>
          <table:table-cell table:style-name="Tabella5.A1" office:value-type="string">
            <text:p text:style-name="P101">0,02</text:p>
          </table:table-cell>
        </table:table-row>
        <table:table-row table:style-name="Tabella5.1">
          <table:table-cell table:style-name="Tabella5.A1" office:value-type="string">
            <text:p text:style-name="P101">2,13</text:p>
          </table:table-cell>
          <table:table-cell table:style-name="Tabella5.A1" office:value-type="string">
            <text:p text:style-name="P101">5</text:p>
          </table:table-cell>
          <table:table-cell table:style-name="Tabella5.A1" office:value-type="string">
            <text:p text:style-name="P101">0,05</text:p>
          </table:table-cell>
        </table:table-row>
        <table:table-row table:style-name="Tabella5.1">
          <table:table-cell table:style-name="Tabella5.A1" office:value-type="string">
            <text:p text:style-name="P113">2,15</text:p>
          </table:table-cell>
          <table:table-cell table:style-name="Tabella5.A1" office:value-type="string">
            <text:p text:style-name="P113">1</text:p>
          </table:table-cell>
          <table:table-cell table:style-name="Tabella5.A1" office:value-type="string">
            <text:p text:style-name="P113">0,01</text:p>
          </table:table-cell>
        </table:table-row>
        <table:table-row table:style-name="Tabella5.1">
          <table:table-cell table:style-name="Tabella5.A1" office:value-type="string">
            <text:p text:style-name="P113">2,19</text:p>
          </table:table-cell>
          <table:table-cell table:style-name="Tabella5.A1" office:value-type="string">
            <text:p text:style-name="P113">1</text:p>
          </table:table-cell>
          <table:table-cell table:style-name="Tabella5.A1" office:value-type="string">
            <text:p text:style-name="P125">0,01</text:p>
          </table:table-cell>
        </table:table-row>
      </table:table>
      <text:p text:style-name="P109"/>
      <text:p text:style-name="P114"/>
      <text:p text:style-name="P110"/>
      <text:p text:style-name="P110"/>
      <text:p text:style-name="P110"/>
      <text:p text:style-name="P110"/>
      <text:p text:style-name="P110"/>
      <text:p text:style-name="P109"/>
      <text:p text:style-name="P109"/>
      <text:p text:style-name="P109"/>
      <text:p text:style-name="P109"/>
      <text:p text:style-name="P109"/>
      <text:p text:style-name="P109"/>
      <text:p text:style-name="P109"/>
      <text:p text:style-name="P109"/>
      <text:p text:style-name="P109"/>
      <text:p/>
      <text:p/>
      <text:p/>
      <text:p><text:s text:c="64"/></text:p>
      <text:p text:style-name="P109"/>
      <text:p text:style-name="P109"><draw:frame draw:style-name="fr1" draw:name="19" text:anchor-type="paragraph" svg:x="1.737cm" svg:y="0.445cm" draw:z-index="4"><draw:text-box fo:min-height="0.041cm" fo:min-width="0.041cm"><text:p><text:span text:style-name="Car._20_predefinito_20_paragrafo"><text:span text:style-name="T37">Tabella 5.Calcolo della frequenza e della probabilità di 1T.</text:span></text:span></text:p></draw:text-box></draw:frame></text:p>
      <text:p text:style-name="P130"/>
      <text:p text:style-name="P132"><text:soft-page-break/><text:span text:style-name="Car._20_predefinito_20_paragrafo"><text:span text:style-name="T20">Il valore della frequenza (</text:span></text:span><draw:frame draw:style-name="fr3" draw:name="20" text:anchor-type="as-char" svg:width="0.423cm" style:rel-width="scale" svg:height="0.503cm" style:rel-height="scale" draw:z-index="57"><draw:object xlink:href="./Object 16" xlink:type="simple" xlink:show="embed" xlink:actuate="onLoad"/><draw:image xlink:href="./ObjectReplacements/Object 16" xlink:type="simple" xlink:show="embed" xlink:actuate="onLoad"/></draw:frame><text:span text:style-name="Car._20_predefinito_20_paragrafo"><text:span text:style-name="T20">) con la quale un determinato valore compare tre le misure è dato dal rapporto tra il numero di volte (</text:span></text:span><draw:frame draw:style-name="fr3" draw:name="21" text:anchor-type="as-char" svg:width="0.423cm" style:rel-width="scale" svg:height="0.503cm" style:rel-height="scale" draw:z-index="58"><draw:object xlink:href="./Object 17" xlink:type="simple" xlink:show="embed" xlink:actuate="onLoad"/><draw:image xlink:href="./ObjectReplacements/Object 17" xlink:type="simple" xlink:show="embed" xlink:actuate="onLoad"/></draw:frame><text:span text:style-name="Car._20_predefinito_20_paragrafo"><text:span text:style-name="T20">) che ciascuna misura, appartenente all’intervallo considerato, è stata ottenuta ed il numero di misurazioni effettuate (N ):</text:span></text:span></text:p>
      <text:p text:style-name="P133"><draw:frame draw:style-name="fr3" draw:name="22" text:anchor-type="as-char" svg:width="0.423cm" style:rel-width="scale" svg:height="0.503cm" style:rel-height="scale" draw:z-index="59"><draw:object xlink:href="./Object 18" xlink:type="simple" xlink:show="embed" xlink:actuate="onLoad"/><draw:image xlink:href="./ObjectReplacements/Object 18" xlink:type="simple" xlink:show="embed" xlink:actuate="onLoad"/></draw:frame><text:span text:style-name="Car._20_predefinito_20_paragrafo"><text:span text:style-name="T20"> = </text:span></text:span><draw:frame draw:style-name="fr3" draw:name="23" text:anchor-type="as-char" svg:width="0.423cm" style:rel-width="scale" svg:height="0.873cm" style:rel-height="scale" draw:z-index="60"><draw:object xlink:href="./Object 19" xlink:type="simple" xlink:show="embed" xlink:actuate="onLoad"/><draw:image xlink:href="./ObjectReplacements/Object 19" xlink:type="simple" xlink:show="embed" xlink:actuate="onLoad"/></draw:frame></text:p>
      <text:p text:style-name="P49"><text:span text:style-name="Car._20_predefinito_20_paragrafo"><text:span text:style-name="T20">È stato realizzato un’ istogramma con ascissa di intervallo </text:span></text:span><draw:frame draw:style-name="fr3" draw:name="24" text:anchor-type="as-char" svg:width="0.476cm" style:rel-width="scale" svg:height="0.873cm" style:rel-height="scale" draw:z-index="61"><draw:object xlink:href="./Object 20" xlink:type="simple" xlink:show="embed" xlink:actuate="onLoad"/><draw:image xlink:href="./ObjectReplacements/Object 20" xlink:type="simple" xlink:show="embed" xlink:actuate="onLoad"/></draw:frame><text:span text:style-name="Car._20_predefinito_20_paragrafo"><text:span text:style-name="T19"> </text:span></text:span><text:span text:style-name="Car._20_predefinito_20_paragrafo"><text:span text:style-name="T20">e con ordinata</text:span></text:span><text:span text:style-name="Car._20_predefinito_20_paragrafo"><text:span text:style-name="T19"> </text:span></text:span><text:span text:style-name="Car._20_predefinito_20_paragrafo"><text:span text:style-name="T20">pari alla frequenza f(X).</text:span></text:span></text:p>
      <text:p text:style-name="P30">(GRAFICO f(X) vs X(s) in allegato su carta millimetrata).</text:p>
      <text:p text:style-name="P30">Secondo l’equazione semplificata di una curva gaussiana l’ordinata risulta :</text:p>
      <text:p text:style-name="P50"><text:span text:style-name="Car._20_predefinito_20_paragrafo"><text:span text:style-name="T20">f(X)= frequenza / </text:span></text:span><draw:frame draw:style-name="fr3" draw:name="25" text:anchor-type="as-char" svg:width="1.773cm" style:rel-width="scale" svg:height="0.873cm" style:rel-height="scale" draw:z-index="62"><draw:object xlink:href="./Object 21" xlink:type="simple" xlink:show="embed" xlink:actuate="onLoad"/><draw:image xlink:href="./ObjectReplacements/Object 21" xlink:type="simple" xlink:show="embed" xlink:actuate="onLoad"/></draw:frame></text:p>
      <text:p text:style-name="P49"><text:span text:style-name="Car._20_predefinito_20_paragrafo"><text:span text:style-name="T9">Per il calcolo di f(X) è stato necessario trovare prima la frequenza con la quale una misura compare e poi dividerla per</text:span></text:span><draw:frame draw:style-name="fr3" draw:name="26" text:anchor-type="as-char" svg:width="0.714cm" style:rel-width="scale" svg:height="0.873cm" style:rel-height="scale" draw:z-index="63"><draw:object xlink:href="./Object 22" xlink:type="simple" xlink:show="embed" xlink:actuate="onLoad"/><draw:image xlink:href="./ObjectReplacements/Object 22" xlink:type="simple" xlink:show="embed" xlink:actuate="onLoad"/></draw:frame><text:span text:style-name="Car._20_predefinito_20_paragrafo"><text:span text:style-name="T9">, avendo il numero di misure (</text:span></text:span><draw:frame draw:style-name="fr3" draw:name="27" text:anchor-type="as-char" svg:width="0.291cm" style:rel-width="scale" svg:height="0.503cm" style:rel-height="scale" draw:z-index="64"><draw:object xlink:href="./Object 23" xlink:type="simple" xlink:show="embed" xlink:actuate="onLoad"/><draw:image xlink:href="./ObjectReplacements/Object 23" xlink:type="simple" xlink:show="embed" xlink:actuate="onLoad"/></draw:frame><text:span text:style-name="Car._20_predefinito_20_paragrafo"><text:span text:style-name="T9">) uguale a 99.</text:span></text:span></text:p>
      <text:p text:style-name="P111"/>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p/>
      <text:p/>
      <text:p><text:soft-page-break/></text:p>
      <text:p text:style-name="P4"><draw:frame draw:style-name="fr1" draw:name="28" text:anchor-type="paragraph" svg:x="8.027cm" svg:y="0.773cm" svg:width="4.844cm" draw:z-index="5"><draw:text-box fo:min-height="0.041cm"><text:p/></draw:text-box></draw:frame></text:p>
      <text:p/>
      <text:p><text:s text:c="6"/></text:p>
      <text:p><text:s text:c="5"/></text:p>
      <text:p text:style-name="P5"/>
      <text:p text:style-name="P5"/>
      <text:p text:style-name="P5"/>
      <text:p text:style-name="P5"/>
      <text:p text:style-name="P5"/>
      <text:p text:style-name="P5"/>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text:soft-page-break/></text:p>
      <text:p text:style-name="P112"/>
      <text:p text:style-name="P112"/>
      <text:p text:style-name="P112"/>
      <text:p text:style-name="P107">Misure 2T</text:p>
      <text:p text:style-name="P141"><text:span text:style-name="T9">Per quanto riguarda il secondo set di dati, abbiamo ottenuto la seguente misura del periodo di oscillazione del pendolo: t = 2,04 </text:span><text:span text:style-name="T83">±</text:span><text:span text:style-name="T9"> 0,03 s. Tale risultato è stato calcolato dividendo a metà il valor medio ottenuto dai dati sperimentali, dal momento che essi si riferivano alla misura del tempo necessario per compiere un'oscillazione doppia.</text:span></text:p>
      <text:p text:style-name="P140"/>
      <text:p text:style-name="P109"/>
      <text:list xml:id="list155648235427913" text:continue-numbering="true" text:style-name="L4">
        <text:list-item>
          <text:p text:style-name="P154">Istogramma frequenza vs tempi </text:p>
        </text:list-item>
      </text:list>
      <text:p text:style-name="P129"/>
      <text:p text:style-name="P115"><text:span text:style-name="Car._20_predefinito_20_paragrafo"><text:span text:style-name="T21"><text:s text:c="35"/></text:span></text:span><text:span text:style-name="Car._20_predefinito_20_paragrafo"><text:span text:style-name="T9"><text:s/>∆</text:span></text:span><draw:frame draw:style-name="fr3" draw:name="29" text:anchor-type="as-char" svg:width="2.487cm" style:rel-width="scale" svg:height="0.873cm" style:rel-height="scale" draw:z-index="65"><draw:object xlink:href="./Object 24" xlink:type="simple" xlink:show="embed" xlink:actuate="onLoad"/><draw:image xlink:href="./ObjectReplacements/Object 24" xlink:type="simple" xlink:show="embed" xlink:actuate="onLoad"/></draw:frame><text:span text:style-name="Car._20_predefinito_20_paragrafo"><text:span text:style-name="T17">s</text:span></text:span></text:p>
      <text:p text:style-name="P106"/>
      <table:table table:name="Tabella6" table:style-name="Tabella6">
        <table:table-column table:style-name="Tabella6.A" table:number-columns-repeated="2"/>
        <table:table-column table:style-name="Tabella6.C"/>
        <table:table-row table:style-name="Tabella6.1">
          <table:table-cell table:style-name="Tabella6.A1" office:value-type="string">
            <text:p text:style-name="P115"><text:span text:style-name="Car._20_predefinito_20_paragrafo"><text:span text:style-name="T15">X</text:span></text:span><text:span text:style-name="Car._20_predefinito_20_paragrafo"><text:span text:style-name="T44">k</text:span></text:span></text:p>
          </table:table-cell>
          <table:table-cell table:style-name="Tabella6.A1" office:value-type="string">
            <text:p text:style-name="P115"><text:span text:style-name="Car._20_predefinito_20_paragrafo"><text:span text:style-name="T15">n</text:span></text:span><text:span text:style-name="Car._20_predefinito_20_paragrafo"><text:span text:style-name="T44">k</text:span></text:span></text:p>
          </table:table-cell>
          <table:table-cell table:style-name="Tabella6.A1" office:value-type="string">
            <text:p text:style-name="P115"><text:span text:style-name="Car._20_predefinito_20_paragrafo"><text:span text:style-name="T15">F</text:span></text:span><text:span text:style-name="Car._20_predefinito_20_paragrafo"><text:span text:style-name="T44">k</text:span></text:span></text:p>
          </table:table-cell>
        </table:table-row>
        <table:table-row table:style-name="Tabella6.1">
          <table:table-cell table:style-name="Tabella6.A1" office:value-type="string">
            <text:p text:style-name="P101">3,97</text:p>
          </table:table-cell>
          <table:table-cell table:style-name="Tabella6.A1" office:value-type="string">
            <text:p text:style-name="P101">1</text:p>
          </table:table-cell>
          <table:table-cell table:style-name="Tabella6.A1" office:value-type="string">
            <text:p text:style-name="P101">0,02</text:p>
          </table:table-cell>
        </table:table-row>
        <table:table-row table:style-name="Tabella6.1">
          <table:table-cell table:style-name="Tabella6.A1" office:value-type="string">
            <text:p text:style-name="P101">4</text:p>
          </table:table-cell>
          <table:table-cell table:style-name="Tabella6.A1" office:value-type="string">
            <text:p text:style-name="P101">5</text:p>
          </table:table-cell>
          <table:table-cell table:style-name="Tabella6.A1" office:value-type="string">
            <text:p text:style-name="P101">0,1</text:p>
          </table:table-cell>
        </table:table-row>
        <table:table-row table:style-name="Tabella6.1">
          <table:table-cell table:style-name="Tabella6.A1" office:value-type="string">
            <text:p text:style-name="P101">4,01</text:p>
          </table:table-cell>
          <table:table-cell table:style-name="Tabella6.A1" office:value-type="string">
            <text:p text:style-name="P101">2</text:p>
          </table:table-cell>
          <table:table-cell table:style-name="Tabella6.A1" office:value-type="string">
            <text:p text:style-name="P101">0,04</text:p>
          </table:table-cell>
        </table:table-row>
        <table:table-row table:style-name="Tabella6.1">
          <table:table-cell table:style-name="Tabella6.A1" office:value-type="string">
            <text:p text:style-name="P101">4,02</text:p>
          </table:table-cell>
          <table:table-cell table:style-name="Tabella6.A1" office:value-type="string">
            <text:p text:style-name="P101">5</text:p>
          </table:table-cell>
          <table:table-cell table:style-name="Tabella6.A1" office:value-type="string">
            <text:p text:style-name="P101">0,1</text:p>
          </table:table-cell>
        </table:table-row>
        <table:table-row table:style-name="Tabella6.1">
          <table:table-cell table:style-name="Tabella6.A1" office:value-type="string">
            <text:p text:style-name="P101">4,03</text:p>
          </table:table-cell>
          <table:table-cell table:style-name="Tabella6.A1" office:value-type="string">
            <text:p text:style-name="P101">3</text:p>
          </table:table-cell>
          <table:table-cell table:style-name="Tabella6.A1" office:value-type="string">
            <text:p text:style-name="P101">0,06</text:p>
          </table:table-cell>
        </table:table-row>
        <table:table-row table:style-name="Tabella6.1">
          <table:table-cell table:style-name="Tabella6.A1" office:value-type="string">
            <text:p text:style-name="P101">4,04</text:p>
          </table:table-cell>
          <table:table-cell table:style-name="Tabella6.A1" office:value-type="string">
            <text:p text:style-name="P101">2</text:p>
          </table:table-cell>
          <table:table-cell table:style-name="Tabella6.A1" office:value-type="string">
            <text:p text:style-name="P101">0,04</text:p>
          </table:table-cell>
        </table:table-row>
        <table:table-row table:style-name="Tabella6.1">
          <table:table-cell table:style-name="Tabella6.A1" office:value-type="string">
            <text:p text:style-name="P101">4,05</text:p>
          </table:table-cell>
          <table:table-cell table:style-name="Tabella6.A1" office:value-type="string">
            <text:p text:style-name="P101">2</text:p>
          </table:table-cell>
          <table:table-cell table:style-name="Tabella6.A1" office:value-type="string">
            <text:p text:style-name="P101">0,04</text:p>
          </table:table-cell>
        </table:table-row>
        <table:table-row table:style-name="Tabella6.1">
          <table:table-cell table:style-name="Tabella6.A1" office:value-type="string">
            <text:p text:style-name="P101">4,06</text:p>
          </table:table-cell>
          <table:table-cell table:style-name="Tabella6.A1" office:value-type="string">
            <text:p text:style-name="P101">5</text:p>
          </table:table-cell>
          <table:table-cell table:style-name="Tabella6.A1" office:value-type="string">
            <text:p text:style-name="P101">0,1</text:p>
          </table:table-cell>
        </table:table-row>
        <table:table-row table:style-name="Tabella6.1">
          <table:table-cell table:style-name="Tabella6.A1" office:value-type="string">
            <text:p text:style-name="P101">4,07</text:p>
          </table:table-cell>
          <table:table-cell table:style-name="Tabella6.A1" office:value-type="string">
            <text:p text:style-name="P101">6</text:p>
          </table:table-cell>
          <table:table-cell table:style-name="Tabella6.A1" office:value-type="string">
            <text:p text:style-name="P101">0,12</text:p>
          </table:table-cell>
        </table:table-row>
        <table:table-row table:style-name="Tabella6.1">
          <table:table-cell table:style-name="Tabella6.A1" office:value-type="string">
            <text:p text:style-name="P101">4,08</text:p>
          </table:table-cell>
          <table:table-cell table:style-name="Tabella6.A1" office:value-type="string">
            <text:p text:style-name="P101">2</text:p>
          </table:table-cell>
          <table:table-cell table:style-name="Tabella6.A1" office:value-type="string">
            <text:p text:style-name="P101">0,04</text:p>
          </table:table-cell>
        </table:table-row>
        <table:table-row table:style-name="Tabella6.1">
          <table:table-cell table:style-name="Tabella6.A1" office:value-type="string">
            <text:p text:style-name="P101">4,09</text:p>
          </table:table-cell>
          <table:table-cell table:style-name="Tabella6.A1" office:value-type="string">
            <text:p text:style-name="P101">4</text:p>
          </table:table-cell>
          <table:table-cell table:style-name="Tabella6.A1" office:value-type="string">
            <text:p text:style-name="P101">0,08</text:p>
          </table:table-cell>
        </table:table-row>
        <table:table-row table:style-name="Tabella6.1">
          <table:table-cell table:style-name="Tabella6.A1" office:value-type="string">
            <text:p text:style-name="P101">4,12</text:p>
          </table:table-cell>
          <table:table-cell table:style-name="Tabella6.A1" office:value-type="string">
            <text:p text:style-name="P101">1</text:p>
          </table:table-cell>
          <table:table-cell table:style-name="Tabella6.A1" office:value-type="string">
            <text:p text:style-name="P101">0,02</text:p>
          </table:table-cell>
        </table:table-row>
        <table:table-row table:style-name="Tabella6.1">
          <table:table-cell table:style-name="Tabella6.A1" office:value-type="string">
            <text:p text:style-name="P101">4,13</text:p>
          </table:table-cell>
          <table:table-cell table:style-name="Tabella6.A1" office:value-type="string">
            <text:p text:style-name="P101">1</text:p>
          </table:table-cell>
          <table:table-cell table:style-name="Tabella6.A1" office:value-type="string">
            <text:p text:style-name="P101">0,02</text:p>
          </table:table-cell>
        </table:table-row>
        <table:table-row table:style-name="Tabella6.1">
          <table:table-cell table:style-name="Tabella6.A1" office:value-type="string">
            <text:p text:style-name="P101">4,14</text:p>
          </table:table-cell>
          <table:table-cell table:style-name="Tabella6.A1" office:value-type="string">
            <text:p text:style-name="P101">2</text:p>
          </table:table-cell>
          <table:table-cell table:style-name="Tabella6.A1" office:value-type="string">
            <text:p text:style-name="P101">0,04</text:p>
          </table:table-cell>
        </table:table-row>
        <table:table-row table:style-name="Tabella6.1">
          <table:table-cell table:style-name="Tabella6.A1" office:value-type="string">
            <text:p text:style-name="P101">4,16</text:p>
          </table:table-cell>
          <table:table-cell table:style-name="Tabella6.A1" office:value-type="string">
            <text:p text:style-name="P101">2</text:p>
          </table:table-cell>
          <table:table-cell table:style-name="Tabella6.A1" office:value-type="string">
            <text:p text:style-name="P101">0,04</text:p>
          </table:table-cell>
        </table:table-row>
        <table:table-row table:style-name="Tabella6.1">
          <table:table-cell table:style-name="Tabella6.A1" office:value-type="string">
            <text:p text:style-name="P101">4,17</text:p>
          </table:table-cell>
          <table:table-cell table:style-name="Tabella6.A1" office:value-type="string">
            <text:p text:style-name="P101">3</text:p>
          </table:table-cell>
          <table:table-cell table:style-name="Tabella6.A1" office:value-type="string">
            <text:p text:style-name="P101">0,06</text:p>
          </table:table-cell>
        </table:table-row>
        <table:table-row table:style-name="Tabella6.1">
          <table:table-cell table:style-name="Tabella6.A1" office:value-type="string">
            <text:p text:style-name="P101">4,18</text:p>
          </table:table-cell>
          <table:table-cell table:style-name="Tabella6.A1" office:value-type="string">
            <text:p text:style-name="P101">1</text:p>
          </table:table-cell>
          <table:table-cell table:style-name="Tabella6.A1" office:value-type="string">
            <text:p text:style-name="P101">0,02</text:p>
          </table:table-cell>
        </table:table-row>
        <table:table-row table:style-name="Tabella6.1">
          <table:table-cell table:style-name="Tabella6.A1" office:value-type="string">
            <text:p text:style-name="P101">4,2</text:p>
          </table:table-cell>
          <table:table-cell table:style-name="Tabella6.A1" office:value-type="string">
            <text:p text:style-name="P101">1</text:p>
          </table:table-cell>
          <table:table-cell table:style-name="Tabella6.A1" office:value-type="string">
            <text:p text:style-name="P101">0,02</text:p>
          </table:table-cell>
        </table:table-row>
        <table:table-row table:style-name="Tabella6.1">
          <table:table-cell table:style-name="Tabella6.A1" office:value-type="string">
            <text:p text:style-name="P101">4,21</text:p>
          </table:table-cell>
          <table:table-cell table:style-name="Tabella6.A1" office:value-type="string">
            <text:p text:style-name="P101">2</text:p>
          </table:table-cell>
          <table:table-cell table:style-name="Tabella6.A1" office:value-type="string">
            <text:p text:style-name="P124">0,04</text:p>
          </table:table-cell>
        </table:table-row>
      </table:table>
      <text:p text:style-name="P51"/>
      <table:table table:name="Tabella7" table:style-name="Tabella7">
        <table:table-column table:style-name="Tabella7.A"/>
        <table:table-column table:style-name="Tabella7.B" table:number-columns-repeated="3"/>
        <table:table-row>
          <table:table-cell table:style-name="Tabella7.A1" office:value-type="string">
            <text:p text:style-name="P81">∆</text:p>
          </table:table-cell>
          <table:table-cell table:style-name="Tabella7.A1" office:value-type="string">
            <text:p text:style-name="P86"><text:span text:style-name="Car._20_predefinito_20_paragrafo"><text:span text:style-name="T15">n</text:span></text:span><text:span text:style-name="Car._20_predefinito_20_paragrafo"><text:span text:style-name="T44">k</text:span></text:span></text:p>
          </table:table-cell>
          <table:table-cell table:style-name="Tabella7.A1" office:value-type="string">
            <text:p text:style-name="P86"><text:span text:style-name="Car._20_predefinito_20_paragrafo"><text:span text:style-name="T15">F</text:span></text:span><text:span text:style-name="Car._20_predefinito_20_paragrafo"><text:span text:style-name="T44">k</text:span></text:span></text:p>
          </table:table-cell>
          <table:table-cell table:style-name="Tabella7.A1" office:value-type="string">
            <text:p text:style-name="P87">f(X)</text:p>
          </table:table-cell>
        </table:table-row>
        <table:table-row>
          <table:table-cell table:style-name="Tabella7.A1" office:value-type="string">
            <text:p text:style-name="P82">1</text:p>
          </table:table-cell>
          <table:table-cell table:style-name="Tabella7.A1" office:value-type="string">
            <text:p text:style-name="P82">6</text:p>
          </table:table-cell>
          <table:table-cell table:style-name="Tabella7.A1" office:value-type="string">
            <text:p text:style-name="P82">0,12</text:p>
          </table:table-cell>
          <table:table-cell table:style-name="Tabella7.D2" office:value-type="string">
            <text:p text:style-name="P46">4,0</text:p>
          </table:table-cell>
        </table:table-row>
        <table:table-row>
          <table:table-cell table:style-name="Tabella7.A1" office:value-type="string">
            <text:p text:style-name="P82">2</text:p>
          </table:table-cell>
          <table:table-cell table:style-name="Tabella7.A1" office:value-type="string">
            <text:p text:style-name="P82">10</text:p>
          </table:table-cell>
          <table:table-cell table:style-name="Tabella7.A1" office:value-type="string">
            <text:p text:style-name="P82">0,2</text:p>
          </table:table-cell>
          <table:table-cell table:style-name="Tabella7.D2" office:value-type="string">
            <text:p text:style-name="P46">6,7</text:p>
          </table:table-cell>
        </table:table-row>
        <text:soft-page-break/>
        <table:table-row>
          <table:table-cell table:style-name="Tabella7.A1" office:value-type="string">
            <text:p text:style-name="P82">3</text:p>
          </table:table-cell>
          <table:table-cell table:style-name="Tabella7.A1" office:value-type="string">
            <text:p text:style-name="P82">9</text:p>
          </table:table-cell>
          <table:table-cell table:style-name="Tabella7.A1" office:value-type="string">
            <text:p text:style-name="P82">0,18</text:p>
          </table:table-cell>
          <table:table-cell table:style-name="Tabella7.D2" office:value-type="string">
            <text:p text:style-name="P46">6,0</text:p>
          </table:table-cell>
        </table:table-row>
        <table:table-row>
          <table:table-cell table:style-name="Tabella7.A1" office:value-type="string">
            <text:p text:style-name="P82">4</text:p>
          </table:table-cell>
          <table:table-cell table:style-name="Tabella7.A1" office:value-type="string">
            <text:p text:style-name="P82">12</text:p>
          </table:table-cell>
          <table:table-cell table:style-name="Tabella7.A1" office:value-type="string">
            <text:p text:style-name="P82">0,24</text:p>
          </table:table-cell>
          <table:table-cell table:style-name="Tabella7.D2" office:value-type="string">
            <text:p text:style-name="P46">8,0</text:p>
          </table:table-cell>
        </table:table-row>
        <table:table-row>
          <table:table-cell table:style-name="Tabella7.A1" office:value-type="string">
            <text:p text:style-name="P82">5</text:p>
          </table:table-cell>
          <table:table-cell table:style-name="Tabella7.A1" office:value-type="string">
            <text:p text:style-name="P82">1</text:p>
          </table:table-cell>
          <table:table-cell table:style-name="Tabella7.A1" office:value-type="string">
            <text:p text:style-name="P82">0,02</text:p>
          </table:table-cell>
          <table:table-cell table:style-name="Tabella7.D2" office:value-type="string">
            <text:p text:style-name="P46">0,7</text:p>
          </table:table-cell>
        </table:table-row>
        <table:table-row>
          <table:table-cell table:style-name="Tabella7.A1" office:value-type="string">
            <text:p text:style-name="P82">6</text:p>
          </table:table-cell>
          <table:table-cell table:style-name="Tabella7.A1" office:value-type="string">
            <text:p text:style-name="P82">3</text:p>
          </table:table-cell>
          <table:table-cell table:style-name="Tabella7.A1" office:value-type="string">
            <text:p text:style-name="P82">0,06</text:p>
          </table:table-cell>
          <table:table-cell table:style-name="Tabella7.D2" office:value-type="string">
            <text:p text:style-name="P46">2,0</text:p>
          </table:table-cell>
        </table:table-row>
        <table:table-row>
          <table:table-cell table:style-name="Tabella7.A1" office:value-type="string">
            <text:p text:style-name="P82">7</text:p>
          </table:table-cell>
          <table:table-cell table:style-name="Tabella7.A1" office:value-type="string">
            <text:p text:style-name="P82">6</text:p>
          </table:table-cell>
          <table:table-cell table:style-name="Tabella7.A1" office:value-type="string">
            <text:p text:style-name="P82">0,12</text:p>
          </table:table-cell>
          <table:table-cell table:style-name="Tabella7.D2" office:value-type="string">
            <text:p text:style-name="P46">4,0</text:p>
          </table:table-cell>
        </table:table-row>
        <table:table-row>
          <table:table-cell table:style-name="Tabella7.A1" office:value-type="string">
            <text:p text:style-name="P82">8</text:p>
          </table:table-cell>
          <table:table-cell table:style-name="Tabella7.A1" office:value-type="string">
            <text:p text:style-name="P82">3</text:p>
          </table:table-cell>
          <table:table-cell table:style-name="Tabella7.A1" office:value-type="string">
            <text:p text:style-name="P82">0,06</text:p>
          </table:table-cell>
          <table:table-cell table:style-name="Tabella7.D2" office:value-type="string">
            <text:p text:style-name="P46">2,0</text:p>
          </table:table-cell>
        </table:table-row>
      </table:table>
      <text:p text:style-name="P109"/>
      <text:p text:style-name="P109"/>
      <text:p><text:span text:style-name="Car._20_predefinito_20_paragrafo"><text:span text:style-name="T67"><text:s text:c="10"/></text:span></text:span></text:p>
      <text:p text:style-name="P6"/>
      <text:p text:style-name="P110"/>
      <text:p text:style-name="P83"/>
      <text:p text:style-name="P84"><draw:frame draw:style-name="fr1" draw:name="30" text:anchor-type="paragraph" svg:x="12.943cm" svg:y="2.318cm" svg:width="4.177cm" draw:z-index="6"><draw:text-box fo:min-height="0.041cm"><text:p><text:span text:style-name="Car._20_predefinito_20_paragrafo"><text:span text:style-name="T37">Tabella8. Intervalli</text:span></text:span></text:p><text:p>di propagazione dei dati di 2T.</text:p></draw:text-box></draw:frame><draw:frame draw:style-name="fr1" draw:name="31" text:anchor-type="paragraph" svg:x="1.685cm" svg:y="10.229cm" svg:width="7.38cm" draw:z-index="7"><draw:text-box fo:min-height="0.041cm"><text:p><text:span text:style-name="Car._20_predefinito_20_paragrafo"><text:span text:style-name="T37">Tabella 7.Calcolo della frequenza e della probabilità di 2T.</text:span></text:span></text:p></draw:text-box></draw:frame></text:p>
      <text:p text:style-name="P84"/>
      <text:p text:style-name="P84"/>
      <text:p text:style-name="P84"/>
      <text:p text:style-name="P84"/>
      <text:p text:style-name="P55"/>
      <text:p text:style-name="P84"/>
      <text:p text:style-name="P84"/>
      <text:p text:style-name="P84"/>
      <text:p text:style-name="P84"/>
      <text:p text:style-name="P84"/>
      <text:p text:style-name="P131"/>
      <text:p text:style-name="P49"><text:span text:style-name="Car._20_predefinito_20_paragrafo"><text:span text:style-name="T20">È stato realizzato un’ istogramma con ascissa di intervallo </text:span></text:span><draw:frame draw:style-name="fr3" draw:name="32" text:anchor-type="as-char" svg:width="0.476cm" style:rel-width="scale" svg:height="0.873cm" style:rel-height="scale" draw:z-index="66"><draw:object xlink:href="./Object 25" xlink:type="simple" xlink:show="embed" xlink:actuate="onLoad"/><draw:image xlink:href="./ObjectReplacements/Object 25" xlink:type="simple" xlink:show="embed" xlink:actuate="onLoad"/></draw:frame><text:span text:style-name="Car._20_predefinito_20_paragrafo"><text:span text:style-name="T19"> </text:span></text:span><text:span text:style-name="Car._20_predefinito_20_paragrafo"><text:span text:style-name="T20">e con ordinata</text:span></text:span><text:span text:style-name="Car._20_predefinito_20_paragrafo"><text:span text:style-name="T19"> </text:span></text:span><text:span text:style-name="Car._20_predefinito_20_paragrafo"><text:span text:style-name="T20">pari alla frequenza f(X).</text:span></text:span></text:p>
      <text:p text:style-name="P30">(GRAFICO f(X) vs X(s) in allegato su carta millimetrata).</text:p>
      <text:p text:style-name="P30">Secondo l’equazione semplificata di una curva gaussiana l’ordinata risulta :</text:p>
      <text:p text:style-name="P49"><text:span text:style-name="Car._20_predefinito_20_paragrafo"><text:span text:style-name="T20">f(X)= frequenza / </text:span></text:span><draw:frame draw:style-name="fr3" draw:name="33" text:anchor-type="as-char" svg:width="1.773cm" style:rel-width="scale" svg:height="0.873cm" style:rel-height="scale" draw:z-index="67"><draw:object xlink:href="./Object 26" xlink:type="simple" xlink:show="embed" xlink:actuate="onLoad"/><draw:image xlink:href="./ObjectReplacements/Object 26" xlink:type="simple" xlink:show="embed" xlink:actuate="onLoad"/></draw:frame></text:p>
      <text:p text:style-name="P49"><text:soft-page-break/><text:span text:style-name="Car._20_predefinito_20_paragrafo"><text:span text:style-name="T20">Per il calcolo di f(X) è stato necessario trovare prima la frequenza con la quale una misura compare e poi dividerla per</text:span></text:span><draw:frame draw:style-name="fr3" draw:name="34" text:anchor-type="as-char" svg:width="0.714cm" style:rel-width="scale" svg:height="0.873cm" style:rel-height="scale" draw:z-index="68"><draw:object xlink:href="./Object 27" xlink:type="simple" xlink:show="embed" xlink:actuate="onLoad"/><draw:image xlink:href="./ObjectReplacements/Object 27" xlink:type="simple" xlink:show="embed" xlink:actuate="onLoad"/></draw:frame><text:span text:style-name="Car._20_predefinito_20_paragrafo"><text:span text:style-name="T20">, avendo il numero di misure (</text:span></text:span><draw:frame draw:style-name="fr3" draw:name="35" text:anchor-type="as-char" svg:width="0.291cm" style:rel-width="scale" svg:height="0.503cm" style:rel-height="scale" draw:z-index="69"><draw:object xlink:href="./Object 28" xlink:type="simple" xlink:show="embed" xlink:actuate="onLoad"/><draw:image xlink:href="./ObjectReplacements/Object 28" xlink:type="simple" xlink:show="embed" xlink:actuate="onLoad"/></draw:frame><text:span text:style-name="Car._20_predefinito_20_paragrafo"><text:span text:style-name="T20">) uguale a 49. </text:span></text:span></text:p>
      <text:p text:style-name="P84"/>
      <text:p text:style-name="P83"/>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6"/>
      <text:p text:style-name="P6"/>
      <text:p text:style-name="P31"><text:soft-page-break/></text:p>
      <text:p text:style-name="P31"/>
      <text:p text:style-name="P48"><text:span text:style-name="T78">Si è utilizzato il valor medio come miglior stima del tempo di oscillazione sia nel caso delle 100 misure del periodo di oscillazione sia nel caso delle successive 50 misure del doppio del periodo di oscillazione. </text:span><text:span text:style-name="Car._20_predefinito_20_paragrafo"><text:span text:style-name="T9">Per fornire il risultato finale si è fatto uso della deviazione standard della media (</text:span></text:span><draw:frame draw:style-name="fr3" draw:name="36" text:anchor-type="as-char" svg:width="0.423cm" style:rel-width="scale" svg:height="0.503cm" style:rel-height="scale" draw:z-index="173"><draw:object xlink:href="./Object 29" xlink:type="simple" xlink:show="embed" xlink:actuate="onLoad"/><draw:image xlink:href="./ObjectReplacements/Object 29" xlink:type="simple" xlink:show="embed" xlink:actuate="onLoad"/></draw:frame><text:span text:style-name="Car._20_predefinito_20_paragrafo"><text:span text:style-name="T9">), dato che fornisce l’incertezza associabile al valor medio. </text:span></text:span></text:p>
      <text:p text:style-name="P47"><draw:frame draw:style-name="fr3" draw:name="37" text:anchor-type="as-char" svg:width="0.423cm" style:rel-width="scale" svg:height="0.503cm" style:rel-height="scale" draw:z-index="70"><draw:object xlink:href="./Object 30" xlink:type="simple" xlink:show="embed" xlink:actuate="onLoad"/><draw:image xlink:href="./ObjectReplacements/Object 30" xlink:type="simple" xlink:show="embed" xlink:actuate="onLoad"/></draw:frame><text:span text:style-name="Car._20_predefinito_20_paragrafo"><text:span text:style-name="T9"> = </text:span></text:span><draw:frame draw:style-name="fr3" draw:name="38" text:anchor-type="as-char" svg:width="0.556cm" style:rel-width="scale" svg:height="0.979cm" style:rel-height="scale" draw:z-index="71"><draw:object xlink:href="./Object 31" xlink:type="simple" xlink:show="embed" xlink:actuate="onLoad"/><draw:image xlink:href="./ObjectReplacements/Object 31" xlink:type="simple" xlink:show="embed" xlink:actuate="onLoad"/></draw:frame></text:p>
      <text:p text:style-name="P32"><text:span text:style-name="T84">d</text:span>ove N è il numero totale di <text:span text:style-name="T82">misure effettuate</text:span><text:span text:style-name="T72">, esclus</text:span><text:span text:style-name="T82">e </text:span><text:span text:style-name="T72">quell</text:span><text:span text:style-name="T82">e</text:span><text:span text:style-name="T72"> che non sono stat</text:span><text:span text:style-name="T82">e</text:span><text:span text:style-name="T72"> accettat</text:span><text:span text:style-name="T82">e.</text:span></text:p>
      <text:p text:style-name="P33"/>
      <text:list xml:id="list3679056925287540731" text:style-name="L5">
        <text:list-item>
          <text:p text:style-name="P152"><text:span text:style-name="Car._20_predefinito_20_paragrafo"><text:span text:style-name="T9">Per le 100 misurazioni t</text:span></text:span><text:span text:style-name="Car._20_predefinito_20_paragrafo"><text:span text:style-name="T43">best</text:span></text:span><text:span text:style-name="Car._20_predefinito_20_paragrafo"><text:span text:style-name="T9">: t </text:span></text:span><text:span text:style-name="Car._20_predefinito_20_paragrafo"><text:span text:style-name="T16">± </text:span></text:span><draw:frame draw:style-name="fr3" draw:name="39" text:anchor-type="as-char" svg:width="0.529cm" style:rel-width="scale" svg:height="0.503cm" style:rel-height="scale" draw:z-index="72"><draw:object xlink:href="./Object 32" xlink:type="simple" xlink:show="embed" xlink:actuate="onLoad"/><draw:image xlink:href="./ObjectReplacements/Object 32" xlink:type="simple" xlink:show="embed" xlink:actuate="onLoad"/></draw:frame><text:span text:style-name="Car._20_predefinito_20_paragrafo"><text:span text:style-name="T9">=</text:span></text:span><text:span text:style-name="Car._20_predefinito_20_paragrafo"><text:span text:style-name="T15"> (</text:span></text:span><text:span text:style-name="Car._20_predefinito_20_paragrafo"><text:span text:style-name="T9">2,064</text:span></text:span><text:span text:style-name="Car._20_predefinito_20_paragrafo"><text:span text:style-name="T16">±</text:span></text:span><text:span text:style-name="Car._20_predefinito_20_paragrafo"><text:span text:style-name="T10">0,004) s</text:span></text:span></text:p>
        </text:list-item>
        <text:list-item>
          <text:p text:style-name="P152"><text:span text:style-name="Car._20_predefinito_20_paragrafo"><text:span text:style-name="T9">Per le 50 misurazioni t</text:span></text:span><text:span text:style-name="Car._20_predefinito_20_paragrafo"><text:span text:style-name="T43">best</text:span></text:span><text:span text:style-name="Car._20_predefinito_20_paragrafo"><text:span text:style-name="T9">: (t/2 </text:span></text:span><text:span text:style-name="Car._20_predefinito_20_paragrafo"><text:span text:style-name="T10">±</text:span></text:span><draw:frame draw:style-name="fr3" draw:name="40" text:anchor-type="as-char" svg:width="0.423cm" style:rel-width="scale" svg:height="0.503cm" style:rel-height="scale" draw:z-index="73"><draw:object xlink:href="./Object 33" xlink:type="simple" xlink:show="embed" xlink:actuate="onLoad"/><draw:image xlink:href="./ObjectReplacements/Object 33" xlink:type="simple" xlink:show="embed" xlink:actuate="onLoad"/></draw:frame><text:span text:style-name="Car._20_predefinito_20_paragrafo"><text:span text:style-name="T10"> </text:span></text:span><text:span text:style-name="Car._20_predefinito_20_paragrafo"><text:span text:style-name="T9">/2)=(</text:span></text:span><text:span text:style-name="Car._20_predefinito_20_paragrafo"><text:span text:style-name="T13">2,0375</text:span></text:span><text:span text:style-name="Car._20_predefinito_20_paragrafo"><text:span text:style-name="T9"> </text:span></text:span><text:span text:style-name="Car._20_predefinito_20_paragrafo"><text:span text:style-name="T10">± 0,00</text:span></text:span><text:span text:style-name="Car._20_predefinito_20_paragrafo"><text:span text:style-name="T11">04</text:span></text:span><text:span text:style-name="Car._20_predefinito_20_paragrafo"><text:span text:style-name="T10">) s</text:span></text:span></text:p>
        </text:list-item>
      </text:list>
      <text:p text:style-name="P53"/>
      <text:p text:style-name="P143">Per controllare l’attendibilità dei due valori si è <text:span text:style-name="T84">utilizzato il</text:span> metodo del <text:span text:style-name="T84">5</text:span>%. <text:span text:style-name="T86"><text:s/></text:span><text:span text:style-name="T95">Assumendo che la differenza tra i due valori di t </text:span><text:span text:style-name="T91">best</text:span><text:span text:style-name="T95"> segua la distribuzione normale con valor medio 0 e varianza </text:span><text:span text:style-name="Car._20_predefinito_20_paragrafo"><text:span text:style-name="T85">σ</text:span></text:span><text:span text:style-name="Car._20_predefinito_20_paragrafo"><text:span text:style-name="T98">q</text:span></text:span><text:span text:style-name="T97"> </text:span><text:span text:style-name="T94">2</text:span><text:span text:style-name="T97"> = (</text:span><text:span text:style-name="T96">σ</text:span><text:span text:style-name="T97"> </text:span><text:span text:style-name="T92">tbest 100</text:span><text:span text:style-name="T97">)</text:span><text:span text:style-name="T94">2</text:span><text:span text:style-name="T97"> +(</text:span><text:span text:style-name="T96">σ</text:span><text:span text:style-name="T97"> </text:span><text:span text:style-name="T92">tbest50</text:span><text:span text:style-name="T97">)</text:span><text:span text:style-name="T94">2</text:span><text:span text:style-name="T97"> , si calcola la distanza in unità di </text:span><text:span text:style-name="Car._20_predefinito_20_paragrafo"><text:span text:style-name="T99">σ</text:span></text:span><text:span text:style-name="Car._20_predefinito_20_paragrafo"><text:span text:style-name="T98">q</text:span></text:span><text:span text:style-name="T97"> della discrepanza dei due valori di t </text:span><text:span text:style-name="T92">best <text:s/></text:span><text:span text:style-name="T97">ottenuti dal valor medio atteso (0 s). Tale valore non deve distare più di 2 </text:span><text:span text:style-name="Car._20_predefinito_20_paragrafo"><text:span text:style-name="T99">σ</text:span></text:span><text:span text:style-name="Car._20_predefinito_20_paragrafo"><text:span text:style-name="T98">q</text:span></text:span><text:span text:style-name="T97"> dalla media, ovvero la probabilità di avere una discrepanza oltre 2 </text:span><text:span text:style-name="Car._20_predefinito_20_paragrafo"><text:span text:style-name="T99">σ</text:span></text:span><text:span text:style-name="Car._20_predefinito_20_paragrafo"><text:span text:style-name="T98">q</text:span></text:span><text:span text:style-name="T97"> deve essere inferiore al 5%. Nel nostro caso abbiamo ottenuto:</text:span></text:p>
      <text:p text:style-name="P47"><text:span text:style-name="Car._20_predefinito_20_paragrafo"><text:span text:style-name="T9">q=t</text:span></text:span><text:span text:style-name="Car._20_predefinito_20_paragrafo"><text:span text:style-name="T43">best 100</text:span></text:span><text:span text:style-name="Car._20_predefinito_20_paragrafo"><text:span text:style-name="T9">-t</text:span></text:span><text:span text:style-name="Car._20_predefinito_20_paragrafo"><text:span text:style-name="T43">best 50</text:span></text:span><text:span text:style-name="Car._20_predefinito_20_paragrafo"><text:span text:style-name="T9">=0,02</text:span></text:span><text:span text:style-name="Car._20_predefinito_20_paragrafo"><text:span text:style-name="T14">65 </text:span></text:span><text:span text:style-name="Car._20_predefinito_20_paragrafo"><text:span text:style-name="T9">s</text:span></text:span></text:p>
      <text:p text:style-name="P47"><text:span text:style-name="Car._20_predefinito_20_paragrafo"><text:span text:style-name="T9">σ</text:span></text:span><text:span text:style-name="Car._20_predefinito_20_paragrafo"><text:span text:style-name="T46">q</text:span></text:span><text:span text:style-name="Car._20_predefinito_20_paragrafo"><text:span text:style-name="T25">=√[(</text:span></text:span><draw:frame draw:style-name="fr3" draw:name="41" text:anchor-type="as-char" svg:width="0.423cm" style:rel-width="scale" svg:height="0.503cm" style:rel-height="scale" draw:z-index="74"><draw:object xlink:href="./Object 34" xlink:type="simple" xlink:show="embed" xlink:actuate="onLoad"/><draw:image xlink:href="./ObjectReplacements/Object 34" xlink:type="simple" xlink:show="embed" xlink:actuate="onLoad"/></draw:frame><text:span text:style-name="Car._20_predefinito_20_paragrafo"><text:span text:style-name="T25"> </text:span></text:span><text:span text:style-name="Car._20_predefinito_20_paragrafo"><text:span text:style-name="T46"><text:s/>best 100</text:span></text:span><text:span text:style-name="Car._20_predefinito_20_paragrafo"><text:span text:style-name="T25">)</text:span></text:span><text:span text:style-name="Car._20_predefinito_20_paragrafo"><text:span text:style-name="T59">2</text:span></text:span><text:span text:style-name="Car._20_predefinito_20_paragrafo"><text:span text:style-name="T25"> + (</text:span></text:span><draw:frame draw:style-name="fr3" draw:name="42" text:anchor-type="as-char" svg:width="0.423cm" style:rel-width="scale" svg:height="0.503cm" style:rel-height="scale" draw:z-index="75"><draw:object xlink:href="./Object 35" xlink:type="simple" xlink:show="embed" xlink:actuate="onLoad"/><draw:image xlink:href="./ObjectReplacements/Object 35" xlink:type="simple" xlink:show="embed" xlink:actuate="onLoad"/></draw:frame><text:span text:style-name="Car._20_predefinito_20_paragrafo"><text:span text:style-name="T46"> best 50</text:span></text:span><text:span text:style-name="Car._20_predefinito_20_paragrafo"><text:span text:style-name="T25">)</text:span></text:span><text:span text:style-name="Car._20_predefinito_20_paragrafo"><text:span text:style-name="T59">2</text:span></text:span><text:span text:style-name="Car._20_predefinito_20_paragrafo"><text:span text:style-name="T25">] = </text:span></text:span><text:span text:style-name="Car._20_predefinito_20_paragrafo"><text:span text:style-name="T27">0,00</text:span></text:span><text:span text:style-name="Car._20_predefinito_20_paragrafo"><text:span text:style-name="T28">4 </text:span></text:span><text:span text:style-name="Car._20_predefinito_20_paragrafo"><text:span text:style-name="T27">s</text:span></text:span></text:p>
      <text:p text:style-name="P34"/>
      <text:p text:style-name="P48"><text:span text:style-name="Car._20_predefinito_20_paragrafo"><text:span text:style-name="T9">Essendo q &lt;2 σ</text:span></text:span><text:span text:style-name="Car._20_predefinito_20_paragrafo"><text:span text:style-name="T43">q </text:span></text:span><text:span text:style-name="Car._20_predefinito_20_paragrafo"><text:span text:style-name="T9">allora i</text:span></text:span><text:span text:style-name="Car._20_predefinito_20_paragrafo"><text:span text:style-name="T76"> due valori </text:span></text:span><text:span text:style-name="Car._20_predefinito_20_paragrafo"><text:span text:style-name="T79">non sono compatibili.</text:span></text:span></text:p>
      <text:p text:style-name="P6"/>
      <text:list xml:id="list150905874527069" text:style-name="L1">
        <text:list-item>
          <text:list>
            <text:list-item>
              <text:p text:style-name="P149">DISCUSSIONE DEI DATI E CONCLUSIONE</text:p>
            </text:list-item>
          </text:list>
        </text:list-item>
      </text:list>
      <text:p text:style-name="P80"/>
      <text:p text:style-name="P56">Quest’esperienza ha permesso di evidenziare il problema fondamentale dell’errore. </text:p>
      <text:p text:style-name="P56">È stato possibile notare come le misure nell’ipotesi di lavoro fossero affette da un numero elevato di cause di errori. </text:p>
      <text:p text:style-name="P48"><text:span text:style-name="Car._20_predefinito_20_paragrafo"><text:span text:style-name="T5">Osservando l’andamento dei grafici </text:span></text:span><text:span text:style-name="Car._20_predefinito_20_paragrafo"><text:span text:style-name="T7">(</text:span></text:span><text:span text:style-name="Car._20_predefinito_20_paragrafo"><text:span text:style-name="T5">in allegato) è possibile notare </text:span></text:span><text:span text:style-name="Car._20_predefinito_20_paragrafo"><text:span text:style-name="T9">un andamento non del tutto gaussiano. Molti errori </text:span></text:span><text:span text:style-name="Car._20_predefinito_20_paragrafo"><text:span text:style-name="T79">casuali</text:span></text:span><text:span text:style-name="Car._20_predefinito_20_paragrafo"><text:span text:style-name="T14"> </text:span></text:span><text:span text:style-name="Car._20_predefinito_20_paragrafo"><text:span text:style-name="T9">compiuti durante la raccolta dei dati sono da imputare alla reattività manuale dell’operatore durante l’utilizzo del cronometro. </text:span></text:span><text:span text:style-name="Car._20_predefinito_20_paragrafo"><text:span text:style-name="T79">Per ovviare a tale problema e ridurre quindi l'errore, durante il secondo set di misure è stato misurato il tempo necessario per compiere due oscillazioni complete.</text:span></text:span><text:span text:style-name="Car._20_predefinito_20_paragrafo"><text:span text:style-name="T14"> </text:span></text:span><text:span text:style-name="Car._20_predefinito_20_paragrafo"><text:span text:style-name="T9">Ulteriori imprecisioni possono essere state causate da errori accidentali di parallassi e non possono essere assolutamente sottovalutate. </text:span></text:span></text:p>
      <text:p text:style-name="P48"><text:span text:style-name="Car._20_predefinito_20_paragrafo"><text:span text:style-name="T9">Dunque, il risultato ottenuto non può essere esatto a causa degli errori, ma questi possono essere gestiti ripetendo più volte la misurazione. </text:span></text:span></text:p>
      <text:p text:style-name="P48"><text:span text:style-name="Car._20_predefinito_20_paragrafo"><text:span text:style-name="T9">Questa esperienza è stata fondamentale per comprendere la metodologia con cui è più corretto effettuare delle misurazioni, comprendendo come gli errori non possano essere eliminati, ma il corretto trattamento dei dati permette di conoscerne l’entità.</text:span></text:span></text:p>
      <text:p text:style-name="P23"/>
      <text:p text:style-name="P21"><text:span text:style-name="Car._20_predefinito_20_paragrafo"><text:span text:style-name="T38">2.Esperienza del volano</text:span></text:span></text:p>
      <text:p text:style-name="P9"/>
      <text:p text:style-name="P13">2.1 INTRODUZIONE</text:p>
      <text:p text:style-name="P48"><text:span text:style-name="Car._20_predefinito_20_paragrafo"><text:span text:style-name="T5">In questa seconda esperienza di laboratorio è stato possibile approfondire lo studio del volano.</text:span></text:span></text:p>
      <text:p text:style-name="P48"><text:span text:style-name="Car._20_predefinito_20_paragrafo"><text:span text:style-name="T5">Questo strumento è composto da una puleggia, </text:span></text:span><text:span text:style-name="Car._20_predefinito_20_paragrafo"><text:span text:style-name="T68"> </text:span></text:span><text:span text:style-name="Car._20_predefinito_20_paragrafo"><text:span text:style-name="T32">cioè un disco girevole intorno al proprio </text:span></text:span><text:a xlink:type="simple" xlink:href="http://it.wikipedia.org/wiki/Asse_(meccanica)" office:target-frame-name="_top" xlink:show="replace"><text:span text:style-name="Car._20_predefinito_20_paragrafo"><text:span text:style-name="T32">asse</text:span></text:span></text:a><text:span text:style-name="Car._20_predefinito_20_paragrafo"><text:span text:style-name="T9">,</text:span></text:span><text:span text:style-name="Car._20_predefinito_20_paragrafo"><text:span text:style-name="T5"> spesso impiegato in macchine operatrici o motrici con la particolarità di accumulare energia negli assorbimenti discontinui (caso delle operatrici) o nelle erogazioni discontinue (caso delle motrici). </text:span></text:span><text:span text:style-name="Rimando_20_nota_20_a_20_piè_20_di_20_pagina"><text:span text:style-name="T5"><text:note text:id="ftn2" text:note-class="footnote"><text:note-citation>2</text:note-citation><text:note-body><text:p text:style-name="Testo_20_nota_20_a_20_piè_20_di_20_pagina"><text:s/>MINERVA <text:span text:style-name="Car._20_predefinito_20_paragrafo"><text:span text:style-name="T41">Nuova Enciclopedia Universale</text:span></text:span>, EDITORIALE VITA S.p.a. - MILANO</text:p></text:note-body></text:note></text:span></text:span></text:p>
      <text:p text:style-name="P29">La sua corona ha massa notevole e quindi un rilevante momento di inerzia, un concetto introdotto nel 1765 dal matematico e fisico Eulero che rappresenta la difficoltà di modificare il moto angolare dipendente dalla geometria di un corpo e che risulta elevato nel volano a causa della sagomatura a cui è sottoposto lo strumento.</text:p>
      <text:p text:style-name="P29"/>
      <text:p text:style-name="P47"><text:span text:style-name="Car._20_predefinito_20_paragrafo"><text:span text:style-name="T8"><draw:frame draw:style-name="fr2" draw:name="Immagine 5" text:anchor-type="as-char" svg:y="0cm" svg:width="11.088cm" style:rel-width="scale" svg:height="7.278cm" style:rel-height="scale" draw:z-index="76"><draw:image/></draw:frame></text:span></text:span></text:p>
      <text:p text:style-name="P17"/>
      <text:p text:style-name="P13">2.2 SCOPO</text:p>
      <text:p text:style-name="P21"><text:span text:style-name="Car._20_predefinito_20_paragrafo"><text:span text:style-name="T5">Scopo di questa esperienza è stato misurare il momento di inerzia (I) di un volano e valutarne l’incertezza (ʃ I), considerando dapprima il moto accelerato (velocità iniziale (v</text:span></text:span><text:span text:style-name="Car._20_predefinito_20_paragrafo"><text:span text:style-name="T48">o</text:span></text:span><text:span text:style-name="Car._20_predefinito_20_paragrafo"><text:span text:style-name="T5">)</text:span></text:span><text:span text:style-name="Car._20_predefinito_20_paragrafo"><text:span text:style-name="T48"> </text:span></text:span><text:span text:style-name="Car._20_predefinito_20_paragrafo"><text:span text:style-name="T5">= 0) e successivamente misurando il tempo di decelerazione.</text:span></text:span></text:p>
      <text:p text:style-name="P11"/>
      <text:list xml:id="list150906902810963" text:style-name="L4">
        <text:list-item>
          <text:list>
            <text:list-item>
              <text:p text:style-name="P148">MEZZI E STRUMENTI</text:p>
            </text:list-item>
          </text:list>
        </text:list-item>
      </text:list>
      <text:p text:style-name="P28"/>
      <text:list xml:id="list155649710198954" text:continue-numbering="true" text:style-name="L4">
        <text:list-item>
          <text:list>
            <text:list-item>
              <text:list>
                <text:list-item>
                  <text:p text:style-name="P151"><text:span text:style-name="Car._20_predefinito_20_paragrafo"><text:span text:style-name="T5">Volano</text:span></text:span></text:p>
                </text:list-item>
                <text:list-item>
                  <text:p text:style-name="P151"><text:span text:style-name="Car._20_predefinito_20_paragrafo"><text:span text:style-name="T5">Cronometro con sensibilità al centesimo di secondo</text:span></text:span></text:p>
                </text:list-item>
                <text:list-item>
                  <text:p text:style-name="P151"><text:span text:style-name="Car._20_predefinito_20_paragrafo"><text:span text:style-name="T5">Bilancia con sensibilità al centesimo di grammo</text:span></text:span></text:p>
                </text:list-item>
              </text:list>
            </text:list-item>
          </text:list>
        </text:list-item>
      </text:list>
      <text:p text:style-name="P97"><text:soft-page-break/>2.4 FASE SPERIMENTALE</text:p>
      <text:p text:style-name="P89">Per stabilire il momento di inerzia sono stati misurati per undici volte i tempi di durata di sette giri di un volano.</text:p>
      <text:p text:style-name="P98"/>
      <table:table table:name="Tabella8" table:style-name="Tabella8">
        <table:table-column table:style-name="Tabella8.A"/>
        <table:table-column table:style-name="Tabella8.B" table:number-columns-repeated="6"/>
        <table:table-row>
          <table:table-cell table:style-name="Tabella8.A1" office:value-type="string">
            <text:p text:style-name="P91"/>
          </table:table-cell>
          <table:table-cell table:style-name="Tabella8.A1" office:value-type="string">
            <text:p text:style-name="P88">Durata [s]</text:p>
          </table:table-cell>
          <table:table-cell table:style-name="Tabella8.A1" office:value-type="string">
            <text:p text:style-name="P88">Durata [s]</text:p>
          </table:table-cell>
          <table:table-cell table:style-name="Tabella8.A1" office:value-type="string">
            <text:p text:style-name="P88">Durata [s]</text:p>
          </table:table-cell>
          <table:table-cell table:style-name="Tabella8.A1" office:value-type="string">
            <text:p text:style-name="P88">Durata [s]</text:p>
          </table:table-cell>
          <table:table-cell table:style-name="Tabella8.A1" office:value-type="string">
            <text:p text:style-name="P88">Durata [s]</text:p>
          </table:table-cell>
          <table:table-cell table:style-name="Tabella8.A1" office:value-type="string">
            <text:p text:style-name="P88">Durata [s]</text:p>
          </table:table-cell>
        </table:table-row>
        <table:table-row>
          <table:table-cell table:style-name="Tabella8.A1" office:value-type="string">
            <text:p text:style-name="P88">I giro</text:p>
          </table:table-cell>
          <table:table-cell table:style-name="Tabella8.A1" office:value-type="string">
            <text:p text:style-name="P90">15,77</text:p>
          </table:table-cell>
          <table:table-cell table:style-name="Tabella8.A1" office:value-type="string">
            <text:p text:style-name="P90">15,74</text:p>
          </table:table-cell>
          <table:table-cell table:style-name="Tabella8.A1" office:value-type="string">
            <text:p text:style-name="P90">15,76</text:p>
          </table:table-cell>
          <table:table-cell table:style-name="Tabella8.A1" office:value-type="string">
            <text:p text:style-name="P90">15,77</text:p>
          </table:table-cell>
          <table:table-cell table:style-name="Tabella8.A1" office:value-type="string">
            <text:p text:style-name="P90">15,63</text:p>
          </table:table-cell>
          <table:table-cell table:style-name="Tabella8.A1" office:value-type="string">
            <text:p text:style-name="P90">15,65</text:p>
          </table:table-cell>
        </table:table-row>
        <table:table-row>
          <table:table-cell table:style-name="Tabella8.A1" office:value-type="string">
            <text:p text:style-name="P88">II giro</text:p>
          </table:table-cell>
          <table:table-cell table:style-name="Tabella8.A1" office:value-type="string">
            <text:p text:style-name="P90">6,67</text:p>
          </table:table-cell>
          <table:table-cell table:style-name="Tabella8.A1" office:value-type="string">
            <text:p text:style-name="P90">6,86</text:p>
          </table:table-cell>
          <table:table-cell table:style-name="Tabella8.A1" office:value-type="string">
            <text:p text:style-name="P90">6,63</text:p>
          </table:table-cell>
          <table:table-cell table:style-name="Tabella8.A1" office:value-type="string">
            <text:p text:style-name="P90">6,46</text:p>
          </table:table-cell>
          <table:table-cell table:style-name="Tabella8.A1" office:value-type="string">
            <text:p text:style-name="P90">6,53</text:p>
          </table:table-cell>
          <table:table-cell table:style-name="Tabella8.A1" office:value-type="string">
            <text:p text:style-name="P90">6,59</text:p>
          </table:table-cell>
        </table:table-row>
        <table:table-row>
          <table:table-cell table:style-name="Tabella8.A1" office:value-type="string">
            <text:p text:style-name="P88">III giro</text:p>
          </table:table-cell>
          <table:table-cell table:style-name="Tabella8.A1" office:value-type="string">
            <text:p text:style-name="P90">5,33</text:p>
          </table:table-cell>
          <table:table-cell table:style-name="Tabella8.A1" office:value-type="string">
            <text:p text:style-name="P90">5,24</text:p>
          </table:table-cell>
          <table:table-cell table:style-name="Tabella8.A1" office:value-type="string">
            <text:p text:style-name="P90">4,99</text:p>
          </table:table-cell>
          <table:table-cell table:style-name="Tabella8.A1" office:value-type="string">
            <text:p text:style-name="P90">5,11</text:p>
          </table:table-cell>
          <table:table-cell table:style-name="Tabella8.A1" office:value-type="string">
            <text:p text:style-name="P90">5,19</text:p>
          </table:table-cell>
          <table:table-cell table:style-name="Tabella8.A1" office:value-type="string">
            <text:p text:style-name="P90">5,16</text:p>
          </table:table-cell>
        </table:table-row>
        <table:table-row>
          <table:table-cell table:style-name="Tabella8.A1" office:value-type="string">
            <text:p text:style-name="P88">IV giro</text:p>
          </table:table-cell>
          <table:table-cell table:style-name="Tabella8.A1" office:value-type="string">
            <text:p text:style-name="P90">4,51</text:p>
          </table:table-cell>
          <table:table-cell table:style-name="Tabella8.A1" office:value-type="string">
            <text:p text:style-name="P90">4,45</text:p>
          </table:table-cell>
          <table:table-cell table:style-name="Tabella8.A1" office:value-type="string">
            <text:p text:style-name="P90">3,77</text:p>
          </table:table-cell>
          <table:table-cell table:style-name="Tabella8.A1" office:value-type="string">
            <text:p text:style-name="P90">4,51</text:p>
          </table:table-cell>
          <table:table-cell table:style-name="Tabella8.A1" office:value-type="string">
            <text:p text:style-name="P90">4,34</text:p>
          </table:table-cell>
          <table:table-cell table:style-name="Tabella8.A1" office:value-type="string">
            <text:p text:style-name="P90">4,27</text:p>
          </table:table-cell>
        </table:table-row>
        <table:table-row>
          <table:table-cell table:style-name="Tabella8.A1" office:value-type="string">
            <text:p text:style-name="P88">V giro</text:p>
          </table:table-cell>
          <table:table-cell table:style-name="Tabella8.A1" office:value-type="string">
            <text:p text:style-name="P90">3,89</text:p>
          </table:table-cell>
          <table:table-cell table:style-name="Tabella8.A1" office:value-type="string">
            <text:p text:style-name="P90">3,84</text:p>
          </table:table-cell>
          <table:table-cell table:style-name="Tabella8.A1" office:value-type="string">
            <text:p text:style-name="P90">3,89</text:p>
          </table:table-cell>
          <table:table-cell table:style-name="Tabella8.A1" office:value-type="string">
            <text:p text:style-name="P90">3,87</text:p>
          </table:table-cell>
          <table:table-cell table:style-name="Tabella8.A1" office:value-type="string">
            <text:p text:style-name="P90">3,82</text:p>
          </table:table-cell>
          <table:table-cell table:style-name="Tabella8.A1" office:value-type="string">
            <text:p text:style-name="P90">3,87</text:p>
          </table:table-cell>
        </table:table-row>
        <table:table-row>
          <table:table-cell table:style-name="Tabella8.A1" office:value-type="string">
            <text:p text:style-name="P88">VI giro</text:p>
          </table:table-cell>
          <table:table-cell table:style-name="Tabella8.A1" office:value-type="string">
            <text:p text:style-name="P90">3,49</text:p>
          </table:table-cell>
          <table:table-cell table:style-name="Tabella8.A1" office:value-type="string">
            <text:p text:style-name="P90">3,54</text:p>
          </table:table-cell>
          <table:table-cell table:style-name="Tabella8.A1" office:value-type="string">
            <text:p text:style-name="P90">3,53</text:p>
          </table:table-cell>
          <table:table-cell table:style-name="Tabella8.A1" office:value-type="string">
            <text:p text:style-name="P90">3,42</text:p>
          </table:table-cell>
          <table:table-cell table:style-name="Tabella8.A1" office:value-type="string">
            <text:p text:style-name="P90">3,45</text:p>
          </table:table-cell>
          <table:table-cell table:style-name="Tabella8.A1" office:value-type="string">
            <text:p text:style-name="P90">3,56</text:p>
          </table:table-cell>
        </table:table-row>
        <table:table-row>
          <table:table-cell table:style-name="Tabella8.A1" office:value-type="string">
            <text:p text:style-name="P88">VII giro</text:p>
          </table:table-cell>
          <table:table-cell table:style-name="Tabella8.A1" office:value-type="string">
            <text:p text:style-name="P90">3,20</text:p>
          </table:table-cell>
          <table:table-cell table:style-name="Tabella8.A1" office:value-type="string">
            <text:p text:style-name="P90">3,21</text:p>
          </table:table-cell>
          <table:table-cell table:style-name="Tabella8.A1" office:value-type="string">
            <text:p text:style-name="P90">3,13</text:p>
          </table:table-cell>
          <table:table-cell table:style-name="Tabella8.A1" office:value-type="string">
            <text:p text:style-name="P90">3,25</text:p>
          </table:table-cell>
          <table:table-cell table:style-name="Tabella8.A1" office:value-type="string">
            <text:p text:style-name="P90">3,29</text:p>
          </table:table-cell>
          <table:table-cell table:style-name="Tabella8.A1" office:value-type="string">
            <text:p text:style-name="P90">3,21</text:p>
          </table:table-cell>
        </table:table-row>
      </table:table>
      <text:p>Tabella 12. Tempi di accelerazione.</text:p>
      <text:p text:style-name="P96"/>
      <table:table table:name="Tabella9" table:style-name="Tabella9">
        <table:table-column table:style-name="Tabella9.A"/>
        <table:table-column table:style-name="Tabella9.B" table:number-columns-repeated="5"/>
        <table:table-row>
          <table:table-cell table:style-name="Tabella9.A1" office:value-type="string">
            <text:p text:style-name="P88"/>
          </table:table-cell>
          <table:table-cell table:style-name="Tabella9.A1" office:value-type="string">
            <text:p text:style-name="P88">Durata [s]</text:p>
          </table:table-cell>
          <table:table-cell table:style-name="Tabella9.A1" office:value-type="string">
            <text:p text:style-name="P88">Durata [s]</text:p>
          </table:table-cell>
          <table:table-cell table:style-name="Tabella9.A1" office:value-type="string">
            <text:p text:style-name="P88">Durata [s]</text:p>
          </table:table-cell>
          <table:table-cell table:style-name="Tabella9.A1" office:value-type="string">
            <text:p text:style-name="P88">Durata [s]</text:p>
          </table:table-cell>
          <table:table-cell table:style-name="Tabella9.A1" office:value-type="string">
            <text:p text:style-name="P88">Durata [s]</text:p>
          </table:table-cell>
        </table:table-row>
        <table:table-row>
          <table:table-cell table:style-name="Tabella9.A1" office:value-type="string">
            <text:p text:style-name="P88">I giro</text:p>
          </table:table-cell>
          <table:table-cell table:style-name="Tabella9.A1" office:value-type="string">
            <text:p text:style-name="P90">15,61</text:p>
          </table:table-cell>
          <table:table-cell table:style-name="Tabella9.A1" office:value-type="string">
            <text:p text:style-name="P90">15,57</text:p>
          </table:table-cell>
          <table:table-cell table:style-name="Tabella9.A1" office:value-type="string">
            <text:p text:style-name="P90">15,49</text:p>
          </table:table-cell>
          <table:table-cell table:style-name="Tabella9.A1" office:value-type="string">
            <text:p text:style-name="P90">15,60</text:p>
          </table:table-cell>
          <table:table-cell table:style-name="Tabella9.A1" office:value-type="string">
            <text:p text:style-name="P90">15,61</text:p>
          </table:table-cell>
        </table:table-row>
        <table:table-row>
          <table:table-cell table:style-name="Tabella9.A1" office:value-type="string">
            <text:p text:style-name="P88">II giro</text:p>
          </table:table-cell>
          <table:table-cell table:style-name="Tabella9.A1" office:value-type="string">
            <text:p text:style-name="P90">6,62</text:p>
          </table:table-cell>
          <table:table-cell table:style-name="Tabella9.A1" office:value-type="string">
            <text:p text:style-name="P90">6,69</text:p>
          </table:table-cell>
          <table:table-cell table:style-name="Tabella9.A1" office:value-type="string">
            <text:p text:style-name="P90">6,76</text:p>
          </table:table-cell>
          <table:table-cell table:style-name="Tabella9.A1" office:value-type="string">
            <text:p text:style-name="P90">6,62</text:p>
          </table:table-cell>
          <table:table-cell table:style-name="Tabella9.A1" office:value-type="string">
            <text:p text:style-name="P90">6,74</text:p>
          </table:table-cell>
        </table:table-row>
        <table:table-row>
          <table:table-cell table:style-name="Tabella9.A1" office:value-type="string">
            <text:p text:style-name="P88">III giro</text:p>
          </table:table-cell>
          <table:table-cell table:style-name="Tabella9.A1" office:value-type="string">
            <text:p text:style-name="P90">5,40</text:p>
          </table:table-cell>
          <table:table-cell table:style-name="Tabella9.A1" office:value-type="string">
            <text:p text:style-name="P90">5,23</text:p>
          </table:table-cell>
          <table:table-cell table:style-name="Tabella9.A1" office:value-type="string">
            <text:p text:style-name="P90">5,25</text:p>
          </table:table-cell>
          <table:table-cell table:style-name="Tabella9.A1" office:value-type="string">
            <text:p text:style-name="P90">5,21</text:p>
          </table:table-cell>
          <table:table-cell table:style-name="Tabella9.A1" office:value-type="string">
            <text:p text:style-name="P90">5,16</text:p>
          </table:table-cell>
        </table:table-row>
        <table:table-row>
          <table:table-cell table:style-name="Tabella9.A1" office:value-type="string">
            <text:p text:style-name="P88">IV giro</text:p>
          </table:table-cell>
          <table:table-cell table:style-name="Tabella9.A1" office:value-type="string">
            <text:p text:style-name="P90">4,47</text:p>
          </table:table-cell>
          <table:table-cell table:style-name="Tabella9.A1" office:value-type="string">
            <text:p text:style-name="P90">4,33</text:p>
          </table:table-cell>
          <table:table-cell table:style-name="Tabella9.A1" office:value-type="string">
            <text:p text:style-name="P90">4,30</text:p>
          </table:table-cell>
          <table:table-cell table:style-name="Tabella9.A1" office:value-type="string">
            <text:p text:style-name="P90">4,29</text:p>
          </table:table-cell>
          <table:table-cell table:style-name="Tabella9.A1" office:value-type="string">
            <text:p text:style-name="P90">4,37</text:p>
          </table:table-cell>
        </table:table-row>
        <table:table-row>
          <table:table-cell table:style-name="Tabella9.A1" office:value-type="string">
            <text:p text:style-name="P88">V giro</text:p>
          </table:table-cell>
          <table:table-cell table:style-name="Tabella9.A1" office:value-type="string">
            <text:p text:style-name="P90">3,92</text:p>
          </table:table-cell>
          <table:table-cell table:style-name="Tabella9.A1" office:value-type="string">
            <text:p text:style-name="P90">3,85</text:p>
          </table:table-cell>
          <table:table-cell table:style-name="Tabella9.A1" office:value-type="string">
            <text:p text:style-name="P90">3,92</text:p>
          </table:table-cell>
          <table:table-cell table:style-name="Tabella9.A1" office:value-type="string">
            <text:p text:style-name="P90">3,84</text:p>
          </table:table-cell>
          <table:table-cell table:style-name="Tabella9.A1" office:value-type="string">
            <text:p text:style-name="P90">3,87</text:p>
          </table:table-cell>
        </table:table-row>
        <table:table-row>
          <table:table-cell table:style-name="Tabella9.A1" office:value-type="string">
            <text:p text:style-name="P88">VI giro</text:p>
          </table:table-cell>
          <table:table-cell table:style-name="Tabella9.A1" office:value-type="string">
            <text:p text:style-name="P90">3,57</text:p>
          </table:table-cell>
          <table:table-cell table:style-name="Tabella9.A1" office:value-type="string">
            <text:p text:style-name="P90">3,44</text:p>
          </table:table-cell>
          <table:table-cell table:style-name="Tabella9.A1" office:value-type="string">
            <text:p text:style-name="P90">3,53</text:p>
          </table:table-cell>
          <table:table-cell table:style-name="Tabella9.A1" office:value-type="string">
            <text:p text:style-name="P90">3,49</text:p>
          </table:table-cell>
          <table:table-cell table:style-name="Tabella9.A1" office:value-type="string">
            <text:p text:style-name="P90">3,39</text:p>
          </table:table-cell>
        </table:table-row>
        <table:table-row>
          <table:table-cell table:style-name="Tabella9.A1" office:value-type="string">
            <text:p text:style-name="P88">VII giro</text:p>
          </table:table-cell>
          <table:table-cell table:style-name="Tabella9.A1" office:value-type="string">
            <text:p text:style-name="P90">3,49</text:p>
          </table:table-cell>
          <table:table-cell table:style-name="Tabella9.A1" office:value-type="string">
            <text:p text:style-name="P90">3,23</text:p>
          </table:table-cell>
          <table:table-cell table:style-name="Tabella9.A1" office:value-type="string">
            <text:p text:style-name="P90">3,11</text:p>
          </table:table-cell>
          <table:table-cell table:style-name="Tabella9.A1" office:value-type="string">
            <text:p text:style-name="P90">3,32</text:p>
          </table:table-cell>
          <table:table-cell table:style-name="Tabella9.A1" office:value-type="string">
            <text:p text:style-name="P90">3,26</text:p>
          </table:table-cell>
        </table:table-row>
      </table:table>
      <text:p>Tabella 13.Tempi di accelerazione.</text:p>
      <text:p text:style-name="P21"/>
      <text:p text:style-name="P8">Sono state determinate la massa del cilindro (m) e il raggio (R), essendo il momento di inerzia (I) funzione anche di questi due parametri.</text:p>
      <text:p text:style-name="P10">I = I ( m, R, α, αˈ)</text:p>
      <text:p text:style-name="P22"/>
      <text:p text:style-name="P22"/>
      <table:table table:name="Tabella10" table:style-name="Tabella10">
        <table:table-column table:style-name="Tabella10.A" table:number-columns-repeated="2"/>
        <text:soft-page-break/>
        <table:table-row>
          <table:table-cell table:style-name="Tabella10.A1" office:value-type="string">
            <text:p text:style-name="P88"/>
          </table:table-cell>
          <table:table-cell table:style-name="Tabella10.A1" office:value-type="string">
            <text:p text:style-name="P62">Massa <text:s/>[g]</text:p>
            <text:p text:style-name="P62">(m)</text:p>
          </table:table-cell>
        </table:table-row>
        <table:table-row>
          <table:table-cell table:style-name="Tabella10.A1" office:value-type="string">
            <text:p text:style-name="P88">Cilindretto senza filo</text:p>
          </table:table-cell>
          <table:table-cell table:style-name="Tabella10.A1" office:value-type="string">
            <text:p text:style-name="P90">34,03</text:p>
          </table:table-cell>
        </table:table-row>
        <table:table-row>
          <table:table-cell table:style-name="Tabella10.A1" office:value-type="string">
            <text:p text:style-name="P88">Cilindretto con filo</text:p>
          </table:table-cell>
          <table:table-cell table:style-name="Tabella10.A1" office:value-type="string">
            <text:p text:style-name="P90">34,53</text:p>
          </table:table-cell>
        </table:table-row>
        <table:table-row>
          <table:table-cell table:style-name="Tabella10.A1" office:value-type="string">
            <text:p text:style-name="P88">Valore medio = stima = valore vero</text:p>
          </table:table-cell>
          <table:table-cell table:style-name="Tabella10.A1" office:value-type="string">
            <text:p text:style-name="P90">34,28</text:p>
          </table:table-cell>
        </table:table-row>
      </table:table>
      <text:p text:style-name="P63"><draw:frame draw:style-name="fr1" draw:name="44" text:anchor-type="paragraph" svg:x="1.605cm" svg:y="3.637cm" svg:width="17.244cm" draw:z-index="8"><draw:text-box fo:min-height="0.041cm"><text:p>Tabella 14.Massa.</text:p></draw:text-box></draw:frame>∆m = 0,25 g = 0,3 g</text:p>
      <text:p text:style-name="P65"><text:span text:style-name="Car._20_predefinito_20_paragrafo"><text:span text:style-name="T18">M </text:span></text:span><text:span text:style-name="Car._20_predefinito_20_paragrafo"><text:span text:style-name="T45">best</text:span></text:span><text:span text:style-name="Car._20_predefinito_20_paragrafo"><text:span text:style-name="T18"> = ( 34,3 ± 0,3 ) g </text:span></text:span></text:p>
      <text:p text:style-name="P96"/>
      <table:table table:name="Tabella11" table:style-name="Tabella11">
        <table:table-column table:style-name="Tabella11.A" table:number-columns-repeated="2"/>
        <table:table-column table:style-name="Tabella11.C"/>
        <table:table-row>
          <table:table-cell table:style-name="Tabella11.A1" office:value-type="string">
            <text:p text:style-name="P88"/>
          </table:table-cell>
          <table:table-cell table:style-name="Tabella11.A1" office:value-type="string">
            <text:p text:style-name="P88">Diametro [mm]</text:p>
            <text:p text:style-name="P88">(D)</text:p>
          </table:table-cell>
          <table:table-cell table:style-name="Tabella11.A1" office:value-type="string">
            <text:p text:style-name="P88">Raggio [mm]</text:p>
            <text:p text:style-name="P88">(R)</text:p>
          </table:table-cell>
        </table:table-row>
        <table:table-row>
          <table:table-cell table:style-name="Tabella11.A1" office:value-type="string">
            <text:p text:style-name="P88">I lettura</text:p>
          </table:table-cell>
          <table:table-cell table:style-name="Tabella11.A1" office:value-type="string">
            <text:p text:style-name="P90">38,20</text:p>
          </table:table-cell>
          <table:table-cell table:style-name="Tabella11.A1" office:value-type="string">
            <text:p text:style-name="P90">19,10</text:p>
          </table:table-cell>
        </table:table-row>
        <table:table-row>
          <table:table-cell table:style-name="Tabella11.A1" office:value-type="string">
            <text:p text:style-name="P88">II lettura</text:p>
          </table:table-cell>
          <table:table-cell table:style-name="Tabella11.A1" office:value-type="string">
            <text:p text:style-name="P90">38,60</text:p>
          </table:table-cell>
          <table:table-cell table:style-name="Tabella11.A1" office:value-type="string">
            <text:p text:style-name="P90">19,30</text:p>
          </table:table-cell>
        </table:table-row>
        <table:table-row table:style-name="Tabella11.4">
          <table:table-cell table:style-name="Tabella11.A1" office:value-type="string">
            <text:p text:style-name="P88">III lettura</text:p>
          </table:table-cell>
          <table:table-cell table:style-name="Tabella11.A1" office:value-type="string">
            <text:p text:style-name="P90">38,24</text:p>
          </table:table-cell>
          <table:table-cell table:style-name="Tabella11.A1" office:value-type="string">
            <text:p text:style-name="P90">19,12</text:p>
          </table:table-cell>
        </table:table-row>
        <table:table-row table:style-name="Tabella11.4">
          <table:table-cell table:style-name="Tabella11.A1" office:value-type="string">
            <text:p text:style-name="P88">Valore medio</text:p>
          </table:table-cell>
          <table:table-cell table:style-name="Tabella11.A1" office:value-type="string">
            <text:p text:style-name="P90">38,35</text:p>
          </table:table-cell>
          <table:table-cell table:style-name="Tabella11.A1" office:value-type="string">
            <text:p text:style-name="P90">19,17</text:p>
          </table:table-cell>
        </table:table-row>
      </table:table>
      <text:p>Tabella 15.Raggio del perno.</text:p>
      <text:p text:style-name="P48"/>
      <text:p text:style-name="P35">∆ R = 0,10 mm = 0,1 mm</text:p>
      <text:p text:style-name="P48"><text:span text:style-name="Car._20_predefinito_20_paragrafo"><text:span text:style-name="T29">R</text:span></text:span><text:span text:style-name="Car._20_predefinito_20_paragrafo"><text:span text:style-name="T49">best</text:span></text:span><text:span text:style-name="Car._20_predefinito_20_paragrafo"><text:span text:style-name="T29"> = (19,2 ± 0,1 ) mm </text:span></text:span></text:p>
      <text:p text:style-name="P12"/>
      <text:p text:style-name="P21"><text:span text:style-name="Car._20_predefinito_20_paragrafo"><text:span text:style-name="T16"><text:s/></text:span></text:span><text:span text:style-name="Car._20_predefinito_20_paragrafo"><text:span text:style-name="T10">Infine è stato misurato il tempo di decelerazione del volano.</text:span></text:span></text:p>
      <text:p/>
      <table:table table:name="Tabella12" table:style-name="Tabella12">
        <table:table-column table:style-name="Tabella12.A" table:number-columns-repeated="2"/>
        <table:table-row table:style-name="Tabella12.1">
          <table:table-cell table:style-name="Tabella12.A1" office:value-type="string">
            <text:p text:style-name="P88"/>
          </table:table-cell>
          <table:table-cell table:style-name="Tabella12.A1" office:value-type="string">
            <text:p text:style-name="P86"><text:span text:style-name="Car._20_predefinito_20_paragrafo"><text:span text:style-name="T30">Tempi di </text:span></text:span><text:span text:style-name="Car._20_predefinito_20_paragrafo"><text:span text:style-name="T18">decelerazione</text:span></text:span></text:p>
            <text:p text:style-name="P92">[s]</text:p>
          </table:table-cell>
        </table:table-row>
        <table:table-row>
          <table:table-cell table:style-name="Tabella12.A1" office:value-type="string">
            <text:p text:style-name="P92">I giro</text:p>
          </table:table-cell>
          <table:table-cell table:style-name="Tabella12.A1" office:value-type="string">
            <text:p text:style-name="P93">2,33</text:p>
          </table:table-cell>
        </table:table-row>
        <table:table-row>
          <table:table-cell table:style-name="Tabella12.A1" office:value-type="string">
            <text:p text:style-name="P92">XXI giro</text:p>
          </table:table-cell>
          <table:table-cell table:style-name="Tabella12.A1" office:value-type="string">
            <text:p text:style-name="P93">2,49</text:p>
          </table:table-cell>
        </table:table-row>
        <table:table-row>
          <table:table-cell table:style-name="Tabella12.A1" office:value-type="string">
            <text:p text:style-name="P92">XLI giro</text:p>
          </table:table-cell>
          <table:table-cell table:style-name="Tabella12.A1" office:value-type="string">
            <text:p text:style-name="P93">2,65</text:p>
          </table:table-cell>
        </table:table-row>
        <table:table-row>
          <table:table-cell table:style-name="Tabella12.A1" office:value-type="string">
            <text:p text:style-name="P92">LXI giro</text:p>
          </table:table-cell>
          <table:table-cell table:style-name="Tabella12.A1" office:value-type="string">
            <text:p text:style-name="P93">2,89</text:p>
          </table:table-cell>
        </table:table-row>
        <table:table-row>
          <table:table-cell table:style-name="Tabella12.A1" office:value-type="string">
            <text:p text:style-name="P92">LXXXI giro</text:p>
          </table:table-cell>
          <table:table-cell table:style-name="Tabella12.A1" office:value-type="string">
            <text:p text:style-name="P93">3,27</text:p>
          </table:table-cell>
        </table:table-row>
        <table:table-row>
          <table:table-cell table:style-name="Tabella12.A1" office:value-type="string">
            <text:p text:style-name="P92">CI giro</text:p>
          </table:table-cell>
          <table:table-cell table:style-name="Tabella12.A1" office:value-type="string">
            <text:p text:style-name="P93">3,52</text:p>
          </table:table-cell>
        </table:table-row>
        <table:table-row>
          <table:table-cell table:style-name="Tabella12.A1" office:value-type="string">
            <text:p text:style-name="P92">CXXI giro</text:p>
          </table:table-cell>
          <table:table-cell table:style-name="Tabella12.A1" office:value-type="string">
            <text:p text:style-name="P93">4,04</text:p>
          </table:table-cell>
        </table:table-row>
        <text:soft-page-break/>
        <table:table-row>
          <table:table-cell table:style-name="Tabella12.A1" office:value-type="string">
            <text:p text:style-name="P92">CXLI giro</text:p>
          </table:table-cell>
          <table:table-cell table:style-name="Tabella12.A1" office:value-type="string">
            <text:p text:style-name="P93">4,97</text:p>
          </table:table-cell>
        </table:table-row>
        <table:table-row>
          <table:table-cell table:style-name="Tabella12.A1" office:value-type="string">
            <text:p text:style-name="P92">CLXI giro</text:p>
          </table:table-cell>
          <table:table-cell table:style-name="Tabella12.A1" office:value-type="string">
            <text:p text:style-name="P93">6,15</text:p>
          </table:table-cell>
        </table:table-row>
        <table:table-row>
          <table:table-cell table:style-name="Tabella12.A1" office:value-type="string">
            <text:p text:style-name="P92">CLXXXI giro</text:p>
          </table:table-cell>
          <table:table-cell table:style-name="Tabella12.A1" office:value-type="string">
            <text:p text:style-name="P93">10,15</text:p>
          </table:table-cell>
        </table:table-row>
      </table:table>
      <text:p text:style-name="P135"><draw:frame draw:style-name="fr1" draw:name="45" text:anchor-type="paragraph" svg:x="1.817cm" svg:y="2.632cm" svg:width="17.276cm" draw:z-index="9"><draw:text-box fo:min-height="0.041cm"><text:p>Tabella 16.Tempi di decelerazione.</text:p></draw:text-box></draw:frame></text:p>
      <text:p text:style-name="P136">2.5 ELABORAZIONE DATI </text:p>
      <text:p text:style-name="P136"/>
      <text:p text:style-name="P85">MOto di accelerazione</text:p>
      <text:p text:style-name="P56">Inizialmente il volano è fermo. Ad esso viene impartita un’accelerazione positiva causata da un corpo di massa nota che viene lasciato scendere, srotolando un filo che lo collega al volano.</text:p>
      <text:p text:style-name="P65"><text:span text:style-name="Car._20_predefinito_20_paragrafo"><text:span text:style-name="T5">Con lo scopo di ottenere un valore più simile a quello reale è stata effettuata una media aritmetica dei tempi di durata di ciascun giro svolto dal volano.</text:span></text:span></text:p>
      <text:p text:style-name="P98"/>
      <table:table table:name="Tabella13" table:style-name="Tabella13">
        <table:table-column table:style-name="Tabella13.A"/>
        <table:table-column table:style-name="Tabella13.B"/>
        <table:table-column table:style-name="Tabella13.C"/>
        <table:table-row>
          <table:table-cell table:style-name="Tabella13.A1" office:value-type="string">
            <text:p text:style-name="P90"/>
          </table:table-cell>
          <table:table-cell table:style-name="Tabella13.A1" office:value-type="string">
            <text:p text:style-name="P88">Durata media</text:p>
            <text:p text:style-name="P88">(s)</text:p>
          </table:table-cell>
          <table:table-cell table:style-name="Tabella13.A1" office:value-type="string">
            <text:p text:style-name="P88">Semi-durata media</text:p>
            <text:p text:style-name="P88">(s)</text:p>
          </table:table-cell>
        </table:table-row>
        <table:table-row>
          <table:table-cell table:style-name="Tabella13.A1" office:value-type="string">
            <text:p text:style-name="P91">I giro</text:p>
          </table:table-cell>
          <table:table-cell table:style-name="Tabella13.A1" office:value-type="string">
            <text:p text:style-name="P90">15,65</text:p>
            <text:p text:style-name="P90"/>
          </table:table-cell>
          <table:table-cell table:style-name="Tabella13.A1" office:value-type="string">
            <text:p text:style-name="P90">7,83</text:p>
          </table:table-cell>
        </table:table-row>
        <table:table-row>
          <table:table-cell table:style-name="Tabella13.A1" office:value-type="string">
            <text:p text:style-name="P91">II giro</text:p>
          </table:table-cell>
          <table:table-cell table:style-name="Tabella13.A1" office:value-type="string">
            <text:p text:style-name="P90">6,65</text:p>
            <text:p text:style-name="P90"/>
          </table:table-cell>
          <table:table-cell table:style-name="Tabella13.A1" office:value-type="string">
            <text:p text:style-name="P90">3,33</text:p>
          </table:table-cell>
        </table:table-row>
        <table:table-row>
          <table:table-cell table:style-name="Tabella13.A1" office:value-type="string">
            <text:p text:style-name="P91">III giro</text:p>
          </table:table-cell>
          <table:table-cell table:style-name="Tabella13.A1" office:value-type="string">
            <text:p text:style-name="P90">5,21</text:p>
            <text:p text:style-name="P90"/>
          </table:table-cell>
          <table:table-cell table:style-name="Tabella13.A1" office:value-type="string">
            <text:p text:style-name="P90">2,61</text:p>
          </table:table-cell>
        </table:table-row>
        <table:table-row>
          <table:table-cell table:style-name="Tabella13.A1" office:value-type="string">
            <text:p text:style-name="P91">IV giro</text:p>
          </table:table-cell>
          <table:table-cell table:style-name="Tabella13.A1" office:value-type="string">
            <text:p text:style-name="P90">4,33</text:p>
            <text:p text:style-name="P90"/>
          </table:table-cell>
          <table:table-cell table:style-name="Tabella13.A1" office:value-type="string">
            <text:p text:style-name="P90">2,17</text:p>
          </table:table-cell>
        </table:table-row>
        <table:table-row>
          <table:table-cell table:style-name="Tabella13.A1" office:value-type="string">
            <text:p text:style-name="P91">V giro</text:p>
          </table:table-cell>
          <table:table-cell table:style-name="Tabella13.A1" office:value-type="string">
            <text:p text:style-name="P90">3,87</text:p>
            <text:p text:style-name="P90"/>
          </table:table-cell>
          <table:table-cell table:style-name="Tabella13.A1" office:value-type="string">
            <text:p text:style-name="P90">1,94</text:p>
          </table:table-cell>
        </table:table-row>
        <table:table-row>
          <table:table-cell table:style-name="Tabella13.A1" office:value-type="string">
            <text:p text:style-name="P91">VI giro</text:p>
          </table:table-cell>
          <table:table-cell table:style-name="Tabella13.A1" office:value-type="string">
            <text:p text:style-name="P90">3,49</text:p>
            <text:p text:style-name="P90"/>
          </table:table-cell>
          <table:table-cell table:style-name="Tabella13.A1" office:value-type="string">
            <text:p text:style-name="P90">1,75</text:p>
          </table:table-cell>
        </table:table-row>
        <table:table-row>
          <table:table-cell table:style-name="Tabella13.A1" office:value-type="string">
            <text:p text:style-name="P91">VII giro</text:p>
          </table:table-cell>
          <table:table-cell table:style-name="Tabella13.A1" office:value-type="string">
            <text:p text:style-name="P90">3,25</text:p>
          </table:table-cell>
          <table:table-cell table:style-name="Tabella13.A1" office:value-type="string">
            <text:p text:style-name="P90">1,63</text:p>
          </table:table-cell>
        </table:table-row>
      </table:table>
      <text:p>Tabella 12.Durata media moto accelerato.</text:p>
      <text:p text:style-name="P69"><text:soft-page-break/><text:span text:style-name="Car._20_predefinito_20_paragrafo"><text:span text:style-name="T5">È stato eseguito un grafico della velocità istantanea del volano (W</text:span></text:span><text:span text:style-name="Car._20_predefinito_20_paragrafo"><text:span text:style-name="T48">ist</text:span></text:span><text:span text:style-name="Car._20_predefinito_20_paragrafo"><text:span text:style-name="T5">), velocità media in un certo istante di tempo t/2, in funzione del tempo per ottenere l’equazione della miglior retta interpolante i punti sperimentali, le cui coordinate sono state riportate in tabella 13.</text:span></text:span></text:p>
      <text:p text:style-name="P60">(GRAFICO in allegato su carta millimetrata).</text:p>
      <text:p text:style-name="P69"><text:span text:style-name="Car._20_predefinito_20_paragrafo"><text:span text:style-name="T5">La velocità angolare istantanea (</text:span></text:span><draw:frame draw:style-name="fr3" draw:name="46" text:anchor-type="as-char" svg:width="0.82cm" style:rel-width="scale" svg:height="0.503cm" style:rel-height="scale" draw:z-index="77"><draw:object xlink:href="./Object 37" xlink:type="simple" xlink:show="embed" xlink:actuate="onLoad"/><draw:image xlink:href="./ObjectReplacements/Object 37" xlink:type="simple" xlink:show="embed" xlink:actuate="onLoad"/></draw:frame><text:span text:style-name="Car._20_predefinito_20_paragrafo"><text:span text:style-name="T5">) corrisponde alla velocita che possiede il volano per ogni giro. È facile dimostrare che la velocità angolare media (</text:span></text:span><draw:frame draw:style-name="fr3" draw:name="47" text:anchor-type="as-char" svg:width="0.318cm" style:rel-width="scale" svg:height="0.503cm" style:rel-height="scale" draw:z-index="78"><draw:object xlink:href="./Object 38" xlink:type="simple" xlink:show="embed" xlink:actuate="onLoad"/><draw:image xlink:href="./ObjectReplacements/Object 38" xlink:type="simple" xlink:show="embed" xlink:actuate="onLoad"/></draw:frame><text:span text:style-name="Car._20_predefinito_20_paragrafo"><text:span text:style-name="T5">) corrisponde alla velocità istantanea alla metà del tempo di ogni intervallo.</text:span></text:span></text:p>
      <text:p text:style-name="P69"><text:span text:style-name="Car._20_predefinito_20_paragrafo"><text:span text:style-name="T5">Sapendo che la velocità angolare istantanea (</text:span></text:span><draw:frame draw:style-name="fr3" draw:name="48" text:anchor-type="as-char" svg:width="0.82cm" style:rel-width="scale" svg:height="0.503cm" style:rel-height="scale" draw:z-index="79"><draw:object xlink:href="./Object 39" xlink:type="simple" xlink:show="embed" xlink:actuate="onLoad"/><draw:image xlink:href="./ObjectReplacements/Object 39" xlink:type="simple" xlink:show="embed" xlink:actuate="onLoad"/></draw:frame><text:span text:style-name="Car._20_predefinito_20_paragrafo"><text:span text:style-name="T5">) segue la legge </text:span></text:span><draw:frame draw:style-name="fr3" draw:name="49" text:anchor-type="as-char" svg:width="1.296cm" style:rel-width="scale" svg:height="0.503cm" style:rel-height="scale" draw:z-index="80"><draw:object xlink:href="./Object 40" xlink:type="simple" xlink:show="embed" xlink:actuate="onLoad"/><draw:image xlink:href="./ObjectReplacements/Object 40" xlink:type="simple" xlink:show="embed" xlink:actuate="onLoad"/></draw:frame><text:span text:style-name="Car._20_predefinito_20_paragrafo"><text:span text:style-name="T5"> = </text:span></text:span><draw:frame draw:style-name="fr3" draw:name="50" text:anchor-type="as-char" svg:width="1.482cm" style:rel-width="scale" svg:height="0.503cm" style:rel-height="scale" draw:z-index="81"><draw:object xlink:href="./Object 41" xlink:type="simple" xlink:show="embed" xlink:actuate="onLoad"/><draw:image xlink:href="./ObjectReplacements/Object 41" xlink:type="simple" xlink:show="embed" xlink:actuate="onLoad"/></draw:frame><text:span text:style-name="Car._20_predefinito_20_paragrafo"><text:span text:style-name="T5">, si conclude che la velocità angolare media (</text:span></text:span><draw:frame draw:style-name="fr3" draw:name="51" text:anchor-type="as-char" svg:width="0.318cm" style:rel-width="scale" svg:height="0.503cm" style:rel-height="scale" draw:z-index="82"><draw:object xlink:href="./Object 42" xlink:type="simple" xlink:show="embed" xlink:actuate="onLoad"/><draw:image xlink:href="./ObjectReplacements/Object 42" xlink:type="simple" xlink:show="embed" xlink:actuate="onLoad"/></draw:frame><text:span text:style-name="Car._20_predefinito_20_paragrafo"><text:span text:style-name="T5">) è uguale a quella istantanea alla metà del tempo. </text:span></text:span></text:p>
      <text:p text:style-name="P60">Per il calcolo dell’istante di tempo al quale la velocità angolare istantanea raggiunge i valori precedentemente calcolati basta sommare tra loro i tempi impiegati a compiere i vari giri, ricordando che l’ultimo tempo sommato deve sempre essere diviso a metà:</text:p>
      <text:p text:style-name="P70"><draw:frame draw:style-name="fr3" draw:name="52" text:anchor-type="as-char" svg:width="0.397cm" style:rel-width="scale" svg:height="0.503cm" style:rel-height="scale" draw:z-index="83"><draw:object xlink:href="./Object 43" xlink:type="simple" xlink:show="embed" xlink:actuate="onLoad"/><draw:image xlink:href="./ObjectReplacements/Object 43" xlink:type="simple" xlink:show="embed" xlink:actuate="onLoad"/></draw:frame><text:span text:style-name="Car._20_predefinito_20_paragrafo"><text:span text:style-name="T5"> = </text:span></text:span><draw:frame draw:style-name="fr3" draw:name="53" text:anchor-type="as-char" svg:width="0.238cm" style:rel-width="scale" svg:height="0.953cm" style:rel-height="scale" draw:z-index="84"><draw:object xlink:href="./Object 44" xlink:type="simple" xlink:show="embed" xlink:actuate="onLoad"/><draw:image xlink:href="./ObjectReplacements/Object 44" xlink:type="simple" xlink:show="embed" xlink:actuate="onLoad"/></draw:frame><text:span text:style-name="Car._20_predefinito_20_paragrafo"><text:span text:style-name="T5"> ∙ </text:span></text:span><draw:frame draw:style-name="fr3" draw:name="54" text:anchor-type="as-char" svg:width="0.344cm" style:rel-width="scale" svg:height="0.503cm" style:rel-height="scale" draw:z-index="85"><draw:object xlink:href="./Object 45" xlink:type="simple" xlink:show="embed" xlink:actuate="onLoad"/><draw:image xlink:href="./ObjectReplacements/Object 45" xlink:type="simple" xlink:show="embed" xlink:actuate="onLoad"/></draw:frame></text:p>
      <text:p text:style-name="P70"><draw:frame draw:style-name="fr3" draw:name="55" text:anchor-type="as-char" svg:width="0.397cm" style:rel-width="scale" svg:height="0.503cm" style:rel-height="scale" draw:z-index="86"><draw:object xlink:href="./Object 46" xlink:type="simple" xlink:show="embed" xlink:actuate="onLoad"/><draw:image xlink:href="./ObjectReplacements/Object 46" xlink:type="simple" xlink:show="embed" xlink:actuate="onLoad"/></draw:frame><text:span text:style-name="Car._20_predefinito_20_paragrafo"><text:span text:style-name="T5"> = </text:span></text:span><draw:frame draw:style-name="fr3" draw:name="56" text:anchor-type="as-char" svg:width="0.344cm" style:rel-width="scale" svg:height="0.503cm" style:rel-height="scale" draw:z-index="87"><draw:object xlink:href="./Object 47" xlink:type="simple" xlink:show="embed" xlink:actuate="onLoad"/><draw:image xlink:href="./ObjectReplacements/Object 47" xlink:type="simple" xlink:show="embed" xlink:actuate="onLoad"/></draw:frame><text:span text:style-name="Car._20_predefinito_20_paragrafo"><text:span text:style-name="T5"> + </text:span></text:span><draw:frame draw:style-name="fr3" draw:name="57" text:anchor-type="as-char" svg:width="0.238cm" style:rel-width="scale" svg:height="0.953cm" style:rel-height="scale" draw:z-index="88"><draw:object xlink:href="./Object 48" xlink:type="simple" xlink:show="embed" xlink:actuate="onLoad"/><draw:image xlink:href="./ObjectReplacements/Object 48" xlink:type="simple" xlink:show="embed" xlink:actuate="onLoad"/></draw:frame><text:span text:style-name="Car._20_predefinito_20_paragrafo"><text:span text:style-name="T5"> ∙ </text:span></text:span><draw:frame draw:style-name="fr3" draw:name="58" text:anchor-type="as-char" svg:width="0.344cm" style:rel-width="scale" svg:height="0.503cm" style:rel-height="scale" draw:z-index="89"><draw:object xlink:href="./Object 49" xlink:type="simple" xlink:show="embed" xlink:actuate="onLoad"/><draw:image xlink:href="./ObjectReplacements/Object 49" xlink:type="simple" xlink:show="embed" xlink:actuate="onLoad"/></draw:frame></text:p>
      <text:p text:style-name="P70"><draw:frame draw:style-name="fr3" draw:name="59" text:anchor-type="as-char" svg:width="0.318cm" style:rel-width="scale" svg:height="0.503cm" style:rel-height="scale" draw:z-index="90"><draw:object xlink:href="./Object 50" xlink:type="simple" xlink:show="embed" xlink:actuate="onLoad"/><draw:image xlink:href="./ObjectReplacements/Object 50" xlink:type="simple" xlink:show="embed" xlink:actuate="onLoad"/></draw:frame><text:span text:style-name="Car._20_predefinito_20_paragrafo"><text:span text:style-name="T5"> = </text:span></text:span><draw:frame draw:style-name="fr3" draw:name="60" text:anchor-type="as-char" svg:width="0.344cm" style:rel-width="scale" svg:height="0.503cm" style:rel-height="scale" draw:z-index="91"><draw:object xlink:href="./Object 51" xlink:type="simple" xlink:show="embed" xlink:actuate="onLoad"/><draw:image xlink:href="./ObjectReplacements/Object 51" xlink:type="simple" xlink:show="embed" xlink:actuate="onLoad"/></draw:frame><text:span text:style-name="Car._20_predefinito_20_paragrafo"><text:span text:style-name="T5"> + … + </text:span></text:span><draw:frame draw:style-name="fr3" draw:name="61" text:anchor-type="as-char" svg:width="0.238cm" style:rel-width="scale" svg:height="0.953cm" style:rel-height="scale" draw:z-index="92"><draw:object xlink:href="./Object 52" xlink:type="simple" xlink:show="embed" xlink:actuate="onLoad"/><draw:image xlink:href="./ObjectReplacements/Object 52" xlink:type="simple" xlink:show="embed" xlink:actuate="onLoad"/></draw:frame><text:span text:style-name="Car._20_predefinito_20_paragrafo"><text:span text:style-name="T5"> ∙ </text:span></text:span><draw:frame draw:style-name="fr3" draw:name="62" text:anchor-type="as-char" svg:width="0.265cm" style:rel-width="scale" svg:height="0.503cm" style:rel-height="scale" draw:z-index="93"><draw:object xlink:href="./Object 53" xlink:type="simple" xlink:show="embed" xlink:actuate="onLoad"/><draw:image xlink:href="./ObjectReplacements/Object 53" xlink:type="simple" xlink:show="embed" xlink:actuate="onLoad"/></draw:frame></text:p>
      <text:p text:style-name="P69"><text:span text:style-name="Car._20_predefinito_20_paragrafo"><text:span text:style-name="T5">Per il calcolo dell’errore (</text:span></text:span><draw:frame draw:style-name="fr3" draw:name="63" text:anchor-type="as-char" svg:width="0.556cm" style:rel-width="scale" svg:height="0.503cm" style:rel-height="scale" draw:z-index="94"><draw:object xlink:href="./Object 54" xlink:type="simple" xlink:show="embed" xlink:actuate="onLoad"/><draw:image xlink:href="./ObjectReplacements/Object 54" xlink:type="simple" xlink:show="embed" xlink:actuate="onLoad"/></draw:frame><text:span text:style-name="Car._20_predefinito_20_paragrafo"><text:span text:style-name="T5">) sui vari istanti di tempo (</text:span></text:span><draw:frame draw:style-name="fr3" draw:name="64" text:anchor-type="as-char" svg:width="0.318cm" style:rel-width="scale" svg:height="0.503cm" style:rel-height="scale" draw:z-index="95"><draw:object xlink:href="./Object 55" xlink:type="simple" xlink:show="embed" xlink:actuate="onLoad"/><draw:image xlink:href="./ObjectReplacements/Object 55" xlink:type="simple" xlink:show="embed" xlink:actuate="onLoad"/></draw:frame><text:span text:style-name="Car._20_predefinito_20_paragrafo"><text:span text:style-name="T5">) si ricorre anche in questo caso alla teoria della propagazione degli errori. Essendo la funzione “</text:span></text:span><draw:frame draw:style-name="fr3" draw:name="65" text:anchor-type="as-char" svg:width="0.318cm" style:rel-width="scale" svg:height="0.503cm" style:rel-height="scale" draw:z-index="96"><draw:object xlink:href="./Object 56" xlink:type="simple" xlink:show="embed" xlink:actuate="onLoad"/><draw:image xlink:href="./ObjectReplacements/Object 56" xlink:type="simple" xlink:show="embed" xlink:actuate="onLoad"/></draw:frame><text:span text:style-name="Car._20_predefinito_20_paragrafo"><text:span text:style-name="T5">” una sommatoria di tempi, l’errore su di essa si calcola semplicemente facendo la radice quadrata della sommatoria degli errori sui tempi (</text:span></text:span><draw:frame draw:style-name="fr3" draw:name="66" text:anchor-type="as-char" svg:width="0.503cm" style:rel-width="scale" svg:height="0.503cm" style:rel-height="scale" draw:z-index="97"><draw:object xlink:href="./Object 57" xlink:type="simple" xlink:show="embed" xlink:actuate="onLoad"/><draw:image xlink:href="./ObjectReplacements/Object 57" xlink:type="simple" xlink:show="embed" xlink:actuate="onLoad"/></draw:frame><text:span text:style-name="Car._20_predefinito_20_paragrafo"><text:span text:style-name="T5">), calcolati in precedenza, al quadrato, ricordando di dividere l’ultimo errore della sommatoria per quattro, nel modo seguente:</text:span></text:span></text:p>
      <text:p text:style-name="P70"><draw:frame draw:style-name="fr3" draw:name="67" text:anchor-type="as-char" svg:width="0.609cm" style:rel-width="scale" svg:height="0.503cm" style:rel-height="scale" draw:z-index="98"><draw:object xlink:href="./Object 58" xlink:type="simple" xlink:show="embed" xlink:actuate="onLoad"/><draw:image xlink:href="./ObjectReplacements/Object 58" xlink:type="simple" xlink:show="embed" xlink:actuate="onLoad"/></draw:frame><text:span text:style-name="Car._20_predefinito_20_paragrafo"><text:span text:style-name="T5"> = </text:span></text:span><draw:frame draw:style-name="fr3" draw:name="68" text:anchor-type="as-char" svg:width="1.429cm" style:rel-width="scale" svg:height="1.482cm" style:rel-height="scale" draw:z-index="99"><draw:object xlink:href="./Object 59" xlink:type="simple" xlink:show="embed" xlink:actuate="onLoad"/><draw:image xlink:href="./ObjectReplacements/Object 59" xlink:type="simple" xlink:show="embed" xlink:actuate="onLoad"/></draw:frame></text:p>
      <text:p text:style-name="P70"><draw:frame draw:style-name="fr3" draw:name="69" text:anchor-type="as-char" svg:width="0.635cm" style:rel-width="scale" svg:height="0.503cm" style:rel-height="scale" draw:z-index="100"><draw:object xlink:href="./Object 60" xlink:type="simple" xlink:show="embed" xlink:actuate="onLoad"/><draw:image xlink:href="./ObjectReplacements/Object 60" xlink:type="simple" xlink:show="embed" xlink:actuate="onLoad"/></draw:frame><text:span text:style-name="Car._20_predefinito_20_paragrafo"><text:span text:style-name="T5"> = </text:span></text:span><draw:frame draw:style-name="fr3" draw:name="70" text:anchor-type="as-char" svg:width="4.101cm" style:rel-width="scale" svg:height="1.482cm" style:rel-height="scale" draw:z-index="101"><draw:object xlink:href="./Object 61" xlink:type="simple" xlink:show="embed" xlink:actuate="onLoad"/><draw:image xlink:href="./ObjectReplacements/Object 61" xlink:type="simple" xlink:show="embed" xlink:actuate="onLoad"/></draw:frame></text:p>
      <text:p text:style-name="P70"><draw:frame draw:style-name="fr3" draw:name="71" text:anchor-type="as-char" svg:width="0.556cm" style:rel-width="scale" svg:height="0.503cm" style:rel-height="scale" draw:z-index="102"><draw:object xlink:href="./Object 62" xlink:type="simple" xlink:show="embed" xlink:actuate="onLoad"/><draw:image xlink:href="./ObjectReplacements/Object 62" xlink:type="simple" xlink:show="embed" xlink:actuate="onLoad"/></draw:frame><text:span text:style-name="Car._20_predefinito_20_paragrafo"><text:span text:style-name="T5"> = </text:span></text:span><draw:frame draw:style-name="fr3" draw:name="72" text:anchor-type="as-char" svg:width="5.106cm" style:rel-width="scale" svg:height="1.508cm" style:rel-height="scale" draw:z-index="103"><draw:object xlink:href="./Object 63" xlink:type="simple" xlink:show="embed" xlink:actuate="onLoad"/><draw:image xlink:href="./ObjectReplacements/Object 63" xlink:type="simple" xlink:show="embed" xlink:actuate="onLoad"/></draw:frame></text:p>
      <text:p text:style-name="P69"><text:span text:style-name="Car._20_predefinito_20_paragrafo"><text:span text:style-name="T5">Per il calcolo dell’errore (</text:span></text:span><draw:frame draw:style-name="fr3" draw:name="73" text:anchor-type="as-char" svg:width="0.688cm" style:rel-width="scale" svg:height="0.503cm" style:rel-height="scale" draw:z-index="104"><draw:object xlink:href="./Object 64" xlink:type="simple" xlink:show="embed" xlink:actuate="onLoad"/><draw:image xlink:href="./ObjectReplacements/Object 64" xlink:type="simple" xlink:show="embed" xlink:actuate="onLoad"/></draw:frame><text:span text:style-name="Car._20_predefinito_20_paragrafo"><text:span text:style-name="T5">) su Wi, seguendo la regola di propagazione degli errori si procede nel seguente modo:</text:span></text:span></text:p>
      <text:p text:style-name="P70"><draw:frame draw:style-name="fr3" draw:name="74" text:anchor-type="as-char" svg:width="0.688cm" style:rel-width="scale" svg:height="0.503cm" style:rel-height="scale" draw:z-index="105"><draw:object xlink:href="./Object 65" xlink:type="simple" xlink:show="embed" xlink:actuate="onLoad"/><draw:image xlink:href="./ObjectReplacements/Object 65" xlink:type="simple" xlink:show="embed" xlink:actuate="onLoad"/></draw:frame><text:span text:style-name="Car._20_predefinito_20_paragrafo"><text:span text:style-name="T5">= (2</text:span></text:span><text:span text:style-name="Car._20_predefinito_20_paragrafo"><text:span text:style-name="T70">𝛑</text:span></text:span><text:span text:style-name="Car._20_predefinito_20_paragrafo"><text:span text:style-name="T5">/t</text:span></text:span><text:span text:style-name="Car._20_predefinito_20_paragrafo"><text:span text:style-name="T62">2</text:span></text:span><text:span text:style-name="Car._20_predefinito_20_paragrafo"><text:span text:style-name="T5">) ∙ </text:span></text:span><draw:frame draw:style-name="fr3" draw:name="75" text:anchor-type="as-char" svg:width="0.212cm" style:rel-width="scale" svg:height="0.503cm" style:rel-height="scale" draw:z-index="106"><draw:object xlink:href="./Object 66" xlink:type="simple" xlink:show="embed" xlink:actuate="onLoad"/><draw:image xlink:href="./ObjectReplacements/Object 66" xlink:type="simple" xlink:show="embed" xlink:actuate="onLoad"/></draw:frame><text:span text:style-name="Car._20_predefinito_20_paragrafo"><text:span text:style-name="T5">t</text:span></text:span></text:p>
      <text:p text:style-name="P70"><text:span text:style-name="Car._20_predefinito_20_paragrafo"><text:span text:style-name="T5">dove </text:span></text:span><draw:frame draw:style-name="fr3" draw:name="76" text:anchor-type="as-char" svg:width="0.212cm" style:rel-width="scale" svg:height="0.503cm" style:rel-height="scale" draw:z-index="107"><draw:object xlink:href="./Object 67" xlink:type="simple" xlink:show="embed" xlink:actuate="onLoad"/><draw:image xlink:href="./ObjectReplacements/Object 67" xlink:type="simple" xlink:show="embed" xlink:actuate="onLoad"/></draw:frame><text:span text:style-name="Car._20_predefinito_20_paragrafo"><text:span text:style-name="T5">t=</text:span></text:span></text:p>
      <text:p text:style-name="P60"><text:soft-page-break/></text:p>
      <text:p text:style-name="P69"><text:span text:style-name="Car._20_predefinito_20_paragrafo"><text:span text:style-name="T5">Si è quindi utilizzato il metodo dei minimi quadrati(in inglese</text:span></text:span><text:span text:style-name="Car._20_predefinito_20_paragrafo"><text:span text:style-name="T22"> Ordinary Least Squares</text:span></text:span><text:span text:style-name="Car._20_predefinito_20_paragrafo"><text:span text:style-name="T18"> </text:span></text:span><text:span text:style-name="Car._20_predefinito_20_paragrafo"><text:span text:style-name="T23">OLS</text:span></text:span><text:span text:style-name="Car._20_predefinito_20_paragrafo"><text:span text:style-name="T5">) cioè è stata trovata la miglior retta interpolante la miglior stima dei dati.</text:span></text:span></text:p>
      <text:p text:style-name="P60">Data l’equazione della retta y=Bx+A</text:p>
      <text:p text:style-name="P61">Ponendo:</text:p>
      <text:p text:style-name="P70"><draw:frame draw:style-name="fr3" draw:name="77" text:anchor-type="as-char" svg:width="0.265cm" style:rel-width="scale" svg:height="0.503cm" style:rel-height="scale" draw:z-index="108"><draw:object xlink:href="./Object 68" xlink:type="simple" xlink:show="embed" xlink:actuate="onLoad"/><draw:image xlink:href="./ObjectReplacements/Object 68" xlink:type="simple" xlink:show="embed" xlink:actuate="onLoad"/></draw:frame><text:span text:style-name="Car._20_predefinito_20_paragrafo"><text:span text:style-name="T5"> = </text:span></text:span><draw:frame draw:style-name="fr3" draw:name="78" text:anchor-type="as-char" svg:width="4.286cm" style:rel-width="scale" svg:height="1.455cm" style:rel-height="scale" draw:z-index="109"><draw:object xlink:href="./Object 69" xlink:type="simple" xlink:show="embed" xlink:actuate="onLoad"/><draw:image xlink:href="./ObjectReplacements/Object 69" xlink:type="simple" xlink:show="embed" xlink:actuate="onLoad"/></draw:frame><text:span text:style-name="Car._20_predefinito_20_paragrafo"><text:span text:style-name="T5"><text:tab/><text:tab/><text:tab/></text:span></text:span><draw:frame draw:style-name="fr3" draw:name="79" text:anchor-type="as-char" svg:width="0.423cm" style:rel-width="scale" svg:height="0.556cm" style:rel-height="scale" draw:z-index="110"><draw:object xlink:href="./Object 70" xlink:type="simple" xlink:show="embed" xlink:actuate="onLoad"/><draw:image xlink:href="./ObjectReplacements/Object 70" xlink:type="simple" xlink:show="embed" xlink:actuate="onLoad"/></draw:frame><text:span text:style-name="Car._20_predefinito_20_paragrafo"><text:span text:style-name="T5"> = </text:span></text:span><draw:frame draw:style-name="fr3" draw:name="80" text:anchor-type="as-char" svg:width="3.44cm" style:rel-width="scale" svg:height="1.482cm" style:rel-height="scale" draw:z-index="111"><draw:object xlink:href="./Object 71" xlink:type="simple" xlink:show="embed" xlink:actuate="onLoad"/><draw:image xlink:href="./ObjectReplacements/Object 71" xlink:type="simple" xlink:show="embed" xlink:actuate="onLoad"/></draw:frame></text:p>
      <text:p text:style-name="P61"/>
      <text:p text:style-name="P61"/>
      <text:p text:style-name="P70"><text:span text:style-name="Car._20_predefinito_20_paragrafo"><text:span text:style-name="T5">Il valore di </text:span></text:span><draw:frame draw:style-name="fr3" draw:name="81" text:anchor-type="as-char" svg:width="0.265cm" style:rel-width="scale" svg:height="0.503cm" style:rel-height="scale" draw:z-index="112"><draw:object xlink:href="./Object 72" xlink:type="simple" xlink:show="embed" xlink:actuate="onLoad"/><draw:image xlink:href="./ObjectReplacements/Object 72" xlink:type="simple" xlink:show="embed" xlink:actuate="onLoad"/></draw:frame><text:span text:style-name="Car._20_predefinito_20_paragrafo"><text:span text:style-name="T5"> e la rispettiva deviazione standard (</text:span></text:span><draw:frame draw:style-name="fr3" draw:name="82" text:anchor-type="as-char" svg:width="0.476cm" style:rel-width="scale" svg:height="0.503cm" style:rel-height="scale" draw:z-index="113"><draw:object xlink:href="./Object 73" xlink:type="simple" xlink:show="embed" xlink:actuate="onLoad"/><draw:image xlink:href="./ObjectReplacements/Object 73" xlink:type="simple" xlink:show="embed" xlink:actuate="onLoad"/></draw:frame><text:span text:style-name="Car._20_predefinito_20_paragrafo"><text:span text:style-name="T5">) si calcolano come:</text:span></text:span></text:p>
      <text:p text:style-name="P70"><draw:frame draw:style-name="fr3" draw:name="83" text:anchor-type="as-char" svg:width="0.265cm" style:rel-width="scale" svg:height="0.503cm" style:rel-height="scale" draw:z-index="114"><draw:object xlink:href="./Object 74" xlink:type="simple" xlink:show="embed" xlink:actuate="onLoad"/><draw:image xlink:href="./ObjectReplacements/Object 74" xlink:type="simple" xlink:show="embed" xlink:actuate="onLoad"/></draw:frame><text:span text:style-name="Car._20_predefinito_20_paragrafo"><text:span text:style-name="T5"> = </text:span></text:span><draw:frame draw:style-name="fr3" draw:name="84" text:anchor-type="as-char" svg:width="5.794cm" style:rel-width="scale" svg:height="1.005cm" style:rel-height="scale" draw:z-index="115"><draw:object xlink:href="./Object 75" xlink:type="simple" xlink:show="embed" xlink:actuate="onLoad"/><draw:image xlink:href="./ObjectReplacements/Object 75" xlink:type="simple" xlink:show="embed" xlink:actuate="onLoad"/></draw:frame><text:span text:style-name="Car._20_predefinito_20_paragrafo"><text:span text:style-name="T5"><text:tab/><text:tab/><text:tab/></text:span></text:span><draw:frame draw:style-name="fr3" draw:name="85" text:anchor-type="as-char" svg:width="0.476cm" style:rel-width="scale" svg:height="0.503cm" style:rel-height="scale" draw:z-index="116"><draw:object xlink:href="./Object 76" xlink:type="simple" xlink:show="embed" xlink:actuate="onLoad"/><draw:image xlink:href="./ObjectReplacements/Object 76" xlink:type="simple" xlink:show="embed" xlink:actuate="onLoad"/></draw:frame><text:span text:style-name="Car._20_predefinito_20_paragrafo"><text:span text:style-name="T5"> = </text:span></text:span><draw:frame draw:style-name="fr3" draw:name="86" text:anchor-type="as-char" svg:width="1.746cm" style:rel-width="scale" svg:height="1.482cm" style:rel-height="scale" draw:z-index="117"><draw:object xlink:href="./Object 77" xlink:type="simple" xlink:show="embed" xlink:actuate="onLoad"/><draw:image xlink:href="./ObjectReplacements/Object 77" xlink:type="simple" xlink:show="embed" xlink:actuate="onLoad"/></draw:frame></text:p>
      <text:p text:style-name="P70"><text:span text:style-name="Car._20_predefinito_20_paragrafo"><text:span text:style-name="T5">Il valore di </text:span></text:span><draw:frame draw:style-name="fr3" draw:name="87" text:anchor-type="as-char" svg:width="0.265cm" style:rel-width="scale" svg:height="0.503cm" style:rel-height="scale" draw:z-index="118"><draw:object xlink:href="./Object 78" xlink:type="simple" xlink:show="embed" xlink:actuate="onLoad"/><draw:image xlink:href="./ObjectReplacements/Object 78" xlink:type="simple" xlink:show="embed" xlink:actuate="onLoad"/></draw:frame><text:span text:style-name="Car._20_predefinito_20_paragrafo"><text:span text:style-name="T5"> e la rispettiva deviazione standard (</text:span></text:span><draw:frame draw:style-name="fr3" draw:name="88" text:anchor-type="as-char" svg:width="0.476cm" style:rel-width="scale" svg:height="0.503cm" style:rel-height="scale" draw:z-index="119"><draw:object xlink:href="./Object 79" xlink:type="simple" xlink:show="embed" xlink:actuate="onLoad"/><draw:image xlink:href="./ObjectReplacements/Object 79" xlink:type="simple" xlink:show="embed" xlink:actuate="onLoad"/></draw:frame><text:span text:style-name="Car._20_predefinito_20_paragrafo"><text:span text:style-name="T5">) si calcolano come:</text:span></text:span></text:p>
      <text:p text:style-name="P70"><draw:frame draw:style-name="fr3" draw:name="89" text:anchor-type="as-char" svg:width="0.265cm" style:rel-width="scale" svg:height="0.503cm" style:rel-height="scale" draw:z-index="120"><draw:object xlink:href="./Object 80" xlink:type="simple" xlink:show="embed" xlink:actuate="onLoad"/><draw:image xlink:href="./ObjectReplacements/Object 80" xlink:type="simple" xlink:show="embed" xlink:actuate="onLoad"/></draw:frame><text:span text:style-name="Car._20_predefinito_20_paragrafo"><text:span text:style-name="T5"> = </text:span></text:span><draw:frame draw:style-name="fr3" draw:name="90" text:anchor-type="as-char" svg:width="4.736cm" style:rel-width="scale" svg:height="0.979cm" style:rel-height="scale" draw:z-index="121"><draw:object xlink:href="./Object 81" xlink:type="simple" xlink:show="embed" xlink:actuate="onLoad"/><draw:image xlink:href="./ObjectReplacements/Object 81" xlink:type="simple" xlink:show="embed" xlink:actuate="onLoad"/></draw:frame><text:span text:style-name="Car._20_predefinito_20_paragrafo"><text:span text:style-name="T5"><text:tab/><text:tab/><text:tab/></text:span></text:span><draw:frame draw:style-name="fr3" draw:name="91" text:anchor-type="as-char" svg:width="0.476cm" style:rel-width="scale" svg:height="0.503cm" style:rel-height="scale" draw:z-index="122"><draw:object xlink:href="./Object 82" xlink:type="simple" xlink:show="embed" xlink:actuate="onLoad"/><draw:image xlink:href="./ObjectReplacements/Object 82" xlink:type="simple" xlink:show="embed" xlink:actuate="onLoad"/></draw:frame><text:span text:style-name="Car._20_predefinito_20_paragrafo"><text:span text:style-name="T5"> = </text:span></text:span><draw:frame draw:style-name="fr3" draw:name="92" text:anchor-type="as-char" svg:width="1.032cm" style:rel-width="scale" svg:height="1.508cm" style:rel-height="scale" draw:z-index="123"><draw:object xlink:href="./Object 83" xlink:type="simple" xlink:show="embed" xlink:actuate="onLoad"/><draw:image xlink:href="./ObjectReplacements/Object 83" xlink:type="simple" xlink:show="embed" xlink:actuate="onLoad"/></draw:frame></text:p>
      <text:p text:style-name="P60"/>
      <text:p text:style-name="P60"/>
      <text:p text:style-name="P60">A=0,048</text:p>
      <text:p text:style-name="P60">B=0,046</text:p>
      <text:p text:style-name="P60"/>
      <text:p text:style-name="P60">L’accelerazione sarà quindi pari a 0,048</text:p>
      <text:p text:style-name="P60"/>
      <table:table table:name="Tabella14" table:style-name="Tabella14">
        <table:table-column table:style-name="Tabella14.A"/>
        <table:table-column table:style-name="Tabella14.B" table:number-columns-repeated="3"/>
        <table:table-row table:style-name="Tabella14.1">
          <table:table-cell table:style-name="Tabella14.A1" office:value-type="string">
            <text:p text:style-name="P86"><text:span text:style-name="Car._20_predefinito_20_paragrafo"><text:span text:style-name="T18">T</text:span></text:span><text:span text:style-name="Car._20_predefinito_20_paragrafo"><text:span text:style-name="T45">ist</text:span></text:span><text:span text:style-name="Car._20_predefinito_20_paragrafo"><text:span text:style-name="T18">(X)</text:span></text:span></text:p>
          </table:table-cell>
          <table:table-cell table:style-name="Tabella14.A1" office:value-type="string">
            <text:p text:style-name="P86"><text:span text:style-name="Car._20_predefinito_20_paragrafo"><text:span text:style-name="T18">W</text:span></text:span><text:span text:style-name="Car._20_predefinito_20_paragrafo"><text:span text:style-name="T45">ist</text:span></text:span><text:span text:style-name="Car._20_predefinito_20_paragrafo"><text:span text:style-name="T18"> (Y)</text:span></text:span></text:p>
          </table:table-cell>
          <table:table-cell table:style-name="Tabella14.C1" office:value-type="string">
            <text:p text:style-name="P86"><draw:frame draw:style-name="fr3" draw:name="93" text:anchor-type="as-char" svg:width="1.032cm" style:rel-width="scale" svg:height="0.503cm" style:rel-height="scale" draw:z-index="124"><draw:object xlink:href="./Object 84" xlink:type="simple" xlink:show="embed" xlink:actuate="onLoad"/><draw:image xlink:href="./ObjectReplacements/Object 84" xlink:type="simple" xlink:show="embed" xlink:actuate="onLoad"/></draw:frame></text:p>
          </table:table-cell>
          <table:table-cell table:style-name="Tabella14.D1" office:value-type="string">
            <text:p text:style-name="P86"><draw:frame draw:style-name="fr3" draw:name="94" text:anchor-type="as-char" svg:width="1.164cm" style:rel-width="scale" svg:height="0.503cm" style:rel-height="scale" draw:z-index="125"><draw:object xlink:href="./Object 85" xlink:type="simple" xlink:show="embed" xlink:actuate="onLoad"/><draw:image xlink:href="./ObjectReplacements/Object 85" xlink:type="simple" xlink:show="embed" xlink:actuate="onLoad"/></draw:frame></text:p>
          </table:table-cell>
        </table:table-row>
        <table:table-row table:style-name="Tabella14.1">
          <table:table-cell table:style-name="Tabella14.A1" office:value-type="string">
            <text:p text:style-name="P90">7,83</text:p>
          </table:table-cell>
          <table:table-cell table:style-name="Tabella14.A1" office:value-type="string">
            <text:p text:style-name="P90">0,4</text:p>
          </table:table-cell>
          <table:table-cell table:style-name="Tabella14.C2" office:value-type="string">
            <text:p text:style-name="P90">0,02</text:p>
          </table:table-cell>
          <table:table-cell table:style-name="Tabella14.D2" office:value-type="string">
            <text:p text:style-name="P46">0,29</text:p>
          </table:table-cell>
        </table:table-row>
        <table:table-row table:style-name="Tabella14.1">
          <table:table-cell table:style-name="Tabella14.A1" office:value-type="string">
            <text:p text:style-name="P90">18,98</text:p>
          </table:table-cell>
          <table:table-cell table:style-name="Tabella14.A1" office:value-type="string">
            <text:p text:style-name="P90">0,94</text:p>
          </table:table-cell>
          <table:table-cell table:style-name="Tabella14.C3" office:value-type="string">
            <text:p text:style-name="P90">0,04</text:p>
          </table:table-cell>
          <table:table-cell table:style-name="Tabella14.D2" office:value-type="string">
            <text:p text:style-name="P46">0,05</text:p>
          </table:table-cell>
        </table:table-row>
        <table:table-row table:style-name="Tabella14.1">
          <table:table-cell table:style-name="Tabella14.A1" office:value-type="string">
            <text:p text:style-name="P90">24,91</text:p>
          </table:table-cell>
          <table:table-cell table:style-name="Tabella14.A1" office:value-type="string">
            <text:p text:style-name="P90">1,21</text:p>
          </table:table-cell>
          <table:table-cell table:style-name="Tabella14.C4" office:value-type="string">
            <text:p text:style-name="P90">0,06</text:p>
          </table:table-cell>
          <table:table-cell table:style-name="Tabella14.D2" office:value-type="string">
            <text:p text:style-name="P46">0,03</text:p>
          </table:table-cell>
        </table:table-row>
        <table:table-row table:style-name="Tabella14.1">
          <table:table-cell table:style-name="Tabella14.A1" office:value-type="string">
            <text:p text:style-name="P90">29,68</text:p>
          </table:table-cell>
          <table:table-cell table:style-name="Tabella14.A1" office:value-type="string">
            <text:p text:style-name="P90">1,45</text:p>
          </table:table-cell>
          <table:table-cell table:style-name="Tabella14.C5" office:value-type="string">
            <text:p text:style-name="P90">0,06</text:p>
          </table:table-cell>
          <table:table-cell table:style-name="Tabella14.D2" office:value-type="string">
            <text:p text:style-name="P46">0,02</text:p>
          </table:table-cell>
        </table:table-row>
        <table:table-row table:style-name="Tabella14.1">
          <table:table-cell table:style-name="Tabella14.A1" office:value-type="string">
            <text:p text:style-name="P90">33,78</text:p>
          </table:table-cell>
          <table:table-cell table:style-name="Tabella14.A1" office:value-type="string">
            <text:p text:style-name="P90">1,62</text:p>
          </table:table-cell>
          <table:table-cell table:style-name="Tabella14.C6" office:value-type="string">
            <text:p text:style-name="P90">0,06</text:p>
          </table:table-cell>
          <table:table-cell table:style-name="Tabella14.D2" office:value-type="string">
            <text:p text:style-name="P46">0,02</text:p>
          </table:table-cell>
        </table:table-row>
        <table:table-row table:style-name="Tabella14.1">
          <table:table-cell table:style-name="Tabella14.A1" office:value-type="string">
            <text:p text:style-name="P90">37,46</text:p>
          </table:table-cell>
          <table:table-cell table:style-name="Tabella14.A1" office:value-type="string">
            <text:p text:style-name="P90">1,8</text:p>
          </table:table-cell>
          <table:table-cell table:style-name="Tabella14.C7" office:value-type="string">
            <text:p text:style-name="P90">0,06</text:p>
          </table:table-cell>
          <table:table-cell table:style-name="Tabella14.D2" office:value-type="string">
            <text:p text:style-name="P46">0,01</text:p>
          </table:table-cell>
        </table:table-row>
        <table:table-row table:style-name="Tabella14.1">
          <table:table-cell table:style-name="Tabella14.A1" office:value-type="string">
            <text:p text:style-name="P90">40,83</text:p>
          </table:table-cell>
          <table:table-cell table:style-name="Tabella14.A1" office:value-type="string">
            <text:p text:style-name="P90">1,93</text:p>
          </table:table-cell>
          <table:table-cell table:style-name="Tabella14.C8" office:value-type="string">
            <text:p text:style-name="P90">0,07</text:p>
          </table:table-cell>
          <table:table-cell table:style-name="Tabella14.D2" office:value-type="string">
            <text:p text:style-name="P46">0,01</text:p>
          </table:table-cell>
        </table:table-row>
      </table:table>
      <text:p>Tabella 13. Coordinate punti sperimentali.</text:p>
      <text:p text:style-name="P21"><text:span text:style-name="Car._20_predefinito_20_paragrafo"><text:span text:style-name="T9">Tramite il coefficiente di correlazione lineare è stata misurata la probabilità P dei punti di trovarsi nella retta. Il coefficiente p varia da </text:span></text:span><text:span text:style-name="Car._20_predefinito_20_paragrafo"><text:span text:style-name="T10">±1, più tende a zero e meno i punti si adatteranno alla retta. Il p </text:span></text:span><text:soft-page-break/><text:span text:style-name="Car._20_predefinito_20_paragrafo"><text:span text:style-name="T10">in quest’esperienza risulta circa uguale a 1, quindi si può affermare che i punti trovati si adatteranno alla retta.</text:span></text:span></text:p>
      <text:p text:style-name="P85"><text:soft-page-break/></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MOto di decelerazione</text:p>
      <text:p text:style-name="P31"><text:soft-page-break/>Quando il corpo a cui è collegato il volano finisce la sua corsa, il filo si slega dal volano e quest’ultimo subisce un’accelerazione negativa, detta decelerazione. Questo fenomeno può essere causato dal momento di attrito che si genera tra il perno e i cuscinetti nel volano.</text:p>
      <text:p text:style-name="P48"><text:span text:style-name="Car._20_predefinito_20_paragrafo"><text:span text:style-name="T9">Al fine di studiare il fenomeno di decelerazione è stato realizzato un grafico della velocità quadratica istantanea (W</text:span></text:span><text:span text:style-name="Car._20_predefinito_20_paragrafo"><text:span text:style-name="T58">2 </text:span></text:span><text:span text:style-name="Car._20_predefinito_20_paragrafo"><text:span text:style-name="T9">) in funzione dei giri di decelerazione.</text:span></text:span></text:p>
      <text:p text:style-name="P48"><text:span text:style-name="Car._20_predefinito_20_paragrafo"><text:span text:style-name="T9">L’unica forza che dissipa l’energia cinetica (</text:span></text:span><draw:frame draw:style-name="fr3" draw:name="95" text:anchor-type="as-char" svg:width="0.45cm" style:rel-width="scale" svg:height="0.503cm" style:rel-height="scale" draw:z-index="126"><draw:object xlink:href="./Object 86" xlink:type="simple" xlink:show="embed" xlink:actuate="onLoad"/><draw:image xlink:href="./ObjectReplacements/Object 86" xlink:type="simple" xlink:show="embed" xlink:actuate="onLoad"/></draw:frame><text:span text:style-name="Car._20_predefinito_20_paragrafo"><text:span text:style-name="T9">) del sistema e che crea un momento che rallenta il volano è la forza d’attrito (</text:span></text:span><draw:frame draw:style-name="fr3" draw:name="96" text:anchor-type="as-char" svg:width="0.423cm" style:rel-width="scale" svg:height="0.556cm" style:rel-height="scale" draw:z-index="127"><draw:object xlink:href="./Object 87" xlink:type="simple" xlink:show="embed" xlink:actuate="onLoad"/><draw:image xlink:href="./ObjectReplacements/Object 87" xlink:type="simple" xlink:show="embed" xlink:actuate="onLoad"/></draw:frame><text:span text:style-name="Car._20_predefinito_20_paragrafo"><text:span text:style-name="T9">). Quindi, denominando il momento della forza d’attrito come </text:span></text:span><draw:frame draw:style-name="fr3" draw:name="97" text:anchor-type="as-char" svg:width="0.953cm" style:rel-width="scale" svg:height="0.503cm" style:rel-height="scale" draw:z-index="128"><draw:object xlink:href="./Object 88" xlink:type="simple" xlink:show="embed" xlink:actuate="onLoad"/><draw:image xlink:href="./ObjectReplacements/Object 88" xlink:type="simple" xlink:show="embed" xlink:actuate="onLoad"/></draw:frame><text:span text:style-name="Car._20_predefinito_20_paragrafo"><text:span text:style-name="T9">:</text:span></text:span></text:p>
      <text:p text:style-name="P47"><text:span text:style-name="Car._20_predefinito_20_paragrafo"><text:span text:style-name="T9">-</text:span></text:span><draw:frame draw:style-name="fr3" draw:name="98" text:anchor-type="as-char" svg:width="0.953cm" style:rel-width="scale" svg:height="0.503cm" style:rel-height="scale" draw:z-index="129"><draw:object xlink:href="./Object 89" xlink:type="simple" xlink:show="embed" xlink:actuate="onLoad"/><draw:image xlink:href="./ObjectReplacements/Object 89" xlink:type="simple" xlink:show="embed" xlink:actuate="onLoad"/></draw:frame><text:span text:style-name="Car._20_predefinito_20_paragrafo"><text:span text:style-name="T9"> = </text:span></text:span><draw:frame draw:style-name="fr3" draw:name="99" text:anchor-type="as-char" svg:width="0.132cm" style:rel-width="scale" svg:height="0.503cm" style:rel-height="scale" draw:z-index="130"><draw:object xlink:href="./Object 90" xlink:type="simple" xlink:show="embed" xlink:actuate="onLoad"/><draw:image xlink:href="./ObjectReplacements/Object 90" xlink:type="simple" xlink:show="embed" xlink:actuate="onLoad"/></draw:frame><text:span text:style-name="Car._20_predefinito_20_paragrafo"><text:span text:style-name="T9"> ∙ </text:span></text:span><draw:frame draw:style-name="fr3" draw:name="100" text:anchor-type="as-char" svg:width="0.37cm" style:rel-width="scale" svg:height="0.503cm" style:rel-height="scale" draw:z-index="131"><draw:object xlink:href="./Object 91" xlink:type="simple" xlink:show="embed" xlink:actuate="onLoad"/><draw:image xlink:href="./ObjectReplacements/Object 91" xlink:type="simple" xlink:show="embed" xlink:actuate="onLoad"/></draw:frame></text:p>
      <text:p text:style-name="P48"><text:span text:style-name="Car._20_predefinito_20_paragrafo"><text:span text:style-name="T9">Di conseguenza, la variazione dell’energia cinetica (</text:span></text:span><draw:frame draw:style-name="fr3" draw:name="101" text:anchor-type="as-char" svg:width="0.661cm" style:rel-width="scale" svg:height="0.503cm" style:rel-height="scale" draw:z-index="132"><draw:object xlink:href="./Object 92" xlink:type="simple" xlink:show="embed" xlink:actuate="onLoad"/><draw:image xlink:href="./ObjectReplacements/Object 92" xlink:type="simple" xlink:show="embed" xlink:actuate="onLoad"/></draw:frame><text:span text:style-name="Car._20_predefinito_20_paragrafo"><text:span text:style-name="T9">) sarà uguale al lavoro compiuto dalla forza d’attrito (</text:span></text:span><draw:frame draw:style-name="fr3" draw:name="102" text:anchor-type="as-char" svg:width="0.847cm" style:rel-width="scale" svg:height="0.503cm" style:rel-height="scale" draw:z-index="133"><draw:object xlink:href="./Object 93" xlink:type="simple" xlink:show="embed" xlink:actuate="onLoad"/><draw:image xlink:href="./ObjectReplacements/Object 93" xlink:type="simple" xlink:show="embed" xlink:actuate="onLoad"/></draw:frame><text:span text:style-name="Car._20_predefinito_20_paragrafo"><text:span text:style-name="T9">):</text:span></text:span></text:p>
      <text:p text:style-name="P47"><draw:frame draw:style-name="fr3" draw:name="103" text:anchor-type="as-char" svg:width="0.661cm" style:rel-width="scale" svg:height="0.503cm" style:rel-height="scale" draw:z-index="134"><draw:object xlink:href="./Object 94" xlink:type="simple" xlink:show="embed" xlink:actuate="onLoad"/><draw:image xlink:href="./ObjectReplacements/Object 94" xlink:type="simple" xlink:show="embed" xlink:actuate="onLoad"/></draw:frame><text:span text:style-name="Car._20_predefinito_20_paragrafo"><text:span text:style-name="T9"> = </text:span></text:span><draw:frame draw:style-name="fr3" draw:name="104" text:anchor-type="as-char" svg:width="0.847cm" style:rel-width="scale" svg:height="0.503cm" style:rel-height="scale" draw:z-index="135"><draw:object xlink:href="./Object 95" xlink:type="simple" xlink:show="embed" xlink:actuate="onLoad"/><draw:image xlink:href="./ObjectReplacements/Object 95" xlink:type="simple" xlink:show="embed" xlink:actuate="onLoad"/></draw:frame></text:p>
      <text:p text:style-name="P48"><text:span text:style-name="Car._20_predefinito_20_paragrafo"><text:span text:style-name="T9">Se si mettono a sistema le due equazioni si riesce ad ottenere l’equazione di una retta che possiede come pendenza l’incognita </text:span></text:span><draw:frame draw:style-name="fr3" draw:name="105" text:anchor-type="as-char" svg:width="0.37cm" style:rel-width="scale" svg:height="0.503cm" style:rel-height="scale" draw:z-index="136"><draw:object xlink:href="./Object 96" xlink:type="simple" xlink:show="embed" xlink:actuate="onLoad"/><draw:image xlink:href="./ObjectReplacements/Object 96" xlink:type="simple" xlink:show="embed" xlink:actuate="onLoad"/></draw:frame><text:span text:style-name="Car._20_predefinito_20_paragrafo"><text:span text:style-name="T9">. </text:span></text:span></text:p>
      <text:p text:style-name="P48"><text:span text:style-name="Car._20_predefinito_20_paragrafo"><text:span text:style-name="T9">Sapendo che </text:span></text:span><draw:frame draw:style-name="fr3" draw:name="106" text:anchor-type="as-char" svg:width="0.661cm" style:rel-width="scale" svg:height="0.503cm" style:rel-height="scale" draw:z-index="137"><draw:object xlink:href="./Object 97" xlink:type="simple" xlink:show="embed" xlink:actuate="onLoad"/><draw:image xlink:href="./ObjectReplacements/Object 97" xlink:type="simple" xlink:show="embed" xlink:actuate="onLoad"/></draw:frame><text:span text:style-name="Car._20_predefinito_20_paragrafo"><text:span text:style-name="T9">= </text:span></text:span><draw:frame draw:style-name="fr3" draw:name="107" text:anchor-type="as-char" svg:width="3.281cm" style:rel-width="scale" svg:height="0.953cm" style:rel-height="scale" draw:z-index="138"><draw:object xlink:href="./Object 98" xlink:type="simple" xlink:show="embed" xlink:actuate="onLoad"/><draw:image xlink:href="./ObjectReplacements/Object 98" xlink:type="simple" xlink:show="embed" xlink:actuate="onLoad"/></draw:frame><text:span text:style-name="Car._20_predefinito_20_paragrafo"><text:span text:style-name="T9"> e che </text:span></text:span><draw:frame draw:style-name="fr3" draw:name="108" text:anchor-type="as-char" svg:width="0.847cm" style:rel-width="scale" svg:height="0.503cm" style:rel-height="scale" draw:z-index="139"><draw:object xlink:href="./Object 99" xlink:type="simple" xlink:show="embed" xlink:actuate="onLoad"/><draw:image xlink:href="./ObjectReplacements/Object 99" xlink:type="simple" xlink:show="embed" xlink:actuate="onLoad"/></draw:frame><text:span text:style-name="Car._20_predefinito_20_paragrafo"><text:span text:style-name="T9">=</text:span></text:span><draw:frame draw:style-name="fr3" draw:name="109" text:anchor-type="as-char" svg:width="3.069cm" style:rel-width="scale" svg:height="1.217cm" style:rel-height="scale" draw:z-index="140"><draw:object xlink:href="./Object 100" xlink:type="simple" xlink:show="embed" xlink:actuate="onLoad"/><draw:image xlink:href="./ObjectReplacements/Object 100" xlink:type="simple" xlink:show="embed" xlink:actuate="onLoad"/></draw:frame><text:span text:style-name="Car._20_predefinito_20_paragrafo"><text:span text:style-name="T9">, allora:</text:span></text:span></text:p>
      <text:p text:style-name="P47"><draw:frame draw:style-name="fr3" draw:name="110" text:anchor-type="as-char" svg:width="7.223cm" style:rel-width="scale" svg:height="1.799cm" style:rel-height="scale" draw:z-index="141"><draw:object xlink:href="./Object 101" xlink:type="simple" xlink:show="embed" xlink:actuate="onLoad"/><draw:image xlink:href="./ObjectReplacements/Object 101" xlink:type="simple" xlink:show="embed" xlink:actuate="onLoad"/></draw:frame></text:p>
      <text:p text:style-name="P31">Da cui <text:s/>si ricava che:</text:p>
      <text:p text:style-name="P47"><draw:frame draw:style-name="fr3" draw:name="111" text:anchor-type="as-char" svg:width="0.926cm" style:rel-width="scale" svg:height="0.503cm" style:rel-height="scale" draw:z-index="142"><draw:object xlink:href="./Object 102" xlink:type="simple" xlink:show="embed" xlink:actuate="onLoad"/><draw:image xlink:href="./ObjectReplacements/Object 102" xlink:type="simple" xlink:show="embed" xlink:actuate="onLoad"/></draw:frame><text:span text:style-name="Car._20_predefinito_20_paragrafo"><text:span text:style-name="T9"> = </text:span></text:span><draw:frame draw:style-name="fr3" draw:name="112" text:anchor-type="as-char" svg:width="1.058cm" style:rel-width="scale" svg:height="0.503cm" style:rel-height="scale" draw:z-index="143"><draw:object xlink:href="./Object 103" xlink:type="simple" xlink:show="embed" xlink:actuate="onLoad"/><draw:image xlink:href="./ObjectReplacements/Object 103" xlink:type="simple" xlink:show="embed" xlink:actuate="onLoad"/></draw:frame><text:span text:style-name="Car._20_predefinito_20_paragrafo"><text:span text:style-name="T9"> + </text:span></text:span><draw:frame draw:style-name="fr3" draw:name="113" text:anchor-type="as-char" svg:width="1.429cm" style:rel-width="scale" svg:height="0.503cm" style:rel-height="scale" draw:z-index="144"><draw:object xlink:href="./Object 104" xlink:type="simple" xlink:show="embed" xlink:actuate="onLoad"/><draw:image xlink:href="./ObjectReplacements/Object 104" xlink:type="simple" xlink:show="embed" xlink:actuate="onLoad"/></draw:frame></text:p>
      <text:p text:style-name="P48"><text:span text:style-name="Car._20_predefinito_20_paragrafo"><text:span text:style-name="T9"><text:s/></text:span></text:span><draw:frame draw:style-name="fr3" draw:name="114" text:anchor-type="as-char" svg:width="1.058cm" style:rel-width="scale" svg:height="0.503cm" style:rel-height="scale" draw:z-index="145"><draw:object xlink:href="./Object 105" xlink:type="simple" xlink:show="embed" xlink:actuate="onLoad"/><draw:image xlink:href="./ObjectReplacements/Object 105" xlink:type="simple" xlink:show="embed" xlink:actuate="onLoad"/></draw:frame><text:span text:style-name="Car._20_predefinito_20_paragrafo"><text:span text:style-name="T9"> rappresenta l’intercetta sull’asse </text:span></text:span><draw:frame draw:style-name="fr3" draw:name="115" text:anchor-type="as-char" svg:width="0.212cm" style:rel-width="scale" svg:height="0.503cm" style:rel-height="scale" draw:z-index="146"><draw:object xlink:href="./Object 106" xlink:type="simple" xlink:show="embed" xlink:actuate="onLoad"/><draw:image xlink:href="./ObjectReplacements/Object 106" xlink:type="simple" xlink:show="embed" xlink:actuate="onLoad"/></draw:frame><text:span text:style-name="Car._20_predefinito_20_paragrafo"><text:span text:style-name="T9"> della retta e </text:span></text:span><draw:frame draw:style-name="fr3" draw:name="116" text:anchor-type="as-char" svg:width="0.847cm" style:rel-width="scale" svg:height="0.503cm" style:rel-height="scale" draw:z-index="147"><draw:object xlink:href="./Object 107" xlink:type="simple" xlink:show="embed" xlink:actuate="onLoad"/><draw:image xlink:href="./ObjectReplacements/Object 107" xlink:type="simple" xlink:show="embed" xlink:actuate="onLoad"/></draw:frame><text:span text:style-name="Car._20_predefinito_20_paragrafo"><text:span text:style-name="T9"> indica il coefficiente angolare di tale retta.</text:span></text:span></text:p>
      <text:p text:style-name="P48"><draw:frame draw:style-name="fr3" draw:name="117" text:anchor-type="as-char" svg:width="0.212cm" style:rel-width="scale" svg:height="0.503cm" style:rel-height="scale" draw:z-index="148"><draw:object xlink:href="./Object 108" xlink:type="simple" xlink:show="embed" xlink:actuate="onLoad"/><draw:image xlink:href="./ObjectReplacements/Object 108" xlink:type="simple" xlink:show="embed" xlink:actuate="onLoad"/></draw:frame><text:span text:style-name="Car._20_predefinito_20_paragrafo"><text:span text:style-name="T4">W</text:span></text:span><text:span text:style-name="Car._20_predefinito_20_paragrafo"><text:span text:style-name="T61">2</text:span></text:span><text:span text:style-name="Car._20_predefinito_20_paragrafo"><text:span text:style-name="T4">=(4</text:span></text:span><text:span text:style-name="Car._20_predefinito_20_paragrafo"><text:span text:style-name="T69">𝛑</text:span></text:span><text:span text:style-name="Car._20_predefinito_20_paragrafo"><text:span text:style-name="T61">2</text:span></text:span><text:span text:style-name="Car._20_predefinito_20_paragrafo"><text:span text:style-name="T4">/t</text:span></text:span><text:span text:style-name="Car._20_predefinito_20_paragrafo"><text:span text:style-name="T61">3</text:span></text:span><text:span text:style-name="Car._20_predefinito_20_paragrafo"><text:span text:style-name="T4">)</text:span></text:span><draw:frame draw:style-name="fr3" draw:name="118" text:anchor-type="as-char" svg:width="0.556cm" style:rel-width="scale" svg:height="0.503cm" style:rel-height="scale" draw:z-index="149"><draw:object xlink:href="./Object 109" xlink:type="simple" xlink:show="embed" xlink:actuate="onLoad"/><draw:image xlink:href="./ObjectReplacements/Object 109" xlink:type="simple" xlink:show="embed" xlink:actuate="onLoad"/></draw:frame></text:p>
      <text:p text:style-name="P48"><text:span text:style-name="Car._20_predefinito_20_paragrafo"><text:span text:style-name="T9">È stato quindi realizzato un grafico w</text:span></text:span><text:span text:style-name="Car._20_predefinito_20_paragrafo"><text:span text:style-name="T58">2</text:span></text:span><text:span text:style-name="Car._20_predefinito_20_paragrafo"><text:span text:style-name="T9"> in funzione del <text:s/>numero di giri.</text:span></text:span></text:p>
      <text:p text:style-name="P31">(GRAFICO in allegato su carta millimetrata).</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able:table table:name="Tabella15" table:style-name="Tabella15">
        <table:table-column table:style-name="Tabella15.A"/>
        <table:table-column table:style-name="Tabella15.B"/>
        <table:table-column table:style-name="Tabella15.C"/>
        <table:table-column table:style-name="Tabella15.D"/>
        <table:table-row>
          <table:table-cell table:style-name="Tabella15.A1" office:value-type="string">
            <text:p text:style-name="P36"/>
          </table:table-cell>
          <table:table-cell table:style-name="Tabella15.A1" office:value-type="string">
            <text:p text:style-name="P52"><text:span text:style-name="Car._20_predefinito_20_paragrafo"><text:span text:style-name="T24">t</text:span></text:span><text:span text:style-name="Car._20_predefinito_20_paragrafo"><text:span text:style-name="T63">2</text:span></text:span></text:p>
          </table:table-cell>
          <table:table-cell table:style-name="Tabella15.A1" office:value-type="string">
            <text:p text:style-name="P52"><text:span text:style-name="Car._20_predefinito_20_paragrafo"><text:span text:style-name="T24">W</text:span></text:span><text:span text:style-name="Car._20_predefinito_20_paragrafo"><text:span text:style-name="T63">2</text:span></text:span></text:p>
          </table:table-cell>
          <table:table-cell table:style-name="Tabella15.D1" office:value-type="string">
            <text:p text:style-name="P52"><draw:frame draw:style-name="fr3" draw:name="119" text:anchor-type="as-char" svg:width="0.661cm" style:rel-width="scale" svg:height="0.503cm" style:rel-height="scale" draw:z-index="150"><draw:object xlink:href="./Object 110" xlink:type="simple" xlink:show="embed" xlink:actuate="onLoad"/><draw:image xlink:href="./ObjectReplacements/Object 110" xlink:type="simple" xlink:show="embed" xlink:actuate="onLoad"/></draw:frame><text:span text:style-name="Car._20_predefinito_20_paragrafo"><text:span text:style-name="T64">2</text:span></text:span></text:p>
          </table:table-cell>
        </table:table-row>
        <table:table-row table:style-name="Tabella15.2">
          <table:table-cell table:style-name="Tabella15.A1" office:value-type="string">
            <text:p text:style-name="P94">I giro</text:p>
          </table:table-cell>
          <table:table-cell table:style-name="Tabella15.A1" office:value-type="string">
            <text:p text:style-name="P44"/>
            <text:p text:style-name="P44">5,43</text:p>
          </table:table-cell>
          <table:table-cell table:style-name="Tabella15.A1" office:value-type="string">
            <text:p text:style-name="P42"/>
            <text:p text:style-name="P42">7,26</text:p>
          </table:table-cell>
          <table:table-cell table:style-name="Tabella15.D2" office:value-type="string">
            <text:p text:style-name="P42"/>
            <text:p text:style-name="P42">0,09</text:p>
          </table:table-cell>
        </table:table-row>
        <table:table-row table:style-name="Tabella15.2">
          <table:table-cell table:style-name="Tabella15.A1" office:value-type="string">
            <text:p text:style-name="P94">XXI giro</text:p>
          </table:table-cell>
          <table:table-cell table:style-name="Tabella15.A1" office:value-type="string">
            <text:p text:style-name="P44"/>
            <text:p text:style-name="P44">6,2</text:p>
          </table:table-cell>
          <table:table-cell table:style-name="Tabella15.A1" office:value-type="string">
            <text:p text:style-name="P42"/>
            <text:p text:style-name="P42">6,36</text:p>
          </table:table-cell>
          <table:table-cell table:style-name="Tabella15.D3" office:value-type="string">
            <text:p text:style-name="P42"/>
            <text:p text:style-name="P42">0,10</text:p>
          </table:table-cell>
        </table:table-row>
        <table:table-row table:style-name="Tabella15.2">
          <table:table-cell table:style-name="Tabella15.A1" office:value-type="string">
            <text:p text:style-name="P94">XLI giro</text:p>
          </table:table-cell>
          <table:table-cell table:style-name="Tabella15.A1" office:value-type="string">
            <text:p text:style-name="P44"/>
            <text:p text:style-name="P44">7,02</text:p>
          </table:table-cell>
          <table:table-cell table:style-name="Tabella15.A1" office:value-type="string">
            <text:p text:style-name="P42"/>
            <text:p text:style-name="P42">5,62</text:p>
          </table:table-cell>
          <table:table-cell table:style-name="Tabella15.D4" office:value-type="string">
            <text:p text:style-name="P42"/>
            <text:p text:style-name="P42">0,08</text:p>
          </table:table-cell>
        </table:table-row>
        <table:table-row table:style-name="Tabella15.2">
          <table:table-cell table:style-name="Tabella15.A1" office:value-type="string">
            <text:p text:style-name="P94">LXI giro</text:p>
          </table:table-cell>
          <table:table-cell table:style-name="Tabella15.A1" office:value-type="string">
            <text:p text:style-name="P44"/>
            <text:p text:style-name="P44">8,35</text:p>
          </table:table-cell>
          <table:table-cell table:style-name="Tabella15.A1" office:value-type="string">
            <text:p text:style-name="P42"/>
            <text:p text:style-name="P42">4,72</text:p>
          </table:table-cell>
          <table:table-cell table:style-name="Tabella15.D5" office:value-type="string">
            <text:p text:style-name="P42"/>
            <text:p text:style-name="P42">0,06</text:p>
          </table:table-cell>
        </table:table-row>
        <table:table-row table:style-name="Tabella15.2">
          <table:table-cell table:style-name="Tabella15.A1" office:value-type="string">
            <text:p text:style-name="P94">LXXXI giro</text:p>
          </table:table-cell>
          <table:table-cell table:style-name="Tabella15.A1" office:value-type="string">
            <text:p text:style-name="P44"/>
            <text:p text:style-name="P44">10,7</text:p>
          </table:table-cell>
          <table:table-cell table:style-name="Tabella15.A1" office:value-type="string">
            <text:p text:style-name="P42">3,69</text:p>
          </table:table-cell>
          <table:table-cell table:style-name="Tabella15.D6" office:value-type="string">
            <text:p text:style-name="P42"/>
            <text:p text:style-name="P42">0,06</text:p>
          </table:table-cell>
        </table:table-row>
        <table:table-row table:style-name="Tabella15.2">
          <table:table-cell table:style-name="Tabella15.A1" office:value-type="string">
            <text:p text:style-name="P94">CI giro</text:p>
          </table:table-cell>
          <table:table-cell table:style-name="Tabella15.A1" office:value-type="string">
            <text:p text:style-name="P44"/>
            <text:p text:style-name="P44">12,39</text:p>
          </table:table-cell>
          <table:table-cell table:style-name="Tabella15.A1" office:value-type="string">
            <text:p text:style-name="P42"/>
            <text:p text:style-name="P42">3,18</text:p>
          </table:table-cell>
          <table:table-cell table:style-name="Tabella15.D7" office:value-type="string">
            <text:p text:style-name="P42"/>
            <text:p text:style-name="P42">0,06</text:p>
          </table:table-cell>
        </table:table-row>
        <table:table-row table:style-name="Tabella15.2">
          <table:table-cell table:style-name="Tabella15.A1" office:value-type="string">
            <text:p text:style-name="P94">CXXI giro</text:p>
          </table:table-cell>
          <table:table-cell table:style-name="Tabella15.A1" office:value-type="string">
            <text:p text:style-name="P43"/>
            <text:p text:style-name="P44">16,32</text:p>
          </table:table-cell>
          <table:table-cell table:style-name="Tabella15.A1" office:value-type="string">
            <text:p text:style-name="P42"/>
            <text:p text:style-name="P42">2,42</text:p>
          </table:table-cell>
          <table:table-cell table:style-name="Tabella15.D8" office:value-type="string">
            <text:p text:style-name="P41"/>
            <text:p text:style-name="P42">0,03</text:p>
          </table:table-cell>
        </table:table-row>
        <table:table-row table:style-name="Tabella15.9">
          <table:table-cell table:style-name="Tabella15.A1" office:value-type="string">
            <text:p text:style-name="P94">CXLI giro</text:p>
          </table:table-cell>
          <table:table-cell table:style-name="Tabella15.A1" office:value-type="string">
            <text:p text:style-name="P44">24,7</text:p>
          </table:table-cell>
          <table:table-cell table:style-name="Tabella15.A1" office:value-type="string">
            <text:p text:style-name="P42">1,6</text:p>
          </table:table-cell>
          <table:table-cell table:style-name="Tabella15.D9" office:value-type="string">
            <text:p text:style-name="P41"/>
            <text:p text:style-name="P42">0,02</text:p>
          </table:table-cell>
        </table:table-row>
        <table:table-row table:style-name="Tabella15.2">
          <table:table-cell table:style-name="Tabella15.A1" office:value-type="string">
            <text:p text:style-name="P94">CLXI giro</text:p>
          </table:table-cell>
          <table:table-cell table:style-name="Tabella15.A1" office:value-type="string">
            <text:p text:style-name="P44"/>
            <text:p text:style-name="P44">37,82</text:p>
          </table:table-cell>
          <table:table-cell table:style-name="Tabella15.A1" office:value-type="string">
            <text:p text:style-name="P42"/>
            <text:p text:style-name="P42">1,04</text:p>
          </table:table-cell>
          <table:table-cell table:style-name="Tabella15.D10" office:value-type="string">
            <text:p text:style-name="P42"/>
            <text:p text:style-name="P42">0,02</text:p>
          </table:table-cell>
        </table:table-row>
        <table:table-row table:style-name="Tabella15.2">
          <table:table-cell table:style-name="Tabella15.A1" office:value-type="string">
            <text:p text:style-name="P94">CLXXXI giro</text:p>
          </table:table-cell>
          <table:table-cell table:style-name="Tabella15.A1" office:value-type="string">
            <text:p text:style-name="P71">103,02</text:p>
          </table:table-cell>
          <table:table-cell table:style-name="Tabella15.A1" office:value-type="string">
            <text:p text:style-name="P72">0,38</text:p>
          </table:table-cell>
          <table:table-cell table:style-name="Tabella15.D11" office:value-type="string">
            <text:p text:style-name="P42"/>
            <text:p text:style-name="P42">0,004</text:p>
          </table:table-cell>
        </table:table-row>
      </table:table>
      <text:p text:style-name="P27"/>
      <text:p text:style-name="P27"/>
      <text:p text:style-name="P27"/>
      <text:p text:style-name="P27"/>
      <text:p text:style-name="P27"/>
      <text:p text:style-name="P27"/>
      <text:p/>
      <text:p text:style-name="P21"/>
      <text:p text:style-name="P21"/>
      <text:p text:style-name="P21"/>
      <text:p text:style-name="P21"/>
      <text:p text:style-name="P21"/>
      <text:p text:style-name="P15"/>
      <text:p text:style-name="P15"><draw:frame draw:style-name="fr1" draw:name="120" text:anchor-type="paragraph" svg:x="5.389cm" svg:y="0.572cm" svg:width="10.414cm" draw:z-index="10"><draw:text-box fo:min-height="0.041cm"><text:p>Tabella 14.Velocità quadratica istantanea.</text:p></draw:text-box></draw:frame></text:p>
      <text:p text:style-name="P15"><text:soft-page-break/></text:p>
      <text:p text:style-name="P99"><text:soft-page-break/></text:p>
      <text:p text:style-name="P99"/>
      <text:p text:style-name="P99"/>
      <text:p text:style-name="P99"/>
      <text:p text:style-name="P99"/>
      <text:p text:style-name="P99"/>
      <text:p text:style-name="P64"/>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Usando il metodo dei minimi quadrati è stato ottenuto un valore di A pari a 7,02 e un valore di B pari a -0,80. </text:p>
      <text:p text:style-name="P65"><text:soft-page-break/><text:span text:style-name="Car._20_predefinito_20_paragrafo"><text:span text:style-name="T5">La retta ha quindi equazione : y=7,02-0,80X</text:span></text:span><draw:frame draw:style-name="fr3" draw:name="121" text:anchor-type="as-char" svg:width="0.106cm" style:rel-width="scale" svg:height="0.503cm" style:rel-height="scale" draw:z-index="151"><draw:object xlink:href="./Object 111" xlink:type="simple" xlink:show="embed" xlink:actuate="onLoad"/><draw:image xlink:href="./ObjectReplacements/Object 111" xlink:type="simple" xlink:show="embed" xlink:actuate="onLoad"/></draw:frame></text:p>
      <text:p text:style-name="P70"><text:span text:style-name="Car._20_predefinito_20_paragrafo"><text:span text:style-name="T62">2</text:span></text:span></text:p>
      <text:p text:style-name="P137"/>
      <text:p text:style-name="P137"/>
      <text:p text:style-name="P56">Per stimare il momento di inerzia (I) e la sua incertezza si sono considerate le forze agenti sul volano: la reazione vincolare (Ø̅), la tensione del filo (T̅) e la forza peso(mg̅).</text:p>
      <text:p text:style-name="P66"><text:span text:style-name="Car._20_predefinito_20_paragrafo"><text:span text:style-name="T5">R̅</text:span></text:span><text:span text:style-name="Car._20_predefinito_20_paragrafo"><text:span text:style-name="T62">(est)</text:span></text:span><text:span text:style-name="Car._20_predefinito_20_paragrafo"><text:span text:style-name="T5"> (insieme delle forze esterne) = M</text:span></text:span><text:span text:style-name="Car._20_predefinito_20_paragrafo"><text:span text:style-name="T48">tot </text:span></text:span><text:span text:style-name="Car._20_predefinito_20_paragrafo"><text:span text:style-name="T5">• a̅</text:span></text:span><text:span text:style-name="Car._20_predefinito_20_paragrafo"><text:span text:style-name="T48">cm</text:span></text:span><text:span text:style-name="Car._20_predefinito_20_paragrafo"><text:span text:style-name="T5"> <text:s text:c="6"/>(1)</text:span></text:span></text:p>
      <text:p text:style-name="P57">m a = mg – T <text:s text:c="52"/>(2)</text:p>
      <text:p text:style-name="P65"><text:span text:style-name="Car._20_predefinito_20_paragrafo"><text:span text:style-name="T5">Poste α e α</text:span></text:span><text:span text:style-name="Car._20_predefinito_20_paragrafo"><text:span text:style-name="T62">ˈ </text:span></text:span><text:span text:style-name="Car._20_predefinito_20_paragrafo"><text:span text:style-name="T5">come le <text:s/>pendenze delle due rette di interpolazione dei dati…</text:span></text:span></text:p>
      <text:p text:style-name="P65"><text:span text:style-name="Car._20_predefinito_20_paragrafo"><text:span text:style-name="T5">M</text:span></text:span><text:span text:style-name="Car._20_predefinito_20_paragrafo"><text:span text:style-name="T62">(est)</text:span></text:span><text:span text:style-name="Car._20_predefinito_20_paragrafo"><text:span text:style-name="T5"> (risultante dei momenti delle forze esterne) = I • α</text:span></text:span></text:p>
      <text:p text:style-name="P67"><text:span text:style-name="Car._20_predefinito_20_paragrafo"><text:span text:style-name="T5">R T – M</text:span></text:span><text:span text:style-name="Car._20_predefinito_20_paragrafo"><text:span text:style-name="T48">(attrito) </text:span></text:span><text:span text:style-name="Car._20_predefinito_20_paragrafo"><text:span text:style-name="T5">= I α <text:s text:c="44"/>(3)</text:span></text:span></text:p>
      <text:p text:style-name="P56">Essendo a = I α</text:p>
      <text:p text:style-name="P58">T = mg – ma = mg – mαR <text:s text:c="34"/>(4)</text:p>
      <text:p text:style-name="P65"><text:span text:style-name="Car._20_predefinito_20_paragrafo"><text:span text:style-name="T5">T = </text:span></text:span><draw:frame draw:style-name="fr3" draw:name="122" text:anchor-type="as-char" svg:width="2.381cm" style:rel-width="scale" svg:height="0.953cm" style:rel-height="scale" draw:z-index="152"><draw:object xlink:href="./Object 112" xlink:type="simple" xlink:show="embed" xlink:actuate="onLoad"/><draw:image xlink:href="./ObjectReplacements/Object 112" xlink:type="simple" xlink:show="embed" xlink:actuate="onLoad"/></draw:frame><text:span text:style-name="Car._20_predefinito_20_paragrafo"><text:span text:style-name="T5"> <text:s text:c="57"/>(5)</text:span></text:span></text:p>
      <text:p text:style-name="P65"><text:span text:style-name="Car._20_predefinito_20_paragrafo"><text:span text:style-name="T5">Per la fase di decelerazione vale la relazione : <text:s/>- M</text:span></text:span><text:span text:style-name="Car._20_predefinito_20_paragrafo"><text:span text:style-name="T48">(attrito)</text:span></text:span><text:span text:style-name="Car._20_predefinito_20_paragrafo"><text:span text:style-name="T5"> = I α</text:span></text:span><text:span text:style-name="Car._20_predefinito_20_paragrafo"><text:span text:style-name="T62">ˈ</text:span></text:span></text:p>
      <text:p text:style-name="P56">Uguagliando (4) e (5) si ottiene la (6)</text:p>
      <text:p text:style-name="P68"><text:span text:style-name="Car._20_predefinito_20_paragrafo"><text:span text:style-name="T5">mRg – mR</text:span></text:span><text:span text:style-name="Car._20_predefinito_20_paragrafo"><text:span text:style-name="T62">2</text:span></text:span><text:span text:style-name="Car._20_predefinito_20_paragrafo"><text:span text:style-name="T5">α - M</text:span></text:span><text:span text:style-name="Car._20_predefinito_20_paragrafo"><text:span text:style-name="T48">(attrito) </text:span></text:span><text:span text:style-name="Car._20_predefinito_20_paragrafo"><text:span text:style-name="T5">= Iα <text:s text:c="33"/>(6)</text:span></text:span></text:p>
      <text:p text:style-name="P59"/>
      <text:p text:style-name="P65"><text:span text:style-name="Car._20_predefinito_20_paragrafo"><text:span text:style-name="T5">Si è così potuta esprimere l’inerzia (I) in funzione di R, m, α e α</text:span></text:span><text:span text:style-name="Car._20_predefinito_20_paragrafo"><text:span text:style-name="T62">ˈ</text:span></text:span></text:p>
      <text:p text:style-name="P65"><text:span text:style-name="Car._20_predefinito_20_paragrafo"><text:span text:style-name="T5">I = </text:span></text:span><draw:frame draw:style-name="fr3" draw:name="123" text:anchor-type="as-char" svg:width="2.487cm" style:rel-width="scale" svg:height="0.953cm" style:rel-height="scale" draw:z-index="153"><draw:object xlink:href="./Object 113" xlink:type="simple" xlink:show="embed" xlink:actuate="onLoad"/><draw:image xlink:href="./ObjectReplacements/Object 113" xlink:type="simple" xlink:show="embed" xlink:actuate="onLoad"/></draw:frame><text:span text:style-name="Car._20_predefinito_20_paragrafo"><text:span text:style-name="T5"> <text:s text:c="10"/>posta g=9,81</text:span></text:span><text:span text:style-name="Car._20_predefinito_20_paragrafo"><text:span text:style-name="T9"> </text:span></text:span><text:span text:style-name="Car._20_predefinito_20_paragrafo"><text:span text:style-name="T5">m/s</text:span></text:span><text:span text:style-name="Car._20_predefinito_20_paragrafo"><text:span text:style-name="T62">2</text:span></text:span></text:p>
      <text:p text:style-name="P48"><text:span text:style-name="Car._20_predefinito_20_paragrafo"><text:span text:style-name="T9">La funzione “momento d’inerzia” è una funzione in quattro variabili (</text:span></text:span><draw:frame draw:style-name="fr3" draw:name="124" text:anchor-type="as-char" svg:width="1.693cm" style:rel-width="scale" svg:height="0.503cm" style:rel-height="scale" draw:z-index="154"><draw:object xlink:href="./Object 114" xlink:type="simple" xlink:show="embed" xlink:actuate="onLoad"/><draw:image xlink:href="./ObjectReplacements/Object 114" xlink:type="simple" xlink:show="embed" xlink:actuate="onLoad"/></draw:frame><text:span text:style-name="Car._20_predefinito_20_paragrafo"><text:span text:style-name="T9">), quindi l’errore su </text:span></text:span><draw:frame draw:style-name="fr3" draw:name="125" text:anchor-type="as-char" svg:width="0.132cm" style:rel-width="scale" svg:height="0.503cm" style:rel-height="scale" draw:z-index="155"><draw:object xlink:href="./Object 115" xlink:type="simple" xlink:show="embed" xlink:actuate="onLoad"/><draw:image xlink:href="./ObjectReplacements/Object 115" xlink:type="simple" xlink:show="embed" xlink:actuate="onLoad"/></draw:frame><text:span text:style-name="Car._20_predefinito_20_paragrafo"><text:span text:style-name="T9"> (</text:span></text:span><draw:frame draw:style-name="fr3" draw:name="126" text:anchor-type="as-char" svg:width="0.37cm" style:rel-width="scale" svg:height="0.503cm" style:rel-height="scale" draw:z-index="156"><draw:object xlink:href="./Object 116" xlink:type="simple" xlink:show="embed" xlink:actuate="onLoad"/><draw:image xlink:href="./ObjectReplacements/Object 116" xlink:type="simple" xlink:show="embed" xlink:actuate="onLoad"/></draw:frame><text:span text:style-name="Car._20_predefinito_20_paragrafo"><text:span text:style-name="T9">) si calcola come:</text:span></text:span></text:p>
      <text:p text:style-name="P47"><draw:frame draw:style-name="fr3" draw:name="127" text:anchor-type="as-char" svg:width="0.37cm" style:rel-width="scale" svg:height="0.503cm" style:rel-height="scale" draw:z-index="157"><draw:object xlink:href="./Object 117" xlink:type="simple" xlink:show="embed" xlink:actuate="onLoad"/><draw:image xlink:href="./ObjectReplacements/Object 117" xlink:type="simple" xlink:show="embed" xlink:actuate="onLoad"/></draw:frame><text:span text:style-name="Car._20_predefinito_20_paragrafo"><text:span text:style-name="T9"> = </text:span></text:span><draw:frame draw:style-name="fr3" draw:name="128" text:anchor-type="as-char" svg:width="9.975cm" style:rel-width="scale" svg:height="1.508cm" style:rel-height="scale" draw:z-index="158"><draw:object xlink:href="./Object 118" xlink:type="simple" xlink:show="embed" xlink:actuate="onLoad"/><draw:image xlink:href="./ObjectReplacements/Object 118" xlink:type="simple" xlink:show="embed" xlink:actuate="onLoad"/></draw:frame></text:p>
      <text:p text:style-name="P48"><text:span text:style-name="Car._20_predefinito_20_paragrafo"><text:span text:style-name="T53">Sono state calcolate le varie derivate parziali, al fine di scrivere la funzione (</text:span></text:span><draw:frame draw:style-name="fr3" draw:name="129" text:anchor-type="as-char" svg:width="0.37cm" style:rel-width="scale" svg:height="0.503cm" style:rel-height="scale" draw:z-index="159"><draw:object xlink:href="./Object 119" xlink:type="simple" xlink:show="embed" xlink:actuate="onLoad"/><draw:image xlink:href="./ObjectReplacements/Object 119" xlink:type="simple" xlink:show="embed" xlink:actuate="onLoad"/></draw:frame><text:span text:style-name="Car._20_predefinito_20_paragrafo"><text:span text:style-name="T53">):</text:span></text:span></text:p>
      <text:p text:style-name="P45"/>
      <text:p text:style-name="P47"><draw:frame draw:style-name="fr3" draw:name="130" text:anchor-type="as-char" svg:width="0.582cm" style:rel-width="scale" svg:height="0.953cm" style:rel-height="scale" draw:z-index="160"><draw:object xlink:href="./Object 120" xlink:type="simple" xlink:show="embed" xlink:actuate="onLoad"/><draw:image xlink:href="./ObjectReplacements/Object 120" xlink:type="simple" xlink:show="embed" xlink:actuate="onLoad"/></draw:frame><text:span text:style-name="Car._20_predefinito_20_paragrafo"><text:span text:style-name="T33"> = </text:span></text:span><draw:frame draw:style-name="fr3" draw:name="131" text:anchor-type="as-char" svg:width="2.011cm" style:rel-width="scale" svg:height="0.979cm" style:rel-height="scale" draw:z-index="161"><draw:object xlink:href="./Object 121" xlink:type="simple" xlink:show="embed" xlink:actuate="onLoad"/><draw:image xlink:href="./ObjectReplacements/Object 121" xlink:type="simple" xlink:show="embed" xlink:actuate="onLoad"/></draw:frame><text:span text:style-name="Car._20_predefinito_20_paragrafo"><text:span text:style-name="T33"> <text:tab/><text:tab/><text:tab/><text:tab/><text:tab/></text:span></text:span><draw:frame draw:style-name="fr3" draw:name="132" text:anchor-type="as-char" svg:width="0.582cm" style:rel-width="scale" svg:height="0.953cm" style:rel-height="scale" draw:z-index="162"><draw:object xlink:href="./Object 122" xlink:type="simple" xlink:show="embed" xlink:actuate="onLoad"/><draw:image xlink:href="./ObjectReplacements/Object 122" xlink:type="simple" xlink:show="embed" xlink:actuate="onLoad"/></draw:frame><text:span text:style-name="Car._20_predefinito_20_paragrafo"><text:span text:style-name="T33"> = </text:span></text:span><draw:frame draw:style-name="fr3" draw:name="133" text:anchor-type="as-char" svg:width="2.275cm" style:rel-width="scale" svg:height="1.032cm" style:rel-height="scale" draw:z-index="163"><draw:object xlink:href="./Object 123" xlink:type="simple" xlink:show="embed" xlink:actuate="onLoad"/><draw:image xlink:href="./ObjectReplacements/Object 123" xlink:type="simple" xlink:show="embed" xlink:actuate="onLoad"/></draw:frame></text:p>
      <text:p text:style-name="P37"/>
      <text:p text:style-name="P47"><draw:frame draw:style-name="fr3" draw:name="134" text:anchor-type="as-char" svg:width="0.476cm" style:rel-width="scale" svg:height="0.953cm" style:rel-height="scale" draw:z-index="164"><draw:object xlink:href="./Object 124" xlink:type="simple" xlink:show="embed" xlink:actuate="onLoad"/><draw:image xlink:href="./ObjectReplacements/Object 124" xlink:type="simple" xlink:show="embed" xlink:actuate="onLoad"/></draw:frame><text:span text:style-name="Car._20_predefinito_20_paragrafo"><text:span text:style-name="T33"> = </text:span></text:span><draw:frame draw:style-name="fr3" draw:name="135" text:anchor-type="as-char" svg:width="2.275cm" style:rel-width="scale" svg:height="0.979cm" style:rel-height="scale" draw:z-index="165"><draw:object xlink:href="./Object 125" xlink:type="simple" xlink:show="embed" xlink:actuate="onLoad"/><draw:image xlink:href="./ObjectReplacements/Object 125" xlink:type="simple" xlink:show="embed" xlink:actuate="onLoad"/></draw:frame><text:span text:style-name="Car._20_predefinito_20_paragrafo"><text:span text:style-name="T33"><text:tab/><text:tab/><text:tab/><text:tab/></text:span></text:span><draw:frame draw:style-name="fr3" draw:name="136" text:anchor-type="as-char" svg:width="0.476cm" style:rel-width="scale" svg:height="0.953cm" style:rel-height="scale" draw:z-index="166"><draw:object xlink:href="./Object 126" xlink:type="simple" xlink:show="embed" xlink:actuate="onLoad"/><draw:image xlink:href="./ObjectReplacements/Object 126" xlink:type="simple" xlink:show="embed" xlink:actuate="onLoad"/></draw:frame><text:span text:style-name="Car._20_predefinito_20_paragrafo"><text:span text:style-name="T33"> = </text:span></text:span><draw:frame draw:style-name="fr3" draw:name="137" text:anchor-type="as-char" svg:width="2.011cm" style:rel-width="scale" svg:height="0.979cm" style:rel-height="scale" draw:z-index="167"><draw:object xlink:href="./Object 127" xlink:type="simple" xlink:show="embed" xlink:actuate="onLoad"/><draw:image xlink:href="./ObjectReplacements/Object 127" xlink:type="simple" xlink:show="embed" xlink:actuate="onLoad"/></draw:frame></text:p>
      <text:p text:style-name="P37"/>
      <text:p text:style-name="P47"><draw:frame draw:style-name="fr3" draw:name="138" text:anchor-type="as-char" svg:width="0.37cm" style:rel-width="scale" svg:height="0.503cm" style:rel-height="scale" draw:z-index="168"><draw:object xlink:href="./Object 128" xlink:type="simple" xlink:show="embed" xlink:actuate="onLoad"/><draw:image xlink:href="./ObjectReplacements/Object 128" xlink:type="simple" xlink:show="embed" xlink:actuate="onLoad"/></draw:frame><text:span text:style-name="Car._20_predefinito_20_paragrafo"><text:span text:style-name="T33"> = </text:span></text:span><draw:frame draw:style-name="fr3" draw:name="139" text:anchor-type="as-char" svg:width="16.166cm" style:rel-width="scale" svg:height="1.508cm" style:rel-height="scale" draw:z-index="169"><draw:object xlink:href="./Object 129" xlink:type="simple" xlink:show="embed" xlink:actuate="onLoad"/><draw:image xlink:href="./ObjectReplacements/Object 129" xlink:type="simple" xlink:show="embed" xlink:actuate="onLoad"/></draw:frame></text:p>
      <text:p text:style-name="P37"/>
      <text:p text:style-name="P47"><text:soft-page-break/><text:span text:style-name="Car._20_predefinito_20_paragrafo"><text:span text:style-name="T53">I valori dei vari errori infinitesimi delle variabili (</text:span></text:span><draw:frame draw:style-name="fr3" draw:name="140" text:anchor-type="as-char" svg:width="2.646cm" style:rel-width="scale" svg:height="0.503cm" style:rel-height="scale" draw:z-index="170"><draw:object xlink:href="./Object 130" xlink:type="simple" xlink:show="embed" xlink:actuate="onLoad"/><draw:image xlink:href="./ObjectReplacements/Object 130" xlink:type="simple" xlink:show="embed" xlink:actuate="onLoad"/></draw:frame><text:span text:style-name="Car._20_predefinito_20_paragrafo"><text:span text:style-name="T33">) sono stati ricavati dai rispettivi errori sulle variabili stesse, tranne l’errore sull’accelerazione di gravità (</text:span></text:span><draw:frame draw:style-name="fr3" draw:name="141" text:anchor-type="as-char" svg:width="0.45cm" style:rel-width="scale" svg:height="0.503cm" style:rel-height="scale" draw:z-index="171"><draw:object xlink:href="./Object 131" xlink:type="simple" xlink:show="embed" xlink:actuate="onLoad"/><draw:image xlink:href="./ObjectReplacements/Object 131" xlink:type="simple" xlink:show="embed" xlink:actuate="onLoad"/></draw:frame><text:span text:style-name="Car._20_predefinito_20_paragrafo"><text:span text:style-name="T33">) che è stato considerato nullo a causa della grande accuratezza con la quale è stata misurata sperimentalmente tale grandezza.</text:span></text:span></text:p>
      <text:p text:style-name="P70"><text:span text:style-name="Car._20_predefinito_20_paragrafo"><text:span text:style-name="T31">I</text:span></text:span><text:span text:style-name="Car._20_predefinito_20_paragrafo"><text:span text:style-name="T51"> best </text:span></text:span><text:span text:style-name="Car._20_predefinito_20_paragrafo"><text:span text:style-name="T31">= I ± ʃ I</text:span></text:span></text:p>
      <text:p text:style-name="P70"><text:span text:style-name="Car._20_predefinito_20_paragrafo"><text:span text:style-name="T30">I = 0,110 kg • m</text:span></text:span><text:span text:style-name="Car._20_predefinito_20_paragrafo"><text:span text:style-name="T65">2</text:span></text:span></text:p>
      <text:p text:style-name="P70"><text:span text:style-name="Car._20_predefinito_20_paragrafo"><text:span text:style-name="T30">ʃ I =0,007 kg • m</text:span></text:span><text:span text:style-name="Car._20_predefinito_20_paragrafo"><text:span text:style-name="T65">2</text:span></text:span></text:p>
      <text:p text:style-name="P70"><text:span text:style-name="Car._20_predefinito_20_paragrafo"><text:span text:style-name="T30">I</text:span></text:span><text:span text:style-name="Car._20_predefinito_20_paragrafo"><text:span text:style-name="T50"> best</text:span></text:span><text:span text:style-name="Car._20_predefinito_20_paragrafo"><text:span text:style-name="T30">= (0,110 ± 0,007) kg • m</text:span></text:span><text:span text:style-name="Car._20_predefinito_20_paragrafo"><text:span text:style-name="T65">2</text:span></text:span></text:p>
      <text:p text:style-name="P95"/>
      <text:p text:style-name="P97">2.6 DISCUSSIONE DEI DATI E CONCLUSIONE</text:p>
      <text:p text:style-name="P8"/>
      <text:p text:style-name="P48"><text:span text:style-name="Car._20_predefinito_20_paragrafo"><text:span text:style-name="T9">In quest’esperienza di laboratorio è stato studiato il moto di rotazione di un volano e l’effetto che il fenomeno dell’inerzia ha su di esso, cercando di calcolarne il valore. A questo scopo sono stati impiegati i dati raccolti durante il moto di accelerazione e di decelerazione del volano. Dai risultati ottenuti è stato ricavato un valore dell’inerzia di </text:span></text:span><text:span text:style-name="Car._20_predefinito_20_paragrafo"><text:span text:style-name="T16">(0,110 ± 0,007) kg • m</text:span></text:span><text:span text:style-name="Car._20_predefinito_20_paragrafo"><text:span text:style-name="T57">2</text:span></text:span><text:span text:style-name="Car._20_predefinito_20_paragrafo"><text:span text:style-name="T9">. Questo dato è caratterizzato da una incertezza che potrebbe essere causata principalmente da errori accidentali, causati dalla scarsa reattività nell’utilizzo del cronometro e specialmente da errori di parallassi durante la preparazione dell’esperimento. Purtroppo, bisogna ammettere una certa discrepanza nella serie di misurazioni utili a determinare il diametro e la massa del perno del volano. Dunque si è ricorsi all’impiego di una media algebrica dei valori ottenuti quando è stato necessario utilizzare questi dati e questo evento potrebbe aver causato un errore nel risultato finale del calcolo dell’inerzia. Quindi per poter essere sicuri di tale risultato bisognerebbe ripetere le misurazioni relative al perno e, in caso della scoperta di un dato differente, ripetere i calcoli.</text:span></text:span></text:p>
      <text:p text:style-name="P48"><text:span text:style-name="Car._20_predefinito_20_paragrafo"><text:span text:style-name="T9">Misurare l’incertezza sul momento di inerzia e notare il </text:span></text:span><text:span text:style-name="Car._20_predefinito_20_paragrafo"><text:span text:style-name="T21">contributo maggiore dato dal termine </text:span></text:span><draw:frame draw:style-name="fr3" draw:name="142" text:anchor-type="as-char" svg:width="0.503cm" style:rel-width="scale" svg:height="0.503cm" style:rel-height="scale" draw:z-index="172"><draw:object xlink:href="./Object 132" xlink:type="simple" xlink:show="embed" xlink:actuate="onLoad"/><draw:image xlink:href="./ObjectReplacements/Object 132" xlink:type="simple" xlink:show="embed" xlink:actuate="onLoad"/></draw:frame><text:span text:style-name="Car._20_predefinito_20_paragrafo"><text:span text:style-name="T9">ha sottolineato l’importanza del considerare e saper gestire gli errori da parte degli operatori. Infatti ogni misurazione ha un’incertezza intrinseca e un certo errore difficilmente eliminabile. L’utilizzo del metodo dei minimi quadrati ha permesso di approfondire questi aspetti e di ottenere risultati più affidabili: un concetto fondamentale in campo sperimentale.</text:span></text:span></text:p>
      <text:p text:style-name="P31"><text:s/></text:p>
      <text:p text:style-name="P31"/>
      <text:p text:style-name="P31"><text:s/></text:p>
      <text:p text:style-name="P39"/>
      <text:p text:style-name="P39"/>
      <text:p text:style-name="P39"/>
      <text:p text:style-name="P39"/>
      <text:p text:style-name="P39"/>
      <text:p text:style-name="P39"><text:soft-page-break/></text:p>
      <text:p text:style-name="P39"/>
      <text:p text:style-name="P38"/>
      <text:p text:style-name="P39">Bibliografia</text:p>
      <text:p text:style-name="P24"/>
      <text:p text:style-name="P48"><text:span text:style-name="Car._20_predefinito_20_paragrafo"><text:span text:style-name="T39">1) P. Mazzoldi, M. Nigro, C. Voci, </text:span></text:span><text:span text:style-name="Car._20_predefinito_20_paragrafo"><text:span text:style-name="T40">Elementi di fisica meccanica</text:span></text:span><text:span text:style-name="Car._20_predefinito_20_paragrafo"><text:span text:style-name="T39">, EdiSES, Napoli, 2001;</text:span></text:span></text:p>
      <text:p text:style-name="P123"/>
      <text:p text:style-name="P48"><text:span text:style-name="Car._20_predefinito_20_paragrafo"><text:span text:style-name="T39">2)A. Caforio, A.Ferilli, </text:span></text:span><text:span text:style-name="Car._20_predefinito_20_paragrafo"><text:span text:style-name="T40">Il senso della fisica,</text:span></text:span><text:span text:style-name="Car._20_predefinito_20_paragrafo"><text:span text:style-name="T39"> LE MONNIER SCUOLA, Milano, 2009; </text:span></text:span></text:p>
      <text:p text:style-name="P27"/>
      <text:p text:style-name="P27">3)Appunti di lezione e materiale didattico del corso di FISICA GENERALE 1 E LABORATORIO dell’Università degli studi di Venezia AA 2013-2014.</text:p>
      <text:p text:style-name="P14"/>
      <text:p text:style-name="P14"/>
      <text:p text:style-name="P16"/>
      <text:p text:style-name="P16"/>
      <text:p text:style-name="P16"/>
      <text:p text:style-name="P16"/>
      <text:p text:style-name="P16"/>
      <text:p text:style-name="P16"/>
      <text:p text:style-name="P16"/>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mily-generic="roman"/>
    <style:font-face style:name="Courier New" svg:font-family="'Courier New'" style:font-family-generic="modern" style:font-pitch="fixed"/>
    <style:font-face style:name="Cambria" svg:font-family="Cambria"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it" fo:country="IT"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it" fo:country="IT"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2" style:display-name="Heading 2" style:family="paragraph" style:parent-style-name="Normale" style:next-style-name="Normale" style:default-outline-level="2" style:class="text">
      <style:paragraph-properties fo:margin-top="0.353cm" fo:margin-bottom="0cm" style:contextual-spacing="false" fo:keep-together="always" fo:hyphenation-ladder-count="no-limit" fo:keep-with-next="always"/>
      <style:text-properties fo:color="#4f81bd" style:font-name="Cambria" fo:font-family="Cambria" style:font-family-generic="roman" style:font-pitch="variable" fo:font-size="13pt" fo:font-weight="bold" style:font-name-asian="SimSun" style:font-family-asian="SimSun" style:font-family-generic-asian="system"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4" style:display-name="Heading 4" style:family="paragraph" style:parent-style-name="Normale" style:default-outline-level="4" style:class="text">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zh" style:country-asian="CN" style:font-weight-asian="bold" style:font-name-complex="Times New Roman" style:font-family-complex="'Times New Roman'" style:font-family-generic-complex="roman" style:font-pitch-complex="variable" style:font-size-complex="12pt" style:font-weight-complex="bold" fo:hyphenate="false"/>
    </style:style>
    <style:style style:name="Normale" style:family="paragraph">
      <style:paragraph-properties fo:hyphenation-ladder-count="no-limit"/>
      <style:text-properties fo:hyphenate="false"/>
    </style:style>
    <style:style style:name="Testo_20_fumetto" style:display-name="Testo fumetto" style:family="paragraph" style:parent-style-name="Normale">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aragrafo_20_elenco" style:display-name="Paragrafo elenco" style:family="paragraph" style:parent-style-name="Normale">
      <style:paragraph-properties fo:margin-left="1.27cm" fo:margin-right="0cm" fo:hyphenation-ladder-count="no-limit" fo:text-indent="0cm" style:auto-text-indent="false">
        <style:tab-stops/>
      </style:paragraph-properties>
      <style:text-properties fo:hyphenate="false"/>
    </style:style>
    <style:style style:name="Caption" style:family="paragraph" style:parent-style-name="Normale" style:next-style-name="Normale"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Nessuna_20_spaziatura" style:display-name="Nessuna spaziatura" style:family="paragraph">
      <style:paragraph-properties fo:margin-top="0cm" fo:margin-bottom="0cm" style:contextual-spacing="false" fo:line-height="100%" fo:hyphenation-ladder-count="no-limit"/>
      <style:text-properties fo:hyphenate="false"/>
    </style:style>
    <style:style style:name="Header" style:family="paragraph" style:parent-style-name="Normale" style:class="extra">
      <style:paragraph-properties fo:margin-top="0cm" fo:margin-bottom="0cm" style:contextual-spacing="false" fo:line-height="100%"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margin-top="0cm" fo:margin-bottom="0cm" style:contextual-spacing="false" fo:line-height="100%" fo:hyphenation-ladder-count="no-limit">
        <style:tab-stops>
          <style:tab-stop style:position="8.5cm" style:type="center"/>
          <style:tab-stop style:position="17cm" style:type="right"/>
        </style:tab-stops>
      </style:paragraph-properties>
      <style:text-properties fo:hyphenate="false"/>
    </style:style>
    <style:style style:name="Default" style:family="paragraph">
      <style:paragraph-properties fo:margin-top="0cm" fo:margin-bottom="0cm" style:contextual-spacing="false" fo:line-height="100%" fo:hyphenation-ladder-count="no-limit" style:text-autospace="none"/>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style:style>
    <style:style style:name="Normale_20__28_Web_29_" style:display-name="Normale (Web)" style:family="paragraph" style:parent-style-name="Normale">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fo:hyphenate="false"/>
    </style:style>
    <style:style style:name="Testo_20_nota_20_di_20_chiusura" style:display-name="Testo nota di chiusura" style:family="paragraph" style:parent-style-name="Normale">
      <style:paragraph-properties fo:margin-top="0cm" fo:margin-bottom="0cm" style:contextual-spacing="false" fo:line-height="100%" fo:hyphenation-ladder-count="no-limit"/>
      <style:text-properties fo:font-size="10pt" style:font-size-asian="10pt" style:font-size-complex="10pt" fo:hyphenate="false"/>
    </style:style>
    <style:style style:name="Testo_20_nota_20_a_20_piè_20_di_20_pagina" style:display-name="Testo nota a piè di pagina" style:family="paragraph" style:parent-style-name="Normale">
      <style:paragraph-properties fo:margin-top="0cm" fo:margin-bottom="0cm" style:contextual-spacing="false" fo:line-height="100%" fo:hyphenation-ladder-count="no-limit"/>
      <style:text-properties fo:font-size="10pt" style:font-size-asian="10pt" style:font-size-complex="10pt" fo:hyphenate="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Car._20_predefinito_20_paragrafo" style:display-name="Car. predefinito paragrafo" style:family="text"/>
    <style:style style:name="Testo_20_fumetto_20_Carattere" style:display-name="Testo fumetto Carattere" style:family="text" style:parent-style-name="Car._20_predefinito_20_paragrafo">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sto_20_segnaposto" style:display-name="Testo segnaposto" style:family="text" style:parent-style-name="Car._20_predefinito_20_paragrafo">
      <style:text-properties fo:color="#808080"/>
    </style:style>
    <style:style style:name="Intestazione_20_Carattere" style:display-name="Intestazione Carattere" style:family="text" style:parent-style-name="Car._20_predefinito_20_paragrafo"/>
    <style:style style:name="Piè_20_di_20_pagina_20_Carattere" style:display-name="Piè di pagina Carattere" style:family="text" style:parent-style-name="Car._20_predefinito_20_paragrafo"/>
    <style:style style:name="apple-converted-space" style:family="text" style:parent-style-name="Car._20_predefinito_20_paragrafo"/>
    <style:style style:name="aj1m855x95" style:family="text" style:parent-style-name="Car._20_predefinito_20_paragrafo"/>
    <style:style style:name="Titolo_20_4_20_Carattere" style:display-name="Titolo 4 Carattere" style:family="text" style:parent-style-name="Car._20_predefinito_20_paragrafo">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zh" style:country-asian="CN" style:font-weight-asian="bold" style:font-name-complex="Times New Roman" style:font-family-complex="'Times New Roman'" style:font-family-generic-complex="roman" style:font-pitch-complex="variable" style:font-size-complex="12pt" style:font-weight-complex="bold"/>
    </style:style>
    <style:style style:name="Collegamento_20_ipertestuale" style:display-name="Collegamento ipertestuale"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Enfasi_20__28_corsivo_29_" style:display-name="Enfasi (corsivo)" style:family="text" style:parent-style-name="Car._20_predefinito_20_paragrafo">
      <style:text-properties fo:font-style="italic" style:font-style-asian="italic" style:font-style-complex="italic"/>
    </style:style>
    <style:style style:name="sc" style:family="text" style:parent-style-name="Car._20_predefinito_20_paragrafo"/>
    <style:style style:name="Titolo_20_2_20_Carattere" style:display-name="Titolo 2 Carattere" style:family="text" style:parent-style-name="Car._20_predefinito_20_paragrafo">
      <style:text-properties fo:color="#4f81bd" style:font-name="Cambria" fo:font-family="Cambria" style:font-family-generic="roman" style:font-pitch="variable" fo:font-size="13pt" fo:font-weight="bold" style:font-name-asian="SimSun" style:font-family-asian="SimSun" style:font-family-generic-asian="system"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octoggle" style:family="text" style:parent-style-name="Car._20_predefinito_20_paragrafo"/>
    <style:style style:name="tocnumber" style:family="text" style:parent-style-name="Car._20_predefinito_20_paragrafo"/>
    <style:style style:name="toctext" style:family="text" style:parent-style-name="Car._20_predefinito_20_paragrafo"/>
    <style:style style:name="mw-headline" style:family="text" style:parent-style-name="Car._20_predefinito_20_paragrafo"/>
    <style:style style:name="mw-editsection" style:family="text" style:parent-style-name="Car._20_predefinito_20_paragrafo"/>
    <style:style style:name="mw-editsection-bracket" style:family="text" style:parent-style-name="Car._20_predefinito_20_paragrafo"/>
    <style:style style:name="mw-editsection-divider" style:family="text" style:parent-style-name="Car._20_predefinito_20_paragrafo"/>
    <style:style style:name="Testo_20_nota_20_di_20_chiusura_20_Carattere" style:display-name="Testo nota di chiusura Carattere" style:family="text" style:parent-style-name="Car._20_predefinito_20_paragrafo">
      <style:text-properties fo:font-size="10pt" style:font-size-asian="10pt" style:font-size-complex="10pt"/>
    </style:style>
    <style:style style:name="Rimando_20_nota_20_di_20_chiusura" style:display-name="Rimando nota di chiusura" style:family="text" style:parent-style-name="Car._20_predefinito_20_paragrafo">
      <style:text-properties style:text-position="super 64%"/>
    </style:style>
    <style:style style:name="Testo_20_nota_20_a_20_piè_20_di_20_pagina_20_Carattere" style:display-name="Testo nota a piè di pagina Carattere" style:family="text" style:parent-style-name="Car._20_predefinito_20_paragrafo">
      <style:text-properties fo:font-size="10pt" style:font-size-asian="10pt" style:font-size-complex="10pt"/>
    </style:style>
    <style:style style:name="Rimando_20_nota_20_a_20_piè_20_di_20_pagina" style:display-name="Rimando nota a piè di pagina" style:family="text" style:parent-style-name="Car._20_predefinito_20_paragrafo">
      <style:text-properties style:text-position="super 64%"/>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5LVL2" style:display-name="WW_CharLFO5LVL2" style:family="text">
      <style:text-properties fo:font-size="12pt" style:font-size-asian="12pt" style:font-size-complex="12pt"/>
    </style:style>
    <style:style style:name="WW_5f_CharLFO5LVL3" style:display-name="WW_CharLFO5LVL3" style:family="text">
      <style:text-properties style:font-name="Symbol" fo:font-family="Symbol" style:font-family-generic="roman" style:font-pitch="variable" style:font-charset="x-symbol"/>
    </style:style>
    <style:style style:name="WW_5f_CharLFO7LVL2" style:display-name="WW_CharLFO7LVL2" style:family="text">
      <style:text-properties fo:font-weight="bold" style:font-weight-asian="bold"/>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fo:font-size="10pt" style:font-size-asian="10pt"/>
    </style:style>
    <style:style style:name="WW_5f_CharLFO9LVL3" style:display-name="WW_CharLFO9LVL3" style:family="text">
      <style:text-properties style:font-name="Wingdings" fo:font-family="Wingdings" style:font-family-generic="system" style:font-pitch="variable" style:font-charset="x-symbol" fo:font-size="10pt" style:font-size-asian="10pt"/>
    </style:style>
    <style:style style:name="WW_5f_CharLFO9LVL4" style:display-name="WW_CharLFO9LVL4" style:family="text">
      <style:text-properties style:font-name="Wingdings" fo:font-family="Wingdings" style:font-family-generic="system" style:font-pitch="variable" style:font-charset="x-symbol" fo:font-size="10pt" style:font-size-asian="10pt"/>
    </style:style>
    <style:style style:name="WW_5f_CharLFO9LVL5" style:display-name="WW_CharLFO9LVL5" style:family="text">
      <style:text-properties style:font-name="Wingdings" fo:font-family="Wingdings" style:font-family-generic="system" style:font-pitch="variable" style:font-charset="x-symbol" fo:font-size="10pt" style:font-size-asian="10pt"/>
    </style:style>
    <style:style style:name="WW_5f_CharLFO9LVL6" style:display-name="WW_CharLFO9LVL6" style:family="text">
      <style:text-properties style:font-name="Wingdings" fo:font-family="Wingdings" style:font-family-generic="system" style:font-pitch="variable" style:font-charset="x-symbol" fo:font-size="10pt" style:font-size-asian="10pt"/>
    </style:style>
    <style:style style:name="WW_5f_CharLFO9LVL7" style:display-name="WW_CharLFO9LVL7" style:family="text">
      <style:text-properties style:font-name="Wingdings" fo:font-family="Wingdings" style:font-family-generic="system" style:font-pitch="variable" style:font-charset="x-symbol" fo:font-size="10pt" style:font-size-asian="10pt"/>
    </style:style>
    <style:style style:name="WW_5f_CharLFO9LVL8" style:display-name="WW_CharLFO9LVL8" style:family="text">
      <style:text-properties style:font-name="Wingdings" fo:font-family="Wingdings" style:font-family-generic="system" style:font-pitch="variable" style:font-charset="x-symbol" fo:font-size="10pt" style:font-size-asian="10pt"/>
    </style:style>
    <style:style style:name="WW_5f_CharLFO9LVL9" style:display-name="WW_CharLFO9LVL9" style:family="text">
      <style:text-properties style:font-name="Wingdings" fo:font-family="Wingdings" style:font-family-generic="system" style:font-pitch="variable" style:font-charset="x-symbol" fo:font-size="10pt" style:font-size-asian="10pt"/>
    </style:style>
    <style:style style:name="WW_5f_CharLFO14LVL1" style:display-name="WW_CharLFO14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7LVL2" style:display-name="WW_CharLFO17LVL2" style:family="text">
      <style:text-properties fo:font-size="12pt" style:font-size-asian="12pt" style:font-size-complex="12pt"/>
    </style:style>
    <style:style style:name="WW_5f_CharLFO17LVL3" style:display-name="WW_CharLFO17LVL3" style:family="text">
      <style:text-properties style:font-name="Symbol" fo:font-family="Symbol" style:font-family-generic="roman"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9" style:family="graphic"/>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Rimando_20_nota_20_a_20_piè_20_di_20_pagina" text:citation-body-style-name="Rimando_20_nota_20_a_20_piè_20_di_20_pagina" style:num-format="1" text:start-value="0" text:footnotes-position="page" text:start-numbering-at="document"/>
    <text:notes-configuration text:note-class="endnote" text:citation-style-name="Rimando_20_nota_20_di_20_chiusura" text:citation-body-style-name="Rimando_20_nota_20_di_20_chiusura"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style:writing-mode="lr-tb" style:font-independent-line-spacing="false"/>
    </style:style>
    <style:style style:name="MT1" style:family="text">
      <style:text-properties style:language-asian="it" style:country-asian="IT"/>
    </style:style>
    <style:style style:name="Mgr1" style:family="graphic">
      <style:graphic-properties style:run-through="background" style:vertical-pos="from-top" style:horizontal-pos="from-left" style:horizontal-rel="paragraph" draw:wrap-influence-on-position="once-concurrent" style:flow-with-text="false"/>
    </style:style>
    <style:style style:name="Mgr2" style:family="graphic">
      <style:graphic-properties draw:stroke="none" draw:fill="none" draw:textarea-horizontal-align="left" draw:textarea-vertical-align="middle" draw:auto-grow-height="false" draw:auto-grow-width="false" fo:padding-top="0cm" fo:padding-bottom="0cm" fo:padding-left="0cm" fo:padding-right="0cm" fo:wrap-option="wrap" style:run-through="background"/>
    </style:style>
    <style:style style:name="Mgr3" style:family="graphic">
      <style:graphic-properties style:run-through="background"/>
    </style:style>
    <style:style style:name="Mgr4" style:family="graphic">
      <style:graphic-properties draw:stroke="none" draw:fill="solid" draw:fill-color="#84a2c6" draw:opacity="100%" style:run-through="backgroun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span text:style-name="Car._20_predefinito_20_paragrafo"><text:span text:style-name="MT1"><draw:g text:anchor-type="as-char" svg:y="0cm" draw:z-index="37" draw:name="Gruppo 62" draw:style-name="Mgr1"><draw:frame draw:name="Text Box 63" draw:style-name="Mgr2" draw:text-style-name="MP2" svg:width="1.161cm" svg:height="0.509cm" svg:x="0cm" svg:y="0.108cm"><draw:text-box><text:p/></draw:text-box></draw:frame><draw:g draw:name="Group 64" draw:style-name="Mgr3"><draw:custom-shape draw:name="Oval 65" draw:style-name="Mgr4" svg:width="0.128cm" svg:height="0.128cm" svg:x="0.252cm" svg:y="0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draw:name="Oval 66" draw:style-name="Mgr4" svg:width="0.128cm" svg:height="0.128cm" svg:x="0.517cm" svg:y="0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draw:name="Oval 67" draw:style-name="Mgr4" svg:width="0.128cm" svg:height="0.128cm" svg:x="0.781cm" svg:y="0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draw:g></text:span></text:span></text:p>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alessia</meta:initial-creator>
    <meta:creation-date>2016-10-23T21:53:00Z</meta:creation-date>
    <dc:date>2016-11-07T15:56:47.323899328</dc:date>
    <meta:editing-cycles>3</meta:editing-cycles>
    <meta:editing-duration>PT4M</meta:editing-duration>
    <meta:document-statistic meta:table-count="15" meta:image-count="5" meta:object-count="131" meta:page-count="27" meta:paragraph-count="989" meta:word-count="3864" meta:character-count="22079" meta:non-whitespace-character-count="18617"/>
    <meta:template xlink:type="simple" xlink:actuate="onRequest" xlink:title="" xlink:href="Normal.dotm"/>
  </office:meta>
</office:document-meta>
</file>

<file path=Object 1/content.xml><?xml version="1.0" encoding="utf-8"?>
<mml:math xmlns:mml="http://www.w3.org/1998/Math/MathML" xmlns:m="http://schemas.openxmlformats.org/officeDocument/2006/math">
  <mml:mover accent="true">
    <mml:mrow>
      <mml:mi mathvariant="normal">x</mml:mi>
    </mml:mrow>
    <mml:mo>-</mml:mo>
  </mml:mover>
</mml:math>
</file>

<file path=Object 10/content.xml><?xml version="1.0" encoding="utf-8"?>
<mml:math xmlns:mml="http://www.w3.org/1998/Math/MathML" xmlns:m="http://schemas.openxmlformats.org/officeDocument/2006/math">
  <mml:mover accent="true">
    <mml:mrow>
      <mml:mi mathvariant="normal">x</mml:mi>
    </mml:mrow>
    <mml:mo>-</mml:mo>
  </mml:mover>
</mml:math>
</file>

<file path=Object 100/content.xml><?xml version="1.0" encoding="utf-8"?>
<math xmlns="http://www.w3.org/1998/Math/MathML" display="block">
  <semantics>
    <mrow>
      <mrow>
        <msub>
          <mo stretchy="false">∫</mo>
          <mstyle mathvariant="italic">
            <msubsup>
              <mtext>θ</mtext>
              <mrow>
                <mstyle mathvariant="italic">
                  <mtext>i</mtext>
                </mstyle>
                <mstyle mathvariant="italic">
                  <mtext>n</mtext>
                </mstyle>
                <mstyle mathvariant="italic">
                  <mtext>i</mtext>
                </mstyle>
                <mstyle mathvariant="italic">
                  <mtext>z</mtext>
                </mstyle>
              </mrow>
              <mstyle mathvariant="italic">
                <msub>
                  <mtext>θ</mtext>
                  <mrow>
                    <mstyle mathvariant="italic">
                      <mtext>f</mtext>
                    </mstyle>
                    <mstyle mathvariant="italic">
                      <mtext>i</mtext>
                    </mstyle>
                    <mstyle mathvariant="italic">
                      <mtext>n</mtext>
                    </mstyle>
                  </mrow>
                </msub>
              </mstyle>
            </msubsup>
          </mstyle>
        </msub>
        <mrow>
          <mrow>
            <mo stretchy="false">(</mo>
            <mo stretchy="false">−</mo>
            <msub>
              <mrow>
                <mo stretchy="false">−</mo>
                <mstyle mathvariant="italic">
                  <mtext>M</mtext>
                </mstyle>
              </mrow>
              <mrow>
                <mstyle mathvariant="italic">
                  <mtext>A</mtext>
                </mstyle>
                <mstyle mathvariant="italic">
                  <mtext>T</mtext>
                </mstyle>
                <mstyle mathvariant="italic">
                  <mtext>T</mtext>
                </mstyle>
              </mrow>
            </msub>
          </mrow>
          <mo stretchy="false">)</mo>
        </mrow>
      </mrow>
      <mstyle mathvariant="italic">
        <mtext>d</mtext>
      </mstyle>
      <mstyle mathvariant="italic">
        <mtext>θ</mtext>
      </mstyle>
    </mrow>
    <annotation encoding="StarMath 5.0">{{ int_italic "θ"_{italic "i" italic "n" italic "i" italic "z"}^italic "θ"_{italic "f" italic "i" italic "n"} { \(  - {-italic "M"}_{italic "A" italic "T" italic "T"}  \)}} italic "d" italic "θ"}</annotation>
  </semantics>
</math>
</file>

<file path=Object 101/content.xml><?xml version="1.0" encoding="utf-8"?>
<math xmlns="http://www.w3.org/1998/Math/MathML" display="block">
  <semantics>
    <mrow>
      <mo fence="true" stretchy="true">(</mo>
      <mrow>
        <mtable>
          <mtr>
            <mtd>
              <mrow>
                <mfrac>
                  <mstyle mathvariant="italic">
                    <mtext>1</mtext>
                  </mstyle>
                  <mstyle mathvariant="italic">
                    <mtext>2</mtext>
                  </mstyle>
                </mfrac>
                <mstyle mathvariant="italic">
                  <mtext>I</mtext>
                </mstyle>
                <mrow>
                  <mrow>
                    <mo fence="true" stretchy="true">(</mo>
                    <mrow>
                      <mrow>
                        <mstyle mathvariant="italic">
                          <msubsup>
                            <mtext>ω</mtext>
                            <mrow>
                              <mstyle mathvariant="italic">
                                <mtext>f</mtext>
                              </mstyle>
                              <mstyle mathvariant="italic">
                                <mtext>i</mtext>
                              </mstyle>
                              <mstyle mathvariant="italic">
                                <mtext>n</mtext>
                              </mstyle>
                            </mrow>
                            <mstyle mathvariant="italic">
                              <mtext>2</mtext>
                            </mstyle>
                          </msubsup>
                        </mstyle>
                        <mo stretchy="false">−</mo>
                        <mstyle mathvariant="italic">
                          <msubsup>
                            <mtext>ω</mtext>
                            <mrow>
                              <mstyle mathvariant="italic">
                                <mtext>i</mtext>
                              </mstyle>
                              <mstyle mathvariant="italic">
                                <mtext>n</mtext>
                              </mstyle>
                              <mstyle mathvariant="italic">
                                <mtext>i</mtext>
                              </mstyle>
                              <mstyle mathvariant="italic">
                                <mtext>z</mtext>
                              </mstyle>
                            </mrow>
                            <mstyle mathvariant="italic">
                              <mtext>2</mtext>
                            </mstyle>
                          </msubsup>
                        </mstyle>
                      </mrow>
                    </mrow>
                    <mo fence="true" stretchy="true">)</mo>
                  </mrow>
                  <mo stretchy="false">=</mo>
                  <mrow>
                    <msub>
                      <mo stretchy="false">∫</mo>
                      <mstyle mathvariant="italic">
                        <msubsup>
                          <mtext>θ</mtext>
                          <mrow>
                            <mstyle mathvariant="italic">
                              <mtext>i</mtext>
                            </mstyle>
                            <mstyle mathvariant="italic">
                              <mtext>n</mtext>
                            </mstyle>
                            <mstyle mathvariant="italic">
                              <mtext>i</mtext>
                            </mstyle>
                            <mstyle mathvariant="italic">
                              <mtext>z</mtext>
                            </mstyle>
                          </mrow>
                          <mstyle mathvariant="italic">
                            <msub>
                              <mtext>θ</mtext>
                              <mrow>
                                <mstyle mathvariant="italic">
                                  <mtext>f</mtext>
                                </mstyle>
                                <mstyle mathvariant="italic">
                                  <mtext>i</mtext>
                                </mstyle>
                                <mstyle mathvariant="italic">
                                  <mtext>n</mtext>
                                </mstyle>
                              </mrow>
                            </msub>
                          </mstyle>
                        </msubsup>
                      </mstyle>
                    </msub>
                    <mrow>
                      <mrow>
                        <mo stretchy="false">(</mo>
                        <mo stretchy="false">−</mo>
                        <msub>
                          <mrow>
                            <mo stretchy="false">−</mo>
                            <mstyle mathvariant="italic">
                              <mtext>M</mtext>
                            </mstyle>
                          </mrow>
                          <mrow>
                            <mstyle mathvariant="italic">
                              <mtext>A</mtext>
                            </mstyle>
                            <mstyle mathvariant="italic">
                              <mtext>T</mtext>
                            </mstyle>
                            <mstyle mathvariant="italic">
                              <mtext>T</mtext>
                            </mstyle>
                          </mrow>
                        </msub>
                      </mrow>
                      <mo stretchy="false">)</mo>
                    </mrow>
                  </mrow>
                </mrow>
                <mstyle mathvariant="italic">
                  <mtext>d</mtext>
                </mstyle>
                <mstyle mathvariant="italic">
                  <mtext>θ</mtext>
                </mstyle>
                <mstyle mathvariant="italic">
                  <mtext> </mtext>
                </mstyle>
              </mrow>
            </mtd>
          </mtr>
          <mtr>
            <mtd>
              <mrow>
                <mrow>
                  <mo stretchy="false">−</mo>
                  <msub>
                    <mrow>
                      <mo stretchy="false">−</mo>
                      <mstyle mathvariant="italic">
                        <mtext>M</mtext>
                      </mstyle>
                    </mrow>
                    <mrow>
                      <mstyle mathvariant="italic">
                        <mtext>A</mtext>
                      </mstyle>
                      <mstyle mathvariant="italic">
                        <mtext>T</mtext>
                      </mstyle>
                      <mstyle mathvariant="italic">
                        <mtext>T</mtext>
                      </mstyle>
                    </mrow>
                  </msub>
                </mrow>
                <mrow>
                  <mstyle mathvariant="italic">
                    <mtext> </mtext>
                  </mstyle>
                  <mo stretchy="false">=</mo>
                  <mstyle mathvariant="italic">
                    <mtext> </mtext>
                  </mstyle>
                </mrow>
                <mstyle mathvariant="italic">
                  <mtext>I</mtext>
                </mstyle>
                <mstyle mathvariant="italic">
                  <mtext> </mtext>
                </mstyle>
                <mi>∙</mi>
                <mstyle mathvariant="italic">
                  <mtext> </mtext>
                </mstyle>
                <mstyle mathvariant="italic">
                  <msup>
                    <mtext>α</mtext>
                    <mstyle mathvariant="italic">
                      <mtext>'</mtext>
                    </mstyle>
                  </msup>
                </mstyle>
              </mrow>
            </mtd>
          </mtr>
        </mtable>
      </mrow>
      <mo fence="true" stretchy="true">)</mo>
    </mrow>
    <annotation encoding="StarMath 5.0">left ( matrix {{italic "1" over italic "2" italic "I" left ( {italic "ω"_{italic "f" italic "i" italic "n"}^italic "2" - italic "ω"_{italic "i" italic "n" italic "i" italic "z"}^italic "2"} right )  = { int_italic "θ"_{italic "i" italic "n" italic "i" italic "z"}^italic "θ"_{italic "f" italic "i" italic "n"} { \(  - {-italic "M"}_{italic "A" italic "T" italic "T"}  \)}} italic "d" italic "θ" italic " "} ## {- {-italic "M"}_{italic "A" italic "T" italic "T"} italic " " = italic " " italic "I" italic " " ∙ italic " " italic "α"^italic "'"}} right )</annotation>
  </semantics>
</math>
</file>

<file path=Object 102/content.xml><?xml version="1.0" encoding="utf-8"?>
<math xmlns="http://www.w3.org/1998/Math/MathML" display="block">
  <semantics>
    <mstyle mathvariant="italic">
      <msubsup>
        <mtext>ω</mtext>
        <mrow>
          <mstyle mathvariant="italic">
            <mtext>f</mtext>
          </mstyle>
          <mstyle mathvariant="italic">
            <mtext>i</mtext>
          </mstyle>
          <mstyle mathvariant="italic">
            <mtext>n</mtext>
          </mstyle>
        </mrow>
        <mstyle mathvariant="italic">
          <mtext>2</mtext>
        </mstyle>
      </msubsup>
    </mstyle>
    <annotation encoding="StarMath 5.0">italic "ω"_{italic "f" italic "i" italic "n"}^italic "2"</annotation>
  </semantics>
</math>
</file>

<file path=Object 103/content.xml><?xml version="1.0" encoding="utf-8"?>
<math xmlns="http://www.w3.org/1998/Math/MathML" display="block">
  <semantics>
    <mstyle mathvariant="italic">
      <msubsup>
        <mtext>ω</mtext>
        <mrow>
          <mstyle mathvariant="italic">
            <mtext>i</mtext>
          </mstyle>
          <mstyle mathvariant="italic">
            <mtext>n</mtext>
          </mstyle>
          <mstyle mathvariant="italic">
            <mtext>i</mtext>
          </mstyle>
          <mstyle mathvariant="italic">
            <mtext>z</mtext>
          </mstyle>
        </mrow>
        <mstyle mathvariant="italic">
          <mtext>2</mtext>
        </mstyle>
      </msubsup>
    </mstyle>
    <annotation encoding="StarMath 5.0">italic "ω"_{italic "i" italic "n" italic "i" italic "z"}^italic "2"</annotation>
  </semantics>
</math>
</file>

<file path=Object 104/content.xml><?xml version="1.0" encoding="utf-8"?>
<math xmlns="http://www.w3.org/1998/Math/MathML" display="block">
  <semantics>
    <mrow>
      <mstyle mathvariant="italic">
        <mtext>4</mtext>
      </mstyle>
      <mstyle mathvariant="italic">
        <mtext>π</mtext>
      </mstyle>
      <mstyle mathvariant="italic">
        <mtext>N</mtext>
      </mstyle>
      <msup>
        <mrow>
          <mi>∙</mi>
          <mstyle mathvariant="italic">
            <mtext>α</mtext>
          </mstyle>
        </mrow>
        <mstyle mathvariant="italic">
          <mtext>'</mtext>
        </mstyle>
      </msup>
    </mrow>
    <annotation encoding="StarMath 5.0">{italic "4" italic "π" italic "N" {∙ italic "α"}^italic "'"}</annotation>
  </semantics>
</math>
</file>

<file path=Object 105/content.xml><?xml version="1.0" encoding="utf-8"?>
<math xmlns="http://www.w3.org/1998/Math/MathML" display="block">
  <semantics>
    <mstyle mathvariant="italic">
      <msubsup>
        <mtext>ω</mtext>
        <mrow>
          <mstyle mathvariant="italic">
            <mtext>i</mtext>
          </mstyle>
          <mstyle mathvariant="italic">
            <mtext>n</mtext>
          </mstyle>
          <mstyle mathvariant="italic">
            <mtext>i</mtext>
          </mstyle>
          <mstyle mathvariant="italic">
            <mtext>z</mtext>
          </mstyle>
        </mrow>
        <mstyle mathvariant="italic">
          <mtext>2</mtext>
        </mstyle>
      </msubsup>
    </mstyle>
    <annotation encoding="StarMath 5.0">italic "ω"_{italic "i" italic "n" italic "i" italic "z"}^italic "2"</annotation>
  </semantics>
</math>
</file>

<file path=Object 106/content.xml><?xml version="1.0" encoding="utf-8"?>
<math xmlns="http://www.w3.org/1998/Math/MathML" display="block">
  <semantics>
    <mstyle mathvariant="italic">
      <mtext>y</mtext>
    </mstyle>
    <annotation encoding="StarMath 5.0">italic "y"</annotation>
  </semantics>
</math>
</file>

<file path=Object 107/content.xml><?xml version="1.0" encoding="utf-8"?>
<math xmlns="http://www.w3.org/1998/Math/MathML" display="block">
  <semantics>
    <mrow>
      <mstyle mathvariant="italic">
        <mtext>4</mtext>
      </mstyle>
      <mstyle mathvariant="italic">
        <mtext>π</mtext>
      </mstyle>
      <mstyle mathvariant="italic">
        <msup>
          <mtext>α</mtext>
          <mstyle mathvariant="italic">
            <mtext>'</mtext>
          </mstyle>
        </msup>
      </mstyle>
    </mrow>
    <annotation encoding="StarMath 5.0">{italic "4" italic "π" italic "α"^italic "'"}</annotation>
  </semantics>
</math>
</file>

<file path=Object 108/content.xml><?xml version="1.0" encoding="utf-8"?>
<math xmlns="http://www.w3.org/1998/Math/MathML" display="block">
  <semantics>
    <mstyle mathvariant="italic">
      <mtext>δ</mtext>
    </mstyle>
    <annotation encoding="StarMath 5.0">italic "δ"</annotation>
  </semantics>
</math>
</file>

<file path=Object 109/content.xml><?xml version="1.0" encoding="utf-8"?>
<math xmlns="http://www.w3.org/1998/Math/MathML" display="block">
  <semantics>
    <mrow>
      <mstyle mathvariant="italic">
        <mtext> </mtext>
      </mstyle>
      <mstyle mathvariant="italic">
        <mtext>δ</mtext>
      </mstyle>
      <mstyle mathvariant="italic">
        <mtext>T</mtext>
      </mstyle>
    </mrow>
    <annotation encoding="StarMath 5.0">{italic " " italic "δ" italic "T"}</annotation>
  </semantics>
</math>
</file>

<file path=Object 11/content.xml><?xml version="1.0" encoding="utf-8"?>
<mml:math xmlns:mml="http://www.w3.org/1998/Math/MathML" xmlns:m="http://schemas.openxmlformats.org/officeDocument/2006/math">
  <mml:mover accent="true">
    <mml:mrow>
      <mml:mi mathvariant="bold">x</mml:mi>
    </mml:mrow>
    <mml:mo>-</mml:mo>
  </mml:mover>
  <mml:mo>(</mml:mo>
  <mml:mi mathvariant="bold">v</mml:mi>
  <mml:mi mathvariant="bold">a</mml:mi>
  <mml:mi mathvariant="bold">l</mml:mi>
  <mml:mi mathvariant="bold">o</mml:mi>
  <mml:mi mathvariant="bold">r</mml:mi>
  <mml:mi mathvariant="bold">e</mml:mi>
  <mml:mi mathvariant="bold"> </mml:mi>
  <mml:mi mathvariant="bold">m</mml:mi>
  <mml:mi mathvariant="bold">e</mml:mi>
  <mml:mi mathvariant="bold">d</mml:mi>
  <mml:mi mathvariant="bold">i</mml:mi>
  <mml:mi mathvariant="bold">o</mml:mi>
  <mml:mo>)</mml:mo>
</mml:math>
</file>

<file path=Object 110/content.xml><?xml version="1.0" encoding="utf-8"?>
<math xmlns="http://www.w3.org/1998/Math/MathML" display="block">
  <semantics>
    <mrow>
      <mstyle mathvariant="italic">
        <mtext>δ</mtext>
      </mstyle>
      <mstyle mathvariant="italic">
        <mtext>W</mtext>
      </mstyle>
    </mrow>
    <annotation encoding="StarMath 5.0">{italic "δ" italic "W"}</annotation>
  </semantics>
</math>
</file>

<file path=Object 111/content.xml><?xml version="1.0" encoding="utf-8"?>
<math xmlns="http://www.w3.org/1998/Math/MathML" display="block">
  <semantics>
    <mstyle mathvariant="italic">
      <mtext> </mtext>
    </mstyle>
    <annotation encoding="StarMath 5.0">italic " "</annotation>
  </semantics>
</math>
</file>

<file path=Object 112/content.xml><?xml version="1.0" encoding="utf-8"?>
<math xmlns="http://www.w3.org/1998/Math/MathML" display="block">
  <semantics>
    <mfrac>
      <mrow>
        <mstyle mathvariant="italic">
          <mtext>I</mtext>
        </mstyle>
        <mrow>
          <mstyle mathvariant="italic">
            <mtext>α</mtext>
          </mstyle>
          <mo stretchy="false">−</mo>
          <mstyle mathvariant="italic">
            <mtext>M</mtext>
          </mstyle>
        </mrow>
        <mstyle mathvariant="italic">
          <mtext>a</mtext>
        </mstyle>
        <mstyle mathvariant="italic">
          <mtext>t</mtext>
        </mstyle>
        <mstyle mathvariant="italic">
          <mtext>t</mtext>
        </mstyle>
        <mstyle mathvariant="italic">
          <mtext>r</mtext>
        </mstyle>
        <mstyle mathvariant="italic">
          <mtext>i</mtext>
        </mstyle>
        <mstyle mathvariant="italic">
          <mtext>t</mtext>
        </mstyle>
        <mstyle mathvariant="italic">
          <mtext>o</mtext>
        </mstyle>
      </mrow>
      <mstyle mathvariant="italic">
        <mtext>R</mtext>
      </mstyle>
    </mfrac>
    <annotation encoding="StarMath 5.0">{italic "I" italic "α" - italic "M" italic "a" italic "t" italic "t" italic "r" italic "i" italic "t" italic "o"} over italic "R"</annotation>
  </semantics>
</math>
</file>

<file path=Object 113/content.xml><?xml version="1.0" encoding="utf-8"?>
<math xmlns="http://www.w3.org/1998/Math/MathML" display="block">
  <semantics>
    <mfrac>
      <mrow>
        <mstyle mathvariant="italic">
          <mtext>m</mtext>
        </mstyle>
        <mstyle mathvariant="italic">
          <mtext>R</mtext>
        </mstyle>
        <mo stretchy="false">(</mo>
        <mstyle mathvariant="italic">
          <mtext>g</mtext>
        </mstyle>
        <mrow>
          <mstyle mathvariant="italic">
            <mtext> </mtext>
          </mstyle>
          <mo stretchy="false">−</mo>
          <mstyle mathvariant="italic">
            <mtext> </mtext>
          </mstyle>
        </mrow>
        <mstyle mathvariant="italic">
          <mtext>α</mtext>
        </mstyle>
        <mstyle mathvariant="italic">
          <mtext>R</mtext>
        </mstyle>
        <mo stretchy="false">)</mo>
      </mrow>
      <mrow>
        <mstyle mathvariant="italic">
          <mtext>α</mtext>
        </mstyle>
        <mrow>
          <mstyle mathvariant="italic">
            <mtext> </mtext>
          </mstyle>
          <mo stretchy="false">−</mo>
          <mstyle mathvariant="italic">
            <mtext> </mtext>
          </mstyle>
        </mrow>
        <mstyle mathvariant="italic">
          <mtext>α</mtext>
        </mstyle>
        <mstyle mathvariant="italic">
          <mtext>ˈ</mtext>
        </mstyle>
        <mstyle mathvariant="italic">
          <mtext> </mtext>
        </mstyle>
      </mrow>
    </mfrac>
    <annotation encoding="StarMath 5.0">{italic "m" italic "R"  \(  italic "g" italic " " - italic " " italic "α" italic "R"  \)} over {italic "α" italic " " - italic " " italic "α" italic "ˈ" italic " "}</annotation>
  </semantics>
</math>
</file>

<file path=Object 114/content.xml><?xml version="1.0" encoding="utf-8"?>
<math xmlns="http://www.w3.org/1998/Math/MathML" display="block">
  <semantics>
    <mrow>
      <mstyle mathvariant="italic">
        <mtext>α</mtext>
      </mstyle>
      <mi>,</mi>
      <mstyle mathvariant="italic">
        <msup>
          <mtext>α</mtext>
          <mstyle mathvariant="italic">
            <mtext>'</mtext>
          </mstyle>
        </msup>
      </mstyle>
      <mi>,</mi>
      <mstyle mathvariant="italic">
        <mtext> </mtext>
      </mstyle>
      <mstyle mathvariant="italic">
        <mtext>m</mtext>
      </mstyle>
      <mi>,</mi>
      <mstyle mathvariant="italic">
        <mtext> </mtext>
      </mstyle>
      <mstyle mathvariant="italic">
        <mtext>R</mtext>
      </mstyle>
    </mrow>
    <annotation encoding="StarMath 5.0">{italic "α" ,italic "α"^italic "'" ,italic " " italic "m" ,italic " " italic "R"}</annotation>
  </semantics>
</math>
</file>

<file path=Object 115/content.xml><?xml version="1.0" encoding="utf-8"?>
<math xmlns="http://www.w3.org/1998/Math/MathML" display="block">
  <semantics>
    <mstyle mathvariant="italic">
      <mtext>I</mtext>
    </mstyle>
    <annotation encoding="StarMath 5.0">italic "I"</annotation>
  </semantics>
</math>
</file>

<file path=Object 116/content.xml><?xml version="1.0" encoding="utf-8"?>
<math xmlns="http://www.w3.org/1998/Math/MathML" display="block">
  <semantics>
    <mrow>
      <mstyle mathvariant="italic">
        <mtext>δ</mtext>
      </mstyle>
      <mstyle mathvariant="italic">
        <mtext>I</mtext>
      </mstyle>
    </mrow>
    <annotation encoding="StarMath 5.0">{italic "δ" italic "I"}</annotation>
  </semantics>
</math>
</file>

<file path=Object 117/content.xml><?xml version="1.0" encoding="utf-8"?>
<math xmlns="http://www.w3.org/1998/Math/MathML" display="block">
  <semantics>
    <mrow>
      <mstyle mathvariant="italic">
        <mtext>δ</mtext>
      </mstyle>
      <mstyle mathvariant="italic">
        <mtext>I</mtext>
      </mstyle>
    </mrow>
    <annotation encoding="StarMath 5.0">{italic "δ" italic "I"}</annotation>
  </semantics>
</math>
</file>

<file path=Object 118/content.xml><?xml version="1.0" encoding="utf-8"?>
<math xmlns="http://www.w3.org/1998/Math/MathML" display="block">
  <semantics>
    <msqrt>
      <mrow>
        <msup>
          <mrow>
            <mo fence="true" stretchy="true">(</mo>
            <mrow>
              <mfrac>
                <mrow>
                  <mstyle mathvariant="italic">
                    <mtext>δ</mtext>
                  </mstyle>
                  <mstyle mathvariant="italic">
                    <mtext>I</mtext>
                  </mstyle>
                </mrow>
                <mrow>
                  <mstyle mathvariant="italic">
                    <mtext>δ</mtext>
                  </mstyle>
                  <mstyle mathvariant="italic">
                    <mtext>m</mtext>
                  </mstyle>
                </mrow>
              </mfrac>
            </mrow>
            <mo fence="true" stretchy="true">)</mo>
          </mrow>
          <mstyle mathvariant="italic">
            <mtext>2</mtext>
          </mstyle>
        </msup>
        <mrow>
          <msup>
            <mrow>
              <mstyle mathvariant="italic">
                <mtext>d</mtext>
              </mstyle>
              <mstyle mathvariant="italic">
                <mtext>m</mtext>
              </mstyle>
            </mrow>
            <mstyle mathvariant="italic">
              <mtext>2</mtext>
            </mstyle>
          </msup>
          <mo stretchy="false">+</mo>
          <mstyle mathvariant="italic">
            <mtext> </mtext>
          </mstyle>
        </mrow>
        <msup>
          <mrow>
            <mo fence="true" stretchy="true">(</mo>
            <mrow>
              <mfrac>
                <mrow>
                  <mstyle mathvariant="italic">
                    <mtext>δ</mtext>
                  </mstyle>
                  <mstyle mathvariant="italic">
                    <mtext>I</mtext>
                  </mstyle>
                </mrow>
                <mrow>
                  <mstyle mathvariant="italic">
                    <mtext>δ</mtext>
                  </mstyle>
                  <mstyle mathvariant="italic">
                    <msup>
                      <mtext>α</mtext>
                      <mstyle mathvariant="italic">
                        <mtext>'</mtext>
                      </mstyle>
                    </msup>
                  </mstyle>
                </mrow>
              </mfrac>
            </mrow>
            <mo fence="true" stretchy="true">)</mo>
          </mrow>
          <mstyle mathvariant="italic">
            <mtext>2</mtext>
          </mstyle>
        </msup>
        <mrow>
          <msup>
            <mrow>
              <mstyle mathvariant="italic">
                <mtext>d</mtext>
              </mstyle>
              <mstyle mathvariant="italic">
                <msup>
                  <mtext>α</mtext>
                  <mstyle mathvariant="italic">
                    <mtext>'</mtext>
                  </mstyle>
                </msup>
              </mstyle>
            </mrow>
            <mstyle mathvariant="italic">
              <mtext>2</mtext>
            </mstyle>
          </msup>
          <mo stretchy="false">+</mo>
          <mstyle mathvariant="italic">
            <mtext> </mtext>
          </mstyle>
        </mrow>
        <msup>
          <mrow>
            <mo fence="true" stretchy="true">(</mo>
            <mrow>
              <mfrac>
                <mrow>
                  <mstyle mathvariant="italic">
                    <mtext>δ</mtext>
                  </mstyle>
                  <mstyle mathvariant="italic">
                    <mtext>I</mtext>
                  </mstyle>
                </mrow>
                <mrow>
                  <mstyle mathvariant="italic">
                    <mtext>δ</mtext>
                  </mstyle>
                  <mstyle mathvariant="italic">
                    <mtext>α</mtext>
                  </mstyle>
                </mrow>
              </mfrac>
            </mrow>
            <mo fence="true" stretchy="true">)</mo>
          </mrow>
          <mstyle mathvariant="italic">
            <mtext>2</mtext>
          </mstyle>
        </msup>
        <mrow>
          <msup>
            <mrow>
              <mstyle mathvariant="italic">
                <mtext>d</mtext>
              </mstyle>
              <mstyle mathvariant="italic">
                <mtext>α</mtext>
              </mstyle>
            </mrow>
            <mstyle mathvariant="italic">
              <mtext>2</mtext>
            </mstyle>
          </msup>
          <mo stretchy="false">+</mo>
          <mstyle mathvariant="italic">
            <mtext> </mtext>
          </mstyle>
        </mrow>
        <msup>
          <mrow>
            <mo fence="true" stretchy="true">(</mo>
            <mrow>
              <mfrac>
                <mrow>
                  <mstyle mathvariant="italic">
                    <mtext>δ</mtext>
                  </mstyle>
                  <mstyle mathvariant="italic">
                    <mtext>I</mtext>
                  </mstyle>
                </mrow>
                <mrow>
                  <mstyle mathvariant="italic">
                    <mtext>δ</mtext>
                  </mstyle>
                  <mstyle mathvariant="italic">
                    <mtext>R</mtext>
                  </mstyle>
                </mrow>
              </mfrac>
            </mrow>
            <mo fence="true" stretchy="true">)</mo>
          </mrow>
          <mstyle mathvariant="italic">
            <mtext>2</mtext>
          </mstyle>
        </msup>
        <msup>
          <mrow>
            <mstyle mathvariant="italic">
              <mtext>d</mtext>
            </mstyle>
            <mstyle mathvariant="italic">
              <mtext>R</mtext>
            </mstyle>
          </mrow>
          <mstyle mathvariant="italic">
            <mtext>2</mtext>
          </mstyle>
        </msup>
        <mstyle mathvariant="italic">
          <mtext> </mtext>
        </mstyle>
      </mrow>
    </msqrt>
    <annotation encoding="StarMath 5.0">sqrt { {left ( {italic "δ" italic "I"} over {italic "δ" italic "m"} right )^italic "2" {italic "d" italic "m"}^italic "2" + italic " " left ( {italic "δ" italic "I"} over {italic "δ" italic "α"^italic "'"} right )^italic "2" {italic "d" italic "α"^italic "'"}^italic "2" + italic " " left ( {italic "δ" italic "I"} over {italic "δ" italic "α"} right )^italic "2" {italic "d" italic "α"}^italic "2" + italic " " left ( {italic "δ" italic "I"} over {italic "δ" italic "R"} right )^italic "2" {italic "d" italic "R"}^italic "2" italic " "} }</annotation>
  </semantics>
</math>
</file>

<file path=Object 119/content.xml><?xml version="1.0" encoding="utf-8"?>
<math xmlns="http://www.w3.org/1998/Math/MathML" display="block">
  <semantics>
    <mrow>
      <mstyle mathvariant="italic">
        <mtext>δ</mtext>
      </mstyle>
      <mstyle mathvariant="italic">
        <mtext>I</mtext>
      </mstyle>
    </mrow>
    <annotation encoding="StarMath 5.0">{italic "δ" italic "I"}</annotation>
  </semantics>
</math>
</file>

<file path=Object 12/content.xml><?xml version="1.0" encoding="utf-8"?>
<mml:math xmlns:mml="http://www.w3.org/1998/Math/MathML" xmlns:m="http://schemas.openxmlformats.org/officeDocument/2006/math">
  <mml:mi mathvariant="normal">f</mml:mi>
  <mml:mfenced separators="|">
    <mml:mrow>
      <mml:mi mathvariant="normal">x</mml:mi>
    </mml:mrow>
  </mml:mfenced>
</mml:math>
</file>

<file path=Object 120/content.xml><?xml version="1.0" encoding="utf-8"?>
<math xmlns="http://www.w3.org/1998/Math/MathML" display="block">
  <semantics>
    <mfrac>
      <mrow>
        <mstyle mathvariant="italic">
          <mtext>δ</mtext>
        </mstyle>
        <mstyle mathvariant="italic">
          <mtext>I</mtext>
        </mstyle>
      </mrow>
      <mrow>
        <mstyle mathvariant="italic">
          <mtext>δ</mtext>
        </mstyle>
        <mstyle mathvariant="italic">
          <mtext>m</mtext>
        </mstyle>
      </mrow>
    </mfrac>
    <annotation encoding="StarMath 5.0">{italic "δ" italic "I"} over {italic "δ" italic "m"}</annotation>
  </semantics>
</math>
</file>

<file path=Object 121/content.xml><?xml version="1.0" encoding="utf-8"?>
<math xmlns="http://www.w3.org/1998/Math/MathML" display="block">
  <semantics>
    <mfrac>
      <mrow>
        <mstyle mathvariant="italic">
          <mtext>R</mtext>
        </mstyle>
        <mrow>
          <mo fence="true" stretchy="true">(</mo>
          <mrow>
            <mrow>
              <mstyle mathvariant="italic">
                <mtext>g</mtext>
              </mstyle>
              <mrow>
                <mstyle mathvariant="italic">
                  <mtext> </mtext>
                </mstyle>
                <mo stretchy="false">−</mo>
                <mstyle mathvariant="italic">
                  <mtext> </mtext>
                </mstyle>
              </mrow>
              <mstyle mathvariant="italic">
                <mtext>α</mtext>
              </mstyle>
              <mstyle mathvariant="italic">
                <mtext>R</mtext>
              </mstyle>
            </mrow>
          </mrow>
          <mo fence="true" stretchy="true">)</mo>
        </mrow>
      </mrow>
      <mrow>
        <mrow>
          <mstyle mathvariant="italic">
            <mtext>α</mtext>
          </mstyle>
          <mo stretchy="false">−</mo>
          <mstyle mathvariant="italic">
            <mtext> </mtext>
          </mstyle>
        </mrow>
        <mstyle mathvariant="italic">
          <msup>
            <mtext>α</mtext>
            <mstyle mathvariant="italic">
              <mtext>'</mtext>
            </mstyle>
          </msup>
        </mstyle>
      </mrow>
    </mfrac>
    <annotation encoding="StarMath 5.0">{italic "R" left ( {italic "g" italic " " - italic " " italic "α" italic "R"} right )} over {italic "α" - italic " " italic "α"^italic "'"}</annotation>
  </semantics>
</math>
</file>

<file path=Object 122/content.xml><?xml version="1.0" encoding="utf-8"?>
<math xmlns="http://www.w3.org/1998/Math/MathML" display="block">
  <semantics>
    <mfrac>
      <mrow>
        <mstyle mathvariant="italic">
          <mtext>δ</mtext>
        </mstyle>
        <mstyle mathvariant="italic">
          <mtext>I</mtext>
        </mstyle>
      </mrow>
      <mrow>
        <mstyle mathvariant="italic">
          <mtext>δ</mtext>
        </mstyle>
        <mstyle mathvariant="italic">
          <msup>
            <mtext>α</mtext>
            <mstyle mathvariant="italic">
              <mtext>'</mtext>
            </mstyle>
          </msup>
        </mstyle>
      </mrow>
    </mfrac>
    <annotation encoding="StarMath 5.0">{italic "δ" italic "I"} over {italic "δ" italic "α"^italic "'"}</annotation>
  </semantics>
</math>
</file>

<file path=Object 123/content.xml><?xml version="1.0" encoding="utf-8"?>
<math xmlns="http://www.w3.org/1998/Math/MathML" display="block">
  <semantics>
    <mfrac>
      <mrow>
        <mstyle mathvariant="italic">
          <mtext>m</mtext>
        </mstyle>
        <mstyle mathvariant="italic">
          <mtext>R</mtext>
        </mstyle>
        <mrow>
          <mo fence="true" stretchy="true">(</mo>
          <mrow>
            <mrow>
              <mrow>
                <mstyle mathvariant="italic">
                  <mtext>g</mtext>
                </mstyle>
                <mo stretchy="false">−</mo>
                <mstyle mathvariant="italic">
                  <mtext> </mtext>
                </mstyle>
              </mrow>
              <mstyle mathvariant="italic">
                <mtext>α</mtext>
              </mstyle>
              <mstyle mathvariant="italic">
                <mtext>R</mtext>
              </mstyle>
            </mrow>
          </mrow>
          <mo fence="true" stretchy="true">)</mo>
        </mrow>
      </mrow>
      <mstyle mathvariant="italic">
        <msup>
          <mtext>α</mtext>
          <mstyle mathvariant="italic">
            <msup>
              <mtext>'</mtext>
              <mstyle mathvariant="italic">
                <mtext>2</mtext>
              </mstyle>
            </msup>
          </mstyle>
        </msup>
      </mstyle>
    </mfrac>
    <annotation encoding="StarMath 5.0">{italic "m" italic "R" left ( {italic "g" - italic " " italic "α" italic "R"} right )} over italic "α"^italic "'"^italic "2"</annotation>
  </semantics>
</math>
</file>

<file path=Object 124/content.xml><?xml version="1.0" encoding="utf-8"?>
<math xmlns="http://www.w3.org/1998/Math/MathML" display="block">
  <semantics>
    <mfrac>
      <mrow>
        <mstyle mathvariant="italic">
          <mtext>δ</mtext>
        </mstyle>
        <mstyle mathvariant="italic">
          <mtext>I</mtext>
        </mstyle>
      </mrow>
      <mrow>
        <mstyle mathvariant="italic">
          <mtext>δ</mtext>
        </mstyle>
        <mstyle mathvariant="italic">
          <mtext>α</mtext>
        </mstyle>
      </mrow>
    </mfrac>
    <annotation encoding="StarMath 5.0">{italic "δ" italic "I"} over {italic "δ" italic "α"}</annotation>
  </semantics>
</math>
</file>

<file path=Object 125/content.xml><?xml version="1.0" encoding="utf-8"?>
<math xmlns="http://www.w3.org/1998/Math/MathML" display="block">
  <semantics>
    <mfrac>
      <mrow>
        <mstyle mathvariant="italic">
          <mtext>m</mtext>
        </mstyle>
        <mstyle mathvariant="italic">
          <mtext>R</mtext>
        </mstyle>
        <mrow>
          <mo fence="true" stretchy="true">(</mo>
          <mrow>
            <mrow>
              <mrow>
                <mstyle mathvariant="italic">
                  <mtext>g</mtext>
                </mstyle>
                <mo stretchy="false">−</mo>
                <mstyle mathvariant="italic">
                  <mtext> </mtext>
                </mstyle>
              </mrow>
              <mstyle mathvariant="italic">
                <mtext>α</mtext>
              </mstyle>
              <mstyle mathvariant="italic">
                <mtext>R</mtext>
              </mstyle>
            </mrow>
          </mrow>
          <mo fence="true" stretchy="true">)</mo>
        </mrow>
      </mrow>
      <mstyle mathvariant="italic">
        <msup>
          <mtext>α</mtext>
          <mstyle mathvariant="italic">
            <mtext>2</mtext>
          </mstyle>
        </msup>
      </mstyle>
    </mfrac>
    <annotation encoding="StarMath 5.0">{italic "m" italic "R" left ( {italic "g" - italic " " italic "α" italic "R"} right )} over italic "α"^italic "2"</annotation>
  </semantics>
</math>
</file>

<file path=Object 126/content.xml><?xml version="1.0" encoding="utf-8"?>
<math xmlns="http://www.w3.org/1998/Math/MathML" display="block">
  <semantics>
    <mfrac>
      <mrow>
        <mstyle mathvariant="italic">
          <mtext>δ</mtext>
        </mstyle>
        <mstyle mathvariant="italic">
          <mtext>I</mtext>
        </mstyle>
      </mrow>
      <mrow>
        <mstyle mathvariant="italic">
          <mtext>δ</mtext>
        </mstyle>
        <mstyle mathvariant="italic">
          <mtext>R</mtext>
        </mstyle>
      </mrow>
    </mfrac>
    <annotation encoding="StarMath 5.0">{italic "δ" italic "I"} over {italic "δ" italic "R"}</annotation>
  </semantics>
</math>
</file>

<file path=Object 127/content.xml><?xml version="1.0" encoding="utf-8"?>
<math xmlns="http://www.w3.org/1998/Math/MathML" display="block">
  <semantics>
    <mfrac>
      <mrow>
        <mstyle mathvariant="italic">
          <mtext>m</mtext>
        </mstyle>
        <mrow>
          <mo fence="true" stretchy="true">(</mo>
          <mrow>
            <mrow>
              <mrow>
                <mstyle mathvariant="italic">
                  <mtext>g</mtext>
                </mstyle>
                <mo stretchy="false">−</mo>
                <mstyle mathvariant="italic">
                  <mtext> </mtext>
                </mstyle>
              </mrow>
              <mstyle mathvariant="italic">
                <mtext>α</mtext>
              </mstyle>
              <mstyle mathvariant="italic">
                <mtext>R</mtext>
              </mstyle>
            </mrow>
          </mrow>
          <mo fence="true" stretchy="true">)</mo>
        </mrow>
      </mrow>
      <mrow>
        <mrow>
          <mstyle mathvariant="italic">
            <mtext>α</mtext>
          </mstyle>
          <mo stretchy="false">−</mo>
          <mstyle mathvariant="italic">
            <mtext> </mtext>
          </mstyle>
        </mrow>
        <mstyle mathvariant="italic">
          <msup>
            <mtext>α</mtext>
            <mstyle mathvariant="italic">
              <mtext>'</mtext>
            </mstyle>
          </msup>
        </mstyle>
      </mrow>
    </mfrac>
    <annotation encoding="StarMath 5.0">{italic "m" left ( {italic "g" - italic " " italic "α" italic "R"} right )} over {italic "α" - italic " " italic "α"^italic "'"}</annotation>
  </semantics>
</math>
</file>

<file path=Object 128/content.xml><?xml version="1.0" encoding="utf-8"?>
<math xmlns="http://www.w3.org/1998/Math/MathML" display="block">
  <semantics>
    <mrow>
      <mstyle mathvariant="italic">
        <mtext>δ</mtext>
      </mstyle>
      <mstyle mathvariant="italic">
        <mtext>I</mtext>
      </mstyle>
    </mrow>
    <annotation encoding="StarMath 5.0">{italic "δ" italic "I"}</annotation>
  </semantics>
</math>
</file>

<file path=Object 129/content.xml><?xml version="1.0" encoding="utf-8"?>
<math xmlns="http://www.w3.org/1998/Math/MathML" display="block">
  <semantics>
    <msqrt>
      <mrow>
        <msup>
          <mrow>
            <mo fence="true" stretchy="true">(</mo>
            <mrow>
              <mrow>
                <mfrac>
                  <mrow>
                    <mstyle mathvariant="italic">
                      <mtext>R</mtext>
                    </mstyle>
                    <mrow>
                      <mo fence="true" stretchy="true">(</mo>
                      <mrow>
                        <mrow>
                          <mstyle mathvariant="italic">
                            <mtext>g</mtext>
                          </mstyle>
                          <mrow>
                            <mstyle mathvariant="italic">
                              <mtext> </mtext>
                            </mstyle>
                            <mo stretchy="false">−</mo>
                            <mstyle mathvariant="italic">
                              <mtext> </mtext>
                            </mstyle>
                          </mrow>
                          <mstyle mathvariant="italic">
                            <mtext>α</mtext>
                          </mstyle>
                          <mstyle mathvariant="italic">
                            <mtext>R</mtext>
                          </mstyle>
                        </mrow>
                      </mrow>
                      <mo fence="true" stretchy="true">)</mo>
                    </mrow>
                  </mrow>
                  <mrow>
                    <mrow>
                      <mstyle mathvariant="italic">
                        <mtext>α</mtext>
                      </mstyle>
                      <mo stretchy="false">−</mo>
                      <mstyle mathvariant="italic">
                        <mtext> </mtext>
                      </mstyle>
                    </mrow>
                    <mstyle mathvariant="italic">
                      <msup>
                        <mtext>α</mtext>
                        <mstyle mathvariant="italic">
                          <mtext>'</mtext>
                        </mstyle>
                      </msup>
                    </mstyle>
                  </mrow>
                </mfrac>
                <mstyle mathvariant="italic">
                  <mtext> </mtext>
                </mstyle>
              </mrow>
            </mrow>
            <mo fence="true" stretchy="true">)</mo>
          </mrow>
          <mstyle mathvariant="italic">
            <mtext>2</mtext>
          </mstyle>
        </msup>
        <mrow>
          <msup>
            <mrow>
              <mstyle mathvariant="italic">
                <mtext>d</mtext>
              </mstyle>
              <mstyle mathvariant="italic">
                <mtext>m</mtext>
              </mstyle>
            </mrow>
            <mstyle mathvariant="italic">
              <mtext>2</mtext>
            </mstyle>
          </msup>
          <mo stretchy="false">+</mo>
          <mstyle mathvariant="italic">
            <mtext> </mtext>
          </mstyle>
        </mrow>
        <msup>
          <mrow>
            <mo fence="true" stretchy="true">(</mo>
            <mrow>
              <mfrac>
                <mrow>
                  <mstyle mathvariant="italic">
                    <mtext>m</mtext>
                  </mstyle>
                  <mstyle mathvariant="italic">
                    <mtext>R</mtext>
                  </mstyle>
                  <mrow>
                    <mo fence="true" stretchy="true">(</mo>
                    <mrow>
                      <mrow>
                        <mrow>
                          <mstyle mathvariant="italic">
                            <mtext>g</mtext>
                          </mstyle>
                          <mo stretchy="false">−</mo>
                          <mstyle mathvariant="italic">
                            <mtext> </mtext>
                          </mstyle>
                        </mrow>
                        <mstyle mathvariant="italic">
                          <mtext>α</mtext>
                        </mstyle>
                        <mstyle mathvariant="italic">
                          <mtext>R</mtext>
                        </mstyle>
                      </mrow>
                    </mrow>
                    <mo fence="true" stretchy="true">)</mo>
                  </mrow>
                </mrow>
                <mstyle mathvariant="italic">
                  <msup>
                    <mtext>α</mtext>
                    <mstyle mathvariant="italic">
                      <msup>
                        <mtext>'</mtext>
                        <mstyle mathvariant="italic">
                          <mtext>2</mtext>
                        </mstyle>
                      </msup>
                    </mstyle>
                  </msup>
                </mstyle>
              </mfrac>
            </mrow>
            <mo fence="true" stretchy="true">)</mo>
          </mrow>
          <mstyle mathvariant="italic">
            <mtext>2</mtext>
          </mstyle>
        </msup>
        <mrow>
          <msup>
            <mrow>
              <mstyle mathvariant="italic">
                <mtext>d</mtext>
              </mstyle>
              <mstyle mathvariant="italic">
                <msup>
                  <mtext>α</mtext>
                  <mstyle mathvariant="italic">
                    <mtext>'</mtext>
                  </mstyle>
                </msup>
              </mstyle>
            </mrow>
            <mstyle mathvariant="italic">
              <mtext>2</mtext>
            </mstyle>
          </msup>
          <mo stretchy="false">+</mo>
          <mstyle mathvariant="italic">
            <mtext> </mtext>
          </mstyle>
        </mrow>
        <msup>
          <mrow>
            <mo fence="true" stretchy="true">(</mo>
            <mrow>
              <mfrac>
                <mrow>
                  <mstyle mathvariant="italic">
                    <mtext>m</mtext>
                  </mstyle>
                  <mstyle mathvariant="italic">
                    <mtext>R</mtext>
                  </mstyle>
                  <mrow>
                    <mo fence="true" stretchy="true">(</mo>
                    <mrow>
                      <mrow>
                        <mrow>
                          <mstyle mathvariant="italic">
                            <mtext>g</mtext>
                          </mstyle>
                          <mo stretchy="false">−</mo>
                          <mstyle mathvariant="italic">
                            <mtext> </mtext>
                          </mstyle>
                        </mrow>
                        <mstyle mathvariant="italic">
                          <mtext>α</mtext>
                        </mstyle>
                        <mstyle mathvariant="italic">
                          <mtext>R</mtext>
                        </mstyle>
                      </mrow>
                    </mrow>
                    <mo fence="true" stretchy="true">)</mo>
                  </mrow>
                </mrow>
                <mstyle mathvariant="italic">
                  <msup>
                    <mtext>α</mtext>
                    <mstyle mathvariant="italic">
                      <mtext>2</mtext>
                    </mstyle>
                  </msup>
                </mstyle>
              </mfrac>
            </mrow>
            <mo fence="true" stretchy="true">)</mo>
          </mrow>
          <mstyle mathvariant="italic">
            <mtext>2</mtext>
          </mstyle>
        </msup>
        <mrow>
          <msup>
            <mrow>
              <mstyle mathvariant="italic">
                <mtext>d</mtext>
              </mstyle>
              <mstyle mathvariant="italic">
                <mtext>α</mtext>
              </mstyle>
            </mrow>
            <mstyle mathvariant="italic">
              <mtext>2</mtext>
            </mstyle>
          </msup>
          <mo stretchy="false">+</mo>
          <mstyle mathvariant="italic">
            <mtext> </mtext>
          </mstyle>
        </mrow>
        <msup>
          <mrow>
            <mo fence="true" stretchy="true">(</mo>
            <mrow>
              <mfrac>
                <mrow>
                  <mstyle mathvariant="italic">
                    <mtext>m</mtext>
                  </mstyle>
                  <mrow>
                    <mo fence="true" stretchy="true">(</mo>
                    <mrow>
                      <mrow>
                        <mrow>
                          <mstyle mathvariant="italic">
                            <mtext>g</mtext>
                          </mstyle>
                          <mo stretchy="false">−</mo>
                          <mstyle mathvariant="italic">
                            <mtext> </mtext>
                          </mstyle>
                        </mrow>
                        <mstyle mathvariant="italic">
                          <mtext>α</mtext>
                        </mstyle>
                        <mstyle mathvariant="italic">
                          <mtext>R</mtext>
                        </mstyle>
                      </mrow>
                    </mrow>
                    <mo fence="true" stretchy="true">)</mo>
                  </mrow>
                </mrow>
                <mrow>
                  <mrow>
                    <mstyle mathvariant="italic">
                      <mtext>α</mtext>
                    </mstyle>
                    <mo stretchy="false">−</mo>
                    <mstyle mathvariant="italic">
                      <mtext> </mtext>
                    </mstyle>
                  </mrow>
                  <mstyle mathvariant="italic">
                    <msup>
                      <mtext>α</mtext>
                      <mstyle mathvariant="italic">
                        <mtext>'</mtext>
                      </mstyle>
                    </msup>
                  </mstyle>
                </mrow>
              </mfrac>
            </mrow>
            <mo fence="true" stretchy="true">)</mo>
          </mrow>
          <mstyle mathvariant="italic">
            <mtext>2</mtext>
          </mstyle>
        </msup>
        <msup>
          <mrow>
            <mstyle mathvariant="italic">
              <mtext>d</mtext>
            </mstyle>
            <mstyle mathvariant="italic">
              <mtext>R</mtext>
            </mstyle>
          </mrow>
          <mstyle mathvariant="italic">
            <mtext>2</mtext>
          </mstyle>
        </msup>
        <mstyle mathvariant="italic">
          <mtext> </mtext>
        </mstyle>
      </mrow>
    </msqrt>
    <annotation encoding="StarMath 5.0">sqrt { {left ( {{italic "R" left ( {italic "g" italic " " - italic " " italic "α" italic "R"} right )} over {italic "α" - italic " " italic "α"^italic "'"} italic " "} right )^italic "2" {italic "d" italic "m"}^italic "2" + italic " " left ( {italic "m" italic "R" left ( {italic "g" - italic " " italic "α" italic "R"} right )} over italic "α"^italic "'"^italic "2" right )^italic "2" {italic "d" italic "α"^italic "'"}^italic "2" + italic " " left ( {italic "m" italic "R" left ( {italic "g" - italic " " italic "α" italic "R"} right )} over italic "α"^italic "2" right )^italic "2" {italic "d" italic "α"}^italic "2" + italic " " left ( {italic "m" left ( {italic "g" - italic " " italic "α" italic "R"} right )} over {italic "α" - italic " " italic "α"^italic "'"} right )^italic "2" {italic "d" italic "R"}^italic "2" italic " "} }</annotation>
  </semantics>
</math>
</file>

<file path=Object 13/content.xml><?xml version="1.0" encoding="utf-8"?>
<mml:math xmlns:mml="http://www.w3.org/1998/Math/MathML" xmlns:m="http://schemas.openxmlformats.org/officeDocument/2006/math">
  <mml:mfrac>
    <mml:mrow>
      <mml:mn>1</mml:mn>
    </mml:mrow>
    <mml:mrow>
      <mml:mi mathvariant="normal">σ</mml:mi>
      <mml:msqrt>
        <mml:mn>2</mml:mn>
        <mml:mi mathvariant="normal">π</mml:mi>
      </mml:msqrt>
    </mml:mrow>
  </mml:mfrac>
</mml:math>
</file>

<file path=Object 130/content.xml><?xml version="1.0" encoding="utf-8"?>
<math xmlns="http://www.w3.org/1998/Math/MathML" display="block">
  <semantics>
    <mrow>
      <mstyle mathvariant="italic">
        <mtext>d</mtext>
      </mstyle>
      <mstyle mathvariant="italic">
        <mtext>m</mtext>
      </mstyle>
      <mi>,</mi>
      <mstyle mathvariant="italic">
        <mtext> </mtext>
      </mstyle>
      <mstyle mathvariant="italic">
        <mtext>d</mtext>
      </mstyle>
      <mstyle mathvariant="italic">
        <msup>
          <mtext>α</mtext>
          <mstyle mathvariant="italic">
            <mtext>'</mtext>
          </mstyle>
        </msup>
      </mstyle>
      <mi>,</mi>
      <mstyle mathvariant="italic">
        <mtext> </mtext>
      </mstyle>
      <mstyle mathvariant="italic">
        <mtext>d</mtext>
      </mstyle>
      <mstyle mathvariant="italic">
        <mtext>α</mtext>
      </mstyle>
      <mi>,</mi>
      <mstyle mathvariant="italic">
        <mtext> </mtext>
      </mstyle>
      <mstyle mathvariant="italic">
        <mtext>d</mtext>
      </mstyle>
      <mstyle mathvariant="italic">
        <mtext>R</mtext>
      </mstyle>
    </mrow>
    <annotation encoding="StarMath 5.0">{italic "d" italic "m" ,italic " " italic "d" italic "α"^italic "'" ,italic " " italic "d" italic "α" ,italic " " italic "d" italic "R"}</annotation>
  </semantics>
</math>
</file>

<file path=Object 131/content.xml><?xml version="1.0" encoding="utf-8"?>
<math xmlns="http://www.w3.org/1998/Math/MathML" display="block">
  <semantics>
    <mrow>
      <mstyle mathvariant="italic">
        <mtext>d</mtext>
      </mstyle>
      <mstyle mathvariant="italic">
        <mtext>g</mtext>
      </mstyle>
    </mrow>
    <annotation encoding="StarMath 5.0">{italic "d" italic "g"}</annotation>
  </semantics>
</math>
</file>

<file path=Object 132/content.xml><?xml version="1.0" encoding="utf-8"?>
<math xmlns="http://www.w3.org/1998/Math/MathML" display="block">
  <semantics>
    <mrow>
      <mstyle mathvariant="italic">
        <msup>
          <mtext>α</mtext>
          <mstyle mathvariant="italic">
            <mtext>'</mtext>
          </mstyle>
        </msup>
      </mstyle>
      <mstyle mathvariant="italic">
        <mtext> </mtext>
      </mstyle>
    </mrow>
    <annotation encoding="StarMath 5.0">{italic "α"^italic "'" italic " "}</annotation>
  </semantics>
</math>
</file>

<file path=Object 14/content.xml><?xml version="1.0" encoding="utf-8"?>
<mml:math xmlns:mml="http://www.w3.org/1998/Math/MathML" xmlns:m="http://schemas.openxmlformats.org/officeDocument/2006/math">
  <mml:msup>
    <mml:mrow>
      <mml:mi mathvariant="normal">e</mml:mi>
    </mml:mrow>
    <mml:mrow>
      <mml:mo>-</mml:mo>
      <mml:mfrac>
        <mml:mrow>
          <mml:msup>
            <mml:mrow>
              <mml:mfenced separators="|">
                <mml:mrow>
                  <mml:mi mathvariant="normal">x</mml:mi>
                  <mml:mo>-</mml:mo>
                  <mml:mi mathvariant="normal"> </mml:mi>
                  <mml:mover accent="true">
                    <mml:mrow>
                      <mml:mi mathvariant="normal">x</mml:mi>
                    </mml:mrow>
                    <mml:mo>-</mml:mo>
                  </mml:mover>
                </mml:mrow>
              </mml:mfenced>
            </mml:mrow>
            <mml:mrow>
              <mml:mn>2</mml:mn>
            </mml:mrow>
          </mml:msup>
        </mml:mrow>
        <mml:mrow>
          <mml:mn>2</mml:mn>
          <mml:msup>
            <mml:mrow>
              <mml:mi mathvariant="normal">σ</mml:mi>
            </mml:mrow>
            <mml:mrow>
              <mml:mn>2</mml:mn>
            </mml:mrow>
          </mml:msup>
        </mml:mrow>
      </mml:mfrac>
    </mml:mrow>
  </mml:msup>
</mml:math>
</file>

<file path=Object 15/content.xml><?xml version="1.0" encoding="utf-8"?>
<mml:math xmlns:mml="http://www.w3.org/1998/Math/MathML" xmlns:m="http://schemas.openxmlformats.org/officeDocument/2006/math">
  <mml:mo>=</mml:mo>
  <mml:mfrac>
    <mml:mrow>
      <mml:mi mathvariant="bold">σ</mml:mi>
      <mml:mi mathvariant="bold">x</mml:mi>
    </mml:mrow>
    <mml:mrow>
      <mml:mn>2</mml:mn>
    </mml:mrow>
  </mml:mfrac>
  <mml:mo>=</mml:mo>
  <mml:mi mathvariant="bold"> </mml:mi>
</mml:math>
</file>

<file path=Object 16/content.xml><?xml version="1.0" encoding="utf-8"?>
<mml:math xmlns:mml="http://www.w3.org/1998/Math/MathML" xmlns:m="http://schemas.openxmlformats.org/officeDocument/2006/math">
  <mml:msub>
    <mml:mrow>
      <mml:mi mathvariant="normal">F</mml:mi>
    </mml:mrow>
    <mml:mrow>
      <mml:mi mathvariant="normal">k</mml:mi>
    </mml:mrow>
  </mml:msub>
</mml:math>
</file>

<file path=Object 17/content.xml><?xml version="1.0" encoding="utf-8"?>
<mml:math xmlns:mml="http://www.w3.org/1998/Math/MathML" xmlns:m="http://schemas.openxmlformats.org/officeDocument/2006/math">
  <mml:msub>
    <mml:mrow>
      <mml:mi mathvariant="normal">n</mml:mi>
    </mml:mrow>
    <mml:mrow>
      <mml:mi mathvariant="normal">k</mml:mi>
    </mml:mrow>
  </mml:msub>
</mml:math>
</file>

<file path=Object 18/content.xml><?xml version="1.0" encoding="utf-8"?>
<math xmlns="http://www.w3.org/1998/Math/MathML" display="block">
  <semantics>
    <mstyle mathvariant="italic">
      <msub>
        <mtext>F</mtext>
        <mstyle mathvariant="italic">
          <mtext>k</mtext>
        </mstyle>
      </msub>
    </mstyle>
    <annotation encoding="StarMath 5.0">italic "F"_italic "k"</annotation>
  </semantics>
</math>
</file>

<file path=Object 19/content.xml><?xml version="1.0" encoding="utf-8"?>
<math xmlns="http://www.w3.org/1998/Math/MathML" display="block">
  <semantics>
    <mfrac>
      <mstyle mathvariant="italic">
        <msub>
          <mtext>n</mtext>
          <mstyle mathvariant="italic">
            <mtext>k</mtext>
          </mstyle>
        </msub>
      </mstyle>
      <mstyle mathvariant="italic">
        <mtext>N</mtext>
      </mstyle>
    </mfrac>
    <annotation encoding="StarMath 5.0">italic "n"_italic "k" over italic "N"</annotation>
  </semantics>
</math>
</file>

<file path=Object 2/content.xml><?xml version="1.0" encoding="utf-8"?>
<mml:math xmlns:mml="http://www.w3.org/1998/Math/MathML" xmlns:m="http://schemas.openxmlformats.org/officeDocument/2006/math">
  <mml:mover accent="true">
    <mml:mrow>
      <mml:mi mathvariant="normal">x</mml:mi>
    </mml:mrow>
    <mml:mo>-</mml:mo>
  </mml:mover>
  <mml:mo>=</mml:mo>
  <mml:mfrac>
    <mml:mrow>
      <mml:mrow>
        <mml:msub>
          <mml:mo stretchy="false">∑</mml:mo>
          <mml:mrow>
            <mml:mi mathvariant="normal">i</mml:mi>
          </mml:mrow>
        </mml:msub>
        <mml:mrow>
          <mml:msub>
            <mml:mrow>
              <mml:mi mathvariant="normal"> </mml:mi>
              <mml:mo>(</mml:mo>
              <mml:mi mathvariant="normal">x</mml:mi>
            </mml:mrow>
            <mml:mrow>
              <mml:mn>1</mml:mn>
            </mml:mrow>
          </mml:msub>
          <mml:mo>+</mml:mo>
          <mml:msub>
            <mml:mrow>
              <mml:mi mathvariant="normal">x</mml:mi>
            </mml:mrow>
            <mml:mrow>
              <mml:mn>2</mml:mn>
            </mml:mrow>
          </mml:msub>
          <mml:mo>+</mml:mo>
          <mml:mo>.</mml:mo>
          <mml:mo>.</mml:mo>
          <mml:mo>.</mml:mo>
          <mml:mo>+</mml:mo>
          <mml:msub>
            <mml:mrow>
              <mml:mi mathvariant="normal">x</mml:mi>
            </mml:mrow>
            <mml:mrow>
              <mml:mi mathvariant="normal">i</mml:mi>
            </mml:mrow>
          </mml:msub>
          <mml:mo>)</mml:mo>
        </mml:mrow>
      </mml:mrow>
    </mml:mrow>
    <mml:mrow>
      <mml:mi mathvariant="normal">N</mml:mi>
    </mml:mrow>
  </mml:mfrac>
</mml:math>
</file>

<file path=Object 20/content.xml><?xml version="1.0" encoding="utf-8"?>
<math xmlns="http://www.w3.org/1998/Math/MathML" display="block">
  <semantics>
    <mfrac>
      <mrow>
        <mstyle mathvariant="italic">
          <mtext>σ</mtext>
        </mstyle>
        <mstyle mathvariant="italic">
          <mtext>x</mtext>
        </mstyle>
      </mrow>
      <mstyle mathvariant="italic">
        <mtext>2</mtext>
      </mstyle>
    </mfrac>
    <annotation encoding="StarMath 5.0">{italic "σ" italic "x"} over italic "2"</annotation>
  </semantics>
</math>
</file>

<file path=Object 21/content.xml><?xml version="1.0" encoding="utf-8"?>
<math xmlns="http://www.w3.org/1998/Math/MathML" display="block">
  <semantics>
    <mrow>
      <mo stretchy="false">(</mo>
      <mfrac>
        <mrow>
          <mstyle mathvariant="italic">
            <mtext>σ</mtext>
          </mstyle>
          <mstyle mathvariant="italic">
            <mtext>x</mtext>
          </mstyle>
        </mrow>
        <mstyle mathvariant="italic">
          <mtext>2</mtext>
        </mstyle>
      </mfrac>
      <mstyle mathvariant="italic">
        <mtext> </mtext>
      </mstyle>
      <mstyle mathvariant="italic">
        <mtext>x</mtext>
      </mstyle>
      <mstyle mathvariant="italic">
        <mtext> </mtext>
      </mstyle>
      <mstyle mathvariant="italic">
        <mtext>99</mtext>
      </mstyle>
      <mo stretchy="false">)</mo>
    </mrow>
    <annotation encoding="StarMath 5.0">{ \( {italic "σ" italic "x"} over italic "2" italic " " italic "x" italic " " italic "99"  \)}</annotation>
  </semantics>
</math>
</file>

<file path=Object 22/content.xml><?xml version="1.0" encoding="utf-8"?>
<math xmlns="http://www.w3.org/1998/Math/MathML" display="block">
  <semantics>
    <mfrac>
      <mrow>
        <mstyle mathvariant="italic">
          <mtext> </mtext>
        </mstyle>
        <mstyle mathvariant="italic">
          <mtext> </mtext>
        </mstyle>
        <mstyle mathvariant="italic">
          <mtext> </mtext>
        </mstyle>
        <mstyle mathvariant="italic">
          <mtext>σ</mtext>
        </mstyle>
        <mstyle mathvariant="italic">
          <mtext>x</mtext>
        </mstyle>
      </mrow>
      <mstyle mathvariant="italic">
        <mtext>2</mtext>
      </mstyle>
    </mfrac>
    <annotation encoding="StarMath 5.0">{italic " " italic " " italic " " italic "σ" italic "x"} over italic "2"</annotation>
  </semantics>
</math>
</file>

<file path=Object 23/content.xml><?xml version="1.0" encoding="utf-8"?>
<math xmlns="http://www.w3.org/1998/Math/MathML" display="block">
  <semantics>
    <mstyle mathvariant="italic">
      <mtext>N</mtext>
    </mstyle>
    <annotation encoding="StarMath 5.0">italic "N"</annotation>
  </semantics>
</math>
</file>

<file path=Object 24/content.xml><?xml version="1.0" encoding="utf-8"?>
<math xmlns="http://www.w3.org/1998/Math/MathML" display="block">
  <semantics>
    <mrow>
      <mrow>
        <mstyle mathvariant="italic">
          <mtext> </mtext>
        </mstyle>
        <mo stretchy="false">=</mo>
        <mfrac>
          <mrow>
            <mstyle mathvariant="italic">
              <mtext>σ</mtext>
            </mstyle>
            <mstyle mathvariant="italic">
              <mtext>x</mtext>
            </mstyle>
          </mrow>
          <mstyle mathvariant="italic">
            <mtext>2</mtext>
          </mstyle>
        </mfrac>
        <mo stretchy="false">=</mo>
        <mstyle mathvariant="italic">
          <mtext>0</mtext>
        </mstyle>
      </mrow>
      <mi>,</mi>
      <mstyle mathvariant="italic">
        <mtext>03</mtext>
      </mstyle>
    </mrow>
    <annotation encoding="StarMath 5.0">{italic " " ={italic "σ" italic "x"} over italic "2" =italic "0" ,italic "03"}</annotation>
  </semantics>
</math>
</file>

<file path=Object 25/content.xml><?xml version="1.0" encoding="utf-8"?>
<math xmlns="http://www.w3.org/1998/Math/MathML" display="block">
  <semantics>
    <mfrac>
      <mrow>
        <mstyle mathvariant="italic">
          <mtext>σ</mtext>
        </mstyle>
        <mstyle mathvariant="italic">
          <mtext>x</mtext>
        </mstyle>
      </mrow>
      <mstyle mathvariant="italic">
        <mtext>2</mtext>
      </mstyle>
    </mfrac>
    <annotation encoding="StarMath 5.0">{italic "σ" italic "x"} over italic "2"</annotation>
  </semantics>
</math>
</file>

<file path=Object 26/content.xml><?xml version="1.0" encoding="utf-8"?>
<math xmlns="http://www.w3.org/1998/Math/MathML" display="block">
  <semantics>
    <mrow>
      <mo stretchy="false">(</mo>
      <mfrac>
        <mrow>
          <mstyle mathvariant="italic">
            <mtext>σ</mtext>
          </mstyle>
          <mstyle mathvariant="italic">
            <mtext>x</mtext>
          </mstyle>
        </mrow>
        <mstyle mathvariant="italic">
          <mtext>2</mtext>
        </mstyle>
      </mfrac>
      <mstyle mathvariant="italic">
        <mtext> </mtext>
      </mstyle>
      <mstyle mathvariant="italic">
        <mtext>x</mtext>
      </mstyle>
      <mstyle mathvariant="italic">
        <mtext> </mtext>
      </mstyle>
      <mstyle mathvariant="italic">
        <mtext>49</mtext>
      </mstyle>
      <mo stretchy="false">)</mo>
    </mrow>
    <annotation encoding="StarMath 5.0">{ \( {italic "σ" italic "x"} over italic "2" italic " " italic "x" italic " " italic "49"  \)}</annotation>
  </semantics>
</math>
</file>

<file path=Object 27/content.xml><?xml version="1.0" encoding="utf-8"?>
<math xmlns="http://www.w3.org/1998/Math/MathML" display="block">
  <semantics>
    <mfrac>
      <mrow>
        <mstyle mathvariant="italic">
          <mtext> </mtext>
        </mstyle>
        <mstyle mathvariant="italic">
          <mtext> </mtext>
        </mstyle>
        <mstyle mathvariant="italic">
          <mtext> </mtext>
        </mstyle>
        <mstyle mathvariant="italic">
          <mtext>σ</mtext>
        </mstyle>
        <mstyle mathvariant="italic">
          <mtext>x</mtext>
        </mstyle>
      </mrow>
      <mstyle mathvariant="italic">
        <mtext>2</mtext>
      </mstyle>
    </mfrac>
    <annotation encoding="StarMath 5.0">{italic " " italic " " italic " " italic "σ" italic "x"} over italic "2"</annotation>
  </semantics>
</math>
</file>

<file path=Object 28/content.xml><?xml version="1.0" encoding="utf-8"?>
<math xmlns="http://www.w3.org/1998/Math/MathML" display="block">
  <semantics>
    <mstyle mathvariant="italic">
      <mtext>N</mtext>
    </mstyle>
    <annotation encoding="StarMath 5.0">italic "N"</annotation>
  </semantics>
</math>
</file>

<file path=Object 29/content.xml><?xml version="1.0" encoding="utf-8"?>
<math xmlns="http://www.w3.org/1998/Math/MathML" display="block">
  <semantics>
    <mstyle mathvariant="italic">
      <msub>
        <mtext>σ</mtext>
        <mrow>
          <mo stretchy="false">−</mo>
          <mstyle mathvariant="italic">
            <mtext>x</mtext>
          </mstyle>
        </mrow>
      </msub>
    </mstyle>
    <annotation encoding="StarMath 5.0">italic "σ"_{-italic "x"}</annotation>
  </semantics>
</math>
</file>

<file path=Object 3/content.xml><?xml version="1.0" encoding="utf-8"?>
<mml:math xmlns:mml="http://www.w3.org/1998/Math/MathML" xmlns:m="http://schemas.openxmlformats.org/officeDocument/2006/math">
  <mml:mi mathvariant="normal">N</mml:mi>
</mml:math>
</file>

<file path=Object 30/content.xml><?xml version="1.0" encoding="utf-8"?>
<math xmlns="http://www.w3.org/1998/Math/MathML" display="block">
  <semantics>
    <mstyle mathvariant="italic">
      <msub>
        <mtext>σ</mtext>
        <mrow>
          <mo stretchy="false">−</mo>
          <mstyle mathvariant="italic">
            <mtext>x</mtext>
          </mstyle>
        </mrow>
      </msub>
    </mstyle>
    <annotation encoding="StarMath 5.0">italic "σ"_{-italic "x"}</annotation>
  </semantics>
</math>
</file>

<file path=Object 31/content.xml><?xml version="1.0" encoding="utf-8"?>
<math xmlns="http://www.w3.org/1998/Math/MathML" display="block">
  <semantics>
    <mfrac>
      <mstyle mathvariant="italic">
        <msub>
          <mtext>σ</mtext>
          <mstyle mathvariant="italic">
            <mtext>x</mtext>
          </mstyle>
        </msub>
      </mstyle>
      <msqrt>
        <mstyle mathvariant="italic">
          <mtext>N</mtext>
        </mstyle>
      </msqrt>
    </mfrac>
    <annotation encoding="StarMath 5.0">italic "σ"_italic "x" over sqrt italic "N"</annotation>
  </semantics>
</math>
</file>

<file path=Object 32/content.xml><?xml version="1.0" encoding="utf-8"?>
<math xmlns="http://www.w3.org/1998/Math/MathML" display="block">
  <semantics>
    <mrow>
      <mstyle mathvariant="italic">
        <msub>
          <mtext>σ</mtext>
          <mrow>
            <mo stretchy="false">−</mo>
            <mstyle mathvariant="italic">
              <mtext>x</mtext>
            </mstyle>
          </mrow>
        </msub>
      </mstyle>
      <mstyle mathvariant="italic">
        <mtext> </mtext>
      </mstyle>
    </mrow>
    <annotation encoding="StarMath 5.0">{italic "σ"_{-italic "x"} italic " "}</annotation>
  </semantics>
</math>
</file>

<file path=Object 33/content.xml><?xml version="1.0" encoding="utf-8"?>
<math xmlns="http://www.w3.org/1998/Math/MathML" display="block">
  <semantics>
    <mstyle mathvariant="italic">
      <msub>
        <mtext>σ</mtext>
        <mrow>
          <mo stretchy="false">−</mo>
          <mstyle mathvariant="italic">
            <mtext>x</mtext>
          </mstyle>
        </mrow>
      </msub>
    </mstyle>
    <annotation encoding="StarMath 5.0">italic "σ"_{-italic "x"}</annotation>
  </semantics>
</math>
</file>

<file path=Object 34/content.xml><?xml version="1.0" encoding="utf-8"?>
<math xmlns="http://www.w3.org/1998/Math/MathML" display="block">
  <semantics>
    <mstyle mathvariant="italic">
      <msub>
        <mtext>σ</mtext>
        <mrow>
          <mo stretchy="false">−</mo>
          <mstyle mathvariant="italic">
            <mtext>x</mtext>
          </mstyle>
        </mrow>
      </msub>
    </mstyle>
    <annotation encoding="StarMath 5.0">italic "σ"_{-italic "x"}</annotation>
  </semantics>
</math>
</file>

<file path=Object 35/content.xml><?xml version="1.0" encoding="utf-8"?>
<math xmlns="http://www.w3.org/1998/Math/MathML" display="block">
  <semantics>
    <mstyle mathvariant="italic">
      <msub>
        <mtext>σ</mtext>
        <mrow>
          <mo stretchy="false">−</mo>
          <mstyle mathvariant="italic">
            <mtext>x</mtext>
          </mstyle>
        </mrow>
      </msub>
    </mstyle>
    <annotation encoding="StarMath 5.0">italic "σ"_{-italic "x"}</annotation>
  </semantics>
</math>
</file>

<file path=Object 37/content.xml><?xml version="1.0" encoding="utf-8"?>
<math xmlns="http://www.w3.org/1998/Math/MathML" display="block">
  <semantics>
    <msub>
      <mrow>
        <mo stretchy="false">−</mo>
        <mstyle mathvariant="italic">
          <mtext>ω</mtext>
        </mstyle>
      </mrow>
      <mrow>
        <mstyle mathvariant="italic">
          <mtext>I</mtext>
        </mstyle>
        <mstyle mathvariant="italic">
          <mtext>S</mtext>
        </mstyle>
        <mstyle mathvariant="italic">
          <mtext>T</mtext>
        </mstyle>
      </mrow>
    </msub>
    <annotation encoding="StarMath 5.0">{-italic "ω"}_{italic "I" italic "S" italic "T"}</annotation>
  </semantics>
</math>
</file>

<file path=Object 38/content.xml><?xml version="1.0" encoding="utf-8"?>
<math xmlns="http://www.w3.org/1998/Math/MathML" display="block">
  <semantics>
    <mrow>
      <mo stretchy="false">−</mo>
      <mstyle mathvariant="italic">
        <mtext>ω</mtext>
      </mstyle>
    </mrow>
    <annotation encoding="StarMath 5.0">{-italic "ω"}</annotation>
  </semantics>
</math>
</file>

<file path=Object 39/content.xml><?xml version="1.0" encoding="utf-8"?>
<math xmlns="http://www.w3.org/1998/Math/MathML" display="block">
  <semantics>
    <msub>
      <mrow>
        <mo stretchy="false">−</mo>
        <mstyle mathvariant="italic">
          <mtext>ω</mtext>
        </mstyle>
      </mrow>
      <mrow>
        <mstyle mathvariant="italic">
          <mtext>I</mtext>
        </mstyle>
        <mstyle mathvariant="italic">
          <mtext>S</mtext>
        </mstyle>
        <mstyle mathvariant="italic">
          <mtext>T</mtext>
        </mstyle>
      </mrow>
    </msub>
    <annotation encoding="StarMath 5.0">{-italic "ω"}_{italic "I" italic "S" italic "T"}</annotation>
  </semantics>
</math>
</file>

<file path=Object 4/content.xml><?xml version="1.0" encoding="utf-8"?>
<mml:math xmlns:mml="http://www.w3.org/1998/Math/MathML" xmlns:m="http://schemas.openxmlformats.org/officeDocument/2006/math">
  <mml:msub>
    <mml:mrow>
      <mml:mi mathvariant="normal">σ</mml:mi>
    </mml:mrow>
    <mml:mrow>
      <mml:mi mathvariant="normal">x</mml:mi>
    </mml:mrow>
  </mml:msub>
</mml:math>
</file>

<file path=Object 40/content.xml><?xml version="1.0" encoding="utf-8"?>
<math xmlns="http://www.w3.org/1998/Math/MathML" display="block">
  <semantics>
    <mrow>
      <msub>
        <mrow>
          <mo stretchy="false">−</mo>
          <mstyle mathvariant="italic">
            <mtext>ω</mtext>
          </mstyle>
        </mrow>
        <mrow>
          <mstyle mathvariant="italic">
            <mtext>I</mtext>
          </mstyle>
          <mstyle mathvariant="italic">
            <mtext>S</mtext>
          </mstyle>
          <mstyle mathvariant="italic">
            <mtext>T</mtext>
          </mstyle>
        </mrow>
      </msub>
      <mrow>
        <mo fence="true" stretchy="true">(</mo>
        <mrow>
          <mstyle mathvariant="italic">
            <mtext>t</mtext>
          </mstyle>
        </mrow>
        <mo fence="true" stretchy="true">)</mo>
      </mrow>
    </mrow>
    <annotation encoding="StarMath 5.0">{{-italic "ω"}_{italic "I" italic "S" italic "T"} left ( italic "t" right )}</annotation>
  </semantics>
</math>
</file>

<file path=Object 41/content.xml><?xml version="1.0" encoding="utf-8"?>
<math xmlns="http://www.w3.org/1998/Math/MathML" display="block">
  <semantics>
    <mrow>
      <mrow>
        <mstyle mathvariant="italic">
          <msub>
            <mtext>ω</mtext>
            <mstyle mathvariant="italic">
              <mtext>0</mtext>
            </mstyle>
          </msub>
        </mstyle>
        <mo stretchy="false">+</mo>
        <mstyle mathvariant="italic">
          <mtext> </mtext>
        </mstyle>
      </mrow>
      <mstyle mathvariant="italic">
        <mtext>α</mtext>
      </mstyle>
      <mstyle mathvariant="italic">
        <mtext>t</mtext>
      </mstyle>
    </mrow>
    <annotation encoding="StarMath 5.0">{italic "ω"_italic "0" +italic " " italic "α" italic "t"}</annotation>
  </semantics>
</math>
</file>

<file path=Object 42/content.xml><?xml version="1.0" encoding="utf-8"?>
<math xmlns="http://www.w3.org/1998/Math/MathML" display="block">
  <semantics>
    <mrow>
      <mo stretchy="false">−</mo>
      <mstyle mathvariant="italic">
        <mtext>ω</mtext>
      </mstyle>
    </mrow>
    <annotation encoding="StarMath 5.0">{-italic "ω"}</annotation>
  </semantics>
</math>
</file>

<file path=Object 43/content.xml><?xml version="1.0" encoding="utf-8"?>
<math xmlns="http://www.w3.org/1998/Math/MathML" display="block">
  <semantics>
    <mstyle mathvariant="italic">
      <msub>
        <mtext>T</mtext>
        <mstyle mathvariant="italic">
          <mtext>1</mtext>
        </mstyle>
      </msub>
    </mstyle>
    <annotation encoding="StarMath 5.0">italic "T"_italic "1"</annotation>
  </semantics>
</math>
</file>

<file path=Object 44/content.xml><?xml version="1.0" encoding="utf-8"?>
<math xmlns="http://www.w3.org/1998/Math/MathML" display="block">
  <semantics>
    <mfrac>
      <mstyle mathvariant="italic">
        <mtext>1</mtext>
      </mstyle>
      <mstyle mathvariant="italic">
        <mtext>2</mtext>
      </mstyle>
    </mfrac>
    <annotation encoding="StarMath 5.0">italic "1" over italic "2"</annotation>
  </semantics>
</math>
</file>

<file path=Object 45/content.xml><?xml version="1.0" encoding="utf-8"?>
<math xmlns="http://www.w3.org/1998/Math/MathML" display="block">
  <semantics>
    <mstyle mathvariant="italic">
      <msub>
        <mtext>t</mtext>
        <mstyle mathvariant="italic">
          <mtext>1</mtext>
        </mstyle>
      </msub>
    </mstyle>
    <annotation encoding="StarMath 5.0">italic "t"_italic "1"</annotation>
  </semantics>
</math>
</file>

<file path=Object 46/content.xml><?xml version="1.0" encoding="utf-8"?>
<math xmlns="http://www.w3.org/1998/Math/MathML" display="block">
  <semantics>
    <mstyle mathvariant="italic">
      <msub>
        <mtext>T</mtext>
        <mstyle mathvariant="italic">
          <mtext>2</mtext>
        </mstyle>
      </msub>
    </mstyle>
    <annotation encoding="StarMath 5.0">italic "T"_italic "2"</annotation>
  </semantics>
</math>
</file>

<file path=Object 47/content.xml><?xml version="1.0" encoding="utf-8"?>
<math xmlns="http://www.w3.org/1998/Math/MathML" display="block">
  <semantics>
    <mstyle mathvariant="italic">
      <msub>
        <mtext>t</mtext>
        <mstyle mathvariant="italic">
          <mtext>1</mtext>
        </mstyle>
      </msub>
    </mstyle>
    <annotation encoding="StarMath 5.0">italic "t"_italic "1"</annotation>
  </semantics>
</math>
</file>

<file path=Object 48/content.xml><?xml version="1.0" encoding="utf-8"?>
<math xmlns="http://www.w3.org/1998/Math/MathML" display="block">
  <semantics>
    <mfrac>
      <mstyle mathvariant="italic">
        <mtext>1</mtext>
      </mstyle>
      <mstyle mathvariant="italic">
        <mtext>2</mtext>
      </mstyle>
    </mfrac>
    <annotation encoding="StarMath 5.0">italic "1" over italic "2"</annotation>
  </semantics>
</math>
</file>

<file path=Object 49/content.xml><?xml version="1.0" encoding="utf-8"?>
<math xmlns="http://www.w3.org/1998/Math/MathML" display="block">
  <semantics>
    <mstyle mathvariant="italic">
      <msub>
        <mtext>t</mtext>
        <mstyle mathvariant="italic">
          <mtext>2</mtext>
        </mstyle>
      </msub>
    </mstyle>
    <annotation encoding="StarMath 5.0">italic "t"_italic "2"</annotation>
  </semantics>
</math>
</file>

<file path=Object 5/content.xml><?xml version="1.0" encoding="utf-8"?>
<mml:math xmlns:mml="http://www.w3.org/1998/Math/MathML" xmlns:m="http://schemas.openxmlformats.org/officeDocument/2006/math">
  <mml:msub>
    <mml:mrow>
      <mml:mi mathvariant="normal">σ</mml:mi>
    </mml:mrow>
    <mml:mrow>
      <mml:mi mathvariant="normal">x</mml:mi>
    </mml:mrow>
  </mml:msub>
  <mml:mi mathvariant="normal"> </mml:mi>
</mml:math>
</file>

<file path=Object 50/content.xml><?xml version="1.0" encoding="utf-8"?>
<math xmlns="http://www.w3.org/1998/Math/MathML" display="block">
  <semantics>
    <mstyle mathvariant="italic">
      <msub>
        <mtext>T</mtext>
        <mstyle mathvariant="italic">
          <mtext>i</mtext>
        </mstyle>
      </msub>
    </mstyle>
    <annotation encoding="StarMath 5.0">italic "T"_italic "i"</annotation>
  </semantics>
</math>
</file>

<file path=Object 51/content.xml><?xml version="1.0" encoding="utf-8"?>
<math xmlns="http://www.w3.org/1998/Math/MathML" display="block">
  <semantics>
    <mstyle mathvariant="italic">
      <msub>
        <mtext>t</mtext>
        <mstyle mathvariant="italic">
          <mtext>1</mtext>
        </mstyle>
      </msub>
    </mstyle>
    <annotation encoding="StarMath 5.0">italic "t"_italic "1"</annotation>
  </semantics>
</math>
</file>

<file path=Object 52/content.xml><?xml version="1.0" encoding="utf-8"?>
<math xmlns="http://www.w3.org/1998/Math/MathML" display="block">
  <semantics>
    <mfrac>
      <mstyle mathvariant="italic">
        <mtext>1</mtext>
      </mstyle>
      <mstyle mathvariant="italic">
        <mtext>2</mtext>
      </mstyle>
    </mfrac>
    <annotation encoding="StarMath 5.0">italic "1" over italic "2"</annotation>
  </semantics>
</math>
</file>

<file path=Object 53/content.xml><?xml version="1.0" encoding="utf-8"?>
<math xmlns="http://www.w3.org/1998/Math/MathML" display="block">
  <semantics>
    <mstyle mathvariant="italic">
      <msub>
        <mtext>t</mtext>
        <mstyle mathvariant="italic">
          <mtext>i</mtext>
        </mstyle>
      </msub>
    </mstyle>
    <annotation encoding="StarMath 5.0">italic "t"_italic "i"</annotation>
  </semantics>
</math>
</file>

<file path=Object 54/content.xml><?xml version="1.0" encoding="utf-8"?>
<math xmlns="http://www.w3.org/1998/Math/MathML" display="block">
  <semantics>
    <mrow>
      <mstyle mathvariant="italic">
        <mtext>δ</mtext>
      </mstyle>
      <mstyle mathvariant="italic">
        <msub>
          <mtext>T</mtext>
          <mstyle mathvariant="italic">
            <mtext>i</mtext>
          </mstyle>
        </msub>
      </mstyle>
    </mrow>
    <annotation encoding="StarMath 5.0">{italic "δ" italic "T"_italic "i"}</annotation>
  </semantics>
</math>
</file>

<file path=Object 55/content.xml><?xml version="1.0" encoding="utf-8"?>
<math xmlns="http://www.w3.org/1998/Math/MathML" display="block">
  <semantics>
    <mstyle mathvariant="italic">
      <msub>
        <mtext>T</mtext>
        <mstyle mathvariant="italic">
          <mtext>i</mtext>
        </mstyle>
      </msub>
    </mstyle>
    <annotation encoding="StarMath 5.0">italic "T"_italic "i"</annotation>
  </semantics>
</math>
</file>

<file path=Object 56/content.xml><?xml version="1.0" encoding="utf-8"?>
<math xmlns="http://www.w3.org/1998/Math/MathML" display="block">
  <semantics>
    <mstyle mathvariant="italic">
      <msub>
        <mtext>T</mtext>
        <mstyle mathvariant="italic">
          <mtext>i</mtext>
        </mstyle>
      </msub>
    </mstyle>
    <annotation encoding="StarMath 5.0">italic "T"_italic "i"</annotation>
  </semantics>
</math>
</file>

<file path=Object 57/content.xml><?xml version="1.0" encoding="utf-8"?>
<math xmlns="http://www.w3.org/1998/Math/MathML" display="block">
  <semantics>
    <mrow>
      <mstyle mathvariant="italic">
        <mtext>δ</mtext>
      </mstyle>
      <mstyle mathvariant="italic">
        <msub>
          <mtext>t</mtext>
          <mstyle mathvariant="italic">
            <mtext>i</mtext>
          </mstyle>
        </msub>
      </mstyle>
    </mrow>
    <annotation encoding="StarMath 5.0">{italic "δ" italic "t"_italic "i"}</annotation>
  </semantics>
</math>
</file>

<file path=Object 58/content.xml><?xml version="1.0" encoding="utf-8"?>
<math xmlns="http://www.w3.org/1998/Math/MathML" display="block">
  <semantics>
    <mrow>
      <mstyle mathvariant="italic">
        <mtext>δ</mtext>
      </mstyle>
      <mstyle mathvariant="italic">
        <msub>
          <mtext>T</mtext>
          <mstyle mathvariant="italic">
            <mtext>1</mtext>
          </mstyle>
        </msub>
      </mstyle>
    </mrow>
    <annotation encoding="StarMath 5.0">{italic "δ" italic "T"_italic "1"}</annotation>
  </semantics>
</math>
</file>

<file path=Object 59/content.xml><?xml version="1.0" encoding="utf-8"?>
<math xmlns="http://www.w3.org/1998/Math/MathML" display="block">
  <semantics>
    <msqrt>
      <mfrac>
        <msup>
          <mrow>
            <mo stretchy="false">(</mo>
            <mstyle mathvariant="italic">
              <mtext>δ</mtext>
            </mstyle>
            <mstyle mathvariant="italic">
              <msub>
                <mtext>t</mtext>
                <mstyle mathvariant="italic">
                  <mtext>1</mtext>
                </mstyle>
              </msub>
            </mstyle>
            <mo stretchy="false">)</mo>
          </mrow>
          <mstyle mathvariant="italic">
            <mtext>2</mtext>
          </mstyle>
        </msup>
        <mstyle mathvariant="italic">
          <mtext>4</mtext>
        </mstyle>
      </mfrac>
    </msqrt>
    <annotation encoding="StarMath 5.0">sqrt { { \(  italic "δ" italic "t"_italic "1"  \)}^italic "2" over italic "4" }</annotation>
  </semantics>
</math>
</file>

<file path=Object 6/content.xml><?xml version="1.0" encoding="utf-8"?>
<mml:math xmlns:mml="http://www.w3.org/1998/Math/MathML" xmlns:m="http://schemas.openxmlformats.org/officeDocument/2006/math">
  <mml:msqrt>
    <mml:mfrac>
      <mml:mrow>
        <mml:mrow>
          <mml:msub>
            <mml:mo stretchy="false">∑</mml:mo>
            <mml:mrow>
              <mml:mi mathvariant="normal">i</mml:mi>
            </mml:mrow>
          </mml:msub>
          <mml:mrow>
            <mml:msup>
              <mml:mrow>
                <mml:mo>(</mml:mo>
                <mml:msub>
                  <mml:mrow>
                    <mml:mi mathvariant="normal">d</mml:mi>
                  </mml:mrow>
                  <mml:mrow>
                    <mml:mi mathvariant="normal">i</mml:mi>
                  </mml:mrow>
                </mml:msub>
                <mml:mo>)</mml:mo>
              </mml:mrow>
              <mml:mrow>
                <mml:mn>2</mml:mn>
              </mml:mrow>
            </mml:msup>
          </mml:mrow>
        </mml:mrow>
      </mml:mrow>
      <mml:mrow>
        <mml:mi mathvariant="normal">N</mml:mi>
        <mml:mi mathvariant="normal"> </mml:mi>
        <mml:mo>-</mml:mo>
        <mml:mn>1</mml:mn>
      </mml:mrow>
    </mml:mfrac>
  </mml:msqrt>
</mml:math>
</file>

<file path=Object 60/content.xml><?xml version="1.0" encoding="utf-8"?>
<math xmlns="http://www.w3.org/1998/Math/MathML" display="block">
  <semantics>
    <mrow>
      <mstyle mathvariant="italic">
        <mtext>δ</mtext>
      </mstyle>
      <mstyle mathvariant="italic">
        <msub>
          <mtext>T</mtext>
          <mstyle mathvariant="italic">
            <mtext>2</mtext>
          </mstyle>
        </msub>
      </mstyle>
    </mrow>
    <annotation encoding="StarMath 5.0">{italic "δ" italic "T"_italic "2"}</annotation>
  </semantics>
</math>
</file>

<file path=Object 61/content.xml><?xml version="1.0" encoding="utf-8"?>
<math xmlns="http://www.w3.org/1998/Math/MathML" display="block">
  <semantics>
    <msqrt>
      <mrow>
        <mo stretchy="false">∑</mo>
        <mrow>
          <mo stretchy="false">[</mo>
          <mrow>
            <msup>
              <mrow>
                <mo fence="true" stretchy="true">(</mo>
                <mrow>
                  <mrow>
                    <mstyle mathvariant="italic">
                      <mtext>δ</mtext>
                    </mstyle>
                    <mstyle mathvariant="italic">
                      <msub>
                        <mtext>t</mtext>
                        <mstyle mathvariant="italic">
                          <mtext>1</mtext>
                        </mstyle>
                      </msub>
                    </mstyle>
                  </mrow>
                </mrow>
                <mo fence="true" stretchy="true">)</mo>
              </mrow>
              <mstyle mathvariant="italic">
                <mtext>2</mtext>
              </mstyle>
            </msup>
            <mo stretchy="false">+</mo>
            <mstyle mathvariant="italic">
              <mtext> </mtext>
            </mstyle>
          </mrow>
          <mfrac>
            <msup>
              <mrow>
                <mo fence="true" stretchy="true">(</mo>
                <mrow>
                  <mrow>
                    <mstyle mathvariant="italic">
                      <mtext>δ</mtext>
                    </mstyle>
                    <mstyle mathvariant="italic">
                      <msub>
                        <mtext>t</mtext>
                        <mstyle mathvariant="italic">
                          <mtext>2</mtext>
                        </mstyle>
                      </msub>
                    </mstyle>
                  </mrow>
                </mrow>
                <mo fence="true" stretchy="true">)</mo>
              </mrow>
              <mstyle mathvariant="italic">
                <mtext>2</mtext>
              </mstyle>
            </msup>
            <mstyle mathvariant="italic">
              <mtext>4</mtext>
            </mstyle>
          </mfrac>
          <mo stretchy="false">]</mo>
          <mstyle mathvariant="italic">
            <mtext> </mtext>
          </mstyle>
        </mrow>
      </mrow>
    </msqrt>
    <annotation encoding="StarMath 5.0">sqrt { { sum  { \[  left ( {italic "δ" italic "t"_italic "1"} right )^italic "2" + italic " " left ( {italic "δ" italic "t"_italic "2"} right )^italic "2" over italic "4"  \]  italic " "}} }</annotation>
  </semantics>
</math>
</file>

<file path=Object 62/content.xml><?xml version="1.0" encoding="utf-8"?>
<math xmlns="http://www.w3.org/1998/Math/MathML" display="block">
  <semantics>
    <mrow>
      <mstyle mathvariant="italic">
        <mtext>δ</mtext>
      </mstyle>
      <mstyle mathvariant="italic">
        <msub>
          <mtext>T</mtext>
          <mstyle mathvariant="italic">
            <mtext>i</mtext>
          </mstyle>
        </msub>
      </mstyle>
    </mrow>
    <annotation encoding="StarMath 5.0">{italic "δ" italic "T"_italic "i"}</annotation>
  </semantics>
</math>
</file>

<file path=Object 63/content.xml><?xml version="1.0" encoding="utf-8"?>
<math xmlns="http://www.w3.org/1998/Math/MathML" display="block">
  <semantics>
    <msqrt>
      <mrow>
        <msub>
          <mo stretchy="false">∑</mo>
          <mstyle mathvariant="italic">
            <mtext>i</mtext>
          </mstyle>
        </msub>
        <mrow>
          <mo stretchy="false">[</mo>
          <mrow>
            <msup>
              <mrow>
                <mo fence="true" stretchy="true">(</mo>
                <mrow>
                  <mrow>
                    <mstyle mathvariant="italic">
                      <mtext>δ</mtext>
                    </mstyle>
                    <mstyle mathvariant="italic">
                      <msub>
                        <mtext>t</mtext>
                        <mstyle mathvariant="italic">
                          <mtext>1</mtext>
                        </mstyle>
                      </msub>
                    </mstyle>
                  </mrow>
                </mrow>
                <mo fence="true" stretchy="true">)</mo>
              </mrow>
              <mstyle mathvariant="italic">
                <mtext>2</mtext>
              </mstyle>
            </msup>
            <mo stretchy="false">+</mo>
            <mstyle mathvariant="italic">
              <mtext> </mtext>
            </mstyle>
          </mrow>
          <mo stretchy="false">…</mo>
          <mrow>
            <mstyle mathvariant="italic">
              <mtext> </mtext>
            </mstyle>
            <mo stretchy="false">+</mo>
            <mstyle mathvariant="italic">
              <mtext> </mtext>
            </mstyle>
          </mrow>
          <mfrac>
            <msup>
              <mrow>
                <mo fence="true" stretchy="true">(</mo>
                <mrow>
                  <mrow>
                    <mstyle mathvariant="italic">
                      <mtext>δ</mtext>
                    </mstyle>
                    <mstyle mathvariant="italic">
                      <msub>
                        <mtext>t</mtext>
                        <mstyle mathvariant="italic">
                          <mtext>i</mtext>
                        </mstyle>
                      </msub>
                    </mstyle>
                  </mrow>
                </mrow>
                <mo fence="true" stretchy="true">)</mo>
              </mrow>
              <mstyle mathvariant="italic">
                <mtext>2</mtext>
              </mstyle>
            </msup>
            <mstyle mathvariant="italic">
              <mtext>4</mtext>
            </mstyle>
          </mfrac>
          <mo stretchy="false">]</mo>
          <mstyle mathvariant="italic">
            <mtext> </mtext>
          </mstyle>
        </mrow>
      </mrow>
    </msqrt>
    <annotation encoding="StarMath 5.0">sqrt { { sum_italic "i" { \[  left ( {italic "δ" italic "t"_italic "1"} right )^italic "2" + italic " "  dotslow  italic " " + italic " " left ( {italic "δ" italic "t"_italic "i"} right )^italic "2" over italic "4"  \]  italic " "}} }</annotation>
  </semantics>
</math>
</file>

<file path=Object 64/content.xml><?xml version="1.0" encoding="utf-8"?>
<math xmlns="http://www.w3.org/1998/Math/MathML" display="block">
  <semantics>
    <mrow>
      <mstyle mathvariant="italic">
        <mtext>δ</mtext>
      </mstyle>
      <mstyle mathvariant="italic">
        <msub>
          <mtext>W</mtext>
          <mstyle mathvariant="italic">
            <mtext>i</mtext>
          </mstyle>
        </msub>
      </mstyle>
    </mrow>
    <annotation encoding="StarMath 5.0">{italic "δ" italic "W"_italic "i"}</annotation>
  </semantics>
</math>
</file>

<file path=Object 65/content.xml><?xml version="1.0" encoding="utf-8"?>
<math xmlns="http://www.w3.org/1998/Math/MathML" display="block">
  <semantics>
    <mrow>
      <mstyle mathvariant="italic">
        <mtext>δ</mtext>
      </mstyle>
      <mstyle mathvariant="italic">
        <msub>
          <mtext>W</mtext>
          <mstyle mathvariant="italic">
            <mtext>i</mtext>
          </mstyle>
        </msub>
      </mstyle>
    </mrow>
    <annotation encoding="StarMath 5.0">{italic "δ" italic "W"_italic "i"}</annotation>
  </semantics>
</math>
</file>

<file path=Object 66/content.xml><?xml version="1.0" encoding="utf-8"?>
<math xmlns="http://www.w3.org/1998/Math/MathML" display="block">
  <semantics>
    <mstyle mathvariant="italic">
      <mtext>δ</mtext>
    </mstyle>
    <annotation encoding="StarMath 5.0">italic "δ"</annotation>
  </semantics>
</math>
</file>

<file path=Object 67/content.xml><?xml version="1.0" encoding="utf-8"?>
<math xmlns="http://www.w3.org/1998/Math/MathML" display="block">
  <semantics>
    <mstyle mathvariant="italic">
      <mtext>δ</mtext>
    </mstyle>
    <annotation encoding="StarMath 5.0">italic "δ"</annotation>
  </semantics>
</math>
</file>

<file path=Object 68/content.xml><?xml version="1.0" encoding="utf-8"?>
<math xmlns="http://www.w3.org/1998/Math/MathML" display="block">
  <semantics>
    <mstyle mathvariant="italic">
      <mtext>Δ</mtext>
    </mstyle>
    <annotation encoding="StarMath 5.0">italic "Δ"</annotation>
  </semantics>
</math>
</file>

<file path=Object 69/content.xml><?xml version="1.0" encoding="utf-8"?>
<math xmlns="http://www.w3.org/1998/Math/MathML" display="block">
  <semantics>
    <mrow>
      <mstyle mathvariant="italic">
        <mtext>N</mtext>
      </mstyle>
      <mrow>
        <mrow>
          <mo fence="true" stretchy="true">(</mo>
          <mrow>
            <mrow>
              <munder>
                <mo stretchy="false">∑</mo>
                <mstyle mathvariant="italic">
                  <mtext>i</mtext>
                </mstyle>
              </munder>
              <mstyle mathvariant="italic">
                <msub>
                  <mtext>x</mtext>
                  <mstyle mathvariant="italic">
                    <msup>
                      <mtext>i</mtext>
                      <mstyle mathvariant="italic">
                        <mtext>2</mtext>
                      </mstyle>
                    </msup>
                  </mstyle>
                </msub>
              </mstyle>
            </mrow>
          </mrow>
          <mo fence="true" stretchy="true">)</mo>
        </mrow>
        <mo stretchy="false">−</mo>
        <mstyle mathvariant="italic">
          <mtext> </mtext>
        </mstyle>
      </mrow>
      <msup>
        <mrow>
          <mo fence="true" stretchy="true">(</mo>
          <mrow>
            <mrow>
              <munder>
                <mo stretchy="false">∑</mo>
                <mstyle mathvariant="italic">
                  <mtext>i</mtext>
                </mstyle>
              </munder>
              <mstyle mathvariant="italic">
                <msub>
                  <mtext>x</mtext>
                  <mstyle mathvariant="italic">
                    <mtext>i</mtext>
                  </mstyle>
                </msub>
              </mstyle>
            </mrow>
          </mrow>
          <mo fence="true" stretchy="true">)</mo>
        </mrow>
        <mstyle mathvariant="italic">
          <mtext>2</mtext>
        </mstyle>
      </msup>
    </mrow>
    <annotation encoding="StarMath 5.0">{italic "N" left ( { sum csub italic "i" italic "x"_italic "i"^italic "2"} right )  -italic " " left ( { sum csub italic "i" italic "x"_italic "i"} right )^italic "2"}</annotation>
  </semantics>
</math>
</file>

<file path=Object 7/content.xml><?xml version="1.0" encoding="utf-8"?>
<mml:math xmlns:mml="http://www.w3.org/1998/Math/MathML" xmlns:m="http://schemas.openxmlformats.org/officeDocument/2006/math">
  <mml:msub>
    <mml:mrow>
      <mml:mi mathvariant="normal">d</mml:mi>
    </mml:mrow>
    <mml:mrow>
      <mml:mi mathvariant="normal">i</mml:mi>
    </mml:mrow>
  </mml:msub>
</mml:math>
</file>

<file path=Object 70/content.xml><?xml version="1.0" encoding="utf-8"?>
<math xmlns="http://www.w3.org/1998/Math/MathML" display="block">
  <semantics>
    <mstyle mathvariant="italic">
      <msub>
        <mtext>σ</mtext>
        <mstyle mathvariant="italic">
          <mtext>y</mtext>
        </mstyle>
      </msub>
    </mstyle>
    <annotation encoding="StarMath 5.0">italic "σ"_italic "y"</annotation>
  </semantics>
</math>
</file>

<file path=Object 71/content.xml><?xml version="1.0" encoding="utf-8"?>
<math xmlns="http://www.w3.org/1998/Math/MathML" display="block">
  <semantics>
    <msqrt>
      <mfrac>
        <mrow>
          <munder>
            <mo stretchy="false">∑</mo>
            <mstyle mathvariant="italic">
              <mtext>i</mtext>
            </mstyle>
          </munder>
          <msup>
            <mrow>
              <mo fence="true" stretchy="true">(</mo>
              <mrow>
                <mrow>
                  <mrow>
                    <mstyle mathvariant="italic">
                      <msub>
                        <mtext>y</mtext>
                        <mstyle mathvariant="italic">
                          <mtext>i</mtext>
                        </mstyle>
                      </msub>
                    </mstyle>
                    <mo stretchy="false">−</mo>
                    <mstyle mathvariant="italic">
                      <mtext>A</mtext>
                    </mstyle>
                    <mo stretchy="false">−</mo>
                    <mstyle mathvariant="italic">
                      <mtext>B</mtext>
                    </mstyle>
                  </mrow>
                  <mstyle mathvariant="italic">
                    <msub>
                      <mtext>x</mtext>
                      <mstyle mathvariant="italic">
                        <mtext>i</mtext>
                      </mstyle>
                    </msub>
                  </mstyle>
                </mrow>
              </mrow>
              <mo fence="true" stretchy="true">)</mo>
            </mrow>
            <mstyle mathvariant="italic">
              <mtext>2</mtext>
            </mstyle>
          </msup>
        </mrow>
        <mrow>
          <mstyle mathvariant="italic">
            <mtext>N</mtext>
          </mstyle>
          <mo stretchy="false">−</mo>
          <mstyle mathvariant="italic">
            <mtext>2</mtext>
          </mstyle>
        </mrow>
      </mfrac>
    </msqrt>
    <annotation encoding="StarMath 5.0">sqrt { { sum csub italic "i" left ( {italic "y"_italic "i" - italic "A" - italic "B" italic "x"_italic "i"} right )^italic "2"} over {italic "N" - italic "2"} }</annotation>
  </semantics>
</math>
</file>

<file path=Object 72/content.xml><?xml version="1.0" encoding="utf-8"?>
<math xmlns="http://www.w3.org/1998/Math/MathML" display="block">
  <semantics>
    <mstyle mathvariant="italic">
      <mtext>A</mtext>
    </mstyle>
    <annotation encoding="StarMath 5.0">italic "A"</annotation>
  </semantics>
</math>
</file>

<file path=Object 73/content.xml><?xml version="1.0" encoding="utf-8"?>
<math xmlns="http://www.w3.org/1998/Math/MathML" display="block">
  <semantics>
    <mstyle mathvariant="italic">
      <msub>
        <mtext>σ</mtext>
        <mstyle mathvariant="italic">
          <mtext>A</mtext>
        </mstyle>
      </msub>
    </mstyle>
    <annotation encoding="StarMath 5.0">italic "σ"_italic "A"</annotation>
  </semantics>
</math>
</file>

<file path=Object 74/content.xml><?xml version="1.0" encoding="utf-8"?>
<math xmlns="http://www.w3.org/1998/Math/MathML" display="block">
  <semantics>
    <mstyle mathvariant="italic">
      <mtext>A</mtext>
    </mstyle>
    <annotation encoding="StarMath 5.0">italic "A"</annotation>
  </semantics>
</math>
</file>

<file path=Object 75/content.xml><?xml version="1.0" encoding="utf-8"?>
<math xmlns="http://www.w3.org/1998/Math/MathML" display="block">
  <semantics>
    <mfrac>
      <mrow>
        <mrow>
          <mo fence="true" stretchy="true">(</mo>
          <mrow>
            <mrow>
              <munder>
                <mo stretchy="false">∑</mo>
                <mstyle mathvariant="italic">
                  <mtext>i</mtext>
                </mstyle>
              </munder>
              <mstyle mathvariant="italic">
                <msub>
                  <mtext>x</mtext>
                  <mstyle mathvariant="italic">
                    <msup>
                      <mtext>i</mtext>
                      <mstyle mathvariant="italic">
                        <mtext>2</mtext>
                      </mstyle>
                    </msup>
                  </mstyle>
                </msub>
              </mstyle>
            </mrow>
          </mrow>
          <mo fence="true" stretchy="true">)</mo>
        </mrow>
        <mrow>
          <mo fence="true" stretchy="true">(</mo>
          <mrow>
            <mrow>
              <munder>
                <mo stretchy="false">∑</mo>
                <mstyle mathvariant="italic">
                  <mtext>i</mtext>
                </mstyle>
              </munder>
              <mstyle mathvariant="italic">
                <msub>
                  <mtext>y</mtext>
                  <mstyle mathvariant="italic">
                    <mtext>i</mtext>
                  </mstyle>
                </msub>
              </mstyle>
            </mrow>
          </mrow>
          <mo fence="true" stretchy="true">)</mo>
        </mrow>
        <mrow>
          <mstyle mathvariant="italic">
            <mtext> </mtext>
          </mstyle>
          <mo stretchy="false">−</mo>
          <mstyle mathvariant="italic">
            <mtext> </mtext>
          </mstyle>
        </mrow>
        <mrow>
          <mo fence="true" stretchy="true">(</mo>
          <mrow>
            <mrow>
              <munder>
                <mo stretchy="false">∑</mo>
                <mstyle mathvariant="italic">
                  <mtext>i</mtext>
                </mstyle>
              </munder>
              <mstyle mathvariant="italic">
                <msub>
                  <mtext>x</mtext>
                  <mstyle mathvariant="italic">
                    <mtext>i</mtext>
                  </mstyle>
                </msub>
              </mstyle>
            </mrow>
          </mrow>
          <mo fence="true" stretchy="true">)</mo>
        </mrow>
        <mrow>
          <mo fence="true" stretchy="true">(</mo>
          <mrow>
            <mrow>
              <munder>
                <mo stretchy="false">∑</mo>
                <mstyle mathvariant="italic">
                  <mtext>i</mtext>
                </mstyle>
              </munder>
              <mrow>
                <mstyle mathvariant="italic">
                  <msub>
                    <mtext>x</mtext>
                    <mstyle mathvariant="italic">
                      <mtext>i</mtext>
                    </mstyle>
                  </msub>
                </mstyle>
                <mstyle mathvariant="italic">
                  <msub>
                    <mtext>y</mtext>
                    <mstyle mathvariant="italic">
                      <mtext>i</mtext>
                    </mstyle>
                  </msub>
                </mstyle>
              </mrow>
            </mrow>
          </mrow>
          <mo fence="true" stretchy="true">)</mo>
        </mrow>
      </mrow>
      <mstyle mathvariant="italic">
        <mtext>Δ</mtext>
      </mstyle>
    </mfrac>
    <annotation encoding="StarMath 5.0">{left ( { sum csub italic "i" italic "x"_italic "i"^italic "2"} right )  left ( { sum csub italic "i" italic "y"_italic "i"} right )  italic " " - italic " " left ( { sum csub italic "i" italic "x"_italic "i"} right )  left ( { sum csub italic "i" {italic "x"_italic "i" italic "y"_italic "i"}} right )} over italic "Δ"</annotation>
  </semantics>
</math>
</file>

<file path=Object 76/content.xml><?xml version="1.0" encoding="utf-8"?>
<math xmlns="http://www.w3.org/1998/Math/MathML" display="block">
  <semantics>
    <mstyle mathvariant="italic">
      <msub>
        <mtext>σ</mtext>
        <mstyle mathvariant="italic">
          <mtext>A</mtext>
        </mstyle>
      </msub>
    </mstyle>
    <annotation encoding="StarMath 5.0">italic "σ"_italic "A"</annotation>
  </semantics>
</math>
</file>

<file path=Object 77/content.xml><?xml version="1.0" encoding="utf-8"?>
<math xmlns="http://www.w3.org/1998/Math/MathML" display="block">
  <semantics>
    <mrow>
      <mstyle mathvariant="italic">
        <msub>
          <mtext>σ</mtext>
          <mstyle mathvariant="italic">
            <mtext>y</mtext>
          </mstyle>
        </msub>
      </mstyle>
      <msqrt>
        <mfrac>
          <mrow>
            <munder>
              <mo stretchy="false">∑</mo>
              <mstyle mathvariant="italic">
                <mtext>i</mtext>
              </mstyle>
            </munder>
            <mstyle mathvariant="italic">
              <msub>
                <mtext>x</mtext>
                <mstyle mathvariant="italic">
                  <msup>
                    <mtext>i</mtext>
                    <mstyle mathvariant="italic">
                      <mtext>2</mtext>
                    </mstyle>
                  </msup>
                </mstyle>
              </msub>
            </mstyle>
          </mrow>
          <mstyle mathvariant="italic">
            <mtext>Δ</mtext>
          </mstyle>
        </mfrac>
      </msqrt>
    </mrow>
    <annotation encoding="StarMath 5.0">{italic "σ"_italic "y" sqrt { { sum csub italic "i" italic "x"_italic "i"^italic "2"} over italic "Δ" }}</annotation>
  </semantics>
</math>
</file>

<file path=Object 78/content.xml><?xml version="1.0" encoding="utf-8"?>
<math xmlns="http://www.w3.org/1998/Math/MathML" display="block">
  <semantics>
    <mstyle mathvariant="italic">
      <mtext>B</mtext>
    </mstyle>
    <annotation encoding="StarMath 5.0">italic "B"</annotation>
  </semantics>
</math>
</file>

<file path=Object 79/content.xml><?xml version="1.0" encoding="utf-8"?>
<math xmlns="http://www.w3.org/1998/Math/MathML" display="block">
  <semantics>
    <mstyle mathvariant="italic">
      <msub>
        <mtext>σ</mtext>
        <mstyle mathvariant="italic">
          <mtext>B</mtext>
        </mstyle>
      </msub>
    </mstyle>
    <annotation encoding="StarMath 5.0">italic "σ"_italic "B"</annotation>
  </semantics>
</math>
</file>

<file path=Object 8/content.xml><?xml version="1.0" encoding="utf-8"?>
<mml:math xmlns:mml="http://www.w3.org/1998/Math/MathML" xmlns:m="http://schemas.openxmlformats.org/officeDocument/2006/math">
  <mml:msub>
    <mml:mrow>
      <mml:mi mathvariant="normal">x</mml:mi>
    </mml:mrow>
    <mml:mrow>
      <mml:mi mathvariant="normal">i</mml:mi>
      <mml:mi mathvariant="normal"> </mml:mi>
    </mml:mrow>
  </mml:msub>
</mml:math>
</file>

<file path=Object 80/content.xml><?xml version="1.0" encoding="utf-8"?>
<math xmlns="http://www.w3.org/1998/Math/MathML" display="block">
  <semantics>
    <mstyle mathvariant="italic">
      <mtext>B</mtext>
    </mstyle>
    <annotation encoding="StarMath 5.0">italic "B"</annotation>
  </semantics>
</math>
</file>

<file path=Object 81/content.xml><?xml version="1.0" encoding="utf-8"?>
<math xmlns="http://www.w3.org/1998/Math/MathML" display="block">
  <semantics>
    <mfrac>
      <mrow>
        <mstyle mathvariant="italic">
          <mtext>N</mtext>
        </mstyle>
        <mrow>
          <mo fence="true" stretchy="true">(</mo>
          <mrow>
            <mrow>
              <munder>
                <mo stretchy="false">∑</mo>
                <mstyle mathvariant="italic">
                  <mtext>i</mtext>
                </mstyle>
              </munder>
              <mrow>
                <mstyle mathvariant="italic">
                  <msub>
                    <mtext>x</mtext>
                    <mstyle mathvariant="italic">
                      <mtext>i</mtext>
                    </mstyle>
                  </msub>
                </mstyle>
                <mstyle mathvariant="italic">
                  <msub>
                    <mtext>y</mtext>
                    <mstyle mathvariant="italic">
                      <mtext>i</mtext>
                    </mstyle>
                  </msub>
                </mstyle>
              </mrow>
            </mrow>
          </mrow>
          <mo fence="true" stretchy="true">)</mo>
        </mrow>
        <mrow>
          <mstyle mathvariant="italic">
            <mtext> </mtext>
          </mstyle>
          <mo stretchy="false">−</mo>
          <mstyle mathvariant="italic">
            <mtext> </mtext>
          </mstyle>
        </mrow>
        <mrow>
          <mo fence="true" stretchy="true">(</mo>
          <mrow>
            <mrow>
              <munder>
                <mo stretchy="false">∑</mo>
                <mstyle mathvariant="italic">
                  <mtext>i</mtext>
                </mstyle>
              </munder>
              <mstyle mathvariant="italic">
                <msub>
                  <mtext>x</mtext>
                  <mstyle mathvariant="italic">
                    <mtext>i</mtext>
                  </mstyle>
                </msub>
              </mstyle>
            </mrow>
          </mrow>
          <mo fence="true" stretchy="true">)</mo>
        </mrow>
        <mrow>
          <mo fence="true" stretchy="true">(</mo>
          <mrow>
            <mrow>
              <munder>
                <mo stretchy="false">∑</mo>
                <mstyle mathvariant="italic">
                  <mtext>i</mtext>
                </mstyle>
              </munder>
              <mstyle mathvariant="italic">
                <msub>
                  <mtext>y</mtext>
                  <mstyle mathvariant="italic">
                    <mtext>i</mtext>
                  </mstyle>
                </msub>
              </mstyle>
            </mrow>
          </mrow>
          <mo fence="true" stretchy="true">)</mo>
        </mrow>
      </mrow>
      <mstyle mathvariant="italic">
        <mtext>Δ</mtext>
      </mstyle>
    </mfrac>
    <annotation encoding="StarMath 5.0">{italic "N" left ( { sum csub italic "i" {italic "x"_italic "i" italic "y"_italic "i"}} right )  italic " " - italic " " left ( { sum csub italic "i" italic "x"_italic "i"} right )  left ( { sum csub italic "i" italic "y"_italic "i"} right )} over italic "Δ"</annotation>
  </semantics>
</math>
</file>

<file path=Object 82/content.xml><?xml version="1.0" encoding="utf-8"?>
<math xmlns="http://www.w3.org/1998/Math/MathML" display="block">
  <semantics>
    <mstyle mathvariant="italic">
      <msub>
        <mtext>σ</mtext>
        <mstyle mathvariant="italic">
          <mtext>B</mtext>
        </mstyle>
      </msub>
    </mstyle>
    <annotation encoding="StarMath 5.0">italic "σ"_italic "B"</annotation>
  </semantics>
</math>
</file>

<file path=Object 83/content.xml><?xml version="1.0" encoding="utf-8"?>
<math xmlns="http://www.w3.org/1998/Math/MathML" display="block">
  <semantics>
    <mrow>
      <mstyle mathvariant="italic">
        <msub>
          <mtext>σ</mtext>
          <mstyle mathvariant="italic">
            <mtext>y</mtext>
          </mstyle>
        </msub>
      </mstyle>
      <msqrt>
        <mfrac>
          <mstyle mathvariant="italic">
            <mtext>N</mtext>
          </mstyle>
          <mstyle mathvariant="italic">
            <mtext>Δ</mtext>
          </mstyle>
        </mfrac>
      </msqrt>
    </mrow>
    <annotation encoding="StarMath 5.0">{italic "σ"_italic "y" sqrt { italic "N" over italic "Δ" }}</annotation>
  </semantics>
</math>
</file>

<file path=Object 84/content.xml><?xml version="1.0" encoding="utf-8"?>
<math xmlns="http://www.w3.org/1998/Math/MathML" display="block">
  <semantics>
    <mrow>
      <mstyle mathvariant="italic">
        <mtext>δ</mtext>
      </mstyle>
      <mstyle mathvariant="italic">
        <mtext>T</mtext>
      </mstyle>
      <mstyle mathvariant="italic">
        <mtext>i</mtext>
      </mstyle>
      <mstyle mathvariant="italic">
        <mtext>s</mtext>
      </mstyle>
      <mstyle mathvariant="italic">
        <mtext>t</mtext>
      </mstyle>
    </mrow>
    <annotation encoding="StarMath 5.0">{italic "δ" italic "T" italic "i" italic "s" italic "t"}</annotation>
  </semantics>
</math>
</file>

<file path=Object 85/content.xml><?xml version="1.0" encoding="utf-8"?>
<math xmlns="http://www.w3.org/1998/Math/MathML" display="block">
  <semantics>
    <mrow>
      <mstyle mathvariant="italic">
        <mtext>δ</mtext>
      </mstyle>
      <mstyle mathvariant="italic">
        <mtext>W</mtext>
      </mstyle>
      <mstyle mathvariant="italic">
        <mtext>i</mtext>
      </mstyle>
      <mstyle mathvariant="italic">
        <mtext>s</mtext>
      </mstyle>
      <mstyle mathvariant="italic">
        <mtext>t</mtext>
      </mstyle>
    </mrow>
    <annotation encoding="StarMath 5.0">{italic "δ" italic "W" italic "i" italic "s" italic "t"}</annotation>
  </semantics>
</math>
</file>

<file path=Object 86/content.xml><?xml version="1.0" encoding="utf-8"?>
<math xmlns="http://www.w3.org/1998/Math/MathML" display="block">
  <semantics>
    <mstyle mathvariant="italic">
      <msub>
        <mtext>E</mtext>
        <mstyle mathvariant="italic">
          <mtext>k</mtext>
        </mstyle>
      </msub>
    </mstyle>
    <annotation encoding="StarMath 5.0">italic "E"_italic "k"</annotation>
  </semantics>
</math>
</file>

<file path=Object 87/content.xml><?xml version="1.0" encoding="utf-8"?>
<math xmlns="http://www.w3.org/1998/Math/MathML" display="block">
  <semantics>
    <msub>
      <mrow>
        <mo stretchy="false">−</mo>
        <mstyle mathvariant="italic">
          <mtext>F</mtext>
        </mstyle>
      </mrow>
      <mstyle mathvariant="italic">
        <mtext>μ</mtext>
      </mstyle>
    </msub>
    <annotation encoding="StarMath 5.0">{-italic "F"}_italic "μ"</annotation>
  </semantics>
</math>
</file>

<file path=Object 88/content.xml><?xml version="1.0" encoding="utf-8"?>
<math xmlns="http://www.w3.org/1998/Math/MathML" display="block">
  <semantics>
    <msub>
      <mrow>
        <mo stretchy="false">−</mo>
        <mstyle mathvariant="italic">
          <mtext>M</mtext>
        </mstyle>
      </mrow>
      <mrow>
        <mstyle mathvariant="italic">
          <mtext>A</mtext>
        </mstyle>
        <mstyle mathvariant="italic">
          <mtext>T</mtext>
        </mstyle>
        <mstyle mathvariant="italic">
          <mtext>T</mtext>
        </mstyle>
      </mrow>
    </msub>
    <annotation encoding="StarMath 5.0">{-italic "M"}_{italic "A" italic "T" italic "T"}</annotation>
  </semantics>
</math>
</file>

<file path=Object 89/content.xml><?xml version="1.0" encoding="utf-8"?>
<math xmlns="http://www.w3.org/1998/Math/MathML" display="block">
  <semantics>
    <msub>
      <mrow>
        <mo stretchy="false">−</mo>
        <mstyle mathvariant="italic">
          <mtext>M</mtext>
        </mstyle>
      </mrow>
      <mrow>
        <mstyle mathvariant="italic">
          <mtext>A</mtext>
        </mstyle>
        <mstyle mathvariant="italic">
          <mtext>T</mtext>
        </mstyle>
        <mstyle mathvariant="italic">
          <mtext>T</mtext>
        </mstyle>
      </mrow>
    </msub>
    <annotation encoding="StarMath 5.0">{-italic "M"}_{italic "A" italic "T" italic "T"}</annotation>
  </semantics>
</math>
</file>

<file path=Object 9/content.xml><?xml version="1.0" encoding="utf-8"?>
<mml:math xmlns:mml="http://www.w3.org/1998/Math/MathML" xmlns:m="http://schemas.openxmlformats.org/officeDocument/2006/math">
  <mml:mi mathvariant="normal"> </mml:mi>
</mml:math>
</file>

<file path=Object 90/content.xml><?xml version="1.0" encoding="utf-8"?>
<math xmlns="http://www.w3.org/1998/Math/MathML" display="block">
  <semantics>
    <mstyle mathvariant="italic">
      <mtext>I</mtext>
    </mstyle>
    <annotation encoding="StarMath 5.0">italic "I"</annotation>
  </semantics>
</math>
</file>

<file path=Object 91/content.xml><?xml version="1.0" encoding="utf-8"?>
<math xmlns="http://www.w3.org/1998/Math/MathML" display="block">
  <semantics>
    <mstyle mathvariant="italic">
      <msup>
        <mtext>α</mtext>
        <mstyle mathvariant="italic">
          <mtext>'</mtext>
        </mstyle>
      </msup>
    </mstyle>
    <annotation encoding="StarMath 5.0">italic "α"^italic "'"</annotation>
  </semantics>
</math>
</file>

<file path=Object 92/content.xml><?xml version="1.0" encoding="utf-8"?>
<math xmlns="http://www.w3.org/1998/Math/MathML" display="block">
  <semantics>
    <msub>
      <mrow>
        <mstyle mathvariant="italic">
          <mtext>δ</mtext>
        </mstyle>
        <mstyle mathvariant="italic">
          <mtext>E</mtext>
        </mstyle>
      </mrow>
      <mstyle mathvariant="italic">
        <mtext>k</mtext>
      </mstyle>
    </msub>
    <annotation encoding="StarMath 5.0">{italic "δ" italic "E"}_italic "k"</annotation>
  </semantics>
</math>
</file>

<file path=Object 93/content.xml><?xml version="1.0" encoding="utf-8"?>
<math xmlns="http://www.w3.org/1998/Math/MathML" display="block">
  <semantics>
    <mstyle mathvariant="italic">
      <msub>
        <mtext>L</mtext>
        <mrow>
          <mstyle mathvariant="italic">
            <mtext>A</mtext>
          </mstyle>
          <mstyle mathvariant="italic">
            <mtext>T</mtext>
          </mstyle>
          <mstyle mathvariant="italic">
            <mtext>T</mtext>
          </mstyle>
        </mrow>
      </msub>
    </mstyle>
    <annotation encoding="StarMath 5.0">italic "L"_{italic "A" italic "T" italic "T"}</annotation>
  </semantics>
</math>
</file>

<file path=Object 94/content.xml><?xml version="1.0" encoding="utf-8"?>
<math xmlns="http://www.w3.org/1998/Math/MathML" display="block">
  <semantics>
    <msub>
      <mrow>
        <mstyle mathvariant="italic">
          <mtext>δ</mtext>
        </mstyle>
        <mstyle mathvariant="italic">
          <mtext>E</mtext>
        </mstyle>
      </mrow>
      <mstyle mathvariant="italic">
        <mtext>k</mtext>
      </mstyle>
    </msub>
    <annotation encoding="StarMath 5.0">{italic "δ" italic "E"}_italic "k"</annotation>
  </semantics>
</math>
</file>

<file path=Object 95/content.xml><?xml version="1.0" encoding="utf-8"?>
<math xmlns="http://www.w3.org/1998/Math/MathML" display="block">
  <semantics>
    <mstyle mathvariant="italic">
      <msub>
        <mtext>L</mtext>
        <mrow>
          <mstyle mathvariant="italic">
            <mtext>A</mtext>
          </mstyle>
          <mstyle mathvariant="italic">
            <mtext>T</mtext>
          </mstyle>
          <mstyle mathvariant="italic">
            <mtext>T</mtext>
          </mstyle>
        </mrow>
      </msub>
    </mstyle>
    <annotation encoding="StarMath 5.0">italic "L"_{italic "A" italic "T" italic "T"}</annotation>
  </semantics>
</math>
</file>

<file path=Object 96/content.xml><?xml version="1.0" encoding="utf-8"?>
<math xmlns="http://www.w3.org/1998/Math/MathML" display="block">
  <semantics>
    <mstyle mathvariant="italic">
      <msup>
        <mtext>α</mtext>
        <mstyle mathvariant="italic">
          <mtext>'</mtext>
        </mstyle>
      </msup>
    </mstyle>
    <annotation encoding="StarMath 5.0">italic "α"^italic "'"</annotation>
  </semantics>
</math>
</file>

<file path=Object 97/content.xml><?xml version="1.0" encoding="utf-8"?>
<math xmlns="http://www.w3.org/1998/Math/MathML" display="block">
  <semantics>
    <msub>
      <mrow>
        <mstyle mathvariant="italic">
          <mtext>δ</mtext>
        </mstyle>
        <mstyle mathvariant="italic">
          <mtext>E</mtext>
        </mstyle>
      </mrow>
      <mstyle mathvariant="italic">
        <mtext>k</mtext>
      </mstyle>
    </msub>
    <annotation encoding="StarMath 5.0">{italic "δ" italic "E"}_italic "k"</annotation>
  </semantics>
</math>
</file>

<file path=Object 98/content.xml><?xml version="1.0" encoding="utf-8"?>
<math xmlns="http://www.w3.org/1998/Math/MathML" display="block">
  <semantics>
    <mrow>
      <mfrac>
        <mstyle mathvariant="italic">
          <mtext>1</mtext>
        </mstyle>
        <mstyle mathvariant="italic">
          <mtext>2</mtext>
        </mstyle>
      </mfrac>
      <mstyle mathvariant="italic">
        <mtext>I</mtext>
      </mstyle>
      <mo stretchy="false">(</mo>
      <mrow>
        <mstyle mathvariant="italic">
          <msubsup>
            <mtext>ω</mtext>
            <mrow>
              <mstyle mathvariant="italic">
                <mtext>f</mtext>
              </mstyle>
              <mstyle mathvariant="italic">
                <mtext>i</mtext>
              </mstyle>
              <mstyle mathvariant="italic">
                <mtext>n</mtext>
              </mstyle>
            </mrow>
            <mstyle mathvariant="italic">
              <mtext>2</mtext>
            </mstyle>
          </msubsup>
        </mstyle>
        <mo stretchy="false">−</mo>
        <mstyle mathvariant="italic">
          <msubsup>
            <mtext>ω</mtext>
            <mrow>
              <mstyle mathvariant="italic">
                <mtext>i</mtext>
              </mstyle>
              <mstyle mathvariant="italic">
                <mtext>n</mtext>
              </mstyle>
              <mstyle mathvariant="italic">
                <mtext>i</mtext>
              </mstyle>
              <mstyle mathvariant="italic">
                <mtext>z</mtext>
              </mstyle>
            </mrow>
            <mstyle mathvariant="italic">
              <mtext>2</mtext>
            </mstyle>
          </msubsup>
        </mstyle>
      </mrow>
      <mo stretchy="false">)</mo>
    </mrow>
    <annotation encoding="StarMath 5.0">{italic "1" over italic "2" italic "I"  \( italic "ω"_{italic "f" italic "i" italic "n"}^italic "2" -italic "ω"_{italic "i" italic "n" italic "i" italic "z"}^italic "2"  \)}</annotation>
  </semantics>
</math>
</file>

<file path=Object 99/content.xml><?xml version="1.0" encoding="utf-8"?>
<math xmlns="http://www.w3.org/1998/Math/MathML" display="block">
  <semantics>
    <mstyle mathvariant="italic">
      <msub>
        <mtext>L</mtext>
        <mrow>
          <mstyle mathvariant="italic">
            <mtext>A</mtext>
          </mstyle>
          <mstyle mathvariant="italic">
            <mtext>T</mtext>
          </mstyle>
          <mstyle mathvariant="italic">
            <mtext>T</mtext>
          </mstyle>
        </mrow>
      </msub>
    </mstyle>
    <annotation encoding="StarMath 5.0">italic "L"_{italic "A" italic "T" italic "T"}</annotation>
  </semantics>
</math>
</file>